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style:text-properties officeooo:rsid="001c52b8" officeooo:paragraph-rsid="001c52b8"/>
    </style:style>
    <style:style style:name="P84" style:family="paragraph" style:parent-style-name="Text_20_body">
      <style:paragraph-properties fo:text-align="center" style:justify-single-word="false"/>
      <style:text-properties officeooo:rsid="001c52b8" officeooo:paragraph-rsid="001c52b8"/>
    </style:style>
    <style:style style:name="P85" style:family="paragraph" style:parent-style-name="Text_20_body">
      <style:text-properties officeooo:paragraph-rsid="001c52b8"/>
    </style:style>
    <style:style style:name="P86"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7"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88"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89" style:family="paragraph" style:parent-style-name="Text_20_body">
      <style:text-properties officeooo:paragraph-rsid="001e0aa7"/>
    </style:style>
    <style:style style:name="P90" style:family="paragraph" style:parent-style-name="Text_20_body">
      <style:text-properties officeooo:rsid="001feeed" officeooo:paragraph-rsid="001feeed"/>
    </style:style>
    <style:style style:name="P91" style:family="paragraph" style:parent-style-name="Text_20_body">
      <style:text-properties officeooo:rsid="00220f6a" officeooo:paragraph-rsid="00220f6a"/>
    </style:style>
    <style:style style:name="P92" style:family="paragraph" style:parent-style-name="Text_20_body">
      <style:text-properties officeooo:rsid="00220f6a" officeooo:paragraph-rsid="00299862"/>
    </style:style>
    <style:style style:name="P93" style:family="paragraph" style:parent-style-name="Text_20_body">
      <style:text-properties officeooo:rsid="00220f6a" officeooo:paragraph-rsid="0030d5d3"/>
    </style:style>
    <style:style style:name="P94" style:family="paragraph" style:parent-style-name="Text_20_body">
      <style:text-properties officeooo:rsid="00299862" officeooo:paragraph-rsid="00299862"/>
    </style:style>
    <style:style style:name="P95" style:family="paragraph" style:parent-style-name="Text_20_body">
      <style:text-properties officeooo:rsid="002b0aea" officeooo:paragraph-rsid="002b0aea"/>
    </style:style>
    <style:style style:name="P96" style:family="paragraph" style:parent-style-name="Text_20_body">
      <style:text-properties officeooo:rsid="002b197b" officeooo:paragraph-rsid="002b197b"/>
    </style:style>
    <style:style style:name="P97" style:family="paragraph" style:parent-style-name="Text_20_body">
      <style:text-properties officeooo:rsid="002eb0d8" officeooo:paragraph-rsid="002eb0d8"/>
    </style:style>
    <style:style style:name="P98" style:family="paragraph" style:parent-style-name="Text_20_body">
      <style:text-properties officeooo:rsid="0030d5d3" officeooo:paragraph-rsid="0030d5d3"/>
    </style:style>
    <style:style style:name="P99" style:family="paragraph" style:parent-style-name="Text_20_body">
      <style:text-properties officeooo:rsid="00339e2d" officeooo:paragraph-rsid="00339e2d"/>
    </style:style>
    <style:style style:name="P100" style:family="paragraph" style:parent-style-name="Text_20_body">
      <style:text-properties officeooo:rsid="0035195b" officeooo:paragraph-rsid="0035195b"/>
    </style:style>
    <style:style style:name="P101" style:family="paragraph" style:parent-style-name="Text_20_body">
      <style:text-properties officeooo:rsid="0035195b" officeooo:paragraph-rsid="005db4ac"/>
    </style:style>
    <style:style style:name="P102" style:family="paragraph" style:parent-style-name="Text_20_body">
      <style:text-properties officeooo:rsid="003b0c12" officeooo:paragraph-rsid="003b0c12"/>
    </style:style>
    <style:style style:name="P103" style:family="paragraph" style:parent-style-name="Text_20_body">
      <style:text-properties officeooo:rsid="003fe129" officeooo:paragraph-rsid="003fe129"/>
    </style:style>
    <style:style style:name="P104" style:family="paragraph" style:parent-style-name="Text_20_body">
      <style:text-properties officeooo:rsid="00421f63" officeooo:paragraph-rsid="00421f63"/>
    </style:style>
    <style:style style:name="P105"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6" style:family="paragraph" style:parent-style-name="Text_20_body">
      <style:text-properties officeooo:rsid="0044cec8" officeooo:paragraph-rsid="0044cec8"/>
    </style:style>
    <style:style style:name="P107" style:family="paragraph" style:parent-style-name="Text_20_body">
      <style:text-properties officeooo:rsid="004c0a3f" officeooo:paragraph-rsid="004c0a3f"/>
    </style:style>
    <style:style style:name="P108" style:family="paragraph" style:parent-style-name="Text_20_body">
      <style:text-properties officeooo:rsid="004c0a3f" officeooo:paragraph-rsid="004d1e9e"/>
    </style:style>
    <style:style style:name="P109" style:family="paragraph" style:parent-style-name="Text_20_body">
      <style:text-properties officeooo:rsid="004d9dcc" officeooo:paragraph-rsid="004d9dcc"/>
    </style:style>
    <style:style style:name="P110" style:family="paragraph" style:parent-style-name="Text_20_body">
      <style:text-properties officeooo:rsid="004e815e" officeooo:paragraph-rsid="004e815e"/>
    </style:style>
    <style:style style:name="P111" style:family="paragraph" style:parent-style-name="Text_20_body">
      <style:text-properties officeooo:rsid="0050bcd7" officeooo:paragraph-rsid="0050bcd7"/>
    </style:style>
    <style:style style:name="P112" style:family="paragraph" style:parent-style-name="Text_20_body">
      <style:text-properties officeooo:rsid="00564a6e" officeooo:paragraph-rsid="00564a6e"/>
    </style:style>
    <style:style style:name="P113" style:family="paragraph" style:parent-style-name="Text_20_body">
      <style:text-properties officeooo:rsid="005a3ad3" officeooo:paragraph-rsid="005a3ad3"/>
    </style:style>
    <style:style style:name="P114" style:family="paragraph" style:parent-style-name="Text_20_body">
      <style:text-properties officeooo:rsid="005d0fc0" officeooo:paragraph-rsid="005d0fc0"/>
    </style:style>
    <style:style style:name="P115" style:family="paragraph" style:parent-style-name="Text_20_body">
      <style:text-properties officeooo:rsid="006156cf" officeooo:paragraph-rsid="006156cf"/>
    </style:style>
    <style:style style:name="P116" style:family="paragraph" style:parent-style-name="Text_20_body">
      <style:text-properties officeooo:rsid="0061a281" officeooo:paragraph-rsid="0061a281"/>
    </style:style>
    <style:style style:name="P117" style:family="paragraph" style:parent-style-name="Text_20_body">
      <style:text-properties officeooo:rsid="00629a69" officeooo:paragraph-rsid="00629a69"/>
    </style:style>
    <style:style style:name="P118" style:family="paragraph" style:parent-style-name="Text_20_body">
      <style:text-properties officeooo:rsid="0063bca1" officeooo:paragraph-rsid="0063bca1"/>
    </style:style>
    <style:style style:name="P119" style:family="paragraph" style:parent-style-name="Text_20_body">
      <style:text-properties officeooo:rsid="00645215" officeooo:paragraph-rsid="00645215"/>
    </style:style>
    <style:style style:name="P120" style:family="paragraph" style:parent-style-name="Text_20_body">
      <style:text-properties officeooo:rsid="006f40c6" officeooo:paragraph-rsid="006f40c6"/>
    </style:style>
    <style:style style:name="P121" style:family="paragraph" style:parent-style-name="Text_20_body">
      <style:text-properties officeooo:rsid="0070eb2a" officeooo:paragraph-rsid="0070eb2a"/>
    </style:style>
    <style:style style:name="P122" style:family="paragraph" style:parent-style-name="Text_20_body">
      <style:text-properties officeooo:rsid="0071e7ae" officeooo:paragraph-rsid="0071e7ae"/>
    </style:style>
    <style:style style:name="P123" style:family="paragraph" style:parent-style-name="Text_20_body">
      <style:text-properties officeooo:rsid="0074f2d1" officeooo:paragraph-rsid="0074f2d1"/>
    </style:style>
    <style:style style:name="P124" style:family="paragraph" style:parent-style-name="Text_20_body">
      <style:text-properties officeooo:rsid="00767ff1" officeooo:paragraph-rsid="00767ff1"/>
    </style:style>
    <style:style style:name="P125" style:family="paragraph" style:parent-style-name="Text_20_body">
      <style:text-properties officeooo:paragraph-rsid="007fefc5"/>
    </style:style>
    <style:style style:name="P126" style:family="paragraph" style:parent-style-name="Text_20_body">
      <style:text-properties officeooo:rsid="0088e40c" officeooo:paragraph-rsid="0088e40c"/>
    </style:style>
    <style:style style:name="P127" style:family="paragraph" style:parent-style-name="Text_20_body">
      <style:text-properties officeooo:rsid="009a12f9" officeooo:paragraph-rsid="009a12f9"/>
    </style:style>
    <style:style style:name="P128"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29" style:family="paragraph" style:parent-style-name="Text_20_body">
      <style:text-properties officeooo:rsid="00a6d869" officeooo:paragraph-rsid="00a6d869"/>
    </style:style>
    <style:style style:name="P130" style:family="paragraph" style:parent-style-name="Text_20_body">
      <style:text-properties officeooo:rsid="00a95174" officeooo:paragraph-rsid="00a95174"/>
    </style:style>
    <style:style style:name="P131" style:family="paragraph" style:parent-style-name="Text_20_body">
      <style:text-properties officeooo:rsid="007fefc5" officeooo:paragraph-rsid="007fefc5"/>
    </style:style>
    <style:style style:name="P132" style:family="paragraph" style:parent-style-name="Text_20_body">
      <style:text-properties officeooo:rsid="00ad425a" officeooo:paragraph-rsid="00ad425a"/>
    </style:style>
    <style:style style:name="P133" style:family="paragraph" style:parent-style-name="Text_20_body">
      <style:text-properties officeooo:rsid="00ae11e8" officeooo:paragraph-rsid="00ae11e8"/>
    </style:style>
    <style:style style:name="P134" style:family="paragraph" style:parent-style-name="Text_20_body">
      <style:paragraph-properties fo:text-align="justify" style:justify-single-word="false"/>
      <style:text-properties officeooo:rsid="00ae11e8" officeooo:paragraph-rsid="00ae11e8"/>
    </style:style>
    <style:style style:name="P135"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6" style:family="paragraph" style:parent-style-name="Text_20_body">
      <style:text-properties officeooo:rsid="00afeb1c" officeooo:paragraph-rsid="00afeb1c"/>
    </style:style>
    <style:style style:name="P137" style:family="paragraph" style:parent-style-name="Text_20_body">
      <style:text-properties officeooo:rsid="00bb59b3" officeooo:paragraph-rsid="00bb59b3"/>
    </style:style>
    <style:style style:name="P138" style:family="paragraph" style:parent-style-name="Text_20_body">
      <style:text-properties officeooo:rsid="00bb7502" officeooo:paragraph-rsid="00bb7502"/>
    </style:style>
    <style:style style:name="P139" style:family="paragraph" style:parent-style-name="Text_20_body">
      <style:text-properties officeooo:rsid="00c319da" officeooo:paragraph-rsid="00c319da"/>
    </style:style>
    <style:style style:name="P140" style:family="paragraph" style:parent-style-name="Text_20_body">
      <style:text-properties fo:font-weight="normal" officeooo:rsid="00c338f5" officeooo:paragraph-rsid="00c338f5" style:font-weight-asian="normal" style:font-weight-complex="normal"/>
    </style:style>
    <style:style style:name="P141" style:family="paragraph" style:parent-style-name="Text_20_body">
      <style:paragraph-properties fo:margin-top="0cm" fo:margin-bottom="0cm" loext:contextual-spacing="false" style:writing-mode="page"/>
    </style:style>
    <style:style style:name="P142" style:family="paragraph" style:parent-style-name="Text_20_body">
      <style:paragraph-properties fo:margin-top="0cm" fo:margin-bottom="0cm" loext:contextual-spacing="false" style:writing-mode="page"/>
      <style:text-properties officeooo:paragraph-rsid="001c52b8"/>
    </style:style>
    <style:style style:name="P143" style:family="paragraph" style:parent-style-name="Text_20_body">
      <style:paragraph-properties fo:margin-top="0cm" fo:margin-bottom="0cm" loext:contextual-spacing="false" style:writing-mode="page"/>
      <style:text-properties officeooo:rsid="00220f6a" officeooo:paragraph-rsid="00299862"/>
    </style:style>
    <style:style style:name="P144" style:family="paragraph" style:parent-style-name="Text_20_body">
      <style:paragraph-properties fo:margin-top="0cm" fo:margin-bottom="0cm" loext:contextual-spacing="false" style:writing-mode="page"/>
      <style:text-properties officeooo:rsid="00220f6a" officeooo:paragraph-rsid="002eb0d8"/>
    </style:style>
    <style:style style:name="P145" style:family="paragraph" style:parent-style-name="Text_20_body">
      <style:paragraph-properties fo:margin-top="0cm" fo:margin-bottom="0cm" loext:contextual-spacing="false" style:writing-mode="page"/>
      <style:text-properties officeooo:rsid="00220f6a" officeooo:paragraph-rsid="0030d5d3"/>
    </style:style>
    <style:style style:name="P146" style:family="paragraph" style:parent-style-name="Text_20_body">
      <style:paragraph-properties fo:margin-top="0cm" fo:margin-bottom="0cm" loext:contextual-spacing="false" style:writing-mode="page"/>
      <style:text-properties officeooo:rsid="00220f6a" officeooo:paragraph-rsid="0041248e"/>
    </style:style>
    <style:style style:name="P147"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4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49"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5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5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5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5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5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55"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56"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57"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58"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59"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64"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65"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66"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167" style:family="paragraph" style:parent-style-name="Text_20_body">
      <style:paragraph-properties fo:margin-top="0cm" fo:margin-bottom="0cm" loext:contextual-spacing="false" style:writing-mode="page"/>
      <style:text-properties officeooo:rsid="00339e2d" officeooo:paragraph-rsid="0091b62a"/>
    </style:style>
    <style:style style:name="P168"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169" style:family="paragraph" style:parent-style-name="Text_20_body">
      <style:paragraph-properties fo:margin-top="0cm" fo:margin-bottom="0cm" loext:contextual-spacing="false" style:writing-mode="page"/>
      <style:text-properties officeooo:paragraph-rsid="00ad0255"/>
    </style:style>
    <style:style style:name="P170"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171" style:family="paragraph" style:parent-style-name="Text_20_body">
      <style:paragraph-properties fo:margin-top="0cm" fo:margin-bottom="0cm" loext:contextual-spacing="false" style:writing-mode="page"/>
      <style:text-properties officeooo:rsid="00bb7502" officeooo:paragraph-rsid="00bb7502"/>
    </style:style>
    <style:style style:name="P172" style:family="paragraph" style:parent-style-name="Text_20_body">
      <style:paragraph-properties fo:margin-top="0cm" fo:margin-bottom="0cm" loext:contextual-spacing="false"/>
      <style:text-properties officeooo:paragraph-rsid="002039af"/>
    </style:style>
    <style:style style:name="P173" style:family="paragraph" style:parent-style-name="Text_20_body">
      <style:paragraph-properties fo:margin-top="0cm" fo:margin-bottom="0cm" loext:contextual-spacing="false"/>
      <style:text-properties officeooo:rsid="002039af" officeooo:paragraph-rsid="002039af"/>
    </style:style>
    <style:style style:name="P174" style:family="paragraph" style:parent-style-name="Text_20_body">
      <style:paragraph-properties fo:margin-top="0cm" fo:margin-bottom="0cm" loext:contextual-spacing="false"/>
      <style:text-properties officeooo:rsid="00220f6a" officeooo:paragraph-rsid="00220f6a"/>
    </style:style>
    <style:style style:name="P175" style:family="paragraph" style:parent-style-name="Text_20_body">
      <style:paragraph-properties fo:margin-top="0cm" fo:margin-bottom="0cm" loext:contextual-spacing="false"/>
      <style:text-properties officeooo:rsid="00220f6a" officeooo:paragraph-rsid="009da7d0"/>
    </style:style>
    <style:style style:name="P176"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77"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78"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79"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80"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85"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86"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87"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88"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189"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90"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191"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04"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05"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06"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07"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08"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09"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10"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11"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12"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13"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14"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15" style:family="paragraph" style:parent-style-name="Text_20_body">
      <style:paragraph-properties fo:margin-top="0cm" fo:margin-bottom="0cm" loext:contextual-spacing="false"/>
      <style:text-properties officeooo:rsid="00421f63" officeooo:paragraph-rsid="00421f63"/>
    </style:style>
    <style:style style:name="P216" style:family="paragraph" style:parent-style-name="Text_20_body">
      <style:paragraph-properties fo:margin-top="0cm" fo:margin-bottom="0cm" loext:contextual-spacing="false"/>
      <style:text-properties officeooo:rsid="00421f63" officeooo:paragraph-rsid="0046ae6e"/>
    </style:style>
    <style:style style:name="P217" style:family="paragraph" style:parent-style-name="Text_20_body">
      <style:paragraph-properties fo:margin-top="0cm" fo:margin-bottom="0cm" loext:contextual-spacing="false"/>
      <style:text-properties officeooo:rsid="00421f63" officeooo:paragraph-rsid="004c5460"/>
    </style:style>
    <style:style style:name="P218" style:family="paragraph" style:parent-style-name="Text_20_body">
      <style:paragraph-properties fo:margin-top="0cm" fo:margin-bottom="0cm" loext:contextual-spacing="false"/>
      <style:text-properties officeooo:rsid="00421f63" officeooo:paragraph-rsid="004d1e9e"/>
    </style:style>
    <style:style style:name="P219" style:family="paragraph" style:parent-style-name="Text_20_body">
      <style:paragraph-properties fo:margin-top="0cm" fo:margin-bottom="0cm" loext:contextual-spacing="false"/>
      <style:text-properties officeooo:rsid="00421f63" officeooo:paragraph-rsid="004d9dcc"/>
    </style:style>
    <style:style style:name="P220" style:family="paragraph" style:parent-style-name="Text_20_body">
      <style:paragraph-properties fo:margin-top="0cm" fo:margin-bottom="0cm" loext:contextual-spacing="false"/>
      <style:text-properties officeooo:rsid="00421f63" officeooo:paragraph-rsid="004e815e"/>
    </style:style>
    <style:style style:name="P221" style:family="paragraph" style:parent-style-name="Text_20_body">
      <style:paragraph-properties fo:margin-top="0cm" fo:margin-bottom="0cm" loext:contextual-spacing="false"/>
      <style:text-properties officeooo:rsid="00421f63" officeooo:paragraph-rsid="005db4ac"/>
    </style:style>
    <style:style style:name="P222" style:family="paragraph" style:parent-style-name="Text_20_body">
      <style:paragraph-properties fo:margin-top="0cm" fo:margin-bottom="0cm" loext:contextual-spacing="false"/>
      <style:text-properties officeooo:rsid="00421f63" officeooo:paragraph-rsid="00629a69"/>
    </style:style>
    <style:style style:name="P223" style:family="paragraph" style:parent-style-name="Text_20_body">
      <style:paragraph-properties fo:margin-top="0cm" fo:margin-bottom="0cm" loext:contextual-spacing="false"/>
      <style:text-properties officeooo:rsid="00421f63" officeooo:paragraph-rsid="0069be64"/>
    </style:style>
    <style:style style:name="P224" style:family="paragraph" style:parent-style-name="Text_20_body">
      <style:paragraph-properties fo:margin-top="0cm" fo:margin-bottom="0cm" loext:contextual-spacing="false"/>
      <style:text-properties officeooo:rsid="00421f63" officeooo:paragraph-rsid="006bbb4b"/>
    </style:style>
    <style:style style:name="P225" style:family="paragraph" style:parent-style-name="Text_20_body">
      <style:paragraph-properties fo:margin-top="0cm" fo:margin-bottom="0cm" loext:contextual-spacing="false"/>
      <style:text-properties officeooo:rsid="00421f63" officeooo:paragraph-rsid="006f40c6"/>
    </style:style>
    <style:style style:name="P226" style:family="paragraph" style:parent-style-name="Text_20_body">
      <style:paragraph-properties fo:margin-top="0cm" fo:margin-bottom="0cm" loext:contextual-spacing="false"/>
      <style:text-properties officeooo:rsid="00421f63" officeooo:paragraph-rsid="0084f5ff"/>
    </style:style>
    <style:style style:name="P227" style:family="paragraph" style:parent-style-name="Text_20_body">
      <style:paragraph-properties fo:margin-top="0cm" fo:margin-bottom="0cm" loext:contextual-spacing="false"/>
      <style:text-properties officeooo:rsid="00421f63" officeooo:paragraph-rsid="00856a6a"/>
    </style:style>
    <style:style style:name="P228" style:family="paragraph" style:parent-style-name="Text_20_body">
      <style:paragraph-properties fo:margin-top="0cm" fo:margin-bottom="0cm" loext:contextual-spacing="false"/>
      <style:text-properties officeooo:rsid="00421f63" officeooo:paragraph-rsid="0086e5fd"/>
    </style:style>
    <style:style style:name="P229" style:family="paragraph" style:parent-style-name="Text_20_body">
      <style:paragraph-properties fo:margin-top="0cm" fo:margin-bottom="0cm" loext:contextual-spacing="false"/>
      <style:text-properties officeooo:rsid="00421f63" officeooo:paragraph-rsid="008e6647"/>
    </style:style>
    <style:style style:name="P230" style:family="paragraph" style:parent-style-name="Text_20_body">
      <style:paragraph-properties fo:margin-top="0cm" fo:margin-bottom="0cm" loext:contextual-spacing="false"/>
      <style:text-properties officeooo:rsid="00421f63" officeooo:paragraph-rsid="008fd7d6"/>
    </style:style>
    <style:style style:name="P231" style:family="paragraph" style:parent-style-name="Text_20_body">
      <style:paragraph-properties fo:margin-top="0cm" fo:margin-bottom="0cm" loext:contextual-spacing="false"/>
      <style:text-properties officeooo:rsid="00421f63" officeooo:paragraph-rsid="009830de"/>
    </style:style>
    <style:style style:name="P232" style:family="paragraph" style:parent-style-name="Text_20_body">
      <style:paragraph-properties fo:margin-top="0cm" fo:margin-bottom="0cm" loext:contextual-spacing="false"/>
      <style:text-properties officeooo:rsid="00421f63" officeooo:paragraph-rsid="00b02448"/>
    </style:style>
    <style:style style:name="P233" style:family="paragraph" style:parent-style-name="Text_20_body">
      <style:paragraph-properties fo:margin-top="0cm" fo:margin-bottom="0cm" loext:contextual-spacing="false"/>
      <style:text-properties officeooo:rsid="00421f63" officeooo:paragraph-rsid="00b2048e"/>
    </style:style>
    <style:style style:name="P234" style:family="paragraph" style:parent-style-name="Text_20_body">
      <style:paragraph-properties fo:margin-top="0cm" fo:margin-bottom="0cm" loext:contextual-spacing="false"/>
      <style:text-properties officeooo:rsid="00421f63" officeooo:paragraph-rsid="00b3c8ed"/>
    </style:style>
    <style:style style:name="P235" style:family="paragraph" style:parent-style-name="Text_20_body">
      <style:paragraph-properties fo:margin-top="0cm" fo:margin-bottom="0cm" loext:contextual-spacing="false"/>
      <style:text-properties officeooo:rsid="00421f63" officeooo:paragraph-rsid="00b71042"/>
    </style:style>
    <style:style style:name="P236" style:family="paragraph" style:parent-style-name="Text_20_body">
      <style:paragraph-properties fo:margin-top="0cm" fo:margin-bottom="0cm" loext:contextual-spacing="false"/>
      <style:text-properties officeooo:rsid="00421f63" officeooo:paragraph-rsid="00b90aea"/>
    </style:style>
    <style:style style:name="P237" style:family="paragraph" style:parent-style-name="Text_20_body">
      <style:paragraph-properties fo:margin-top="0cm" fo:margin-bottom="0cm" loext:contextual-spacing="false"/>
      <style:text-properties officeooo:rsid="00421f63" officeooo:paragraph-rsid="00bb7502"/>
    </style:style>
    <style:style style:name="P238" style:family="paragraph" style:parent-style-name="Text_20_body">
      <style:paragraph-properties fo:margin-top="0cm" fo:margin-bottom="0cm" loext:contextual-spacing="false"/>
      <style:text-properties officeooo:rsid="004c0a3f" officeooo:paragraph-rsid="004c0a3f"/>
    </style:style>
    <style:style style:name="P239" style:family="paragraph" style:parent-style-name="Text_20_body">
      <style:paragraph-properties fo:margin-top="0cm" fo:margin-bottom="0cm" loext:contextual-spacing="false"/>
      <style:text-properties officeooo:rsid="004c0a3f" officeooo:paragraph-rsid="004d1e9e"/>
    </style:style>
    <style:style style:name="P24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4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4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4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4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4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4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4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4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4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5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5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5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5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5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5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5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5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5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5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6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6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6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6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6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26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26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67"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268"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269" style:family="paragraph" style:parent-style-name="Text_20_body">
      <style:paragraph-properties fo:margin-top="0cm" fo:margin-bottom="0cm" loext:contextual-spacing="false"/>
      <style:text-properties officeooo:rsid="00365ee8" officeooo:paragraph-rsid="005db4ac"/>
    </style:style>
    <style:style style:name="P270" style:family="paragraph" style:parent-style-name="Text_20_body">
      <style:paragraph-properties fo:margin-top="0cm" fo:margin-bottom="0cm" loext:contextual-spacing="false"/>
      <style:text-properties officeooo:rsid="005db4ac" officeooo:paragraph-rsid="005db4ac"/>
    </style:style>
    <style:style style:name="P271" style:family="paragraph" style:parent-style-name="Text_20_body">
      <style:paragraph-properties fo:margin-top="0cm" fo:margin-bottom="0cm" loext:contextual-spacing="false"/>
      <style:text-properties officeooo:paragraph-rsid="00afeb1c"/>
    </style:style>
    <style:style style:name="P272" style:family="paragraph" style:parent-style-name="Text_20_body">
      <style:paragraph-properties fo:margin-top="0cm" fo:margin-bottom="0cm" loext:contextual-spacing="false"/>
      <style:text-properties officeooo:paragraph-rsid="00b02448"/>
    </style:style>
    <style:style style:name="P273"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74" style:family="paragraph" style:parent-style-name="Text_20_body">
      <style:paragraph-properties fo:margin-top="0.25cm" fo:margin-bottom="0.25cm" loext:contextual-spacing="false" style:writing-mode="page"/>
    </style:style>
    <style:style style:name="P275" style:family="paragraph" style:parent-style-name="Text_20_body">
      <style:paragraph-properties fo:margin-top="0.25cm" fo:margin-bottom="0.25cm" loext:contextual-spacing="false" style:writing-mode="page"/>
      <style:text-properties officeooo:rsid="00afeb1c" officeooo:paragraph-rsid="00afeb1c"/>
    </style:style>
    <style:style style:name="P276" style:family="paragraph" style:parent-style-name="Text_20_body">
      <style:paragraph-properties fo:margin-top="0.25cm" fo:margin-bottom="0.25cm" loext:contextual-spacing="false" style:writing-mode="page"/>
      <style:text-properties officeooo:rsid="00bb59b3" officeooo:paragraph-rsid="00bb59b3"/>
    </style:style>
    <style:style style:name="P277" style:family="paragraph" style:parent-style-name="Title">
      <style:text-properties fo:font-size="48pt" officeooo:rsid="001c52b8" officeooo:paragraph-rsid="001c52b8" style:font-size-asian="48pt" style:font-size-complex="48pt"/>
    </style:style>
    <style:style style:name="P278" style:family="paragraph" style:parent-style-name="Subtitle">
      <style:text-properties officeooo:rsid="001c52b8" officeooo:paragraph-rsid="001c52b8"/>
    </style:style>
    <style:style style:name="P279" style:family="paragraph" style:parent-style-name="Subtitle">
      <style:paragraph-properties fo:text-align="center" style:justify-single-word="false"/>
      <style:text-properties officeooo:rsid="001c52b8" officeooo:paragraph-rsid="001c52b8"/>
    </style:style>
    <style:style style:name="P280"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8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8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28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28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8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28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87"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88"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89"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29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9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292"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93"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29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9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296"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9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9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9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0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0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0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0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0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05"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06"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07"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08"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09"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1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1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1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1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1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1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1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1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1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1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2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2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2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2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2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2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2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2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2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2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30"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31"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32"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33" style:family="paragraph" style:parent-style-name="Text_20_body">
      <style:paragraph-properties fo:margin-top="0.25cm" fo:margin-bottom="0.101cm" loext:contextual-spacing="false"/>
      <style:text-properties officeooo:rsid="0044cec8" officeooo:paragraph-rsid="0044cec8"/>
    </style:style>
    <style:style style:name="P334" style:family="paragraph" style:parent-style-name="Text_20_body">
      <style:paragraph-properties fo:margin-top="0cm" fo:margin-bottom="0.101cm" loext:contextual-spacing="false"/>
      <style:text-properties officeooo:rsid="0044cec8" officeooo:paragraph-rsid="0044cec8"/>
    </style:style>
    <style:style style:name="P335" style:family="paragraph" style:parent-style-name="Text_20_body">
      <style:paragraph-properties fo:margin-top="0cm" fo:margin-bottom="0.101cm" loext:contextual-spacing="false"/>
      <style:text-properties officeooo:rsid="0046ae6e" officeooo:paragraph-rsid="0046ae6e"/>
    </style:style>
    <style:style style:name="P336"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37"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38"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39"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40"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41"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42"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43"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44"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45"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46"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47"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48"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49"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50"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51"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52"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53"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54" style:family="paragraph" style:parent-style-name="Text_20_body">
      <style:paragraph-properties fo:margin-top="0cm" fo:margin-bottom="0.101cm" loext:contextual-spacing="false"/>
      <style:text-properties officeooo:rsid="004d9dcc" officeooo:paragraph-rsid="004e815e"/>
    </style:style>
    <style:style style:name="P355" style:family="paragraph" style:parent-style-name="Text_20_body">
      <style:paragraph-properties fo:margin-top="0cm" fo:margin-bottom="0.101cm" loext:contextual-spacing="false"/>
      <style:text-properties officeooo:paragraph-rsid="00629a69"/>
    </style:style>
    <style:style style:name="P356" style:family="paragraph" style:parent-style-name="Text_20_body">
      <style:paragraph-properties fo:margin-top="0cm" fo:margin-bottom="0.101cm" loext:contextual-spacing="false"/>
      <style:text-properties officeooo:paragraph-rsid="0086e5fd"/>
    </style:style>
    <style:style style:name="P357" style:family="paragraph" style:parent-style-name="Text_20_body">
      <style:paragraph-properties fo:margin-top="0cm" fo:margin-bottom="0.101cm" loext:contextual-spacing="false"/>
      <style:text-properties officeooo:rsid="00ae11e8" officeooo:paragraph-rsid="00ae11e8"/>
    </style:style>
    <style:style style:name="P358" style:family="paragraph" style:parent-style-name="Text_20_body">
      <style:paragraph-properties fo:margin-top="0cm" fo:margin-bottom="0.101cm" loext:contextual-spacing="false" style:writing-mode="page"/>
    </style:style>
    <style:style style:name="P359" style:family="paragraph" style:parent-style-name="Text_20_body">
      <style:paragraph-properties fo:margin-top="0cm" fo:margin-bottom="0.101cm" loext:contextual-spacing="false" style:writing-mode="page"/>
      <style:text-properties officeooo:rsid="007322fd" officeooo:paragraph-rsid="007322fd"/>
    </style:style>
    <style:style style:name="P360" style:family="paragraph" style:parent-style-name="Text_20_body">
      <style:paragraph-properties fo:margin-top="0cm" fo:margin-bottom="0.101cm" loext:contextual-spacing="false" style:writing-mode="page"/>
      <style:text-properties officeooo:rsid="0074f2d1" officeooo:paragraph-rsid="0074f2d1"/>
    </style:style>
    <style:style style:name="P361" style:family="paragraph" style:parent-style-name="Text_20_body">
      <style:paragraph-properties fo:margin-top="0cm" fo:margin-bottom="0.101cm" loext:contextual-spacing="false" style:writing-mode="page"/>
      <style:text-properties officeooo:rsid="00767ff1" officeooo:paragraph-rsid="00767ff1"/>
    </style:style>
    <style:style style:name="P362"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63"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364"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365"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366"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367"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368"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369" style:family="paragraph" style:parent-style-name="Text_20_body">
      <style:paragraph-properties fo:margin-top="0cm" fo:margin-bottom="0.101cm" loext:contextual-spacing="false" style:writing-mode="page"/>
      <style:text-properties officeooo:rsid="004c0a3f" officeooo:paragraph-rsid="004c0a3f"/>
    </style:style>
    <style:style style:name="P370" style:family="paragraph" style:parent-style-name="Text_20_body">
      <style:paragraph-properties fo:margin-top="0cm" fo:margin-bottom="0.101cm" loext:contextual-spacing="false" style:writing-mode="page"/>
      <style:text-properties officeooo:rsid="004c0a3f" officeooo:paragraph-rsid="004d1e9e"/>
    </style:style>
    <style:style style:name="P371"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372"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373" style:family="paragraph" style:parent-style-name="Text_20_body">
      <style:paragraph-properties fo:margin-top="0cm" fo:margin-bottom="0.101cm" loext:contextual-spacing="false" style:writing-mode="page"/>
      <style:text-properties officeooo:rsid="004c5460" officeooo:paragraph-rsid="004d1e9e"/>
    </style:style>
    <style:style style:name="P374" style:family="paragraph" style:parent-style-name="Text_20_body">
      <style:paragraph-properties fo:margin-top="0cm" fo:margin-bottom="0.101cm" loext:contextual-spacing="false" style:writing-mode="page"/>
      <style:text-properties officeooo:rsid="005a3ad3" officeooo:paragraph-rsid="005a3ad3"/>
    </style:style>
    <style:style style:name="P375" style:family="paragraph" style:parent-style-name="Text_20_body">
      <style:paragraph-properties fo:margin-top="0cm" fo:margin-bottom="0.101cm" loext:contextual-spacing="false" style:writing-mode="page"/>
      <style:text-properties officeooo:rsid="00220f6a" officeooo:paragraph-rsid="00299862"/>
    </style:style>
    <style:style style:name="P376" style:family="paragraph" style:parent-style-name="Text_20_body">
      <style:paragraph-properties fo:margin-top="0cm" fo:margin-bottom="0.101cm" loext:contextual-spacing="false" style:writing-mode="page"/>
      <style:text-properties officeooo:rsid="00220f6a" officeooo:paragraph-rsid="002eb0d8"/>
    </style:style>
    <style:style style:name="P377" style:family="paragraph" style:parent-style-name="Text_20_body">
      <style:paragraph-properties fo:margin-top="0cm" fo:margin-bottom="0.101cm" loext:contextual-spacing="false" style:writing-mode="page"/>
      <style:text-properties officeooo:rsid="00220f6a" officeooo:paragraph-rsid="0030d5d3"/>
    </style:style>
    <style:style style:name="P378" style:family="paragraph" style:parent-style-name="Text_20_body">
      <style:paragraph-properties fo:margin-top="0cm" fo:margin-bottom="0.101cm" loext:contextual-spacing="false" style:writing-mode="page"/>
      <style:text-properties officeooo:rsid="00220f6a" officeooo:paragraph-rsid="0041248e"/>
    </style:style>
    <style:style style:name="P379" style:family="paragraph" style:parent-style-name="Text_20_body">
      <style:paragraph-properties fo:margin-top="0cm" fo:margin-bottom="0.101cm" loext:contextual-spacing="false" style:writing-mode="page"/>
      <style:text-properties officeooo:rsid="005d0fc0" officeooo:paragraph-rsid="005d0fc0"/>
    </style:style>
    <style:style style:name="P380" style:family="paragraph" style:parent-style-name="Text_20_body">
      <style:paragraph-properties fo:margin-top="0cm" fo:margin-bottom="0.101cm" loext:contextual-spacing="false" style:writing-mode="page"/>
      <style:text-properties officeooo:rsid="00a51776" officeooo:paragraph-rsid="00a51776"/>
    </style:style>
    <style:style style:name="P381" style:family="paragraph" style:parent-style-name="Text_20_body">
      <style:paragraph-properties fo:margin-top="0cm" fo:margin-bottom="0.101cm" loext:contextual-spacing="false" style:writing-mode="page"/>
      <style:text-properties officeooo:rsid="0084eee9" officeooo:paragraph-rsid="0084eee9"/>
    </style:style>
    <style:style style:name="P382" style:family="paragraph" style:parent-style-name="Text_20_body">
      <style:paragraph-properties fo:margin-top="0cm" fo:margin-bottom="0.101cm" loext:contextual-spacing="false" style:writing-mode="page"/>
      <style:text-properties officeooo:rsid="00831f3b" officeooo:paragraph-rsid="00afeb1c"/>
    </style:style>
    <style:style style:name="P383"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384"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385"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386"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387"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388"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389" style:family="paragraph" style:parent-style-name="Text_20_body">
      <style:paragraph-properties fo:margin-top="0cm" fo:margin-bottom="0.101cm" loext:contextual-spacing="false" style:writing-mode="page"/>
      <style:text-properties officeooo:rsid="00b2048e" officeooo:paragraph-rsid="00b71042"/>
    </style:style>
    <style:style style:name="P390" style:family="paragraph" style:parent-style-name="Text_20_body">
      <style:paragraph-properties fo:margin-top="0cm" fo:margin-bottom="0.101cm" loext:contextual-spacing="false" style:writing-mode="page"/>
      <style:text-properties officeooo:rsid="00b2048e" officeooo:paragraph-rsid="00b90aea"/>
    </style:style>
    <style:style style:name="P391" style:family="paragraph" style:parent-style-name="Text_20_body">
      <style:paragraph-properties fo:margin-top="0cm" fo:margin-bottom="0.101cm" loext:contextual-spacing="false" style:writing-mode="page"/>
      <style:text-properties officeooo:paragraph-rsid="00bb59b3"/>
    </style:style>
    <style:style style:name="P392"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393"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394"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395"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96"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9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39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39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0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0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0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0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0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0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06" style:family="paragraph" style:parent-style-name="Preformatted_20_Text">
      <style:paragraph-properties fo:text-align="center" style:justify-single-word="false"/>
    </style:style>
    <style:style style:name="P407" style:family="paragraph" style:parent-style-name="Preformatted_20_Text">
      <style:text-properties officeooo:paragraph-rsid="007322fd"/>
    </style:style>
    <style:style style:name="P408" style:family="paragraph" style:parent-style-name="Preformatted_20_Text">
      <style:text-properties officeooo:paragraph-rsid="00a6d869"/>
    </style:style>
    <style:style style:name="P409" style:family="paragraph" style:parent-style-name="Preformatted_20_Text">
      <style:text-properties officeooo:paragraph-rsid="00a81267"/>
    </style:style>
    <style:style style:name="P410"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11"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412" style:family="paragraph" style:parent-style-name="Preformatted_20_Text">
      <style:paragraph-properties fo:margin-top="0cm" fo:margin-bottom="0.25cm" loext:contextual-spacing="false"/>
    </style:style>
    <style:style style:name="P413" style:family="paragraph" style:parent-style-name="Text_20_body">
      <style:paragraph-properties fo:margin-top="0cm" fo:margin-bottom="0.25cm" loext:contextual-spacing="false" style:writing-mode="page"/>
      <style:text-properties officeooo:rsid="0084eee9" officeooo:paragraph-rsid="0084eee9"/>
    </style:style>
    <style:style style:name="P414"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15"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416" style:family="paragraph" style:parent-style-name="Text_20_body">
      <style:paragraph-properties fo:margin-top="0cm" fo:margin-bottom="0.25cm" loext:contextual-spacing="false" style:writing-mode="page"/>
      <style:text-properties officeooo:rsid="009830de" officeooo:paragraph-rsid="009830de"/>
    </style:style>
    <style:style style:name="P417"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418"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19"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420"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21"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422" style:family="paragraph" style:parent-style-name="Preformatted_20_Text">
      <style:paragraph-properties fo:margin-top="0cm" fo:margin-bottom="0.199cm" loext:contextual-spacing="false" style:writing-mode="page"/>
    </style:style>
    <style:style style:name="P423"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424" style:family="paragraph" style:parent-style-name="Contents_20_Heading">
      <style:paragraph-properties fo:break-before="page"/>
    </style:style>
    <style:style style:name="P425" style:family="paragraph" style:parent-style-name="Contents_20_1">
      <style:paragraph-properties>
        <style:tab-stops>
          <style:tab-stop style:position="18.002cm" style:type="right" style:leader-style="dotted" style:leader-text="."/>
        </style:tab-stops>
      </style:paragraph-properties>
    </style:style>
    <style:style style:name="P426" style:family="paragraph" style:parent-style-name="Contents_20_3">
      <style:paragraph-properties>
        <style:tab-stops>
          <style:tab-stop style:position="17.004cm" style:type="right" style:leader-style="dotted" style:leader-text="."/>
        </style:tab-stops>
      </style:paragraph-properties>
    </style:style>
    <style:style style:name="P427" style:family="paragraph" style:parent-style-name="Contents_20_2">
      <style:paragraph-properties>
        <style:tab-stops>
          <style:tab-stop style:position="17.503cm" style:type="right" style:leader-style="dotted" style:leader-text="."/>
        </style:tab-stops>
      </style:paragraph-properties>
    </style:style>
    <style:style style:name="P428" style:family="paragraph" style:parent-style-name="Contents_20_4">
      <style:paragraph-properties>
        <style:tab-stops>
          <style:tab-stop style:position="16.505cm" style:type="right" style:leader-style="dotted" style:leader-text="."/>
        </style:tab-stops>
      </style:paragraph-properties>
    </style:style>
    <style:style style:name="P429" style:family="paragraph" style:parent-style-name="Contents_20_5">
      <style:paragraph-properties>
        <style:tab-stops>
          <style:tab-stop style:position="16.006cm" style:type="right" style:leader-style="dotted" style:leader-text="."/>
        </style:tab-stops>
      </style:paragraph-properties>
    </style:style>
    <style:style style:name="P430" style:family="paragraph" style:parent-style-name="Standard" style:list-style-name="L5"/>
    <style:style style:name="P431" style:family="paragraph" style:parent-style-name="Text_20_body" style:list-style-name="WWNum11"/>
    <style:style style:name="P432" style:family="paragraph" style:parent-style-name="Text_20_body" style:list-style-name="L1">
      <style:text-properties officeooo:rsid="001c52b8" officeooo:paragraph-rsid="001c52b8"/>
    </style:style>
    <style:style style:name="P433" style:family="paragraph" style:parent-style-name="Text_20_body" style:list-style-name="L2">
      <style:text-properties officeooo:paragraph-rsid="001c52b8"/>
    </style:style>
    <style:style style:name="P434" style:family="paragraph" style:parent-style-name="Text_20_body" style:list-style-name="L3">
      <style:text-properties officeooo:paragraph-rsid="002039af"/>
    </style:style>
    <style:style style:name="P435" style:family="paragraph" style:parent-style-name="Text_20_body" style:list-style-name="L4">
      <style:text-properties officeooo:rsid="002039af" officeooo:paragraph-rsid="002039af"/>
    </style:style>
    <style:style style:name="P436" style:family="paragraph" style:parent-style-name="Text_20_body" style:list-style-name="L8">
      <style:text-properties officeooo:paragraph-rsid="004d1e9e"/>
    </style:style>
    <style:style style:name="P437" style:family="paragraph" style:parent-style-name="Text_20_body" style:list-style-name="L9">
      <style:text-properties officeooo:rsid="0054d10a" officeooo:paragraph-rsid="0054d10a"/>
    </style:style>
    <style:style style:name="P438" style:family="paragraph" style:parent-style-name="Text_20_body" style:list-style-name="L9">
      <style:text-properties officeooo:rsid="0054d10a" officeooo:paragraph-rsid="00564a6e"/>
    </style:style>
    <style:style style:name="P439" style:family="paragraph" style:parent-style-name="Text_20_body" style:list-style-name="L11">
      <style:text-properties officeooo:rsid="005d0fc0" officeooo:paragraph-rsid="005d0fc0"/>
    </style:style>
    <style:style style:name="P440" style:family="paragraph" style:parent-style-name="Text_20_body" style:list-style-name="L12">
      <style:text-properties officeooo:paragraph-rsid="0063bca1"/>
    </style:style>
    <style:style style:name="P441" style:family="paragraph" style:parent-style-name="Text_20_body" style:list-style-name="L13">
      <style:text-properties officeooo:rsid="0071e7ae" officeooo:paragraph-rsid="0071e7ae"/>
    </style:style>
    <style:style style:name="P442" style:family="paragraph" style:parent-style-name="Text_20_body" style:list-style-name="L13">
      <style:text-properties officeooo:rsid="0071e7ae" officeooo:paragraph-rsid="00a51776"/>
    </style:style>
    <style:style style:name="P443" style:family="paragraph" style:parent-style-name="Text_20_body" style:list-style-name="L16">
      <style:text-properties officeooo:rsid="00ad9207" officeooo:paragraph-rsid="00ad9207"/>
    </style:style>
    <style:style style:name="P444" style:family="paragraph" style:parent-style-name="Text_20_body" style:list-style-name="L17">
      <style:text-properties officeooo:rsid="00ae11e8" officeooo:paragraph-rsid="00ae11e8"/>
    </style:style>
    <style:style style:name="P445" style:family="paragraph" style:parent-style-name="Text_20_body" style:list-style-name="L20">
      <style:text-properties officeooo:rsid="00bb59b3" officeooo:paragraph-rsid="00bb59b3"/>
    </style:style>
    <style:style style:name="P446" style:family="paragraph" style:parent-style-name="Text_20_body">
      <style:text-properties fo:font-weight="normal" officeooo:rsid="00c338f5" officeooo:paragraph-rsid="00c75f10" style:font-weight-asian="normal" style:font-weight-complex="normal"/>
    </style:style>
    <style:style style:name="P447" style:family="paragraph" style:parent-style-name="Text_20_body" style:list-style-name="L1">
      <style:paragraph-properties fo:margin-top="0cm" fo:margin-bottom="0cm" loext:contextual-spacing="false" style:writing-mode="page"/>
      <style:text-properties officeooo:paragraph-rsid="001c52b8"/>
    </style:style>
    <style:style style:name="P448" style:family="paragraph" style:parent-style-name="Text_20_body" style:list-style-name="L2">
      <style:paragraph-properties fo:margin-top="0cm" fo:margin-bottom="0cm" loext:contextual-spacing="false" style:writing-mode="page"/>
      <style:text-properties officeooo:paragraph-rsid="001c52b8"/>
    </style:style>
    <style:style style:name="P449"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450"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451" style:family="paragraph" style:parent-style-name="Text_20_body" style:list-style-name="L3">
      <style:paragraph-properties fo:margin-top="0cm" fo:margin-bottom="0cm" loext:contextual-spacing="false"/>
      <style:text-properties officeooo:paragraph-rsid="002039af"/>
    </style:style>
    <style:style style:name="P452" style:family="paragraph" style:parent-style-name="Text_20_body" style:list-style-name="L4">
      <style:paragraph-properties fo:margin-top="0cm" fo:margin-bottom="0cm" loext:contextual-spacing="false"/>
      <style:text-properties officeooo:rsid="002039af" officeooo:paragraph-rsid="002039af"/>
    </style:style>
    <style:style style:name="P453" style:family="paragraph" style:parent-style-name="Text_20_body" style:list-style-name="L7">
      <style:paragraph-properties fo:margin-top="0cm" fo:margin-bottom="0cm" loext:contextual-spacing="false"/>
      <style:text-properties officeooo:rsid="004c0a3f" officeooo:paragraph-rsid="004c0a3f"/>
    </style:style>
    <style:style style:name="P454" style:family="paragraph" style:parent-style-name="Text_20_body" style:list-style-name="L7">
      <style:paragraph-properties fo:margin-top="0cm" fo:margin-bottom="0cm" loext:contextual-spacing="false"/>
      <style:text-properties officeooo:rsid="004c0a3f" officeooo:paragraph-rsid="004d1e9e"/>
    </style:style>
    <style:style style:name="P455" style:family="paragraph" style:parent-style-name="Text_20_body" style:list-style-name="L8">
      <style:paragraph-properties fo:margin-top="0cm" fo:margin-bottom="0cm" loext:contextual-spacing="false"/>
      <style:text-properties officeooo:paragraph-rsid="004d1e9e"/>
    </style:style>
    <style:style style:name="P456" style:family="paragraph" style:parent-style-name="Text_20_body" style:list-style-name="L9">
      <style:paragraph-properties fo:margin-top="0cm" fo:margin-bottom="0cm" loext:contextual-spacing="false"/>
      <style:text-properties officeooo:rsid="0050bcd7" officeooo:paragraph-rsid="0050bcd7"/>
    </style:style>
    <style:style style:name="P457" style:family="paragraph" style:parent-style-name="Text_20_body" style:list-style-name="L9">
      <style:paragraph-properties fo:margin-top="0cm" fo:margin-bottom="0cm" loext:contextual-spacing="false"/>
      <style:text-properties officeooo:rsid="0050bcd7" officeooo:paragraph-rsid="00564a6e"/>
    </style:style>
    <style:style style:name="P458" style:family="paragraph" style:parent-style-name="Text_20_body" style:list-style-name="L10">
      <style:paragraph-properties fo:margin-top="0cm" fo:margin-bottom="0cm" loext:contextual-spacing="false"/>
      <style:text-properties officeooo:rsid="005a3ad3" officeooo:paragraph-rsid="005a3ad3"/>
    </style:style>
    <style:style style:name="P459" style:family="paragraph" style:parent-style-name="Text_20_body" style:list-style-name="L11">
      <style:paragraph-properties fo:margin-top="0cm" fo:margin-bottom="0cm" loext:contextual-spacing="false"/>
      <style:text-properties officeooo:rsid="005d0fc0" officeooo:paragraph-rsid="005d0fc0"/>
    </style:style>
    <style:style style:name="P460" style:family="paragraph" style:parent-style-name="Text_20_body" style:list-style-name="L12">
      <style:paragraph-properties fo:margin-top="0cm" fo:margin-bottom="0cm" loext:contextual-spacing="false"/>
      <style:text-properties officeooo:paragraph-rsid="0063bca1"/>
    </style:style>
    <style:style style:name="P461" style:family="paragraph" style:parent-style-name="Text_20_body" style:list-style-name="L13">
      <style:paragraph-properties fo:margin-top="0cm" fo:margin-bottom="0cm" loext:contextual-spacing="false"/>
      <style:text-properties officeooo:rsid="0071e7ae" officeooo:paragraph-rsid="0071e7ae"/>
    </style:style>
    <style:style style:name="P462" style:family="paragraph" style:parent-style-name="Text_20_body" style:list-style-name="L13">
      <style:paragraph-properties fo:margin-top="0cm" fo:margin-bottom="0cm" loext:contextual-spacing="false"/>
      <style:text-properties officeooo:rsid="0071e7ae" officeooo:paragraph-rsid="00a51776"/>
    </style:style>
    <style:style style:name="P463" style:family="paragraph" style:parent-style-name="Text_20_body" style:list-style-name="L15">
      <style:paragraph-properties fo:margin-top="0cm" fo:margin-bottom="0cm" loext:contextual-spacing="false"/>
      <style:text-properties officeooo:rsid="00767ff1" officeooo:paragraph-rsid="00767ff1"/>
    </style:style>
    <style:style style:name="P464" style:family="paragraph" style:parent-style-name="Text_20_body" style:list-style-name="L16">
      <style:paragraph-properties fo:margin-top="0cm" fo:margin-bottom="0cm" loext:contextual-spacing="false"/>
      <style:text-properties officeooo:rsid="00ad9207" officeooo:paragraph-rsid="00ad9207"/>
    </style:style>
    <style:style style:name="P465" style:family="paragraph" style:parent-style-name="Text_20_body" style:list-style-name="L6">
      <style:paragraph-properties fo:margin-top="0cm" fo:margin-bottom="0.101cm" loext:contextual-spacing="false"/>
      <style:text-properties officeooo:rsid="0046ae6e" officeooo:paragraph-rsid="0046ae6e"/>
    </style:style>
    <style:style style:name="P466" style:family="paragraph" style:parent-style-name="Text_20_body" style:list-style-name="L17">
      <style:paragraph-properties fo:margin-top="0cm" fo:margin-bottom="0.101cm" loext:contextual-spacing="false"/>
      <style:text-properties officeooo:rsid="00ae11e8" officeooo:paragraph-rsid="00ae11e8"/>
    </style:style>
    <style:style style:name="P467"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468"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469"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470"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471"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472"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473"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474"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475"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476"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477" style:family="paragraph" style:parent-style-name="Text_20_body">
      <style:paragraph-properties fo:margin-top="0cm" fo:margin-bottom="0.101cm" loext:contextual-spacing="false" style:writing-mode="page"/>
      <style:text-properties fo:font-weight="normal" officeooo:rsid="00c75f10" officeooo:paragraph-rsid="00c75f10" style:font-weight-asian="normal" style:font-weight-complex="normal"/>
    </style:style>
    <style:style style:name="P478" style:family="paragraph" style:parent-style-name="Text_20_body" style:list-style-name="L10">
      <style:paragraph-properties fo:margin-top="0cm" fo:margin-bottom="0.25cm" loext:contextual-spacing="false"/>
      <style:text-properties officeooo:rsid="005b583d" officeooo:paragraph-rsid="005b583d"/>
    </style:style>
    <style:style style:name="P479"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80"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481" style:family="paragraph" style:parent-style-name="Heading_20_1">
      <style:text-properties officeooo:rsid="0075314f" officeooo:paragraph-rsid="008d51f7"/>
    </style:style>
    <style:style style:name="P482" style:family="paragraph" style:parent-style-name="Heading_20_1">
      <style:paragraph-properties fo:break-before="page"/>
    </style:style>
    <style:style style:name="P483" style:family="paragraph" style:parent-style-name="Heading_20_1">
      <style:paragraph-properties fo:break-before="page"/>
      <style:text-properties officeooo:rsid="001c52b8" officeooo:paragraph-rsid="001c52b8"/>
    </style:style>
    <style:style style:name="P484" style:family="paragraph" style:parent-style-name="Heading_20_1">
      <style:paragraph-properties fo:break-before="page"/>
      <style:text-properties officeooo:rsid="005a3ad3" officeooo:paragraph-rsid="005a3ad3"/>
    </style:style>
    <style:style style:name="P485" style:family="paragraph" style:parent-style-name="Heading_20_1">
      <style:paragraph-properties fo:break-before="page"/>
      <style:text-properties officeooo:rsid="0070eb2a" officeooo:paragraph-rsid="0070eb2a"/>
    </style:style>
    <style:style style:name="P486" style:family="paragraph" style:parent-style-name="Heading_20_2">
      <style:text-properties officeooo:rsid="001e0aa7" officeooo:paragraph-rsid="001e0aa7"/>
    </style:style>
    <style:style style:name="P487" style:family="paragraph" style:parent-style-name="Heading_20_2">
      <style:paragraph-properties>
        <style:tab-stops>
          <style:tab-stop style:position="5.14cm"/>
        </style:tab-stops>
      </style:paragraph-properties>
      <style:text-properties officeooo:rsid="001e0aa7" officeooo:paragraph-rsid="001e0aa7"/>
    </style:style>
    <style:style style:name="P488" style:family="paragraph" style:parent-style-name="Heading_20_2">
      <style:text-properties officeooo:rsid="001e0aa7" officeooo:paragraph-rsid="005b583d"/>
    </style:style>
    <style:style style:name="P489" style:family="paragraph" style:parent-style-name="Heading_20_2">
      <style:text-properties officeooo:rsid="001e0aa7" officeooo:paragraph-rsid="0061a281"/>
    </style:style>
    <style:style style:name="P490" style:family="paragraph" style:parent-style-name="Heading_20_2">
      <style:text-properties officeooo:rsid="0070eb2a" officeooo:paragraph-rsid="0070eb2a"/>
    </style:style>
    <style:style style:name="P491" style:family="paragraph" style:parent-style-name="Heading_20_2">
      <style:text-properties officeooo:rsid="0070eb2a" officeooo:paragraph-rsid="00ad0255"/>
    </style:style>
    <style:style style:name="P492" style:family="paragraph" style:parent-style-name="Heading_20_2">
      <style:text-properties officeooo:rsid="0070eb2a" officeooo:paragraph-rsid="00bd90d4"/>
    </style:style>
    <style:style style:name="P493" style:family="paragraph" style:parent-style-name="Heading_20_2">
      <style:text-properties officeooo:rsid="0070eb2a" officeooo:paragraph-rsid="00895114"/>
    </style:style>
    <style:style style:name="P494" style:family="paragraph" style:parent-style-name="Heading_20_2">
      <style:text-properties officeooo:rsid="0075314f" officeooo:paragraph-rsid="0075314f"/>
    </style:style>
    <style:style style:name="P495" style:family="paragraph" style:parent-style-name="Heading_20_3">
      <style:text-properties officeooo:rsid="001e0aa7" officeooo:paragraph-rsid="001e0aa7"/>
    </style:style>
    <style:style style:name="P496" style:family="paragraph" style:parent-style-name="Heading_20_3">
      <style:text-properties officeooo:rsid="001e0aa7" officeooo:paragraph-rsid="005b583d"/>
    </style:style>
    <style:style style:name="P497" style:family="paragraph" style:parent-style-name="Heading_20_3">
      <style:text-properties officeooo:rsid="001e0aa7" officeooo:paragraph-rsid="0061a281"/>
    </style:style>
    <style:style style:name="P498" style:family="paragraph" style:parent-style-name="Heading_20_3">
      <style:text-properties officeooo:rsid="0032d5e7" officeooo:paragraph-rsid="0032d5e7"/>
    </style:style>
    <style:style style:name="P499" style:family="paragraph" style:parent-style-name="Heading_20_3">
      <style:text-properties officeooo:rsid="0032d5e7" officeooo:paragraph-rsid="005b583d"/>
    </style:style>
    <style:style style:name="P500" style:family="paragraph" style:parent-style-name="Heading_20_3">
      <style:text-properties officeooo:rsid="0032d5e7" officeooo:paragraph-rsid="00629a69"/>
    </style:style>
    <style:style style:name="P501" style:family="paragraph" style:parent-style-name="Heading_20_3">
      <style:text-properties officeooo:paragraph-rsid="00bb7502"/>
    </style:style>
    <style:style style:name="P502" style:family="paragraph" style:parent-style-name="Heading_20_3">
      <style:text-properties officeooo:rsid="00831f3b" officeooo:paragraph-rsid="00b3c8ed"/>
    </style:style>
    <style:style style:name="P503" style:family="paragraph" style:parent-style-name="Heading_20_3">
      <style:text-properties officeooo:rsid="00831f3b" officeooo:paragraph-rsid="00c319da"/>
    </style:style>
    <style:style style:name="P504" style:family="paragraph" style:parent-style-name="Heading_20_3">
      <style:text-properties officeooo:paragraph-rsid="00bb59b3"/>
    </style:style>
    <style:style style:name="P505" style:family="paragraph" style:parent-style-name="Heading_20_3">
      <style:text-properties officeooo:paragraph-rsid="00895114"/>
    </style:style>
    <style:style style:name="P506" style:family="paragraph" style:parent-style-name="Heading_20_3">
      <style:text-properties officeooo:paragraph-rsid="008d51f7"/>
    </style:style>
    <style:style style:name="P507" style:family="paragraph" style:parent-style-name="Heading_20_3">
      <style:text-properties officeooo:paragraph-rsid="00c4cb19"/>
    </style:style>
    <style:style style:name="P508" style:family="paragraph" style:parent-style-name="Heading_20_3">
      <style:text-properties officeooo:rsid="00c6b810" officeooo:paragraph-rsid="00c6b810"/>
    </style:style>
    <style:style style:name="P509" style:family="paragraph" style:parent-style-name="Heading_20_3">
      <style:paragraph-properties fo:margin-top="0.25cm" fo:margin-bottom="0.25cm" loext:contextual-spacing="false" style:writing-mode="page"/>
      <style:text-properties officeooo:rsid="0032d5e7" officeooo:paragraph-rsid="00afeb1c"/>
    </style:style>
    <style:style style:name="P510" style:family="paragraph" style:parent-style-name="Heading_20_3">
      <style:paragraph-properties fo:margin-top="0.25cm" fo:margin-bottom="0.25cm" loext:contextual-spacing="false" style:writing-mode="page"/>
      <style:text-properties officeooo:rsid="0032d5e7" officeooo:paragraph-rsid="00bb59b3"/>
    </style:style>
    <style:style style:name="P511" style:family="paragraph" style:parent-style-name="Heading_20_3">
      <style:paragraph-properties fo:margin-top="0.25cm" fo:margin-bottom="0.25cm" loext:contextual-spacing="false" style:writing-mode="page"/>
      <style:text-properties officeooo:rsid="0032d5e7" officeooo:paragraph-rsid="00bd90d4"/>
    </style:style>
    <style:style style:name="P512" style:family="paragraph" style:parent-style-name="Heading_20_4">
      <style:text-properties officeooo:rsid="00280e7e" officeooo:paragraph-rsid="00280e7e"/>
    </style:style>
    <style:style style:name="P513" style:family="paragraph" style:parent-style-name="Heading_20_4">
      <style:text-properties officeooo:rsid="00280e7e" officeooo:paragraph-rsid="002e66b8"/>
    </style:style>
    <style:style style:name="P514" style:family="paragraph" style:parent-style-name="Heading_20_4">
      <style:text-properties officeooo:paragraph-rsid="002e66b8"/>
    </style:style>
    <style:style style:name="P515" style:family="paragraph" style:parent-style-name="Heading_20_4">
      <style:text-properties officeooo:rsid="0032d5e7" officeooo:paragraph-rsid="0032d5e7"/>
    </style:style>
    <style:style style:name="P516" style:family="paragraph" style:parent-style-name="Heading_20_4">
      <style:text-properties officeooo:rsid="0032d5e7" officeooo:paragraph-rsid="003fe129"/>
    </style:style>
    <style:style style:name="P517" style:family="paragraph" style:parent-style-name="Heading_20_4">
      <style:text-properties officeooo:rsid="0032d5e7" officeooo:paragraph-rsid="004d1e9e"/>
    </style:style>
    <style:style style:name="P518" style:family="paragraph" style:parent-style-name="Heading_20_4">
      <style:text-properties officeooo:paragraph-rsid="005db4ac"/>
    </style:style>
    <style:style style:name="P519" style:family="paragraph" style:parent-style-name="Heading_20_4">
      <style:text-properties officeooo:paragraph-rsid="003fe129"/>
    </style:style>
    <style:style style:name="P520" style:family="paragraph" style:parent-style-name="Heading_20_4">
      <style:text-properties officeooo:rsid="004e815e" officeooo:paragraph-rsid="003471f3"/>
    </style:style>
    <style:style style:name="P521" style:family="paragraph" style:parent-style-name="Heading_20_4">
      <style:text-properties officeooo:paragraph-rsid="00bcf3a4"/>
    </style:style>
    <style:style style:name="P522" style:family="paragraph" style:parent-style-name="Heading_20_4">
      <style:text-properties officeooo:rsid="0050bcd7" officeooo:paragraph-rsid="0050bcd7"/>
    </style:style>
    <style:style style:name="P523" style:family="paragraph" style:parent-style-name="Heading_20_4">
      <style:text-properties officeooo:rsid="00564a6e" officeooo:paragraph-rsid="00564a6e"/>
    </style:style>
    <style:style style:name="P524" style:family="paragraph" style:parent-style-name="Heading_20_4">
      <style:text-properties officeooo:rsid="009a12f9" officeooo:paragraph-rsid="009a12f9"/>
    </style:style>
    <style:style style:name="P525" style:family="paragraph" style:parent-style-name="Heading_20_4">
      <style:text-properties officeooo:rsid="00a6d869" officeooo:paragraph-rsid="00a6d869"/>
    </style:style>
    <style:style style:name="P526" style:family="paragraph" style:parent-style-name="Heading_20_4">
      <style:text-properties officeooo:rsid="00c6b810" officeooo:paragraph-rsid="00c6b810"/>
    </style:style>
    <style:style style:name="P527" style:family="paragraph" style:parent-style-name="Heading_20_4">
      <style:paragraph-properties fo:margin-top="0cm" fo:margin-bottom="0cm" loext:contextual-spacing="false"/>
      <style:text-properties officeooo:rsid="0032d5e7" officeooo:paragraph-rsid="004d1e9e"/>
    </style:style>
    <style:style style:name="P528" style:family="paragraph" style:parent-style-name="Heading_20_5">
      <style:text-properties officeooo:rsid="003fe129" officeooo:paragraph-rsid="003fe129"/>
    </style:style>
    <style:style style:name="P529" style:family="paragraph" style:parent-style-name="Heading_20_5">
      <style:text-properties officeooo:paragraph-rsid="0046ae6e"/>
    </style:style>
    <style:style style:name="P530" style:family="paragraph" style:parent-style-name="Heading_20_5">
      <style:text-properties officeooo:paragraph-rsid="004c5460"/>
    </style:style>
    <style:style style:name="P531" style:family="paragraph" style:parent-style-name="Heading_20_5">
      <style:text-properties officeooo:paragraph-rsid="004d1e9e"/>
    </style:style>
    <style:style style:name="P532" style:family="paragraph" style:parent-style-name="Heading_20_5">
      <style:text-properties officeooo:paragraph-rsid="004d9dcc"/>
    </style:style>
    <style:style style:name="P533" style:family="paragraph" style:parent-style-name="Heading_20_5">
      <style:text-properties officeooo:paragraph-rsid="004e815e"/>
    </style:style>
    <style:style style:name="P534" style:family="paragraph" style:parent-style-name="Heading_20_5">
      <style:text-properties officeooo:paragraph-rsid="00bf9057"/>
    </style:style>
    <style:style style:name="P535" style:family="paragraph" style:parent-style-name="Heading_20_5">
      <style:text-properties officeooo:paragraph-rsid="0051c70e"/>
    </style:style>
    <style:style style:name="P536" style:family="paragraph" style:parent-style-name="Heading_20_5">
      <style:text-properties officeooo:paragraph-rsid="005d0fc0"/>
    </style:style>
    <style:style style:name="P537" style:family="paragraph" style:parent-style-name="Heading_20_5">
      <style:text-properties officeooo:paragraph-rsid="00629a69"/>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fo:font-weight="bold" officeooo:rsid="00c75f10" style:font-weight-asian="bold" style:font-weight-complex="bold"/>
    </style:style>
    <style:style style:name="T43" style:family="text">
      <style:text-properties officeooo:rsid="00012dbd"/>
    </style:style>
    <style:style style:name="T44" style:family="text">
      <style:text-properties officeooo:rsid="0002470d"/>
    </style:style>
    <style:style style:name="T45" style:family="text">
      <style:text-properties fo:font-style="italic" style:font-style-asian="italic" style:font-style-complex="italic"/>
    </style:style>
    <style:style style:name="T46" style:family="text">
      <style:text-properties fo:font-style="italic" officeooo:rsid="00299862" style:font-style-asian="italic" style:font-style-complex="italic"/>
    </style:style>
    <style:style style:name="T47" style:family="text">
      <style:text-properties fo:font-style="italic" officeooo:rsid="002b197b" style:font-style-asian="italic" style:font-style-complex="italic"/>
    </style:style>
    <style:style style:name="T48" style:family="text">
      <style:text-properties fo:font-style="italic" officeooo:rsid="0041248e" style:font-style-asian="italic" style:font-style-complex="italic"/>
    </style:style>
    <style:style style:name="T49" style:family="text">
      <style:text-properties fo:font-style="italic" officeooo:rsid="004710c6" style:font-style-asian="italic" style:font-style-complex="italic"/>
    </style:style>
    <style:style style:name="T50" style:family="text">
      <style:text-properties fo:font-style="italic" officeooo:rsid="002379ee" style:font-style-asian="italic" style:font-style-complex="italic"/>
    </style:style>
    <style:style style:name="T51" style:family="text">
      <style:text-properties fo:font-style="italic" officeooo:rsid="004c5460" style:font-style-asian="italic" style:font-style-complex="italic"/>
    </style:style>
    <style:style style:name="T52" style:family="text">
      <style:text-properties fo:font-style="italic" officeooo:rsid="004d1e9e" style:font-style-asian="italic" style:font-style-complex="italic"/>
    </style:style>
    <style:style style:name="T53" style:family="text">
      <style:text-properties fo:font-style="italic" officeooo:rsid="004e815e" style:font-style-asian="italic" style:font-style-complex="italic"/>
    </style:style>
    <style:style style:name="T54" style:family="text">
      <style:text-properties fo:font-style="italic" officeooo:rsid="00564a6e" style:font-style-asian="italic" style:font-style-complex="italic"/>
    </style:style>
    <style:style style:name="T55" style:family="text">
      <style:text-properties fo:font-style="italic" officeooo:rsid="008fd7d6" style:font-style-asian="italic" style:font-style-complex="italic"/>
    </style:style>
    <style:style style:name="T56" style:family="text">
      <style:text-properties fo:font-style="italic" officeooo:rsid="0093db53" style:font-style-asian="italic" style:font-style-complex="italic"/>
    </style:style>
    <style:style style:name="T57" style:family="text">
      <style:text-properties fo:font-style="italic" officeooo:rsid="007bd182" style:font-style-asian="italic" style:font-style-complex="italic"/>
    </style:style>
    <style:style style:name="T58" style:family="text">
      <style:text-properties fo:font-style="italic" officeooo:rsid="007b8b87" style:font-style-asian="italic" style:font-style-complex="italic"/>
    </style:style>
    <style:style style:name="T59" style:family="text">
      <style:text-properties fo:font-style="italic" officeooo:rsid="00aa9155" style:font-style-asian="italic" style:font-style-complex="italic"/>
    </style:style>
    <style:style style:name="T60" style:family="text">
      <style:text-properties fo:font-style="italic" officeooo:rsid="00abde8d" style:font-style-asian="italic" style:font-style-complex="italic"/>
    </style:style>
    <style:style style:name="T61" style:family="text">
      <style:text-properties fo:font-style="italic" officeooo:rsid="00b02448" style:font-style-asian="italic" style:font-style-complex="italic"/>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0299862" style:font-style-asian="italic" style:font-weight-asian="bold" style:font-style-complex="italic" style:font-weight-complex="bold"/>
    </style:style>
    <style:style style:name="T64" style:family="text">
      <style:text-properties fo:font-style="italic" fo:font-weight="bold" officeooo:rsid="0029d66d" style:font-style-asian="italic" style:font-weight-asian="bold" style:font-style-complex="italic" style:font-weight-complex="bold"/>
    </style:style>
    <style:style style:name="T65" style:family="text">
      <style:text-properties fo:font-style="italic" fo:font-weight="bold" officeooo:rsid="002b197b" style:font-style-asian="italic" style:font-weight-asian="bold" style:font-style-complex="italic" style:font-weight-complex="bold"/>
    </style:style>
    <style:style style:name="T66" style:family="text">
      <style:text-properties fo:font-style="italic" fo:font-weight="bold" officeooo:rsid="002eb0d8" style:font-style-asian="italic" style:font-weight-asian="bold" style:font-style-complex="italic" style:font-weight-complex="bold"/>
    </style:style>
    <style:style style:name="T67" style:family="text">
      <style:text-properties fo:font-style="italic" fo:font-weight="bold" officeooo:rsid="002f1f2d" style:font-style-asian="italic" style:font-weight-asian="bold" style:font-style-complex="italic" style:font-weight-complex="bold"/>
    </style:style>
    <style:style style:name="T68" style:family="text">
      <style:text-properties fo:font-style="italic" fo:font-weight="bold" officeooo:rsid="0030d5d3" style:font-style-asian="italic" style:font-weight-asian="bold" style:font-style-complex="italic" style:font-weight-complex="bold"/>
    </style:style>
    <style:style style:name="T69" style:family="text">
      <style:text-properties fo:font-style="italic" fo:font-weight="bold" officeooo:rsid="00280e7e" style:font-style-asian="italic" style:font-weight-asian="bold" style:font-style-complex="italic" style:font-weight-complex="bold"/>
    </style:style>
    <style:style style:name="T70" style:family="text">
      <style:text-properties fo:font-style="italic" fo:font-weight="bold" officeooo:rsid="003153f3" style:font-style-asian="italic" style:font-weight-asian="bold" style:font-style-complex="italic" style:font-weight-complex="bold"/>
    </style:style>
    <style:style style:name="T71" style:family="text">
      <style:text-properties fo:font-style="italic" fo:font-weight="bold" officeooo:rsid="00339e2d" style:font-style-asian="italic" style:font-weight-asian="bold" style:font-style-complex="italic" style:font-weight-complex="bold"/>
    </style:style>
    <style:style style:name="T72" style:family="text">
      <style:text-properties fo:font-style="italic" fo:font-weight="bold" officeooo:rsid="0033b7a4" style:font-style-asian="italic" style:font-weight-asian="bold" style:font-style-complex="italic" style:font-weight-complex="bold"/>
    </style:style>
    <style:style style:name="T73" style:family="text">
      <style:text-properties fo:font-style="italic" fo:font-weight="bold" officeooo:rsid="003a2c18" style:font-style-asian="italic" style:font-weight-asian="bold" style:font-style-complex="italic" style:font-weight-complex="bold"/>
    </style:style>
    <style:style style:name="T74" style:family="text">
      <style:text-properties fo:font-style="italic" fo:font-weight="bold" officeooo:rsid="0041248e" style:font-style-asian="italic" style:font-weight-asian="bold" style:font-style-complex="italic" style:font-weight-complex="bold"/>
    </style:style>
    <style:style style:name="T75" style:family="text">
      <style:text-properties fo:font-style="italic" fo:font-weight="bold" officeooo:rsid="0046ae6e" style:font-style-asian="italic" style:font-weight-asian="bold" style:font-style-complex="italic" style:font-weight-complex="bold"/>
    </style:style>
    <style:style style:name="T76" style:family="text">
      <style:text-properties fo:font-style="italic" fo:font-weight="bold" officeooo:rsid="004710c6" style:font-style-asian="italic" style:font-weight-asian="bold" style:font-style-complex="italic" style:font-weight-complex="bold"/>
    </style:style>
    <style:style style:name="T77" style:family="text">
      <style:text-properties fo:font-style="italic" fo:font-weight="bold" officeooo:rsid="002039af" style:font-style-asian="italic" style:font-weight-asian="bold" style:font-style-complex="italic" style:font-weight-complex="bold"/>
    </style:style>
    <style:style style:name="T78" style:family="text">
      <style:text-properties fo:font-style="italic" fo:font-weight="bold" officeooo:rsid="002379ee" style:font-style-asian="italic" style:font-weight-asian="bold" style:font-style-complex="italic" style:font-weight-complex="bold"/>
    </style:style>
    <style:style style:name="T79" style:family="text">
      <style:text-properties fo:font-style="italic" fo:font-weight="bold" officeooo:rsid="004c5460" style:font-style-asian="italic" style:font-weight-asian="bold" style:font-style-complex="italic" style:font-weight-complex="bold"/>
    </style:style>
    <style:style style:name="T80" style:family="text">
      <style:text-properties fo:font-style="italic" fo:font-weight="bold" officeooo:rsid="00421f63" style:font-style-asian="italic" style:font-weight-asian="bold" style:font-style-complex="italic" style:font-weight-complex="bold"/>
    </style:style>
    <style:style style:name="T81" style:family="text">
      <style:text-properties fo:font-style="italic" fo:font-weight="bold" officeooo:rsid="004d1e9e" style:font-style-asian="italic" style:font-weight-asian="bold" style:font-style-complex="italic" style:font-weight-complex="bold"/>
    </style:style>
    <style:style style:name="T82" style:family="text">
      <style:text-properties fo:font-style="italic" fo:font-weight="bold" officeooo:rsid="004d9dcc" style:font-style-asian="italic" style:font-weight-asian="bold" style:font-style-complex="italic" style:font-weight-complex="bold"/>
    </style:style>
    <style:style style:name="T83" style:family="text">
      <style:text-properties fo:font-style="italic" fo:font-weight="bold" officeooo:rsid="004e815e" style:font-style-asian="italic" style:font-weight-asian="bold" style:font-style-complex="italic" style:font-weight-complex="bold"/>
    </style:style>
    <style:style style:name="T84" style:family="text">
      <style:text-properties fo:font-style="italic" fo:font-weight="bold" officeooo:rsid="0051c70e" style:font-style-asian="italic" style:font-weight-asian="bold" style:font-style-complex="italic" style:font-weight-complex="bold"/>
    </style:style>
    <style:style style:name="T85" style:family="text">
      <style:text-properties fo:font-style="italic" fo:font-weight="bold" officeooo:rsid="005311cd" style:font-style-asian="italic" style:font-weight-asian="bold" style:font-style-complex="italic" style:font-weight-complex="bold"/>
    </style:style>
    <style:style style:name="T86" style:family="text">
      <style:text-properties fo:font-style="italic" fo:font-weight="bold" officeooo:rsid="00549efd" style:font-style-asian="italic" style:font-weight-asian="bold" style:font-style-complex="italic" style:font-weight-complex="bold"/>
    </style:style>
    <style:style style:name="T87" style:family="text">
      <style:text-properties fo:font-style="italic" fo:font-weight="bold" officeooo:rsid="0054d10a" style:font-style-asian="italic" style:font-weight-asian="bold" style:font-style-complex="italic" style:font-weight-complex="bold"/>
    </style:style>
    <style:style style:name="T88" style:family="text">
      <style:text-properties fo:font-style="italic" fo:font-weight="bold" officeooo:rsid="0055084e" style:font-style-asian="italic" style:font-weight-asian="bold" style:font-style-complex="italic" style:font-weight-complex="bold"/>
    </style:style>
    <style:style style:name="T89" style:family="text">
      <style:text-properties fo:font-style="italic" fo:font-weight="bold" officeooo:rsid="00564a6e" style:font-style-asian="italic" style:font-weight-asian="bold" style:font-style-complex="italic" style:font-weight-complex="bold"/>
    </style:style>
    <style:style style:name="T90" style:family="text">
      <style:text-properties fo:font-style="italic" fo:font-weight="bold" officeooo:rsid="0057a3d6" style:font-style-asian="italic" style:font-weight-asian="bold" style:font-style-complex="italic" style:font-weight-complex="bold"/>
    </style:style>
    <style:style style:name="T91" style:family="text">
      <style:text-properties fo:font-style="italic" fo:font-weight="bold" officeooo:rsid="005db4ac" style:font-style-asian="italic" style:font-weight-asian="bold" style:font-style-complex="italic" style:font-weight-complex="bold"/>
    </style:style>
    <style:style style:name="T92" style:family="text">
      <style:text-properties fo:font-style="italic" fo:font-weight="bold" officeooo:rsid="0063bca1" style:font-style-asian="italic" style:font-weight-asian="bold" style:font-style-complex="italic" style:font-weight-complex="bold"/>
    </style:style>
    <style:style style:name="T93" style:family="text">
      <style:text-properties fo:font-style="italic" fo:font-weight="bold" officeooo:rsid="0069be64" style:font-style-asian="italic" style:font-weight-asian="bold" style:font-style-complex="italic" style:font-weight-complex="bold"/>
    </style:style>
    <style:style style:name="T94" style:family="text">
      <style:text-properties fo:font-style="italic" fo:font-weight="bold" officeooo:rsid="006bbb4b" style:font-style-asian="italic" style:font-weight-asian="bold" style:font-style-complex="italic" style:font-weight-complex="bold"/>
    </style:style>
    <style:style style:name="T95" style:family="text">
      <style:text-properties fo:font-style="italic" fo:font-weight="bold" officeooo:rsid="006bc63e" style:font-style-asian="italic" style:font-weight-asian="bold" style:font-style-complex="italic" style:font-weight-complex="bold"/>
    </style:style>
    <style:style style:name="T96" style:family="text">
      <style:text-properties fo:font-style="italic" fo:font-weight="bold" officeooo:rsid="006d1b94" style:font-style-asian="italic" style:font-weight-asian="bold" style:font-style-complex="italic" style:font-weight-complex="bold"/>
    </style:style>
    <style:style style:name="T97" style:family="text">
      <style:text-properties fo:font-style="italic" fo:font-weight="bold" officeooo:rsid="006e62a3" style:font-style-asian="italic" style:font-weight-asian="bold" style:font-style-complex="italic" style:font-weight-complex="bold"/>
    </style:style>
    <style:style style:name="T98" style:family="text">
      <style:text-properties fo:font-style="italic" fo:font-weight="bold" officeooo:rsid="006f40c6" style:font-style-asian="italic" style:font-weight-asian="bold" style:font-style-complex="italic" style:font-weight-complex="bold"/>
    </style:style>
    <style:style style:name="T99" style:family="text">
      <style:text-properties fo:font-style="italic" fo:font-weight="bold" officeooo:rsid="007b8b87" style:font-style-asian="italic" style:font-weight-asian="bold" style:font-style-complex="italic" style:font-weight-complex="bold"/>
    </style:style>
    <style:style style:name="T100" style:family="text">
      <style:text-properties fo:font-style="italic" fo:font-weight="bold" officeooo:rsid="007bd182" style:font-style-asian="italic" style:font-weight-asian="bold" style:font-style-complex="italic" style:font-weight-complex="bold"/>
    </style:style>
    <style:style style:name="T101" style:family="text">
      <style:text-properties fo:font-style="italic" fo:font-weight="bold" officeooo:rsid="001c52b8" style:font-style-asian="italic" style:font-weight-asian="bold" style:font-style-complex="italic" style:font-weight-complex="bold"/>
    </style:style>
    <style:style style:name="T102" style:family="text">
      <style:text-properties fo:font-style="italic" fo:font-weight="bold" officeooo:rsid="0084f5ff" style:font-style-asian="italic" style:font-weight-asian="bold" style:font-style-complex="italic" style:font-weight-complex="bold"/>
    </style:style>
    <style:style style:name="T103" style:family="text">
      <style:text-properties fo:font-style="italic" fo:font-weight="bold" officeooo:rsid="00856a6a" style:font-style-asian="italic" style:font-weight-asian="bold" style:font-style-complex="italic" style:font-weight-complex="bold"/>
    </style:style>
    <style:style style:name="T104" style:family="text">
      <style:text-properties fo:font-style="italic" fo:font-weight="bold" officeooo:rsid="008e6647" style:font-style-asian="italic" style:font-weight-asian="bold" style:font-style-complex="italic" style:font-weight-complex="bold"/>
    </style:style>
    <style:style style:name="T105" style:family="text">
      <style:text-properties fo:font-style="italic" fo:font-weight="bold" officeooo:rsid="008fd7d6" style:font-style-asian="italic" style:font-weight-asian="bold" style:font-style-complex="italic" style:font-weight-complex="bold"/>
    </style:style>
    <style:style style:name="T106" style:family="text">
      <style:text-properties fo:font-style="italic" fo:font-weight="bold" officeooo:rsid="0091b62a" style:font-style-asian="italic" style:font-weight-asian="bold" style:font-style-complex="italic" style:font-weight-complex="bold"/>
    </style:style>
    <style:style style:name="T107" style:family="text">
      <style:text-properties fo:font-style="italic" fo:font-weight="bold" officeooo:rsid="0093db53" style:font-style-asian="italic" style:font-weight-asian="bold" style:font-style-complex="italic" style:font-weight-complex="bold"/>
    </style:style>
    <style:style style:name="T108" style:family="text">
      <style:text-properties fo:font-style="italic" fo:font-weight="bold" officeooo:rsid="009830de" style:font-style-asian="italic" style:font-weight-asian="bold" style:font-style-complex="italic" style:font-weight-complex="bold"/>
    </style:style>
    <style:style style:name="T109" style:family="text">
      <style:text-properties fo:font-style="italic" fo:font-weight="bold" officeooo:rsid="0099e510" style:font-style-asian="italic" style:font-weight-asian="bold" style:font-style-complex="italic" style:font-weight-complex="bold"/>
    </style:style>
    <style:style style:name="T110" style:family="text">
      <style:text-properties fo:font-style="italic" fo:font-weight="bold" officeooo:rsid="009da7d0" style:font-style-asian="italic" style:font-weight-asian="bold" style:font-style-complex="italic" style:font-weight-complex="bold"/>
    </style:style>
    <style:style style:name="T111" style:family="text">
      <style:text-properties fo:font-style="italic" fo:font-weight="bold" officeooo:rsid="009e07fb" style:font-style-asian="italic" style:font-weight-asian="bold" style:font-style-complex="italic" style:font-weight-complex="bold"/>
    </style:style>
    <style:style style:name="T112" style:family="text">
      <style:text-properties fo:font-style="italic" fo:font-weight="bold" officeooo:rsid="00383625" style:font-style-asian="italic" style:font-weight-asian="bold" style:font-style-complex="italic" style:font-weight-complex="bold"/>
    </style:style>
    <style:style style:name="T113" style:family="text">
      <style:text-properties fo:font-style="italic" fo:font-weight="bold" officeooo:rsid="00a30d8d" style:font-style-asian="italic" style:font-weight-asian="bold" style:font-style-complex="italic" style:font-weight-complex="bold"/>
    </style:style>
    <style:style style:name="T114" style:family="text">
      <style:text-properties fo:font-style="italic" fo:font-weight="bold" officeooo:rsid="00a51776" style:font-style-asian="italic" style:font-weight-asian="bold" style:font-style-complex="italic" style:font-weight-complex="bold"/>
    </style:style>
    <style:style style:name="T115" style:family="text">
      <style:text-properties fo:font-style="italic" fo:font-weight="bold" officeooo:rsid="00af0ad5" style:font-style-asian="italic" style:font-weight-asian="bold" style:font-style-complex="italic" style:font-weight-complex="bold"/>
    </style:style>
    <style:style style:name="T116" style:family="text">
      <style:text-properties fo:font-style="italic" fo:font-weight="bold" officeooo:rsid="00afeb1c" style:font-style-asian="italic" style:font-weight-asian="bold" style:font-style-complex="italic" style:font-weight-complex="bold"/>
    </style:style>
    <style:style style:name="T117" style:family="text">
      <style:text-properties fo:font-style="italic" fo:font-weight="bold" officeooo:rsid="00b02448" style:font-style-asian="italic" style:font-weight-asian="bold" style:font-style-complex="italic" style:font-weight-complex="bold"/>
    </style:style>
    <style:style style:name="T118" style:family="text">
      <style:text-properties fo:font-style="italic" fo:font-weight="bold" officeooo:rsid="00b2048e" style:font-style-asian="italic" style:font-weight-asian="bold" style:font-style-complex="italic" style:font-weight-complex="bold"/>
    </style:style>
    <style:style style:name="T119" style:family="text">
      <style:text-properties fo:font-style="italic" fo:font-weight="bold" officeooo:rsid="00b3c8ed" style:font-style-asian="italic" style:font-weight-asian="bold" style:font-style-complex="italic" style:font-weight-complex="bold"/>
    </style:style>
    <style:style style:name="T120" style:family="text">
      <style:text-properties fo:font-style="italic" fo:font-weight="bold" officeooo:rsid="00b71042" style:font-style-asian="italic" style:font-weight-asian="bold" style:font-style-complex="italic" style:font-weight-complex="bold"/>
    </style:style>
    <style:style style:name="T121" style:family="text">
      <style:text-properties fo:font-style="italic" fo:font-weight="bold" officeooo:rsid="00b90aea" style:font-style-asian="italic" style:font-weight-asian="bold" style:font-style-complex="italic" style:font-weight-complex="bold"/>
    </style:style>
    <style:style style:name="T122" style:family="text">
      <style:text-properties fo:font-style="italic" fo:font-weight="bold" officeooo:rsid="00ba448d" style:font-style-asian="italic" style:font-weight-asian="bold" style:font-style-complex="italic" style:font-weight-complex="bold"/>
    </style:style>
    <style:style style:name="T123" style:family="text">
      <style:text-properties fo:font-style="italic" fo:font-weight="bold" officeooo:rsid="00abde8d" style:font-style-asian="italic" style:font-weight-asian="bold" style:font-style-complex="italic" style:font-weight-complex="bold"/>
    </style:style>
    <style:style style:name="T124" style:family="text">
      <style:text-properties fo:font-style="italic" fo:font-weight="bold" officeooo:rsid="00bb59b3" style:font-style-asian="italic" style:font-weight-asian="bold" style:font-style-complex="italic" style:font-weight-complex="bold"/>
    </style:style>
    <style:style style:name="T125" style:family="text">
      <style:text-properties fo:font-style="italic" fo:font-weight="bold" officeooo:rsid="00bb7502" style:font-style-asian="italic" style:font-weight-asian="bold" style:font-style-complex="italic" style:font-weight-complex="bold"/>
    </style:style>
    <style:style style:name="T126" style:family="text">
      <style:text-properties fo:font-style="italic" fo:font-weight="bold" officeooo:rsid="00c1cb60" style:font-style-asian="italic" style:font-weight-asian="bold" style:font-style-complex="italic" style:font-weight-complex="bold"/>
    </style:style>
    <style:style style:name="T127" style:family="text">
      <style:text-properties fo:font-style="italic" fo:font-weight="bold" officeooo:rsid="00c319da" style:font-style-asian="italic" style:font-weight-asian="bold" style:font-style-complex="italic" style:font-weight-complex="bold"/>
    </style:style>
    <style:style style:name="T128" style:family="text">
      <style:text-properties fo:font-style="italic" fo:font-weight="normal" style:font-style-asian="italic" style:font-weight-asian="normal" style:font-style-complex="italic" style:font-weight-complex="normal"/>
    </style:style>
    <style:style style:name="T129" style:family="text">
      <style:text-properties fo:font-style="italic" fo:font-weight="normal" officeooo:rsid="0033b7a4" style:font-style-asian="italic" style:font-weight-asian="normal" style:font-style-complex="italic" style:font-weight-complex="normal"/>
    </style:style>
    <style:style style:name="T130" style:family="text">
      <style:text-properties fo:font-style="italic" fo:font-weight="normal" officeooo:rsid="00339e2d" style:font-style-asian="italic" style:font-weight-asian="normal" style:font-style-complex="italic" style:font-weight-complex="normal"/>
    </style:style>
    <style:style style:name="T131" style:family="text">
      <style:text-properties fo:font-style="italic" fo:font-weight="normal" officeooo:rsid="004d1e9e" style:font-style-asian="italic" style:font-weight-asian="normal" style:font-style-complex="italic" style:font-weight-complex="normal"/>
    </style:style>
    <style:style style:name="T132" style:family="text">
      <style:text-properties fo:font-style="italic" fo:font-weight="normal" officeooo:rsid="00aa9155" style:font-style-asian="italic" style:font-weight-asian="normal" style:font-style-complex="italic" style:font-weight-complex="normal"/>
    </style:style>
    <style:style style:name="T133"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34" style:family="text">
      <style:text-properties fo:font-style="italic" style:text-underline-style="none" fo:font-weight="bold" style:font-style-asian="italic" style:font-weight-asian="bold" style:font-style-complex="italic" style:font-weight-complex="bold"/>
    </style:style>
    <style:style style:name="T135" style:family="text">
      <style:text-properties fo:font-style="italic" style:text-underline-style="none" fo:font-weight="bold" officeooo:rsid="004c5460" style:font-style-asian="italic" style:font-weight-asian="bold" style:font-style-complex="italic" style:font-weight-complex="bold"/>
    </style:style>
    <style:style style:name="T136" style:family="text">
      <style:text-properties fo:font-style="italic" style:text-underline-style="none" fo:font-weight="bold" officeooo:rsid="004d9dcc" style:font-style-asian="italic" style:font-weight-asian="bold" style:font-style-complex="italic" style:font-weight-complex="bold"/>
    </style:style>
    <style:style style:name="T137" style:family="text">
      <style:text-properties fo:font-style="italic" style:text-underline-style="none" fo:font-weight="bold" officeooo:rsid="004e815e" style:font-style-asian="italic" style:font-weight-asian="bold" style:font-style-complex="italic" style:font-weight-complex="bold"/>
    </style:style>
    <style:style style:name="T138" style:family="text">
      <style:text-properties fo:font-style="italic" style:text-underline-style="none" fo:font-weight="bold" officeooo:rsid="005db4ac" style:font-style-asian="italic" style:font-weight-asian="bold" style:font-style-complex="italic" style:font-weight-complex="bold"/>
    </style:style>
    <style:style style:name="T139" style:family="text">
      <style:text-properties fo:font-style="italic" style:text-underline-style="none" fo:font-weight="bold" officeooo:rsid="008fd7d6" style:font-style-asian="italic" style:font-weight-asian="bold" style:font-style-complex="italic" style:font-weight-complex="bold"/>
    </style:style>
    <style:style style:name="T140" style:family="text">
      <style:text-properties fo:font-style="italic" style:text-underline-style="none" fo:font-weight="bold" officeooo:rsid="00b3c8ed" style:font-style-asian="italic" style:font-weight-asian="bold" style:font-style-complex="italic" style:font-weight-complex="bold"/>
    </style:style>
    <style:style style:name="T141" style:family="text">
      <style:text-properties fo:font-style="italic" style:text-underline-style="none" fo:font-weight="bold" officeooo:rsid="00bb7502" style:font-style-asian="italic" style:font-weight-asian="bold" style:font-style-complex="italic" style:font-weight-complex="bold"/>
    </style:style>
    <style:style style:name="T142" style:family="text">
      <style:text-properties fo:font-style="italic" style:text-underline-style="none" fo:font-weight="normal" officeooo:rsid="00aa9155" style:font-style-asian="italic" style:font-weight-asian="normal" style:font-style-complex="italic" style:font-weight-complex="normal"/>
    </style:style>
    <style:style style:name="T143" style:family="text">
      <style:text-properties style:text-underline-style="solid" style:text-underline-width="auto" style:text-underline-color="font-color"/>
    </style:style>
    <style:style style:name="T144" style:family="text">
      <style:text-properties officeooo:rsid="000438fc"/>
    </style:style>
    <style:style style:name="T145"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46"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47"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48" style:family="text">
      <style:text-properties officeooo:rsid="002039af"/>
    </style:style>
    <style:style style:name="T149" style:family="text">
      <style:text-properties officeooo:rsid="00220f6a"/>
    </style:style>
    <style:style style:name="T150" style:family="text">
      <style:text-properties officeooo:rsid="002379ee"/>
    </style:style>
    <style:style style:name="T151" style:family="text">
      <style:text-properties officeooo:rsid="00299862"/>
    </style:style>
    <style:style style:name="T152" style:family="text">
      <style:text-properties officeooo:rsid="0029d66d"/>
    </style:style>
    <style:style style:name="T153" style:family="text">
      <style:text-properties officeooo:rsid="002b197b"/>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fo:font-weight="bold" officeooo:rsid="002eb0d8" style:font-style-asian="normal" style:font-weight-asian="bold" style:font-style-complex="normal" style:font-weight-complex="bold"/>
    </style:style>
    <style:style style:name="T156" style:family="text">
      <style:text-properties fo:font-style="normal" fo:font-weight="bold" officeooo:rsid="002f1f2d" style:font-style-asian="normal" style:font-weight-asian="bold" style:font-style-complex="normal" style:font-weight-complex="bold"/>
    </style:style>
    <style:style style:name="T157" style:family="text">
      <style:text-properties fo:font-style="normal" fo:font-weight="bold" officeooo:rsid="0030d5d3" style:font-style-asian="normal" style:font-weight-asian="bold" style:font-style-complex="normal" style:font-weight-complex="bold"/>
    </style:style>
    <style:style style:name="T158" style:family="text">
      <style:text-properties fo:font-style="normal" fo:font-weight="bold" officeooo:rsid="003153f3" style:font-style-asian="normal" style:font-weight-asian="bold" style:font-style-complex="normal" style:font-weight-complex="bold"/>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fo:font-weight="normal" officeooo:rsid="0029d66d" style:font-style-asian="normal" style:font-weight-asian="normal" style:font-style-complex="normal" style:font-weight-complex="normal"/>
    </style:style>
    <style:style style:name="T161" style:family="text">
      <style:text-properties fo:font-style="normal" fo:font-weight="normal" officeooo:rsid="002eb0d8" style:font-style-asian="normal" style:font-weight-asian="normal" style:font-style-complex="normal" style:font-weight-complex="normal"/>
    </style:style>
    <style:style style:name="T162" style:family="text">
      <style:text-properties fo:font-style="normal" fo:font-weight="normal" officeooo:rsid="002f1f2d" style:font-style-asian="normal" style:font-weight-asian="normal" style:font-style-complex="normal" style:font-weight-complex="normal"/>
    </style:style>
    <style:style style:name="T163" style:family="text">
      <style:text-properties fo:font-style="normal" fo:font-weight="normal" officeooo:rsid="0030d5d3" style:font-style-asian="normal" style:font-weight-asian="normal" style:font-style-complex="normal" style:font-weight-complex="normal"/>
    </style:style>
    <style:style style:name="T164" style:family="text">
      <style:text-properties fo:font-style="normal" fo:font-weight="normal" officeooo:rsid="002b197b" style:font-style-asian="normal" style:font-weight-asian="normal" style:font-style-complex="normal" style:font-weight-complex="normal"/>
    </style:style>
    <style:style style:name="T165" style:family="text">
      <style:text-properties fo:font-style="normal" fo:font-weight="normal" officeooo:rsid="00280e7e" style:font-style-asian="normal" style:font-weight-asian="normal" style:font-style-complex="normal" style:font-weight-complex="normal"/>
    </style:style>
    <style:style style:name="T166" style:family="text">
      <style:text-properties fo:font-style="normal" fo:font-weight="normal" officeooo:rsid="003153f3" style:font-style-asian="normal" style:font-weight-asian="normal" style:font-style-complex="normal" style:font-weight-complex="normal"/>
    </style:style>
    <style:style style:name="T167" style:family="text">
      <style:text-properties fo:font-style="normal" fo:font-weight="normal" officeooo:rsid="0033b7a4" style:font-style-asian="normal" style:font-weight-asian="normal" style:font-style-complex="normal" style:font-weight-complex="normal"/>
    </style:style>
    <style:style style:name="T168" style:family="text">
      <style:text-properties fo:font-style="normal" fo:font-weight="normal" officeooo:rsid="004d1e9e" style:font-style-asian="normal" style:font-weight-asian="normal" style:font-style-complex="normal" style:font-weight-complex="normal"/>
    </style:style>
    <style:style style:name="T169" style:family="text">
      <style:text-properties fo:font-style="normal" fo:font-weight="normal" officeooo:rsid="004e815e" style:font-style-asian="normal" style:font-weight-asian="normal" style:font-style-complex="normal" style:font-weight-complex="normal"/>
    </style:style>
    <style:style style:name="T170" style:family="text">
      <style:text-properties fo:font-style="normal" fo:font-weight="normal" officeooo:rsid="006f40c6" style:font-style-asian="normal" style:font-weight-asian="normal" style:font-style-complex="normal" style:font-weight-complex="normal"/>
    </style:style>
    <style:style style:name="T171" style:family="text">
      <style:text-properties fo:font-style="normal" fo:font-weight="normal" officeooo:rsid="007b6607" style:font-style-asian="normal" style:font-weight-asian="normal" style:font-style-complex="normal" style:font-weight-complex="normal"/>
    </style:style>
    <style:style style:name="T172" style:family="text">
      <style:text-properties fo:font-style="normal" fo:font-weight="normal" officeooo:rsid="007b8b87" style:font-style-asian="normal" style:font-weight-asian="normal" style:font-style-complex="normal" style:font-weight-complex="normal"/>
    </style:style>
    <style:style style:name="T173" style:family="text">
      <style:text-properties fo:font-style="normal" fo:font-weight="normal" officeooo:rsid="009830de" style:font-style-asian="normal" style:font-weight-asian="normal" style:font-style-complex="normal" style:font-weight-complex="normal"/>
    </style:style>
    <style:style style:name="T174" style:family="text">
      <style:text-properties fo:font-style="normal" fo:font-weight="normal" officeooo:rsid="0099e510" style:font-style-asian="normal" style:font-weight-asian="normal" style:font-style-complex="normal" style:font-weight-complex="normal"/>
    </style:style>
    <style:style style:name="T175" style:family="text">
      <style:text-properties fo:font-style="normal" fo:font-weight="normal" officeooo:rsid="009da7d0" style:font-style-asian="normal" style:font-weight-asian="normal" style:font-style-complex="normal" style:font-weight-complex="normal"/>
    </style:style>
    <style:style style:name="T176" style:family="text">
      <style:text-properties fo:font-style="normal" fo:font-weight="normal" officeooo:rsid="002379ee" style:font-style-asian="normal" style:font-weight-asian="normal" style:font-style-complex="normal" style:font-weight-complex="normal"/>
    </style:style>
    <style:style style:name="T177" style:family="text">
      <style:text-properties fo:font-style="normal" fo:font-weight="normal" officeooo:rsid="00299862" style:font-style-asian="normal" style:font-weight-asian="normal" style:font-style-complex="normal" style:font-weight-complex="normal"/>
    </style:style>
    <style:style style:name="T178" style:family="text">
      <style:text-properties fo:font-style="normal" fo:font-weight="normal" officeooo:rsid="00b2048e" style:font-style-asian="normal" style:font-weight-asian="normal" style:font-style-complex="normal" style:font-weight-complex="normal"/>
    </style:style>
    <style:style style:name="T179" style:family="text">
      <style:text-properties fo:font-style="normal" fo:font-weight="normal" officeooo:rsid="00b3c8ed" style:font-style-asian="normal" style:font-weight-asian="normal" style:font-style-complex="normal" style:font-weight-complex="normal"/>
    </style:style>
    <style:style style:name="T180" style:family="text">
      <style:text-properties fo:font-style="normal" fo:font-weight="normal" officeooo:rsid="00421f63" style:font-style-asian="normal" style:font-weight-asian="normal" style:font-style-complex="normal" style:font-weight-complex="normal"/>
    </style:style>
    <style:style style:name="T181" style:family="text">
      <style:text-properties fo:font-style="normal" fo:font-weight="normal" officeooo:rsid="00b71042" style:font-style-asian="normal" style:font-weight-asian="normal" style:font-style-complex="normal" style:font-weight-complex="normal"/>
    </style:style>
    <style:style style:name="T182" style:family="text">
      <style:text-properties fo:font-style="normal" fo:font-weight="normal" officeooo:rsid="00b90aea" style:font-style-asian="normal" style:font-weight-asian="normal" style:font-style-complex="normal" style:font-weight-complex="normal"/>
    </style:style>
    <style:style style:name="T183" style:family="text">
      <style:text-properties fo:font-style="normal" fo:font-weight="normal" officeooo:rsid="00bb7502" style:font-style-asian="normal" style:font-weight-asian="normal" style:font-style-complex="normal" style:font-weight-complex="normal"/>
    </style:style>
    <style:style style:name="T184" style:family="text">
      <style:text-properties fo:font-style="normal" style:text-underline-style="none" fo:font-weight="normal" style:font-style-asian="normal" style:font-weight-asian="normal" style:font-style-complex="normal" style:font-weight-complex="normal"/>
    </style:style>
    <style:style style:name="T185" style:family="text">
      <style:text-properties fo:font-style="normal" style:text-underline-style="none" fo:font-weight="normal" officeooo:rsid="004e815e" style:font-style-asian="normal" style:font-weight-asian="normal" style:font-style-complex="normal" style:font-weight-complex="normal"/>
    </style:style>
    <style:style style:name="T186" style:family="text">
      <style:text-properties fo:font-style="normal" style:text-underline-style="none" fo:font-weight="normal" officeooo:rsid="005d0fc0" style:font-style-asian="normal" style:font-weight-asian="normal" style:font-style-complex="normal" style:font-weight-complex="normal"/>
    </style:style>
    <style:style style:name="T187" style:family="text">
      <style:text-properties fo:font-style="normal" style:text-underline-style="none" fo:font-weight="normal" officeooo:rsid="00421f63" style:font-style-asian="normal" style:font-weight-asian="normal" style:font-style-complex="normal" style:font-weight-complex="normal"/>
    </style:style>
    <style:style style:name="T188" style:family="text">
      <style:text-properties fo:font-style="normal" style:text-underline-style="none" fo:font-weight="normal" officeooo:rsid="0084f5ff" style:font-style-asian="normal" style:font-weight-asian="normal" style:font-style-complex="normal" style:font-weight-complex="normal"/>
    </style:style>
    <style:style style:name="T189" style:family="text">
      <style:text-properties fo:font-style="normal" style:text-underline-style="none" fo:font-weight="normal" officeooo:rsid="00aa9155" style:font-style-asian="normal" style:font-weight-asian="normal" style:font-style-complex="normal" style:font-weight-complex="normal"/>
    </style:style>
    <style:style style:name="T190" style:family="text">
      <style:text-properties fo:font-style="normal" style:text-underline-style="none" fo:font-weight="normal" officeooo:rsid="009830de" style:font-style-asian="normal" style:font-weight-asian="normal" style:font-style-complex="normal" style:font-weight-complex="normal"/>
    </style:style>
    <style:style style:name="T191" style:family="text">
      <style:text-properties fo:font-style="normal" style:text-underline-style="none" fo:font-weight="normal" officeooo:rsid="00b71042" style:font-style-asian="normal" style:font-weight-asian="normal" style:font-style-complex="normal" style:font-weight-complex="normal"/>
    </style:style>
    <style:style style:name="T192" style:family="text">
      <style:text-properties fo:font-style="normal" style:text-underline-style="none" fo:font-weight="normal" officeooo:rsid="00c1cb60" style:font-style-asian="normal" style:font-weight-asian="normal" style:font-style-complex="normal" style:font-weight-complex="normal"/>
    </style:style>
    <style:style style:name="T193" style:family="text">
      <style:text-properties fo:font-style="normal" style:text-underline-style="none" fo:font-weight="bold" officeooo:rsid="00421f63" style:font-style-asian="normal" style:font-weight-asian="bold" style:font-style-complex="normal" style:font-weight-complex="bold"/>
    </style:style>
    <style:style style:name="T194" style:family="text">
      <style:text-properties fo:font-style="normal" style:text-underline-style="none" fo:font-weight="bold" officeooo:rsid="00aa9155" style:font-style-asian="normal" style:font-weight-asian="bold" style:font-style-complex="normal" style:font-weight-complex="bold"/>
    </style:style>
    <style:style style:name="T195" style:family="text">
      <style:text-properties fo:font-style="normal" style:text-underline-style="none" style:font-style-asian="normal" style:font-style-complex="normal"/>
    </style:style>
    <style:style style:name="T196" style:family="text">
      <style:text-properties fo:font-style="normal" style:text-underline-style="none" officeooo:rsid="0084f5ff" style:font-style-asian="normal" style:font-style-complex="normal"/>
    </style:style>
    <style:style style:name="T197" style:family="text">
      <style:text-properties fo:font-style="normal" style:font-style-asian="normal" style:font-style-complex="normal"/>
    </style:style>
    <style:style style:name="T198" style:family="text">
      <style:text-properties fo:font-style="normal" officeooo:rsid="00b02448" style:font-style-asian="normal" style:font-style-complex="normal"/>
    </style:style>
    <style:style style:name="T199" style:family="text">
      <style:text-properties fo:font-style="normal" officeooo:rsid="00b3c8ed" style:font-style-asian="normal" style:font-style-complex="normal"/>
    </style:style>
    <style:style style:name="T200" style:family="text">
      <style:text-properties officeooo:rsid="002e66b8"/>
    </style:style>
    <style:style style:name="T201" style:family="text">
      <style:text-properties officeooo:rsid="0030d5d3"/>
    </style:style>
    <style:style style:name="T202" style:family="text">
      <style:text-properties officeooo:rsid="0032d5e7"/>
    </style:style>
    <style:style style:name="T203" style:family="text">
      <style:text-properties fo:font-weight="normal" style:font-weight-asian="normal" style:font-weight-complex="normal"/>
    </style:style>
    <style:style style:name="T204" style:family="text">
      <style:text-properties fo:font-weight="normal" officeooo:rsid="0033b7a4" style:font-weight-asian="normal" style:font-weight-complex="normal"/>
    </style:style>
    <style:style style:name="T205" style:family="text">
      <style:text-properties fo:font-weight="normal" officeooo:rsid="00339e2d" style:font-weight-asian="normal" style:font-weight-complex="normal"/>
    </style:style>
    <style:style style:name="T206" style:family="text">
      <style:text-properties fo:font-weight="normal" officeooo:rsid="0041248e" style:font-weight-asian="normal" style:font-weight-complex="normal"/>
    </style:style>
    <style:style style:name="T207" style:family="text">
      <style:text-properties fo:font-weight="normal" officeooo:rsid="007b8b87" style:font-weight-asian="normal" style:font-weight-complex="normal"/>
    </style:style>
    <style:style style:name="T208" style:family="text">
      <style:text-properties officeooo:rsid="0033b7a4"/>
    </style:style>
    <style:style style:name="T209" style:family="text">
      <style:text-properties officeooo:rsid="00339e2d"/>
    </style:style>
    <style:style style:name="T210" style:family="text">
      <style:text-properties officeooo:rsid="003a2c18"/>
    </style:style>
    <style:style style:name="T211" style:family="text">
      <style:text-properties officeooo:rsid="003b0c12"/>
    </style:style>
    <style:style style:name="T212" style:family="text">
      <style:text-properties officeooo:rsid="003e15a4"/>
    </style:style>
    <style:style style:name="T213" style:family="text">
      <style:text-properties officeooo:rsid="0041248e"/>
    </style:style>
    <style:style style:name="T214" style:family="text">
      <style:text-properties officeooo:rsid="004390ad"/>
    </style:style>
    <style:style style:name="T215" style:family="text">
      <style:text-properties officeooo:rsid="0046ae6e"/>
    </style:style>
    <style:style style:name="T216" style:family="text">
      <style:text-properties officeooo:rsid="004710c6"/>
    </style:style>
    <style:style style:name="T217" style:family="text">
      <style:text-properties officeooo:rsid="004afbce"/>
    </style:style>
    <style:style style:name="T218" style:family="text">
      <style:text-properties officeooo:rsid="004c5460"/>
    </style:style>
    <style:style style:name="T219" style:family="text">
      <style:text-properties officeooo:rsid="00421f63"/>
    </style:style>
    <style:style style:name="T220" style:family="text">
      <style:text-properties officeooo:rsid="004d1e9e"/>
    </style:style>
    <style:style style:name="T221" style:family="text">
      <style:text-properties officeooo:rsid="004e815e"/>
    </style:style>
    <style:style style:name="T222" style:family="text">
      <style:text-properties officeooo:rsid="0050bcd7"/>
    </style:style>
    <style:style style:name="T223" style:family="text">
      <style:text-properties officeooo:rsid="0051c70e"/>
    </style:style>
    <style:style style:name="T224" style:family="text">
      <style:text-properties officeooo:rsid="004d9dcc"/>
    </style:style>
    <style:style style:name="T225" style:family="text">
      <style:text-properties officeooo:rsid="005311cd"/>
    </style:style>
    <style:style style:name="T226" style:family="text">
      <style:text-properties officeooo:rsid="0054d10a"/>
    </style:style>
    <style:style style:name="T227" style:family="text">
      <style:text-properties officeooo:rsid="0055084e"/>
    </style:style>
    <style:style style:name="T228" style:family="text">
      <style:text-properties officeooo:rsid="00564a6e"/>
    </style:style>
    <style:style style:name="T229" style:family="text">
      <style:text-properties style:text-underline-style="none"/>
    </style:style>
    <style:style style:name="T230" style:family="text">
      <style:text-properties style:text-underline-style="none" officeooo:rsid="005d0fc0"/>
    </style:style>
    <style:style style:name="T231" style:family="text">
      <style:text-properties style:text-underline-style="none" officeooo:rsid="00629a69"/>
    </style:style>
    <style:style style:name="T232" style:family="text">
      <style:text-properties officeooo:rsid="005db4ac"/>
    </style:style>
    <style:style style:name="T233" style:family="text">
      <style:text-properties officeooo:rsid="0063bca1"/>
    </style:style>
    <style:style style:name="T234" style:family="text">
      <style:text-properties officeooo:rsid="00629a69"/>
    </style:style>
    <style:style style:name="T235" style:family="text">
      <style:text-properties officeooo:rsid="0069be64"/>
    </style:style>
    <style:style style:name="T236" style:family="text">
      <style:text-properties officeooo:rsid="006bbb4b"/>
    </style:style>
    <style:style style:name="T237" style:family="text">
      <style:text-properties officeooo:rsid="006bc63e"/>
    </style:style>
    <style:style style:name="T238" style:family="text">
      <style:text-properties officeooo:rsid="006d1b94"/>
    </style:style>
    <style:style style:name="T239" style:family="text">
      <style:text-properties officeooo:rsid="006e62a3"/>
    </style:style>
    <style:style style:name="T240" style:family="text">
      <style:text-properties officeooo:rsid="006f40c6"/>
    </style:style>
    <style:style style:name="T241" style:family="text">
      <style:text-properties officeooo:rsid="007322fd"/>
    </style:style>
    <style:style style:name="T242" style:family="text">
      <style:text-properties officeooo:rsid="0075314f"/>
    </style:style>
    <style:style style:name="T243" style:family="text">
      <style:text-properties officeooo:rsid="00772c8c"/>
    </style:style>
    <style:style style:name="T244" style:family="text">
      <style:text-properties officeooo:rsid="007b6607"/>
    </style:style>
    <style:style style:name="T245" style:family="text">
      <style:text-properties officeooo:rsid="007b8b87"/>
    </style:style>
    <style:style style:name="T246" style:family="text">
      <style:text-properties officeooo:rsid="007bd182"/>
    </style:style>
    <style:style style:name="T247" style:family="text">
      <style:text-properties officeooo:rsid="007c0202"/>
    </style:style>
    <style:style style:name="T248" style:family="text">
      <style:text-properties officeooo:rsid="007d1d72"/>
    </style:style>
    <style:style style:name="T249" style:family="text">
      <style:text-properties officeooo:rsid="007de737"/>
    </style:style>
    <style:style style:name="T250" style:family="text">
      <style:text-properties officeooo:rsid="007fa837"/>
    </style:style>
    <style:style style:name="T251" style:family="text">
      <style:text-properties officeooo:rsid="007fefc5"/>
    </style:style>
    <style:style style:name="T252" style:family="text">
      <style:text-properties officeooo:rsid="00818ba0"/>
    </style:style>
    <style:style style:name="T253" style:family="text">
      <style:text-properties officeooo:rsid="0084f5ff"/>
    </style:style>
    <style:style style:name="T254" style:family="text">
      <style:text-properties officeooo:rsid="00856a6a"/>
    </style:style>
    <style:style style:name="T255" style:family="text">
      <style:text-properties officeooo:rsid="0086e5fd"/>
    </style:style>
    <style:style style:name="T256" style:family="text">
      <style:text-properties officeooo:rsid="00895114"/>
    </style:style>
    <style:style style:name="T257" style:family="text">
      <style:text-properties officeooo:rsid="008a0262"/>
    </style:style>
    <style:style style:name="T258" style:family="text">
      <style:text-properties officeooo:rsid="008c67a8"/>
    </style:style>
    <style:style style:name="T259" style:family="text">
      <style:text-properties officeooo:rsid="008e6647"/>
    </style:style>
    <style:style style:name="T260" style:family="text">
      <style:text-properties officeooo:rsid="008fd7d6"/>
    </style:style>
    <style:style style:name="T261" style:family="text">
      <style:text-properties officeooo:rsid="0091b62a"/>
    </style:style>
    <style:style style:name="T262" style:family="text">
      <style:text-properties officeooo:rsid="00937bb7"/>
    </style:style>
    <style:style style:name="T263" style:family="text">
      <style:text-properties officeooo:rsid="0093db53"/>
    </style:style>
    <style:style style:name="T264" style:family="text">
      <style:text-properties officeooo:rsid="009529ec"/>
    </style:style>
    <style:style style:name="T265" style:family="text">
      <style:text-properties officeooo:rsid="00971fa8"/>
    </style:style>
    <style:style style:name="T266" style:family="text">
      <style:text-properties officeooo:rsid="009830de"/>
    </style:style>
    <style:style style:name="T267" style:family="text">
      <style:text-properties officeooo:rsid="009aff33"/>
    </style:style>
    <style:style style:name="T268" style:family="text">
      <style:text-properties officeooo:rsid="009da7d0"/>
    </style:style>
    <style:style style:name="T269" style:family="text">
      <style:text-properties fo:language="fr" fo:country="FR"/>
    </style:style>
    <style:style style:name="T270" style:family="text">
      <style:text-properties fo:language="fr" fo:country="FR" fo:font-weight="bold" style:font-weight-asian="bold" style:font-weight-complex="bold"/>
    </style:style>
    <style:style style:name="T271" style:family="text">
      <style:text-properties officeooo:rsid="009e07fb"/>
    </style:style>
    <style:style style:name="T272" style:family="text">
      <style:text-properties officeooo:rsid="00a07799"/>
    </style:style>
    <style:style style:name="T273" style:family="text">
      <style:text-properties officeooo:rsid="00a1b5cc"/>
    </style:style>
    <style:style style:name="T274" style:family="text">
      <style:text-properties officeooo:rsid="00a22cbe"/>
    </style:style>
    <style:style style:name="T275" style:family="text">
      <style:text-properties officeooo:rsid="00a2b4de"/>
    </style:style>
    <style:style style:name="T276" style:family="text">
      <style:text-properties officeooo:rsid="00a30d8d"/>
    </style:style>
    <style:style style:name="T277" style:family="text">
      <style:text-properties officeooo:rsid="00a51776"/>
    </style:style>
    <style:style style:name="T278" style:family="text">
      <style:text-properties officeooo:rsid="00a6d869"/>
    </style:style>
    <style:style style:name="T279" style:family="text">
      <style:text-properties officeooo:rsid="00a95174"/>
    </style:style>
    <style:style style:name="T280" style:family="text">
      <style:text-properties officeooo:rsid="00aa9155"/>
    </style:style>
    <style:style style:name="T281" style:family="text">
      <style:text-properties fo:color="#6a8759" style:font-name="DejaVu Sans Mono" fo:font-style="italic" style:font-style-asian="italic" style:font-style-complex="italic"/>
    </style:style>
    <style:style style:name="T282" style:family="text">
      <style:text-properties officeooo:rsid="00abde8d"/>
    </style:style>
    <style:style style:name="T283" style:family="text">
      <style:text-properties officeooo:rsid="00ad9207"/>
    </style:style>
    <style:style style:name="T284" style:family="text">
      <style:text-properties officeooo:rsid="00ae11e8"/>
    </style:style>
    <style:style style:name="T285" style:family="text">
      <style:text-properties officeooo:rsid="00af0ad5"/>
    </style:style>
    <style:style style:name="T286" style:family="text">
      <style:text-properties officeooo:rsid="00afeb1c"/>
    </style:style>
    <style:style style:name="T287" style:family="text">
      <style:text-properties officeooo:rsid="00b02448"/>
    </style:style>
    <style:style style:name="T288" style:family="text">
      <style:text-properties officeooo:rsid="00b2048e"/>
    </style:style>
    <style:style style:name="T289" style:family="text">
      <style:text-properties officeooo:rsid="00b5b2ac"/>
    </style:style>
    <style:style style:name="T290" style:family="text">
      <style:text-properties officeooo:rsid="00b71042"/>
    </style:style>
    <style:style style:name="T291" style:family="text">
      <style:text-properties officeooo:rsid="00b90aea"/>
    </style:style>
    <style:style style:name="T292" style:family="text">
      <style:text-properties officeooo:rsid="00b3c8ed"/>
    </style:style>
    <style:style style:name="T293" style:family="text">
      <style:text-properties officeooo:rsid="00ba448d"/>
    </style:style>
    <style:style style:name="T294" style:family="text">
      <style:text-properties officeooo:rsid="00bb3003"/>
    </style:style>
    <style:style style:name="T295" style:family="text">
      <style:text-properties officeooo:rsid="00bb59b3"/>
    </style:style>
    <style:style style:name="T296" style:family="text">
      <style:text-properties officeooo:rsid="00bb7502"/>
    </style:style>
    <style:style style:name="T297" style:family="text">
      <style:text-properties officeooo:rsid="00bcf3a4"/>
    </style:style>
    <style:style style:name="T298" style:family="text">
      <style:text-properties officeooo:rsid="00c319da"/>
    </style:style>
    <style:style style:name="T299" style:family="text">
      <style:text-properties officeooo:rsid="00c338f5"/>
    </style:style>
    <style:style style:name="T300" style:family="text">
      <style:text-properties officeooo:rsid="00c4cb1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0"/>
      <text:p text:style-name="P277">Graphic Objects Templating</text:p>
      <text:p text:style-name="P278">Système de création et interaction de bloc HTML orienté objet</text:p>
      <text:p text:style-name="P278"/>
      <text:p text:style-name="P279"/>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35"/>
      <text:p text:style-name="P135"/>
      <text:p text:style-name="P135"/>
      <text:p text:style-name="P128">Cahier des charges – notice explicative</text:p>
      <text:p text:style-name="P86">notions globales – mode de fonctionnement</text:p>
      <text:p text:style-name="P87">Gilbert ARMENGAUD © 2014 – 2018 <text:span text:style-name="T200">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4">Table des matières</text:p>
          </text:index-title>
          <text:p text:style-name="P425"><text:a xlink:type="simple" xlink:href="#__RefHeading___Toc4126_2280483503" text:style-name="Index_20_Link" text:visited-style-name="Index_20_Link">Préambule<text:tab/>4</text:a></text:p>
          <text:p text:style-name="P425"><text:a xlink:type="simple" xlink:href="#__RefHeading___Toc4130_2280483503" text:style-name="Index_20_Link" text:visited-style-name="Index_20_Link">L’objet de base ou objet origine : OObject<text:tab/>5</text:a></text:p>
          <text:p text:style-name="P427"><text:a xlink:type="simple" xlink:href="#__RefHeading___Toc4138_2280483503" text:style-name="Index_20_Link" text:visited-style-name="Index_20_Link">Propriétés – Attributs de l’objet<text:tab/>5</text:a></text:p>
          <text:p text:style-name="P427"><text:a xlink:type="simple" xlink:href="#__RefHeading___Toc4140_2280483503" text:style-name="Index_20_Link" text:visited-style-name="Index_20_Link">Méthodes de l’objet<text:tab/>6</text:a></text:p>
          <text:p text:style-name="P426"><text:a xlink:type="simple" xlink:href="#__RefHeading___Toc4142_2280483503" text:style-name="Index_20_Link" text:visited-style-name="Index_20_Link">Le constructeur<text:tab/>6</text:a></text:p>
          <text:p text:style-name="P426"><text:a xlink:type="simple" xlink:href="#__RefHeading___Toc464_639295972" text:style-name="Index_20_Link" text:visited-style-name="Index_20_Link">Les méthodes statiques<text:tab/>6</text:a></text:p>
          <text:p text:style-name="P428"><text:a xlink:type="simple" xlink:href="#__RefHeading___Toc466_639295972" text:style-name="Index_20_Link" text:visited-style-name="Index_20_Link">La validation d’existence de session – validateSession<text:tab/>6</text:a></text:p>
          <text:p text:style-name="P428"><text:a xlink:type="simple" xlink:href="#__RefHeading___Toc468_639295972" text:style-name="Index_20_Link" text:visited-style-name="Index_20_Link">l’existence d’objet – existObject($id)<text:tab/>7</text:a></text:p>
          <text:p text:style-name="P428"><text:a xlink:type="simple" xlink:href="#__RefHeading___Toc759_337275683" text:style-name="Index_20_Link" text:visited-style-name="Index_20_Link">La reconstruction d’un objet – buildObject($id, $valeur = null)<text:tab/>7</text:a></text:p>
          <text:p text:style-name="P428"><text:a xlink:type="simple" xlink:href="#__RefHeading___Toc470_639295972" text:style-name="Index_20_Link" text:visited-style-name="Index_20_Link">La suppression d’un objet – destroyObject($id)<text:tab/>7</text:a></text:p>
          <text:p text:style-name="P428"><text:a xlink:type="simple" xlink:href="#__RefHeading___Toc474_639295972" text:style-name="Index_20_Link" text:visited-style-name="Index_20_Link">La suppression de tous les objets – clearObjects()<text:tab/>8</text:a></text:p>
          <text:p text:style-name="P426"><text:a xlink:type="simple" xlink:href="#__RefHeading___Toc2878_3340177762" text:style-name="Index_20_Link" text:visited-style-name="Index_20_Link">Les méthodes relatives aux attributs simples de l’objet<text:tab/>8</text:a></text:p>
          <text:p text:style-name="P428"><text:a xlink:type="simple" xlink:href="#__RefHeading___Toc2880_3340177762" text:style-name="Index_20_Link" text:visited-style-name="Index_20_Link">setProperties($properties) – getProperties()<text:tab/>8</text:a></text:p>
          <text:p text:style-name="P429"><text:a xlink:type="simple" xlink:href="#__RefHeading___Toc1742_2082408205" text:style-name="Index_20_Link" text:visited-style-name="Index_20_Link">Algorithme des méthodes :<text:tab/>8</text:a></text:p>
          <text:p text:style-name="P428"><text:a xlink:type="simple" xlink:href="#__RefHeading___Toc2882_3340177762" text:style-name="Index_20_Link" text:visited-style-name="Index_20_Link">setId($id) – getId()<text:tab/>9</text:a></text:p>
          <text:p text:style-name="P429"><text:a xlink:type="simple" xlink:href="#__RefHeading___Toc1744_2082408205" text:style-name="Index_20_Link" text:visited-style-name="Index_20_Link">Algorithme des méthodes :<text:tab/>9</text:a></text:p>
          <text:p text:style-name="P428"><text:a xlink:type="simple" xlink:href="#__RefHeading___Toc1465_452600724" text:style-name="Index_20_Link" text:visited-style-name="Index_20_Link">setName($name) – getName()<text:tab/>9</text:a></text:p>
          <text:p text:style-name="P428"><text:a xlink:type="simple" xlink:href="#__RefHeading___Toc1746_2082408205" text:style-name="Index_20_Link" text:visited-style-name="Index_20_Link">setDisplay($display) – getDisplay()<text:tab/>9</text:a></text:p>
          <text:p text:style-name="P429"><text:a xlink:type="simple" xlink:href="#__RefHeading___Toc1748_2082408205" text:style-name="Index_20_Link" text:visited-style-name="Index_20_Link">Méthode générique getConstants()<text:tab/>10</text:a></text:p>
          <text:p text:style-name="P429"><text:a xlink:type="simple" xlink:href="#__RefHeading___Toc1750_2082408205" text:style-name="Index_20_Link" text:visited-style-name="Index_20_Link">Méthode de récupération des constantes d’un attribut<text:tab/>10</text:a></text:p>
          <text:p text:style-name="P429"><text:a xlink:type="simple" xlink:href="#__RefHeading___Toc1752_2082408205" text:style-name="Index_20_Link" text:visited-style-name="Index_20_Link">Algorithme des méthodes<text:tab/>10</text:a></text:p>
          <text:p text:style-name="P428"><text:a xlink:type="simple" xlink:href="#__RefHeading___Toc1754_2082408205" text:style-name="Index_20_Link" text:visited-style-name="Index_20_Link">setWidthBT($widthBT) – getWidthBT()<text:tab/>10</text:a></text:p>
          <text:p text:style-name="P429"><text:a xlink:type="simple" xlink:href="#__RefHeading___Toc2120_520446132" text:style-name="Index_20_Link" text:visited-style-name="Index_20_Link">Algorithme des méthodes<text:tab/>11</text:a></text:p>
          <text:p text:style-name="P428"><text:a xlink:type="simple" xlink:href="#__RefHeading___Toc1467_452600724" text:style-name="Index_20_Link" text:visited-style-name="Index_20_Link">setClassName($className) – getClassName()<text:tab/>11</text:a></text:p>
          <text:p text:style-name="P429"><text:a xlink:type="simple" xlink:href="#__RefHeading___Toc2170_2104859123" text:style-name="Index_20_Link" text:visited-style-name="Index_20_Link">Algorithme des méthodes<text:tab/>12</text:a></text:p>
          <text:p text:style-name="P428"><text:a xlink:type="simple" xlink:href="#__RefHeading___Toc2197_2104859123" text:style-name="Index_20_Link" text:visited-style-name="Index_20_Link">setTemplate($template) – getTemplate()<text:tab/>12</text:a></text:p>
          <text:p text:style-name="P429"><text:a xlink:type="simple" xlink:href="#__RefHeading___Toc2199_2104859123" text:style-name="Index_20_Link" text:visited-style-name="Index_20_Link">Algorithme des méthodes<text:tab/>12</text:a></text:p>
          <text:p text:style-name="P428"><text:a xlink:type="simple" xlink:href="#__RefHeading___Toc2201_2104859123" text:style-name="Index_20_Link" text:visited-style-name="Index_20_Link">setObject($object) – getObject()<text:tab/>13</text:a></text:p>
          <text:p text:style-name="P429"><text:a xlink:type="simple" xlink:href="#__RefHeading___Toc2592_2079834871" text:style-name="Index_20_Link" text:visited-style-name="Index_20_Link">Algorithme des méthodes<text:tab/>13</text:a></text:p>
          <text:p text:style-name="P428"><text:a xlink:type="simple" xlink:href="#__RefHeading___Toc2890_3340177762" text:style-name="Index_20_Link" text:visited-style-name="Index_20_Link">setTypeObj($typeObj) – getTypeObj()<text:tab/>13</text:a></text:p>
          <text:p text:style-name="P429"><text:a xlink:type="simple" xlink:href="#__RefHeading___Toc2594_2079834871" text:style-name="Index_20_Link" text:visited-style-name="Index_20_Link">Algorithme des méthodes<text:tab/>13</text:a></text:p>
          <text:p text:style-name="P428"><text:a xlink:type="simple" xlink:href="#__RefHeading___Toc1281_4267579534" text:style-name="Index_20_Link" text:visited-style-name="Index_20_Link">getLastAccess()<text:tab/>13</text:a></text:p>
          <text:p text:style-name="P429"><text:a xlink:type="simple" xlink:href="#__RefHeading___Toc2596_2079834871" text:style-name="Index_20_Link" text:visited-style-name="Index_20_Link">Algorithme de la méthode<text:tab/>14</text:a></text:p>
          <text:p text:style-name="P428"><text:a xlink:type="simple" xlink:href="#__RefHeading___Toc2530_2079834871" text:style-name="Index_20_Link" text:visited-style-name="Index_20_Link">setClasses($classes), addClass($class), removeClass($class), getClasses()<text:tab/>14</text:a></text:p>
          <text:p text:style-name="P429"><text:a xlink:type="simple" xlink:href="#__RefHeading___Toc2598_2079834871" text:style-name="Index_20_Link" text:visited-style-name="Index_20_Link">Algorithme des méthodes<text:tab/>14</text:a></text:p>
          <text:p text:style-name="P428"><text:a xlink:type="simple" xlink:href="#__RefHeading___Toc8319_3443808127" text:style-name="Index_20_Link" text:visited-style-name="Index_20_Link">enable(), disable(), getState()<text:tab/>15</text:a></text:p>
          <text:p text:style-name="P429"><text:a xlink:type="simple" xlink:href="#__RefHeading___Toc8715_1097217395" text:style-name="Index_20_Link" text:visited-style-name="Index_20_Link">Algorithme des méthodes<text:tab/>15</text:a></text:p>
          <text:p text:style-name="P426"><text:a xlink:type="simple" xlink:href="#__RefHeading___Toc2894_3340177762" text:style-name="Index_20_Link" text:visited-style-name="Index_20_Link">Gestion des ressources JavaScript et feuille de style<text:tab/>15</text:a></text:p>
          <text:p text:style-name="P428"><text:a xlink:type="simple" xlink:href="#__RefHeading___Toc3112_284258370" text:style-name="Index_20_Link" text:visited-style-name="Index_20_Link">Gestion des fichiers feuilles de style :<text:tab/>15</text:a></text:p>
          <text:p text:style-name="P429"><text:a xlink:type="simple" xlink:href="#__RefHeading___Toc3114_284258370" text:style-name="Index_20_Link" text:visited-style-name="Index_20_Link">Algorithme des méthodes<text:tab/>15</text:a></text:p>
          <text:p text:style-name="P428"><text:a xlink:type="simple" xlink:href="#__RefHeading___Toc3221_284258370" text:style-name="Index_20_Link" text:visited-style-name="Index_20_Link">Gestion des fichiers JavaScript<text:tab/>17</text:a></text:p>
          <text:p text:style-name="P425"><text:a xlink:type="simple" xlink:href="#__RefHeading___Toc3978_269754257" text:style-name="Index_20_Link" text:visited-style-name="Index_20_Link">L’objet contenant de données : ODContained<text:tab/>18</text:a></text:p>
          <text:p text:style-name="P427"><text:a xlink:type="simple" xlink:href="#__RefHeading___Toc4001_269754257" text:style-name="Index_20_Link" text:visited-style-name="Index_20_Link">Propriétés – Attributs de l’objet<text:tab/>18</text:a></text:p>
          <text:p text:style-name="P427"><text:a xlink:type="simple" xlink:href="#__RefHeading___Toc4003_269754257" text:style-name="Index_20_Link" text:visited-style-name="Index_20_Link">Méthodes de l’objet<text:tab/>18</text:a></text:p>
          <text:p text:style-name="P426"><text:a xlink:type="simple" xlink:href="#__RefHeading___Toc4142_22804835031" text:style-name="Index_20_Link" text:visited-style-name="Index_20_Link">Le constructeur<text:tab/>18</text:a></text:p>
          <text:p text:style-name="P429"><text:a xlink:type="simple" xlink:href="#__RefHeading___Toc4347_1788178495" text:style-name="Index_20_Link" text:visited-style-name="Index_20_Link">Algorithme de la méthode<text:tab/>18</text:a></text:p>
          <text:p text:style-name="P426"><text:soft-page-break/><text:a xlink:type="simple" xlink:href="#__RefHeading___Toc4005_269754257" text:style-name="Index_20_Link" text:visited-style-name="Index_20_Link">Les méthodes relatives aux attributs spécifiques de l’objet<text:tab/>19</text:a></text:p>
          <text:p text:style-name="P429"><text:a xlink:type="simple" xlink:href="#__RefHeading___Toc4349_1788178495" text:style-name="Index_20_Link" text:visited-style-name="Index_20_Link">Algorithme des méthodes<text:tab/>19</text:a></text:p>
          <text:p text:style-name="P425"><text:a xlink:type="simple" xlink:href="#__RefHeading___Toc4351_1788178495" text:style-name="Index_20_Link" text:visited-style-name="Index_20_Link">Objet conteneur d’objets – OSContainer<text:tab/>20</text:a></text:p>
          <text:p text:style-name="P427"><text:a xlink:type="simple" xlink:href="#__RefHeading___Toc4353_1788178495" text:style-name="Index_20_Link" text:visited-style-name="Index_20_Link">Propriétés – Attributs de l’objet<text:tab/>20</text:a></text:p>
          <text:p text:style-name="P427"><text:a xlink:type="simple" xlink:href="#__RefHeading___Toc4355_1788178495" text:style-name="Index_20_Link" text:visited-style-name="Index_20_Link">Méthodes de l’objet<text:tab/>20</text:a></text:p>
          <text:p text:style-name="P426"><text:a xlink:type="simple" xlink:href="#__RefHeading___Toc4142_228048350311" text:style-name="Index_20_Link" text:visited-style-name="Index_20_Link">Le constructeur<text:tab/>20</text:a></text:p>
          <text:p text:style-name="P429"><text:a xlink:type="simple" xlink:href="#__RefHeading___Toc4357_1788178495" text:style-name="Index_20_Link" text:visited-style-name="Index_20_Link">Algorithme de la méthode<text:tab/>20</text:a></text:p>
          <text:p text:style-name="P426"><text:a xlink:type="simple" xlink:href="#__RefHeading___Toc4005_2697542571" text:style-name="Index_20_Link" text:visited-style-name="Index_20_Link">Les méthodes relatives aux attributs spécifiques de l’objet<text:tab/>21</text:a></text:p>
          <text:p text:style-name="P429"><text:a xlink:type="simple" xlink:href="#__RefHeading___Toc4410_1788178495" text:style-name="Index_20_Link" text:visited-style-name="Index_20_Link">Algorithme des méthodes<text:tab/>21</text:a></text:p>
          <text:p text:style-name="P425"><text:a xlink:type="simple" xlink:href="#__RefHeading___Toc5342_262227166" text:style-name="Index_20_Link" text:visited-style-name="Index_20_Link">Les objets typés HTML<text:tab/>24</text:a></text:p>
          <text:p text:style-name="P427"><text:a xlink:type="simple" xlink:href="#__RefHeading___Toc5344_262227166" text:style-name="Index_20_Link" text:visited-style-name="Index_20_Link">L’objet conteneur divers – OSDiv<text:tab/>24</text:a></text:p>
          <text:p text:style-name="P427"><text:a xlink:type="simple" xlink:href="#__RefHeading___Toc5346_262227166" text:style-name="Index_20_Link" text:visited-style-name="Index_20_Link">L’objet contenant de formulaire – OSForm<text:tab/>25</text:a></text:p>
          <text:p text:style-name="P426"><text:a xlink:type="simple" xlink:href="#__RefHeading___Toc14438_1068484316" text:style-name="Index_20_Link" text:visited-style-name="Index_20_Link">Propriétés – Attributs de l’objet<text:tab/>26</text:a></text:p>
          <text:p text:style-name="P426"><text:a xlink:type="simple" xlink:href="#__RefHeading___Toc8043_2064813250" text:style-name="Index_20_Link" text:visited-style-name="Index_20_Link">Le constructeur de l’objet<text:tab/>26</text:a></text:p>
          <text:p text:style-name="P428"><text:a xlink:type="simple" xlink:href="#__RefHeading___Toc8045_2064813250" text:style-name="Index_20_Link" text:visited-style-name="Index_20_Link">Algorithme du constructeur<text:tab/>26</text:a></text:p>
          <text:p text:style-name="P426"><text:a xlink:type="simple" xlink:href="#__RefHeading___Toc8047_2064813250" text:style-name="Index_20_Link" text:visited-style-name="Index_20_Link">Les méthodes relatives aux attributs spécifiques de l’objet<text:tab/>26</text:a></text:p>
          <text:p text:style-name="P428"><text:a xlink:type="simple" xlink:href="#__RefHeading___Toc8978_135223327" text:style-name="Index_20_Link" text:visited-style-name="Index_20_Link">Algorithme des méthodes privées<text:tab/>27</text:a></text:p>
          <text:p text:style-name="P428"><text:a xlink:type="simple" xlink:href="#__RefHeading___Toc8980_135223327" text:style-name="Index_20_Link" text:visited-style-name="Index_20_Link">Algorithme des méthodes<text:tab/>28</text:a></text:p>
          <text:p text:style-name="P426"><text:a xlink:type="simple" xlink:href="#__RefHeading___Toc8893_135223327" text:style-name="Index_20_Link" text:visited-style-name="Index_20_Link">Code JavaScript, code CSS de gestion de l’objet<text:tab/>31</text:a></text:p>
          <text:p text:style-name="P428"><text:a xlink:type="simple" xlink:href="#__RefHeading___Toc7027_2505135840" text:style-name="Index_20_Link" text:visited-style-name="Index_20_Link">Remarque globale sur l’ajout de code JavaScript, de code CSS à l’objet<text:tab/>31</text:a></text:p>
          <text:p text:style-name="P428"><text:a xlink:type="simple" xlink:href="#__RefHeading___Toc7368_776607749" text:style-name="Index_20_Link" text:visited-style-name="Index_20_Link">Ressource JavaScript de l’objet OSForm<text:tab/>31</text:a></text:p>
          <text:p text:style-name="P429"><text:a xlink:type="simple" xlink:href="#__RefHeading___Toc8049_2064813250" text:style-name="Index_20_Link" text:visited-style-name="Index_20_Link">Algorithme des méthodes<text:tab/>32</text:a></text:p>
          <text:p text:style-name="P427"><text:a xlink:type="simple" xlink:href="#__RefHeading___Toc5348_262227166" text:style-name="Index_20_Link" text:visited-style-name="Index_20_Link">L’objet zone de saisie multi usage – ODInput<text:tab/>32</text:a></text:p>
          <text:p text:style-name="P426"><text:a xlink:type="simple" xlink:href="#__RefHeading___Toc8316_3443808127" text:style-name="Index_20_Link" text:visited-style-name="Index_20_Link">Le constructeur de l’objet<text:tab/>33</text:a></text:p>
          <text:p text:style-name="P426"><text:a xlink:type="simple" xlink:href="#__RefHeading___Toc10115_1783732" text:style-name="Index_20_Link" text:visited-style-name="Index_20_Link">Propriétés – Attributs de l’objet<text:tab/>33</text:a></text:p>
          <text:p text:style-name="P426"><text:a xlink:type="simple" xlink:href="#__RefHeading___Toc8717_1097217395" text:style-name="Index_20_Link" text:visited-style-name="Index_20_Link">Les méthodes relatives aux attributs spécifiques de l’objet<text:tab/>33</text:a></text:p>
          <text:p text:style-name="P426"><text:a xlink:type="simple" xlink:href="#__RefHeading___Toc8719_1097217395" text:style-name="Index_20_Link" text:visited-style-name="Index_20_Link">Code JavaScript, code CSS de gestion de l’objet<text:tab/>33</text:a></text:p>
          <text:p text:style-name="P427"><text:a xlink:type="simple" xlink:href="#__RefHeading___Toc5350_262227166" text:style-name="Index_20_Link" text:visited-style-name="Index_20_Link">L’objet bouton à cliquer – ODButton<text:tab/>33</text:a></text:p>
          <text:p text:style-name="P426"><text:a xlink:type="simple" xlink:href="#__RefHeading___Toc10117_1783732" text:style-name="Index_20_Link" text:visited-style-name="Index_20_Link">Propriétés – Attributs de l’objet<text:tab/>33</text:a></text:p>
          <text:p text:style-name="P427"><text:a xlink:type="simple" xlink:href="#__RefHeading___Toc5352_262227166" text:style-name="Index_20_Link" text:visited-style-name="Index_20_Link">L’objet liste de sélection – ODSelect<text:tab/>34</text:a></text:p>
          <text:p text:style-name="P426"><text:a xlink:type="simple" xlink:href="#__RefHeading___Toc10119_1783732" text:style-name="Index_20_Link" text:visited-style-name="Index_20_Link">Propriétés – Attributs de l’objet<text:tab/>34</text:a></text:p>
          <text:p text:style-name="P427"><text:a xlink:type="simple" xlink:href="#__RefHeading___Toc5354_262227166" text:style-name="Index_20_Link" text:visited-style-name="Index_20_Link">L’objet conteneur de texte divers – ODSpan<text:tab/>34</text:a></text:p>
          <text:p text:style-name="P426"><text:a xlink:type="simple" xlink:href="#__RefHeading___Toc10121_1783732" text:style-name="Index_20_Link" text:visited-style-name="Index_20_Link">Propriétés – Attributs de l’objet<text:tab/>34</text:a></text:p>
          <text:p text:style-name="P425"><text:a xlink:type="simple" xlink:href="#__RefHeading___Toc5427_262227166" text:style-name="Index_20_Link" text:visited-style-name="Index_20_Link">La gestion interne de Graphic Object Templating<text:tab/>35</text:a></text:p>
          <text:p text:style-name="P427"><text:a xlink:type="simple" xlink:href="#__RefHeading___Toc5429_262227166" text:style-name="Index_20_Link" text:visited-style-name="Index_20_Link">Les méthodes complémentaires<text:tab/>35</text:a></text:p>
          <text:p text:style-name="P426"><text:a xlink:type="simple" xlink:href="#__RefHeading___Toc8802_403600236" text:style-name="Index_20_Link" text:visited-style-name="Index_20_Link">les extensions Twig<text:tab/>35</text:a></text:p>
          <text:p text:style-name="P428"><text:a xlink:type="simple" xlink:href="#__RefHeading___Toc8828_3017497045" text:style-name="Index_20_Link" text:visited-style-name="Index_20_Link">Les compléments traitement des erreurs, des exceptions<text:tab/>35</text:a></text:p>
          <text:p text:style-name="P428"><text:a xlink:type="simple" xlink:href="#__RefHeading___Toc8830_3017497045" text:style-name="Index_20_Link" text:visited-style-name="Index_20_Link">Ajouts d’aides aux traitements, d’aide à la présentation<text:tab/>35</text:a></text:p>
          <text:p text:style-name="P426"><text:a xlink:type="simple" xlink:href="#__RefHeading___Toc8804_403600236" text:style-name="Index_20_Link" text:visited-style-name="Index_20_Link">les modèles de remplacement des modèles par défaut<text:tab/>35</text:a></text:p>
          <text:p text:style-name="P428"><text:a xlink:type="simple" xlink:href="#__RefHeading___Toc8832_3017497045" text:style-name="Index_20_Link" text:visited-style-name="Index_20_Link">layout – modèle général par défaut<text:tab/>35</text:a></text:p>
          <text:p text:style-name="P428"><text:a xlink:type="simple" xlink:href="#__RefHeading___Toc8834_3017497045" text:style-name="Index_20_Link" text:visited-style-name="Index_20_Link">Modèles de gestion des erreurs<text:tab/>35</text:a></text:p>
          <text:p text:style-name="P427"><text:a xlink:type="simple" xlink:href="#__RefHeading___Toc5431_262227166" text:style-name="Index_20_Link" text:visited-style-name="Index_20_Link">Les services et aides de vue<text:tab/>35</text:a></text:p>
          <text:p text:style-name="P426"><text:a xlink:type="simple" xlink:href="#__RefHeading___Toc8820_3017497045" text:style-name="Index_20_Link" text:visited-style-name="Index_20_Link">gotRender() - rendu HTML d’objets<text:tab/>35</text:a></text:p>
          <text:p text:style-name="P426"><text:a xlink:type="simple" xlink:href="#__RefHeading___Toc8822_3017497045" text:style-name="Index_20_Link" text:visited-style-name="Index_20_Link">gotHeader() - formalisation des entêtes HTML pour CSS et Javascript<text:tab/>35</text:a></text:p>
          <text:p text:style-name="P426"><text:a xlink:type="simple" xlink:href="#__RefHeading___Toc8824_3017497045" text:style-name="Index_20_Link" text:visited-style-name="Index_20_Link">gotBootstrap() - génération des classes Twitter Bootstrap<text:tab/>35</text:a></text:p>
          <text:p text:style-name="P427"><text:a xlink:type="simple" xlink:href="#__RefHeading___Toc5433_262227166" text:style-name="Index_20_Link" text:visited-style-name="Index_20_Link">L’interactivité des objets – gestion Ajax des besoins des objets<text:tab/>35</text:a></text:p>
          <text:p text:style-name="P426"><text:a xlink:type="simple" xlink:href="#__RefHeading___Toc8826_3017497045" text:style-name="Index_20_Link" text:visited-style-name="Index_20_Link">callbackAction – appel Ajax et gestion des évènements<text:tab/>35</text:a></text:p>
        </text:index-body>
      </text:table-of-content>
      <text:p text:style-name="P88"/>
      <text:h text:style-name="P483" text:outline-level="1"><text:bookmark-start text:name="__RefHeading___Toc4126_2280483503"/>Préambule<text:bookmark-end text:name="__RefHeading___Toc4126_2280483503"/></text:h>
      <text:list xml:id="list7302841072630335469" text:style-name="WWNum11">
        <text:list-item>
          <text:p text:style-name="P431">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43">de présentation de blocs usuels dans un </text:span><text:span text:style-name="T4">CMS </text:span><text:span text:style-name="T43">: entête de page, formulaire de connexion, présentation d’articles, de liste d’articles …</text:span></text:p>
      <text:p text:style-name="Text_20_body">Pour cela, il me faudrait avoir un système automatisant la présentation et la gestion d<text:span text:style-name="T267">e</text:span> bloc<text:span text:style-name="T267">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267">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44"> a pour but de permettre au travers d’une programmation orientée objet, de proposer un système de construction et inter-action de blocs </text:span><text:span text:style-name="T5">HTML</text:span><text:span text:style-name="T44"> standards. Ceci se fera dans le cadre des dernières normes que sont </text:span><text:span text:style-name="T5">HTML5</text:span><text:span text:style-name="T44"> et </text:span><text:span text:style-name="T5">CSS3</text:span><text:span text:style-name="T44">, sans omettre l’ajout de fonctionnalité dynamique au travers du langage </text:span><text:span text:style-name="T5">JavaScript</text:span><text:span text:style-name="T44"> (direct ou par le framework </text:span><text:span text:style-name="T5">jQuery</text:span><text:span text:style-name="T44">).</text:span></text:p>
      <text:p text:style-name="Text_20_body">Par la définition d’un objet de référence, <text:span text:style-name="T62">OObject</text:span><text:span text:style-name="T2"> (</text:span><text:span text:style-name="T3">Origin</text:span><text:span text:style-name="T2"> Object)</text:span>, le projet déclinera l’ensemble des objets qu’il manipulera au travers de 2 classes filles principales :</text:p>
      <text:list xml:id="list8491737264777153015" text:style-name="L1">
        <text:list-item>
          <text:p text:style-name="P447"><text:span text:style-name="T1">les objets de type contenant : </text:span><text:span text:style-name="T101">OSContainer</text:span><text:span text:style-name="T1"> (</text:span><text:span text:style-name="T6">Object Structure Container</text:span><text:span text:style-name="T1">),</text:span></text:p>
        </text:list-item>
        <text:list-item>
          <text:p text:style-name="P432">les objets de type contenu : <text:span text:style-name="T62">ODContained</text:span> (<text:span text:style-name="T2">Object Data Contained</text:span>).</text:p>
        </text:list-item>
      </text:list>
      <text:p text:style-name="P83">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3"/>
      <text:h text:style-name="P483" text:outline-level="1"><text:bookmark-start text:name="__RefHeading___Toc4130_2280483503"/>L’objet de base ou objet origine : OObject<text:bookmark-end text:name="__RefHeading___Toc4130_2280483503"/></text:h>
      <text:p text:style-name="P85">Comme tout doit être objet dans le cadre de <text:span text:style-name="T2">Graphic Objects Templating</text:span>, on doit partir d’un objet de base ou origine qui structurera les attributs et méthodes communes à chaque objet du système.</text:p>
      <text:p text:style-name="P85"><text:span text:style-name="T143">Remarque Technique</text:span> : dans le cadre du projet <text:span text:style-name="T2">GOT</text:span> (<text:span text:style-name="T2">Graphic Object Templating</text:span>), les objets créés et manipulés <text:span text:style-name="T249">n’</text:span>auront qu’un attribut physique : <text:span text:style-name="T62">properties</text:span> pour propriétés. Cet attribut sera un tableau associatif qui lui contiendra réellement <text:span text:style-name="T249">l’</text:span>ensemble des attributs de l’objet. Le dit tableau associatif sera persisté en session <text:span text:style-name="T6">PHP</text:span> via le framework <text:span text:style-name="T2">Zend Framework</text:span> pour une question de haute disponibilité.</text:p>
      <text:p text:style-name="P142">Ce choix technique permet de :</text:p>
      <text:list xml:id="list8483846363501757365" text:style-name="L2">
        <text:list-item>
          <text:p text:style-name="P448">consommer moins de mémoire pour stocker les données relatives à l’objet,</text:p>
        </text:list-item>
        <text:list-item>
          <text:p text:style-name="P448">manipuler plus facilement, tant dans la création, mise à jour, copie …</text:p>
        </text:list-item>
        <text:list-item>
          <text:p text:style-name="P433">persister l’objet en session par ce tableau associatif.</text:p>
        </text:list-item>
      </text:list>
      <text:p text:style-name="P85">Cette dernière phrase amène à préciser que l'ensemble des valeurs et attributs d’objets seront persisté<text:span text:style-name="T268">es</text:span> sur le serveur et non sur le client, du moins pour la première version de ce système.</text:p>
      <text:h text:style-name="P486" text:outline-level="2"><text:bookmark-start text:name="__RefHeading___Toc4138_2280483503"/>Propriétés – Attributs de l’objet<text:bookmark-end text:name="__RefHeading___Toc4138_2280483503"/></text:h>
      <text:p text:style-name="P89">On parle des attributs stockés dans le tableau associatif sérialisé dans <text:span text:style-name="T249">l’</text:span>attribut physique <text:span text:style-name="T62">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12">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02">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44">e</text:span>Obj</text:p>
          </table:table-cell>
          <table:table-cell table:style-name="Table1.B1" office:value-type="string">
            <text:p text:style-name="P43"><text:span text:style-name="T145">Nature de l'objet créé : <text:s/></text:span><text:span text:style-name="T146">OSContainer</text:span><text:span text:style-name="T145"> ou <text:s/></text:span><text:span text:style-name="T146">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45">Largeur à l'écran de l'objet dans le cadre de l'utilisation de </text:span><text:span text:style-name="T147">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22">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74">La notion <text:span text:style-name="T249">d’</text:span>affichage est mise systématiquement, afin de permettre plus facilement d'afficher ou cacher certain objet rapidement. Les notions utilisées sont :</text:p>
      <text:p text:style-name="P141"><text:span text:style-name="T270">DISPLAY_NONE</text:span><text:span text:style-name="T269"> <text:s text:c="3"/>= '</text:span><text:span text:style-name="T270">none</text:span><text:span text:style-name="T269">';<text:tab/><text:tab/>=&gt; caché</text:span></text:p>
      <text:p text:style-name="P141"><text:span text:style-name="T2">DISPLAY_BLOCK</text:span> <text:s text:c="2"/>= '<text:span text:style-name="T2">block</text:span>';<text:tab/><text:tab/>=&gt; affichage mode bloc</text:p>
      <text:p text:style-name="P141"><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38">Les constantes de gestion de l’état de l’objet seront également initialisées</text:p>
      <text:p text:style-name="P171"><text:span text:style-name="T2">STATE_ENABLE</text:span> = <text:span text:style-name="T2">true<text:tab/></text:span><text:span text:style-name="T203"><text:tab/><text:tab/>=&gt; champ ou objet actif</text:span></text:p>
      <text:p text:style-name="P138"><text:span text:style-name="T2">STATE_DISABLE</text:span> = <text:span text:style-name="T2">false</text:span><text:tab/><text:tab/>=&gt; champ ou objet inactif</text:p>
      <text:h text:style-name="P487" text:outline-level="2"><text:bookmark-start text:name="__RefHeading___Toc4140_2280483503"/><text:soft-page-break/>Méthodes de l’objet<text:bookmark-end text:name="__RefHeading___Toc4140_2280483503"/></text:h>
      <text:h text:style-name="P495" text:outline-level="3"><text:bookmark-start text:name="__RefHeading___Toc4142_2280483503"/>Le constructeur<text:bookmark-end text:name="__RefHeading___Toc4142_2280483503"/></text:h>
      <text:p text:style-name="P90">Dans, le cas de l’objet origine, cette méthode permet de mettre en place le tableau ‘<text:span text:style-name="T62">properties</text:span>’ que l’on stockera dans l’attribut ‘<text:span text:style-name="T62">properties</text:span>’ de l’objet, comme en session par les méthodes de sauvegarde du tableau associatif <text:span text:style-name="T149">des</text:span> attribut<text:span text:style-name="T149">s</text:span>.</text:p>
      <text:p text:style-name="P139">C’est à partir des méthodes statiques que la création ou la réinstanciation de l’objet sera faite.</text:p>
      <text:p text:style-name="P172">→<text:span text:style-name="T148"> paramètres en entrée : </text:span></text:p>
      <text:list xml:id="list5140521281339198865" text:style-name="L3">
        <text:list-item>
          <text:p text:style-name="P451"><text:span text:style-name="T77">$id</text:span><text:span text:style-name="T148"> → identifiant de l’objet (en objet </text:span><text:span text:style-name="T25">DOM</text:span><text:span text:style-name="T148">),</text:span> </text:p>
        </text:list-item>
        <text:list-item>
          <text:p text:style-name="P434"><text:span text:style-name="T62">$pathArrayData</text:span> →<text:span text:style-name="T148"> chemin partiel d’accès au fichier </text:span><text:span text:style-name="T25">PHP</text:span><text:span text:style-name="T148"> retournant le tableau associatif des attributs spécifiques de l’objet final.</text:span></text:p>
        </text:list-item>
      </text:list>
      <text:p text:style-name="P358">→<text:span text:style-name="T148"> traitements :</text:span></text:p>
      <text:p text:style-name="P173"><text:span text:style-name="T244">L</text:span>e<text:span text:style-name="T244">s</text:span> traitement<text:span text:style-name="T244">s</text:span> doi<text:span text:style-name="T244">ven</text:span>t prendre en compte le fait que l’objet peut déjà être présent en session, avec la nécessité de le construire. Afin de répondre au<text:span text:style-name="T249">x</text:span> question<text:span text:style-name="T249">s</text:span> d’existence en session de l’objet, une série de fonctions statiques ont été <text:span text:style-name="T268">créées</text:span> :</text:p>
      <text:list xml:id="list4232516620006175297" text:style-name="L4">
        <text:list-item>
          <text:p text:style-name="P452"><text:span text:style-name="T2">validateSession()</text:span>, validation de l’existence de la session,</text:p>
        </text:list-item>
        <text:list-item>
          <text:p text:style-name="P452"><text:span text:style-name="T2">existObject($id)</text:span>, recherche dans la session valide de la présence l’objet d’identifiant <text:span text:style-name="T2">$id</text:span>,</text:p>
        </text:list-item>
        <text:list-item>
          <text:p text:style-name="P452"><text:span text:style-name="T2">destroyObject($id)</text:span>, supprime de la session valide, l’objet d’identifiant <text:span text:style-name="T2">$id</text:span>,</text:p>
        </text:list-item>
        <text:list-item>
          <text:p text:style-name="P452"><text:span text:style-name="T2">buildObject($id, $value)</text:span>, construit l’objet d’identifiant <text:span text:style-name="T2">$id</text:span> à partir des information<text:span text:style-name="T149">s</text:span> présente en session valide, et lui affecte la valeur présente dans <text:span text:style-name="T2">$value</text:span> si nécessaire,</text:p>
        </text:list-item>
        <text:list-item>
          <text:p text:style-name="P435"><text:span text:style-name="T2">clearObje</text:span><text:span text:style-name="T29">c</text:span><text:span text:style-name="T2">t</text:span><text:span text:style-name="T29">s</text:span><text:span text:style-name="T2">()</text:span>, supprime l’ensemble des objets sauvegardé<text:span text:style-name="T149">s</text:span> en session valide.</text:p>
        </text:list-item>
      </text:list>
      <text:p text:style-name="P91">La méthode aura comme algorithme :</text:p>
      <text:p text:style-name="P174">→ <text:span text:style-name="T298">construction directe </text:span>de l’objet <text:span text:style-name="T62">$id</text:span> en session par <text:span text:style-name="T127">build</text:span><text:span text:style-name="T62">Object($id)</text:span>,</text:p>
      <text:p text:style-name="P175">→ si l’objet <text:span text:style-name="T298">n’</text:span>existe <text:span text:style-name="T298">pas</text:span>,</text:p>
      <text:p text:style-name="P174"><text:tab/>→ récupération du tableau associatif avec <text:span text:style-name="T62">$pathArrayData</text:span> dans le tableau <text:span text:style-name="T45">$</text:span><text:span text:style-name="T62">properties</text:span>,</text:p>
      <text:p text:style-name="P174"><text:tab/>→ <text:span text:style-name="T150">ajout du contenu du tableau associatif spécifique à </text:span><text:span text:style-name="T78">OObject</text:span><text:span text:style-name="T150"> au tableau </text:span><text:span text:style-name="T78">$properties</text:span><text:span text:style-name="T150">,</text:span></text:p>
      <text:p text:style-name="P283">→<text:span text:style-name="T150"> construction et recalcul des valeurs des attributs </text:span><text:span text:style-name="T78">template</text:span><text:span text:style-name="T150">, </text:span><text:span text:style-name="T78">className</text:span><text:span text:style-name="T150"> en fonction du contenu du tableau associatif </text:span><text:span text:style-name="T50">$</text:span><text:span text:style-name="T78">properties</text:span><text:span text:style-name="T150">,</text:span></text:p>
      <text:p text:style-name="P283">→<text:span text:style-name="T150"> enregistrement du tableau </text:span><text:span text:style-name="T50">$</text:span><text:span text:style-name="T78">properties</text:span><text:span text:style-name="T176"> </text:span><text:span text:style-name="T175">par la méthode </text:span><text:span text:style-name="T110">setProperpieties($properties)</text:span><text:span text:style-name="T175"> pour inclure la gestion de la date de dernier accès</text:span><text:span text:style-name="T176">.</text:span></text:p>
      <text:p text:style-name="P91"><text:tab/>→<text:span text:style-name="T150">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2">La méthode aura comme algorithme :</text:p>
      <text:p text:style-name="P143">→<text:span text:style-name="T151"> récupération de date et heure du jour par instanciation de la classe </text:span><text:span text:style-name="T46">DateTime()</text:span><text:span text:style-name="T151">,</text:span></text:p>
      <text:p text:style-name="P143">→<text:span text:style-name="T151"> récupération – création si besoin – de l’objet de session </text:span><text:span text:style-name="T63">gotObjList()</text:span><text:span text:style-name="T151"> par l’instanciation de la classe </text:span><text:span text:style-name="T46">Container()</text:span><text:span text:style-name="T151"> de </text:span><text:span text:style-name="T30">Zend Framework</text:span><text:span text:style-name="T151"> avec l’identifiant ‘</text:span><text:span text:style-name="T63">gotObjList</text:span><text:span text:style-name="T151">’,</text:span></text:p>
      <text:p text:style-name="P143">→<text:span text:style-name="T151"> extraction de l’objet de session </text:span><text:span text:style-name="T63">gotObjList()</text:span><text:span text:style-name="T151"> du champ </text:span><text:span text:style-name="T63">lastAccess</text:span><text:span text:style-name="T151"> contenant la date et heure du dernier accès à l’objet de session, si l’objet vient d’être crée, ce champ sera à </text:span><text:span text:style-name="T46">null</text:span><text:span text:style-name="T151">,</text:span></text:p>
      <text:p text:style-name="P143">→<text:span text:style-name="T151"> si le champ </text:span><text:span text:style-name="T63">lastAccess</text:span><text:span text:style-name="T151"> contient une date et heure </text:span></text:p>
      <text:p text:style-name="P291"><text:tab/>→<text:span text:style-name="T151"> calcul de l’intervalle de temps entre la date et heure courant et celle de </text:span><text:span text:style-name="T63">lastAccess</text:span></text:p>
      <text:p text:style-name="P280">→<text:span text:style-name="T151"> si le temps écoulé est supérieur à 2 heures : suppression / création de l’objet de session </text:span><text:span text:style-name="T63">gotObjList()</text:span><text:span text:style-name="T177"> </text:span><text:span text:style-name="T175">et </text:span><text:span text:style-name="T110">objacts</text:span><text:span text:style-name="T151">.</text:span></text:p>
      <text:p text:style-name="P143">→<text:span text:style-name="T151"> mise à jour du champ </text:span><text:span text:style-name="T63">lastAccess</text:span><text:span text:style-name="T151"> avec la date et heure courante,</text:span></text:p>
      <text:p text:style-name="P94">→ retourne l’objet conteneur de session.</text:p>
      <text:h text:style-name="P512" text:outline-level="4"><text:bookmark-start text:name="__RefHeading___Toc468_639295972"/><text:soft-page-break/>l’existence d’objet – existObject($id)<text:bookmark-end text:name="__RefHeading___Toc468_639295972"/></text:h>
      <text:p text:style-name="P94">Cette méthode visant <text:span text:style-name="T152">à savoir si un objet </text:span><text:span text:style-name="T64">GOT</text:span><text:span text:style-name="T152"> existe ou non en session, seul l’identifiant du dit objet (</text:span><text:span text:style-name="T7">$id</text:span><text:span text:style-name="T152">) sera fourni en paramètre. La méthode retournera l’objet conteneur de session si Vrai (</text:span><text:span text:style-name="T8">$objects</text:span><text:span text:style-name="T152">) ou le booléen Faux (</text:span><text:span text:style-name="T7">false</text:span><text:span text:style-name="T152">) sinon.</text:span></text:p>
      <text:p text:style-name="P375">La méthode aura comme algorithme :</text:p>
      <text:p text:style-name="P143">→<text:span text:style-name="T152"> validation que </text:span><text:span text:style-name="T64">$id</text:span><text:span text:style-name="T152"> contient quelque chose</text:span></text:p>
      <text:p text:style-name="P143">→<text:span text:style-name="T152"> si </text:span><text:span text:style-name="T64">$id</text:span><text:span text:style-name="T152"> n’est pas vide</text:span></text:p>
      <text:p text:style-name="P280">→<text:span text:style-name="T152"> récupération du container de session en validant son existence avec la méthode statique </text:span><text:span text:style-name="T64">validateSession()</text:span></text:p>
      <text:p text:style-name="P284">→<text:span text:style-name="T152"> si le conteneur de session existe et que le champ </text:span><text:span text:style-name="T64">objects</text:span><text:span text:style-name="T152"> non vide</text:span></text:p>
      <text:p text:style-name="P287">→<text:span text:style-name="T152"> récupération dans </text:span><text:span text:style-name="T64">$objects</text:span><text:span text:style-name="T152"> du contenu du champ </text:span><text:span text:style-name="T64">objects</text:span><text:span text:style-name="T152"> (tableau)</text:span></text:p>
      <text:p text:style-name="P289">→<text:span text:style-name="T152"> si la clé </text:span><text:span text:style-name="T64">$id</text:span><text:span text:style-name="T152"> existe dans le tableau </text:span><text:span text:style-name="T64">$objects</text:span><text:span text:style-name="T152"> → retourne </text:span><text:span text:style-name="T64">$objects</text:span><text:span text:style-name="T152"> (= </text:span><text:span text:style-name="T7">true</text:span><text:span text:style-name="T152">)</text:span></text:p>
      <text:p text:style-name="P76">→<text:span text:style-name="T152"> retour par défaut la valeur faux (</text:span><text:span text:style-name="T7">false</text:span><text:span text:style-name="T152">).</text:span></text:p>
      <text:p text:style-name="P147"/>
      <text:h text:style-name="P514" text:outline-level="4"><text:bookmark-start text:name="__RefHeading___Toc759_337275683"/>La reconstruction d’un objet – buildObject($id, $valeur = null)<text:bookmark-end text:name="__RefHeading___Toc759_337275683"/></text:h>
      <text:p text:style-name="P97">Cette méthode a pour but de construire l’objet, plus précisément de remplir l’attribut <text:span text:style-name="T62">properties</text:span> de l’objet suite à son instanciation de manière usuelle, <text:span text:style-name="T268">à partir des données sauvegardées en session</text:span>.</text:p>
      <text:p text:style-name="P97">Si l’objet à construire n’existe pas en session, la valeur <text:span text:style-name="T154">false</text:span> sera retournée au lieu de l’objet lui-même.</text:p>
      <text:p text:style-name="P376">La méthode aura comme algorithme :</text:p>
      <text:p text:style-name="P144">→<text:span text:style-name="T152"> validation que </text:span><text:span text:style-name="T64">$id</text:span><text:span text:style-name="T152"> contient quelque chose</text:span></text:p>
      <text:p text:style-name="P144">→<text:span text:style-name="T152"> si </text:span><text:span text:style-name="T64">$id</text:span><text:span text:style-name="T152"> n’est pas vide</text:span></text:p>
      <text:p text:style-name="P281">→<text:span text:style-name="T152"> récupération du container de session en validant son existence de l’objet avec la méthode statique </text:span><text:span text:style-name="T64">existObject(</text:span><text:span text:style-name="T66">$id</text:span><text:span text:style-name="T64">)</text:span></text:p>
      <text:p text:style-name="P281">→<text:span text:style-name="T152"> si le conteneur de session existe et le champ </text:span><text:span text:style-name="T64">objects</text:span><text:span text:style-name="T152"> non vide</text:span></text:p>
      <text:p text:style-name="P290"><text:span text:style-name="T64">→ </text:span><text:span text:style-name="T160">récupération </text:span><text:span text:style-name="T161">et dé-sérialisation du contenu de </text:span><text:span text:style-name="T66">$object[$id]</text:span><text:span text:style-name="T161"> dans </text:span><text:span text:style-name="T155">$properties</text:span><text:span text:style-name="T161">,</text:span></text:p>
      <text:p text:style-name="P290"><text:span text:style-name="T161">→</text:span><text:span text:style-name="T162"> si le tableau </text:span><text:span text:style-name="T67">$properties</text:span><text:span text:style-name="T162"> n’est pas vide,</text:span></text:p>
      <text:p text:style-name="P292"><text:span text:style-name="T161">→ instanciation de l’objet dans </text:span><text:span text:style-name="T66">$obj</text:span><text:span text:style-name="T161"> avec le contenu de </text:span><text:span text:style-name="T66">$properties['className']</text:span><text:span text:style-name="T161">,</text:span></text:p>
      <text:p text:style-name="P292"><text:span text:style-name="T161">→ sauvegarde du contenu du tableau </text:span><text:span text:style-name="T66">$properties</text:span><text:span text:style-name="T161"> dans l’attribut </text:span><text:span text:style-name="T66">properties</text:span><text:span text:style-name="T161"> de l’objet (</text:span><text:span text:style-name="T66">$obj→setProperties($properties)</text:span><text:span text:style-name="T161">)</text:span></text:p>
      <text:p text:style-name="P66"><text:span text:style-name="T175"><text:tab/><text:tab/><text:tab/></text:span><text:span text:style-name="T161">→ renvoi en retour de l’objet </text:span><text:span text:style-name="T66">$obj</text:span><text:span text:style-name="T161">,</text:span></text:p>
      <text:p text:style-name="P397"><text:span text:style-name="T161">→</text:span><text:span text:style-name="T162"> génération d’une exception pour indiquer le cas anormal de la présence d’un objet </text:span><text:span text:style-name="T67">GOT</text:span><text:span text:style-name="T162"> en session sans propriétés ou attributs,</text:span></text:p>
      <text:p text:style-name="P47"><text:span text:style-name="T162">→ retour de la valeur </text:span><text:span text:style-name="T156">false</text:span><text:span text:style-name="T162"> pour signifier </text:span><text:span text:style-name="T67">$id</text:span><text:span text:style-name="T162"> vide ou objet inconnu.</text:span></text:p>
      <text:h text:style-name="P513" text:outline-level="4"><text:bookmark-start text:name="__RefHeading___Toc470_639295972"/>La suppression d’un objet – destroyObject($id)<text:bookmark-end text:name="__RefHeading___Toc470_639295972"/></text:h>
      <text:p text:style-name="P95">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6">Remarque : dans le cas d’un objet de type <text:span text:style-name="T62">OSContainer</text:span>, supprimer cet objet revient également à supprimer l’ensemble des objets le composant. On doit avoir en tête que pour des raisons liées aux objets <text:span text:style-name="T2">DOM</text:span>, un objet <text:span text:style-name="T62">GOT</text:span> devra avoir un identifiant unique, et de plus ne pourra pas être utilisé plus d’une fois au total dans l’ensemble des objets de la page <text:span text:style-name="T249">en termes d’identifiant</text:span>.</text:p>
      <text:p text:style-name="P93">La méthode aura comme algorithme :</text:p>
      <text:p text:style-name="P145">→<text:span text:style-name="T152"> si </text:span><text:span text:style-name="T64">$id</text:span><text:span text:style-name="T152"> n’est pas vide</text:span></text:p>
      <text:p text:style-name="P282">→<text:span text:style-name="T152"> récupération de l’objet </text:span><text:span text:style-name="T64">GOT</text:span><text:span text:style-name="T152"> avec le test d’existence, d’identifiant </text:span><text:span text:style-name="T64">$id</text:span><text:span text:style-name="T152"> avec la méthode statique </text:span><text:span text:style-name="T64">buildObject(</text:span><text:span text:style-name="T67">$id</text:span><text:span text:style-name="T64">)</text:span></text:p>
      <text:p text:style-name="P285"><text:span text:style-name="T160">→</text:span><text:span text:style-name="T163"> si l’objet retourné est un objet (différent de </text:span><text:span text:style-name="T157">false</text:span><text:span text:style-name="T163">)</text:span></text:p>
      <text:p text:style-name="P286"><text:span text:style-name="T163"><text:tab/>→ récupération de l’objet conteneur de session via la méthode </text:span><text:span text:style-name="T69">existObject($id)</text:span><text:span text:style-name="T165">,</text:span></text:p>
      <text:p text:style-name="P288"><text:soft-page-break/><text:span text:style-name="T165">→</text:span><text:span text:style-name="T163"> affectation à </text:span><text:span text:style-name="T68">$objects</text:span><text:span text:style-name="T163"> de la valeur contenue dans le champ </text:span><text:span text:style-name="T68">objects</text:span><text:span text:style-name="T163"> du contenu de session,</text:span></text:p>
      <text:p text:style-name="P310"><text:span text:style-name="T159">→</text:span><text:span text:style-name="T164"> si le type de l’objet est </text:span><text:span text:style-name="T65">OSContainer</text:span><text:span text:style-name="T164"> ou </text:span><text:span text:style-name="T65">OESContainer</text:span><text:span text:style-name="T164"> </text:span><text:span text:style-name="T171">(objet étendu)</text:span></text:p>
      <text:p text:style-name="P293">→<text:span text:style-name="T152"> récupération des enfants de l’objet reconstruit </text:span><text:span text:style-name="T64">$chidren</text:span></text:p>
      <text:p text:style-name="P294">→<text:span text:style-name="T153"> pour chaque enfant de </text:span><text:span text:style-name="T65">$children </text:span><text:span text:style-name="T201">et que la méthode retourne </text:span><text:span text:style-name="T68">true</text:span><text:span text:style-name="T47"> </text:span><text:span text:style-name="T153">faire : </text:span><text:span text:style-name="T65">destroyObject($child→getId())</text:span></text:p>
      <text:p text:style-name="P296"><text:span text:style-name="T153">→ retourne la dernière valeur donnée par</text:span><text:span text:style-name="T68"> </text:span><text:span text:style-name="T65">destroyObject($child→getId()) </text:span><text:span text:style-name="T244">avant fin ou arrêt de la boucle de traitement</text:span></text:p>
      <text:p text:style-name="P295">→<text:span text:style-name="T249"> si le dernier retour constaté de la méthode </text:span><text:span text:style-name="T65">destroyObject($child→getId())</text:span><text:span text:style-name="T249"> est vrai </text:span></text:p>
      <text:p text:style-name="P294"><text:span text:style-name="T153"><text:tab/>→ suppression de l’objet dans le tableau contenu dans</text:span><text:span text:style-name="T68"> $object</text:span></text:p>
      <text:p text:style-name="P300"><text:span text:style-name="T201">→ sauvegarde de </text:span><text:span text:style-name="T68">$objects </text:span><text:span text:style-name="T201">dans le champ </text:span><text:span text:style-name="T68">objects </text:span><text:span text:style-name="T201">du conteneur de session,</text:span></text:p>
      <text:p text:style-name="P297">→<text:span text:style-name="T151"> mise à jour du champ </text:span><text:span text:style-name="T63">lastAccess</text:span><text:span text:style-name="T151"> avec la date et heure courante,</text:span></text:p>
      <text:p text:style-name="P305">→<text:span text:style-name="T201"> retourne la valeur </text:span><text:span text:style-name="T9">true</text:span></text:p>
      <text:p text:style-name="P48"><text:span text:style-name="T162">→ retour de la valeur </text:span><text:span text:style-name="T156">false</text:span><text:span text:style-name="T162"> pour signifier </text:span><text:span text:style-name="T67">$id</text:span><text:span text:style-name="T162"> vide ou objet inconnu.</text:span></text:p>
      <text:h text:style-name="P512" text:outline-level="4"><text:bookmark-start text:name="__RefHeading___Toc474_639295972"/>La suppression de tous les objets – clearObjects()<text:bookmark-end text:name="__RefHeading___Toc474_639295972"/></text:h>
      <text:p text:style-name="P98">Ici l’opération est simple : on doit supprimer l’ensemble des objets <text:span text:style-name="T62">GO</text:span><text:span text:style-name="T111">T</text:span> présent en session.</text:p>
      <text:p text:style-name="P377">La méthode aura comme algorithme :</text:p>
      <text:p text:style-name="P65">→<text:span text:style-name="T152"> récupération du container de session en validant son existence avec la méthode statique </text:span><text:span text:style-name="T64">validateSession()</text:span></text:p>
      <text:p text:style-name="P49"><text:span text:style-name="T160">→</text:span><text:span text:style-name="T166"> affectation d’un tableau sérialisé vide au champ</text:span><text:span text:style-name="T70"> objects</text:span><text:span text:style-name="T166"> du conten</text:span><text:span text:style-name="T172">e</text:span><text:span text:style-name="T166">ur de session,</text:span></text:p>
      <text:p text:style-name="P65">→<text:span text:style-name="T151"> mise à jour du champ </text:span><text:span text:style-name="T63">lastAccess</text:span><text:span text:style-name="T151"> avec la date et heure courante,</text:span></text:p>
      <text:p text:style-name="P65"><text:span text:style-name="T162">→ retour de la valeur </text:span><text:span text:style-name="T158">true</text:span><text:span text:style-name="T162"> pour signifier </text:span><text:span text:style-name="T166">que l’opération a été réalisée.</text:span></text:p>
      <text:h text:style-name="P498" text:outline-level="3"><text:bookmark-start text:name="__RefHeading___Toc2878_3340177762"/>Les méthodes relatives aux attributs simples de l’objet<text:bookmark-end text:name="__RefHeading___Toc2878_3340177762"/></text:h>
      <text:h text:style-name="P515" text:outline-level="4"><text:bookmark-start text:name="__RefHeading___Toc2880_3340177762"/>setProperties($properties) – getProperties()<text:bookmark-end text:name="__RefHeading___Toc2880_3340177762"/></text:h>
      <text:p text:style-name="P99">Les méthodes <text:span text:style-name="T62">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53">setProperties($properties)</text:p>
      <text:p text:style-name="P167">→ <text:span text:style-name="T62">$properties</text:span> non vide ET <text:span text:style-name="T62">$properties[‘</text:span><text:span text:style-name="T106">id’</text:span><text:span text:style-name="T62">]</text:span> non vide <text:span text:style-name="T261">ET égal à </text:span><text:span text:style-name="T62">$this→id</text:span></text:p>
      <text:p text:style-name="P319">→ récupération du cont<text:span text:style-name="T245">eneur</text:span> de session via la méthode statique <text:span text:style-name="T62">validateSession()</text:span></text:p>
      <text:p text:style-name="P319">→ <text:span text:style-name="T203">récupération du champ </text:span><text:span text:style-name="T62">objects</text:span><text:span text:style-name="T203"> du conteneur de session dans </text:span><text:span text:style-name="T62">$objects</text:span></text:p>
      <text:p text:style-name="P323"><text:span text:style-name="T203">→ affectation </text:span><text:span text:style-name="T207">de</text:span><text:span text:style-name="T203"> </text:span><text:span text:style-name="T62">$objects[$this→id]</text:span><text:span text:style-name="T203"> </text:span><text:span text:style-name="T207">avec</text:span><text:span text:style-name="T204"> </text:span><text:span text:style-name="T129">serialize</text:span><text:span text:style-name="T204">(</text:span><text:span text:style-name="T72">$properties</text:span><text:span text:style-name="T204">)</text:span></text:p>
      <text:p text:style-name="P323"><text:span text:style-name="T204">→ affectation de </text:span><text:span text:style-name="T72">$objects</text:span><text:span text:style-name="T204"> au champ </text:span><text:span text:style-name="T72">objects</text:span><text:span text:style-name="T204"> du conteneur de session</text:span></text:p>
      <text:p text:style-name="P321"><text:span text:style-name="T204">→ affectation de la date et heure du moment au champ </text:span><text:span text:style-name="T72">lastAccess</text:span><text:span text:style-name="T204"> du conteneur de session</text:span></text:p>
      <text:p text:style-name="P323"><text:span text:style-name="T204">→ affectation à l’attribut </text:span><text:span text:style-name="T72">properties</text:span><text:span text:style-name="T204"> de l’objet de </text:span><text:span text:style-name="T72">$properties</text:span></text:p>
      <text:p text:style-name="P324"><text:span text:style-name="T208">→ affectation de la date et heure du moment à l’attribut </text:span><text:span text:style-name="T72">lastAccess</text:span><text:span text:style-name="T208"> de l’objet</text:span></text:p>
      <text:p text:style-name="P325">→ retourne l’objet lui-même</text:p>
      <text:p text:style-name="P77"><text:span text:style-name="T204">→ retour la valeur </text:span><text:span text:style-name="T10">false</text:span><text:span text:style-name="T204"> pour signaler un tableau </text:span><text:span text:style-name="T72">$properties</text:span><text:span text:style-name="T204"> vide ou sans id</text:span></text:p>
      <text:p text:style-name="P64">getProperties()</text:p>
      <text:p text:style-name="P51"><text:span text:style-name="T203">→ </text:span><text:span text:style-name="T205">récupération du container de session via la méthode statique </text:span><text:span text:style-name="T71">validateSession(</text:span><text:span text:style-name="T62">)</text:span></text:p>
      <text:p text:style-name="P52">→ comparaison du champ <text:span text:style-name="T62">lastAccess</text:span> du conteneur de session avec l’attribut <text:span text:style-name="T62">lastAccess</text:span> de l’objet</text:p>
      <text:p text:style-name="P52">→ si l’intervalle de temps est supérieur à <text:span text:style-name="T271">15</text:span> seconde<text:span text:style-name="T271">s</text:span></text:p>
      <text:p text:style-name="P52"><text:tab/>→ <text:span text:style-name="T62">$properties</text:span> = <text:span text:style-name="T45">unserialize</text:span>(<text:span text:style-name="T62">$objects[$this→id]</text:span>)</text:p>
      <text:p text:style-name="P52"><text:tab/>→ affectation de <text:span text:style-name="T62">$properties</text:span> à l’attribut <text:span text:style-name="T62">properties</text:span> de l’objet</text:p>
      <text:p text:style-name="P321"><text:soft-page-break/><text:span text:style-name="T204">→ affectation de la date et heure du moment au champ </text:span><text:span text:style-name="T72">lastAccess</text:span><text:span text:style-name="T204"> du conteneur de session</text:span></text:p>
      <text:p text:style-name="P324"><text:span text:style-name="T208">→ affectation de la date et heure du moment à l’attribut </text:span><text:span text:style-name="T72">lastAccess</text:span><text:span text:style-name="T208"> de l’objet</text:span></text:p>
      <text:p text:style-name="P326">→ retourne le tableau <text:span text:style-name="T62">$properties</text:span></text:p>
      <text:p text:style-name="P78">→<text:span text:style-name="T208"> sinon retourne </text:span><text:span text:style-name="T72">$this→properties</text:span></text:p>
      <text:h text:style-name="P515" text:outline-level="4"><text:bookmark-start text:name="__RefHeading___Toc2882_3340177762"/>setId($id) – getId()<text:bookmark-end text:name="__RefHeading___Toc2882_3340177762"/></text:h>
      <text:p text:style-name="P100">Ces méthodes servent à affecter l’identifiant de l’objet.</text:p>
      <text:h text:style-name="Heading_20_5" text:outline-level="5"><text:bookmark-start text:name="__RefHeading___Toc1744_2082408205"/>Algorithme des méthodes :<text:bookmark-end text:name="__RefHeading___Toc1744_2082408205"/></text:h>
      <text:p text:style-name="P254">setId($id)</text:p>
      <text:p text:style-name="P192">→ si <text:span text:style-name="T62">$id</text:span> n’est pas vide</text:p>
      <text:p text:style-name="P269"><text:tab/>→<text:span text:style-name="T204"> </text:span><text:span text:style-name="T205">récupération du container de session via la méthode statique </text:span><text:span text:style-name="T71">validateSession(</text:span><text:span text:style-name="T72">)</text:span></text:p>
      <text:p text:style-name="P317"><text:span text:style-name="T167">→</text:span><text:span text:style-name="T72"> </text:span><text:span text:style-name="T130">récupération du champ </text:span><text:span text:style-name="T71">objects</text:span><text:span text:style-name="T130"> du conteneur de session dans </text:span><text:span text:style-name="T71">$objects</text:span></text:p>
      <text:p text:style-name="P328"><text:span text:style-name="T209">→</text:span> récupération des propriétés ou attributs de l’objet dans <text:span text:style-name="T62">$objects</text:span> : <text:span text:style-name="T45">unserialize</text:span>(<text:span text:style-name="T62">$objects[$this→id]</text:span>) dans <text:span text:style-name="T62">$properties</text:span></text:p>
      <text:p text:style-name="P328">→ suppression de l’occurrence <text:span text:style-name="T62">$this→id</text:span> dans <text:span text:style-name="T62">$objects</text:span></text:p>
      <text:p text:style-name="P328">→ affectation de <text:span text:style-name="T62">$id</text:span> à <text:span text:style-name="T62">$properties[‘id’]</text:span></text:p>
      <text:p text:style-name="P328">→ affectation de <text:span text:style-name="T62">$properties</text:span> <text:span text:style-name="T271">sérialisé </text:span>à <text:span text:style-name="T62">$object[$id]</text:span></text:p>
      <text:p text:style-name="P328">→<text:span text:style-name="T245"> affectation de </text:span><text:span text:style-name="T99">$properties</text:span><text:span text:style-name="T245"> à l’attribut </text:span><text:span text:style-name="T99">properties</text:span><text:span text:style-name="T245"> de l’objet</text:span></text:p>
      <text:p text:style-name="P328">→ affectation de <text:span text:style-name="T62">$objects</text:span> au champ <text:span text:style-name="T62">objects</text:span> du conteneur de session</text:p>
      <text:p text:style-name="P322"><text:span text:style-name="T204">→ affectation de la date et heure du moment au champ </text:span><text:span text:style-name="T72">lastAccess</text:span><text:span text:style-name="T204"> du conteneur de session</text:span></text:p>
      <text:p text:style-name="P329"><text:span text:style-name="T208">→ affectation de la date et heure du moment à l’attribut </text:span><text:span text:style-name="T72">lastAccess</text:span><text:span text:style-name="T208"> de l’objet</text:span></text:p>
      <text:p text:style-name="P329">→<text:span text:style-name="T210"> affectation de </text:span><text:span text:style-name="T73">$id</text:span><text:span text:style-name="T210"> à l’attribut </text:span><text:span text:style-name="T73">id</text:span><text:span text:style-name="T210"> de l’objet</text:span></text:p>
      <text:p text:style-name="P327">→ retourne l’objet lui-même</text:p>
      <text:p text:style-name="P53">→ retourne <text:span text:style-name="T262">la valeur </text:span><text:span text:style-name="T31">false</text:span></text:p>
      <text:p text:style-name="P266">getId()</text:p>
      <text:p text:style-name="P101">→ retourne <text:span text:style-name="T112">$this→id</text:span></text:p>
      <text:h text:style-name="P518" text:outline-level="4"><text:bookmark-start text:name="__RefHeading___Toc1465_452600724"/>set<text:span text:style-name="T211">Name</text:span>($<text:span text:style-name="T211">n</text:span>ame) – get<text:span text:style-name="T211">Name</text:span>()<text:bookmark-end text:name="__RefHeading___Toc1465_452600724"/></text:h>
      <text:p text:style-name="P102">Cet attribut, utile dans le cas des champs de saisie d’un formulaire, est géré de la même manière que l’identifiant de l’objet, <text:span text:style-name="T62">id</text:span>.</text:p>
      <text:p text:style-name="P102">De ce fait, les méthodes sont directement héritées de celle de l’attribut <text:span text:style-name="T62">id</text:span>.</text:p>
      <text:p text:style-name="P102">La méthode <text:span text:style-name="T62">getName()</text:span>, comme <text:span text:style-name="T62">getId()</text:span>, récupère directement l’attribut <text:span text:style-name="T62">name</text:span>.</text:p>
      <text:p text:style-name="P102">La méthode <text:span text:style-name="T62">setName($name)</text:span> est copiée de <text:span text:style-name="T62">setId($id)</text:span>. À part le changement de <text:span text:style-name="T62">id</text:span> par <text:span text:style-name="T62">name</text:span>, on ne supprimera pas l’occurrence <text:span text:style-name="T62">$this→id</text:span> du tableau <text:span text:style-name="T62">$objects</text:span>, mais on la surchargera en affectant <text:span text:style-name="T62">$properties[‘name’]</text:span> avec <text:span text:style-name="T62">$name</text:span>.</text:p>
      <text:h text:style-name="P516" text:outline-level="4"><text:bookmark-start text:name="__RefHeading___Toc1746_2082408205"/>setDisplay($display) – getDisplay()<text:bookmark-end text:name="__RefHeading___Toc1746_2082408205"/></text:h>
      <text:p text:style-name="P103">Méthodes gérant le type d’affichage de l’objet dans la page <text:span text:style-name="T2">HTML</text:span>. Les types d’affichage sont :</text:p>
      <text:p text:style-name="P141"><text:bookmark-start text:name="__DdeLink__1469_452600724"/><text:span text:style-name="T2">DISPLAY_NONE</text:span> <text:s text:c="3"/>= '<text:span text:style-name="T2">none</text:span>';<text:bookmark-end text:name="__DdeLink__1469_452600724"/><text:tab/><text:tab/>=&gt; caché</text:p>
      <text:p text:style-name="P141"><text:bookmark-start text:name="__DdeLink__1471_452600724"/><text:span text:style-name="T2">DISPLAY_BLOCK</text:span> <text:s text:c="2"/>= '<text:span text:style-name="T2">block</text:span>';<text:bookmark-end text:name="__DdeLink__1471_452600724"/><text:tab/><text:tab/>=&gt; affichage mode bloc</text:p>
      <text:p text:style-name="P141"><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62">OObject</text:span> pour servir de référence à l’affectation de cette notion. La mise en place de constantes de référence induit à la création de 2 méthodes :</text:p>
      <text:list xml:id="list4704450942986666267" text:style-name="L5">
        <text:list-item>
          <text:p text:style-name="P430">une méthode générique d’extraction des constantes de la classe courante,</text:p>
        </text:list-item>
        <text:list-item>
          <text:p text:style-name="P430">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3">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528" text:outline-level="5"><text:bookmark-start text:name="__RefHeading___Toc1750_2082408205"/>Méthode de récupération des constantes d’un attribut<text:bookmark-end text:name="__RefHeading___Toc1750_2082408205"/></text:h>
      <text:p text:style-name="P103">Afin de pouvoir récupérer les constantes spécifiques à un attribut, on sera obligé de préfixer les constantes avec le nom de l’attribut, ou une mnémonique parlante. Ici pour l’attribut <text:span text:style-name="T134">display</text:span> ce sera ‘<text:span text:style-name="T62">DISPLAY</text:span>’.</text:p>
      <text:p text:style-name="P103">En même temps, et pour éviter de refaire toujours cette extraction, il faudra créer un attribut supplémentaire visant à stocker le tableau de valeur<text:span text:style-name="T245">s</text:span> résultant de l’extraction des constantes. Son nom sera formé du préfixe ‘<text:span text:style-name="T62">const_</text:span>’ et du nom de l’attribut <text:span text:style-name="T245">(</text:span><text:span text:style-name="T58">camel case syntax</text:span><text:span text:style-name="T245">)</text:span>, ici ‘<text:span text:style-name="T62">display</text:span>’.</text:p>
      <text:p text:style-name="P378">La méthode aura comme algorithme :</text:p>
      <text:p text:style-name="P146">→<text:span text:style-name="T213"> initialisation du tableau de retour à vide </text:span><text:span text:style-name="T74">$retour</text:span></text:p>
      <text:p text:style-name="P146">→<text:span text:style-name="T213"> si </text:span><text:span text:style-name="T74">const_(attribut)</text:span><text:span text:style-name="T213"> est vide</text:span></text:p>
      <text:p text:style-name="P146"><text:tab/>→<text:span text:style-name="T213"> mettre dans </text:span><text:span text:style-name="T74">$contants</text:span><text:span text:style-name="T213"> la valeur retournée par le méthode</text:span><text:span text:style-name="T74"> getConstants()</text:span></text:p>
      <text:p text:style-name="P311">→<text:span text:style-name="T213"> pour chaque valeur de </text:span><text:span text:style-name="T74">$constant</text:span><text:span text:style-name="T213"> : </text:span><text:span text:style-name="T74">$key</text:span><text:span text:style-name="T213"> (clé d’accès) et </text:span><text:span text:style-name="T74">$constant</text:span><text:span text:style-name="T213"> (valeur associée)</text:span></text:p>
      <text:p text:style-name="P330">→<text:span text:style-name="T213"> si </text:span><text:span text:style-name="T48">uppercase</text:span><text:span text:style-name="T213">(</text:span><text:span text:style-name="T74">attribut</text:span><text:span text:style-name="T213">) est contenu par </text:span><text:span text:style-name="T74">$key</text:span><text:span text:style-name="T213"> : </text:span><text:span text:style-name="T74">$retour[$key]</text:span><text:span text:style-name="T213"> = </text:span><text:span text:style-name="T74">$constant</text:span></text:p>
      <text:p text:style-name="P311">→<text:span text:style-name="T213"> affecter à l’attribut</text:span><text:span text:style-name="T74"> const_(attribut)</text:span><text:span text:style-name="T213"> le contenu du tableau </text:span><text:span text:style-name="T74">$retour</text:span></text:p>
      <text:p text:style-name="P50">→ <text:span text:style-name="T213">si </text:span><text:span text:style-name="T74">const_(attribut)</text:span><text:span text:style-name="T213"> n’est pas vide : </text:span><text:span text:style-name="T74">$retour</text:span><text:span text:style-name="T213"> reçoit le contenu de </text:span><text:span text:style-name="T74">const_(attribut)</text:span></text:p>
      <text:p text:style-name="P50"><text:span text:style-name="T203">→</text:span><text:span text:style-name="T206"> retourner le contenu de</text:span><text:span text:style-name="T11"> $retour</text:span></text:p>
      <text:h text:style-name="Heading_20_5" text:outline-level="5"><text:bookmark-start text:name="__RefHeading___Toc1752_2082408205"/><text:span text:style-name="T214">Algorithme</text:span> des méthodes<text:bookmark-end text:name="__RefHeading___Toc1752_2082408205"/></text:h>
      <text:p text:style-name="P255">setDisplay($display = self::DISPLAY_BLOCK)</text:p>
      <text:p text:style-name="P176">→ récupération des constantes de l’attribut <text:span text:style-name="T62">display</text:span> dans <text:span text:style-name="T62">$displays</text:span> via la méthode <text:span text:style-name="T62">getDisplayConstants()</text:span></text:p>
      <text:p text:style-name="P176">→ si <text:span text:style-name="T62">$display</text:span> ne fait pas parti du tableau <text:span text:style-name="T62">$displays</text:span>, <text:span text:style-name="T62">$display</text:span> prend la valeur ‘<text:span text:style-name="T2">block</text:span>’ par <text:span text:style-name="T250">défaut</text:span></text:p>
      <text:p text:style-name="P215">→ récupération des ‘<text:span text:style-name="T62">properties</text:span>’ de l’objet via la méthode <text:span text:style-name="T62">getProperties()</text:span></text:p>
      <text:p text:style-name="P215"><text:span text:style-name="T159">→ </text:span><text:span text:style-name="T62">$properties[‘display’] </text:span><text:span text:style-name="T159">reçoit</text:span><text:span text:style-name="T62"> $display</text:span></text:p>
      <text:p text:style-name="P215"><text:span text:style-name="T159">→ sauvegarde des attributs de l’objet par la méthode</text:span><text:span text:style-name="T62"> $this→setProperties($properties)</text:span></text:p>
      <text:p text:style-name="P105">→ retourne l’objet lui-même.</text:p>
      <text:p text:style-name="P255">getDisplay()</text:p>
      <text:p text:style-name="P215">→ récupération des ‘<text:span text:style-name="T62">properties</text:span>’ de l’objet via la méthode <text:span text:style-name="T62">getProperties()</text:span></text:p>
      <text:p text:style-name="P215">→ si la clé ‘<text:span text:style-name="T62">display</text:span>’ existe dans le tableau <text:span text:style-name="T62">$properties</text:span> : retourne <text:span text:style-name="T62">$properties[‘display’]</text:span></text:p>
      <text:p text:style-name="P104">→ si la clé ‘<text:span text:style-name="T62">display</text:span>’ n’existe pas, retourne la valeur <text:span text:style-name="T2">false</text:span>.</text:p>
      <text:h text:style-name="P516" text:outline-level="4"><text:bookmark-start text:name="__RefHeading___Toc1754_2082408205"/>setWidthBT($widthBT) – getWidthBT()<text:bookmark-end text:name="__RefHeading___Toc1754_2082408205"/></text:h>
      <text:p text:style-name="P106"><text:span text:style-name="T62">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62">withBT</text:span> sera une chaîne de caractères qui qualifiera pour les quatre types de média (large – <text:span text:style-name="T2">lg</text:span>, medium – <text:span text:style-name="T2">md</text:span>, small – <text:span text:style-name="T2">sm</text:span>, <text:span text:style-name="T250">extreme</text:span> small – <text:span text:style-name="T2">xs</text:span>), la taille et le décalage de chaque objet sur la page.</text:p>
      <text:p text:style-name="P106">Les éléments ainsi codés généreront un ensemble de classe<text:span text:style-name="T245">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06">WL99:OL99:WM99:OM99:WS99:OS99:WX99:OX99</text:p>
      <text:p text:style-name="P333">le préfixe <text:span text:style-name="T2">W</text:span> indique la taille ou largeur (<text:span text:style-name="T2">width</text:span>)</text:p>
      <text:p text:style-name="P334"><text:soft-page-break/>le préfixe <text:span text:style-name="T2">O</text:span> indique le décalage, report avant d’afficher l’objet sur la ligne (<text:span text:style-name="T2">offset</text:span>)</text:p>
      <text:p text:style-name="P334">les valeurs numériques notés par 99 varieront de 0<text:span text:style-name="T267">1</text:span> à 12.</text:p>
      <text:p text:style-name="P335">Le paramétrage pourra se faire de plusieurs manières :</text:p>
      <text:list xml:id="list4627104975737561441" text:style-name="L6">
        <text:list-item>
          <text:p text:style-name="P465">une valeur numérique seule → pour chaque type de média on aura la même largeur, ce qui conduira à avoir la chaîne ‘<text:span text:style-name="T45">WL99:WM99:WS99:WX99</text:span>’,</text:p>
        </text:list-item>
        <text:list-item>
          <text:p text:style-name="P465">une chaîne du type ‘<text:span text:style-name="T45">W99:O99</text:span>’ → pour chaque type de média on aura la même taille et le même décalage, qui conduira à avoir le chaîne ‘<text:span text:style-name="T45">WL99:OL99:WM99:OM99:WS99:OS99:WX99:OX99</text:span>’,</text:p>
        </text:list-item>
        <text:list-item>
          <text:p text:style-name="P465">une chaîne on sera exprimé une ou plusieurs largeurs pour des types de média précis, comme des <text:span text:style-name="T250">décalages</text:span>, qui conduira à avoir la chaîne ‘<text:span text:style-name="T45">WL99:OM88:WM88</text:span>’ par exemple.</text:p>
        </text:list-item>
      </text:list>
      <text:p text:style-name="P335">Ces possibles formulations <text:span text:style-name="T250">impliquent</text:span> un traitement adapté à chaque foi<text:span text:style-name="T265">s</text:span>.</text:p>
      <text:h text:style-name="P529" text:outline-level="5"><text:bookmark-start text:name="__RefHeading___Toc2120_520446132"/><text:span text:style-name="T214">Algorithme</text:span> des méthodes<text:bookmark-end text:name="__RefHeading___Toc2120_520446132"/></text:h>
      <text:p text:style-name="P256">setWidthBT($widthBT)</text:p>
      <text:p text:style-name="P198">→ si <text:span text:style-name="T62">$widthBT</text:span> n’est pas vide</text:p>
      <text:p text:style-name="P198"><text:tab/>→ <text:span text:style-name="T62">$widthBT</text:span> est une valeur numérique</text:p>
      <text:p text:style-name="P198"><text:tab/><text:tab/>→ <text:span text:style-name="T62">$widthBT</text:span>=‘WL’,<text:span text:style-name="T62">$widthBT</text:span>.’:WM’.<text:span text:style-name="T62">$widthBT</text:span>.’:WS’.<text:span text:style-name="T62">$widthBT</text:span>.’:WX’.<text:span text:style-name="T62">$widthBT</text:span></text:p>
      <text:p text:style-name="P198"><text:tab/>→ <text:span text:style-name="T62">$width</text:span><text:span text:style-name="T76">BT</text:span> contient au moins une fois le caractère ‘:’</text:p>
      <text:p text:style-name="P198"><text:tab/><text:tab/>→ transformation de <text:span text:style-name="T76">$</text:span><text:span text:style-name="T62">widthBT</text:span> en un tableau <text:span text:style-name="T76">$</text:span><text:span text:style-name="T62">widthBTs</text:span></text:p>
      <text:p text:style-name="P198"><text:tab/><text:tab/>→ pour chaque valeur de <text:span text:style-name="T76">$</text:span><text:span text:style-name="T62">widthBTs</text:span> en <text:span text:style-name="T76">$item</text:span></text:p>
      <text:p text:style-name="P199"><text:span text:style-name="T216"><text:tab/><text:tab/><text:tab/>→ si </text:span><text:span text:style-name="T49">(int)</text:span><text:span text:style-name="T216"> substr(</text:span><text:span text:style-name="T76">$item</text:span><text:span text:style-name="T49">, 1</text:span><text:span text:style-name="T216">) &gt; 0 </text:span></text:p>
      <text:p text:style-name="P200"><text:tab/><text:tab/><text:tab/><text:tab/>→<text:span text:style-name="T263"> si </text:span><text:span text:style-name="T56">substr(</text:span><text:span text:style-name="T107">$item</text:span><text:span text:style-name="T56">,1) &gt; 12</text:span><text:span text:style-name="T263"> : </text:span><text:span text:style-name="T56">substr(</text:span><text:span text:style-name="T107">$item</text:span><text:span text:style-name="T56">,1) ← 12</text:span></text:p>
      <text:p text:style-name="P301"><text:span text:style-name="T216">→ si substr(</text:span><text:span text:style-name="T76">$item</text:span><text:span text:style-name="T216">,</text:span><text:span text:style-name="T49">0,1</text:span><text:span text:style-name="T216">) = ‘</text:span><text:span text:style-name="T13">W’</text:span><text:span text:style-name="T216"> : </text:span><text:span text:style-name="T76">$widthBT</text:span><text:span text:style-name="T216"> .= </text:span>‘<text:span text:style-name="T2">WL</text:span>’.<text:span text:style-name="T216">(</text:span><text:span text:style-name="T13">$item</text:span><text:span text:style-name="T216">,</text:span><text:span text:style-name="T49">0,1</text:span><text:span text:style-name="T216">)</text:span>.’:<text:span text:style-name="T2">WM</text:span>’.<text:span text:style-name="T216">(</text:span><text:span text:style-name="T76">$item</text:span><text:span text:style-name="T216">,</text:span><text:span text:style-name="T49">0,1</text:span><text:span text:style-name="T216">)</text:span>.’:<text:span text:style-name="T2">WS</text:span>’.<text:span text:style-name="T216">(</text:span><text:span text:style-name="T76">$item</text:span><text:span text:style-name="T216">,</text:span><text:span text:style-name="T49">0,1</text:span><text:span text:style-name="T216">)</text:span>.’:<text:span text:style-name="T2">WX</text:span>’.<text:span text:style-name="T216">(</text:span><text:span text:style-name="T76">$item</text:span><text:span text:style-name="T216">,</text:span><text:span text:style-name="T49">0,1</text:span><text:span text:style-name="T216">)</text:span></text:p>
      <text:p text:style-name="P301"><text:span text:style-name="T216">→ si substr(</text:span><text:span text:style-name="T76">$item</text:span><text:span text:style-name="T216">,</text:span><text:span text:style-name="T49">0,1</text:span><text:span text:style-name="T216">) = ‘</text:span><text:span text:style-name="T13">O</text:span><text:span text:style-name="T216">’ : </text:span><text:span text:style-name="T76">$widthBT</text:span><text:span text:style-name="T216"> .= </text:span>‘<text:span text:style-name="T216">O</text:span>L’.<text:span text:style-name="T216">(</text:span><text:span text:style-name="T76">$item</text:span><text:span text:style-name="T216">,</text:span><text:span text:style-name="T49">0,1</text:span><text:span text:style-name="T216">)</text:span>.’:<text:span text:style-name="T76">O</text:span><text:span text:style-name="T62">M</text:span>’.<text:span text:style-name="T216">(</text:span><text:span text:style-name="T76">$item</text:span><text:span text:style-name="T216">,</text:span><text:span text:style-name="T49">0,1</text:span><text:span text:style-name="T216">)</text:span>.’:<text:span text:style-name="T76">O</text:span><text:span text:style-name="T62">S</text:span>’.<text:span text:style-name="T216">(</text:span><text:span text:style-name="T76">$item</text:span><text:span text:style-name="T216">,</text:span><text:span text:style-name="T49">0,1</text:span><text:span text:style-name="T216">)</text:span>.’:<text:span text:style-name="T13">O</text:span><text:span text:style-name="T2">X</text:span>’.<text:span text:style-name="T216">(</text:span><text:span text:style-name="T76">$item</text:span><text:span text:style-name="T216">,</text:span><text:span text:style-name="T49">0,1</text:span><text:span text:style-name="T216">)</text:span></text:p>
      <text:p text:style-name="P60"><text:tab/><text:tab/><text:tab/>→<text:span text:style-name="T216"> si (int) substr(</text:span><text:span text:style-name="T76">$item</text:span><text:span text:style-name="T216">, </text:span><text:span text:style-name="T49">1</text:span><text:span text:style-name="T216">) = 0</text:span></text:p>
      <text:p text:style-name="P67"><text:tab/><text:tab/><text:tab/><text:tab/>→<text:span text:style-name="T263"> si (int) substr(</text:span><text:span text:style-name="T76">$item</text:span><text:span text:style-name="T216">, </text:span><text:span text:style-name="T56">2</text:span><text:span text:style-name="T216">) &lt; 1 : </text:span><text:span text:style-name="T56">substr(</text:span><text:span text:style-name="T107">$item</text:span><text:span text:style-name="T56">,1) ← 1</text:span></text:p>
      <text:p text:style-name="P67"><text:tab/><text:tab/><text:tab/><text:tab/>→<text:span text:style-name="T263"> si (int) substr(</text:span><text:span text:style-name="T76">$item</text:span><text:span text:style-name="T216">, </text:span><text:span text:style-name="T56">2</text:span><text:span text:style-name="T216">) &gt; 12 : </text:span><text:span text:style-name="T56">substr(</text:span><text:span text:style-name="T107">$item</text:span><text:span text:style-name="T56">,1) ← 12</text:span></text:p>
      <text:p text:style-name="P61"><text:tab/><text:tab/><text:tab/><text:tab/>→<text:span text:style-name="T216"> </text:span><text:span text:style-name="T76">$widthBT</text:span><text:span text:style-name="T216"> .= </text:span><text:span text:style-name="T76">$item</text:span></text:p>
      <text:p text:style-name="P393">→ récupération des ‘<text:span text:style-name="T62">properties</text:span>’ de l’objet via la méthode <text:span text:style-name="T62">getProperties()</text:span></text:p>
      <text:p text:style-name="P398"><text:span text:style-name="T159">→ </text:span><text:span text:style-name="T62">$properties[‘</text:span><text:span text:style-name="T76">widthBT</text:span><text:span text:style-name="T62">’] </text:span><text:span text:style-name="T159">reçoit</text:span><text:span text:style-name="T62"> $</text:span><text:span text:style-name="T76">widthBT</text:span></text:p>
      <text:p text:style-name="P398"><text:span text:style-name="T159">→ sauvegarde des attributs de l’objet par la méthode</text:span><text:span text:style-name="T62"> $this→setProperties($properties)</text:span></text:p>
      <text:p text:style-name="P401">→ retourne l’objet lui-même.</text:p>
      <text:p text:style-name="P80">→ retourne la valeur <text:span text:style-name="T2">false </text:span><text:span text:style-name="T215">pour </text:span><text:span text:style-name="T75">$widthBT</text:span><text:span text:style-name="T12"> </text:span><text:span text:style-name="T215">vide en premier lieu</text:span>.</text:p>
      <text:p text:style-name="P256">getWidthBT()</text:p>
      <text:p text:style-name="P216">→ récupération des ‘<text:span text:style-name="T62">properties</text:span>’ de l’objet via la méthode <text:span text:style-name="T62">getProperties()</text:span></text:p>
      <text:p text:style-name="P216">→ si la clé ‘<text:span text:style-name="T75">widthBT</text:span>’ existe dans le tableau <text:span text:style-name="T62">$properties</text:span> : retourne <text:span text:style-name="T62">$properties[‘</text:span><text:span text:style-name="T75">widthBT</text:span><text:span text:style-name="T62">’]</text:span></text:p>
      <text:p text:style-name="P336">→ si la clé ‘<text:span text:style-name="T75">widthBT</text:span>’ n’existe pas, retourne la valeur <text:span text:style-name="T2">false</text:span>.</text:p>
      <text:h text:style-name="P519" text:outline-level="4"><text:bookmark-start text:name="__RefHeading___Toc1467_452600724"/>setClass<text:span text:style-name="T217">Name</text:span>($className) – getClass<text:span text:style-name="T217">Name</text:span>()<text:bookmark-end text:name="__RefHeading___Toc1467_452600724"/></text:h>
      <text:p text:style-name="P238">La gestion de l’attribut <text:span text:style-name="T62">className</text:span> doit être vue de 2 manières :</text:p>
      <text:list xml:id="list4844086863938408112" text:style-name="L7">
        <text:list-item>
          <text:p text:style-name="P453">au moment de la construction de l’objet, particulièrement dans la méthode magique <text:span text:style-name="T62">__construct()</text:span>,</text:p>
        </text:list-item>
        <text:list-item>
          <text:p text:style-name="P467">au cours de la vie de l’objet, en cas de besoin de réaffectation de cet attribut.</text:p>
        </text:list-item>
      </text:list>
      <text:p text:style-name="P369">La reconstruction de la chaîne <text:span text:style-name="T250">contenue</text:span> de par l’attribut <text:span text:style-name="T62">className</text:span>, s’appuie sur le contenu d’autre attribut issus du fichier de paramétrage de l’objet devant être construit.</text:p>
      <text:p text:style-name="P371"><text:span text:style-name="T62">className</text:span> = '<text:span text:style-name="T45">GraphicObjectTemplating/O</text:span><text:span text:style-name="T51">O</text:span><text:span text:style-name="T45">bjects/</text:span>' + <text:span text:style-name="T62">typeObj</text:span> + ‘/’ + <text:span text:style-name="T62">object</text:span> <text:span text:style-name="T218">+ ‘/’ + </text:span><text:span text:style-name="T79">className</text:span></text:p>
      <text:p text:style-name="P107"><text:soft-page-break/>en prenant le soin <text:span text:style-name="T218">de passer les parties des contenus des attributs </text:span><text:span text:style-name="T79">typeObj</text:span><text:span text:style-name="T218"> et </text:span><text:span text:style-name="T79">object</text:span><text:span text:style-name="T218"> devant être mis en majuscule pour correspondre aux espaces de nommage (</text:span><text:span text:style-name="T14">namespace</text:span><text:span text:style-name="T218"> </text:span><text:span text:style-name="T14">PHP</text:span><text:span text:style-name="T218">) ou sera stocké la classe principale visant à créer réellement l’objet.</text:span></text:p>
      <text:p text:style-name="P373">Par contre, la réaffectation du nom de la classe permettant d’instancier l’objet se fera <text:span text:style-name="T220">en</text:span> contrôl<text:span text:style-name="T220">ant 2 choses :</text:span></text:p>
      <text:list xml:id="list4188307461167575841" text:style-name="L8">
        <text:list-item>
          <text:p text:style-name="P455"><text:span text:style-name="T220">que la chaîne </text:span><text:span text:style-name="T81">$className</text:span><text:span text:style-name="T220"> ne soit pas vide,</text:span></text:p>
        </text:list-item>
        <text:list-item>
          <text:p text:style-name="P436"><text:span text:style-name="T220">que la chaîne </text:span><text:span text:style-name="T81">$className</text:span><text:span text:style-name="T220"> référence réellement une classe existante.</text:span></text:p>
        </text:list-item>
      </text:list>
      <text:h text:style-name="P530" text:outline-level="5"><text:bookmark-start text:name="__RefHeading___Toc2170_2104859123"/><text:span text:style-name="T214">Algorithme</text:span> des méthodes<text:bookmark-end text:name="__RefHeading___Toc2170_2104859123"/></text:h>
      <text:p text:style-name="P257">setClassName(string $className)</text:p>
      <text:p text:style-name="P201">→ si <text:span text:style-name="T220">$</text:span><text:span text:style-name="T79">className</text:span> n’est pas vide</text:p>
      <text:p text:style-name="P201"><text:tab/>→<text:span text:style-name="T218"> si </text:span><text:span text:style-name="T79">$className</text:span><text:span text:style-name="T218"> est une classe (</text:span><text:span text:style-name="T14">PHP </text:span><text:bookmark-start text:name="__DdeLink__8739_1097217395"/><text:span text:style-name="T51">class_exist(</text:span><text:span text:style-name="T79">$className</text:span><text:span text:style-name="T51">)</text:span><text:bookmark-end text:name="__DdeLink__8739_1097217395"/><text:span text:style-name="T218">)</text:span></text:p>
      <text:p text:style-name="P201"><text:tab/><text:tab/><text:span text:style-name="T219">→ récupération des ‘</text:span><text:span text:style-name="T80">properties</text:span><text:span text:style-name="T219">’ de l’objet via la méthode </text:span><text:span text:style-name="T80">getProperties()</text:span></text:p>
      <text:p text:style-name="P400"><text:span text:style-name="T159">→ </text:span><text:span text:style-name="T62">$properties[‘</text:span><text:span text:style-name="T135">className</text:span><text:span text:style-name="T62">’] </text:span><text:span text:style-name="T159">reçoit</text:span><text:span text:style-name="T62"> $</text:span><text:span text:style-name="T135">className</text:span></text:p>
      <text:p text:style-name="P399"><text:span text:style-name="T159">→ sauvegarde des attributs de l’objet par la méthode</text:span><text:span text:style-name="T62"> $this→setProperties($properties)</text:span></text:p>
      <text:p text:style-name="P184"><text:tab/><text:tab/>→ retourne l’objet lui-même.</text:p>
      <text:p text:style-name="P337">→ si <text:span text:style-name="T16">$</text:span><text:span text:style-name="T79">className</text:span> <text:span text:style-name="T218">est vide ou ne correspond pas une classe qui existe</text:span>, retourne la valeur <text:span text:style-name="T2">false</text:span>.</text:p>
      <text:p text:style-name="P257">getClassName()</text:p>
      <text:p text:style-name="P217">→ récupération des ‘<text:span text:style-name="T62">properties</text:span>’ de l’objet via la méthode <text:span text:style-name="T62">getProperties()</text:span></text:p>
      <text:p text:style-name="P217">→ si la clé ‘<text:span text:style-name="T79">className</text:span>’ existe dans le tableau <text:span text:style-name="T62">$properties</text:span> : retourne <text:span text:style-name="T62">$properties[‘</text:span><text:span text:style-name="T79">className</text:span><text:span text:style-name="T62">’]</text:span></text:p>
      <text:p text:style-name="P337">→ si la clé ‘<text:span text:style-name="T79">className</text:span>’ n’existe pas, retourne la valeur <text:span text:style-name="T2">false</text:span>.</text:p>
      <text:h text:style-name="P517" text:outline-level="4"><text:bookmark-start text:name="__RefHeading___Toc2197_2104859123"/>setTemplate($template) – getTemplate()<text:bookmark-end text:name="__RefHeading___Toc2197_2104859123"/></text:h>
      <text:p text:style-name="P239"><text:span text:style-name="T220">Comme l</text:span>a gestion de l’attribut <text:span text:style-name="T62">className</text:span><text:span text:style-name="T159">, </text:span><text:span text:style-name="T168">la gestion de l’attribut</text:span><text:span text:style-name="T131"> </text:span><text:span text:style-name="T81">template</text:span> doit être vue de 2 manières :</text:p>
      <text:list xml:id="list125131553412026" text:continue-list="list4844086863938408112" text:style-name="L7">
        <text:list-item>
          <text:p text:style-name="P454">au moment de la construction de l’objet, particulièrement dans la méthode magique <text:span text:style-name="T62">__construct()</text:span>,</text:p>
        </text:list-item>
        <text:list-item>
          <text:p text:style-name="P468">au cours de la vie de l’objet, en cas de besoin de réaffectation de cet attribut.</text:p>
        </text:list-item>
      </text:list>
      <text:p text:style-name="P370">La reconstruction de la chaîne <text:span text:style-name="T272">contenue</text:span> de par l’attribut <text:span text:style-name="T81">template</text:span>, s’appuie sur le contenu d’autre attribut issus du fichier de paramétrage de l’objet devant être construit.</text:p>
      <text:p text:style-name="P372"><text:span text:style-name="T81">template</text:span> = <text:span text:style-name="T220">'</text:span><text:span text:style-name="T52">graphic-object-templating/oobjects/</text:span><text:span text:style-name="T220">'</text:span> + <text:span text:style-name="T62">typeObj</text:span> + ‘/’ + <text:span text:style-name="T62">object</text:span> <text:span text:style-name="T218">+ ‘/’ + </text:span><text:span text:style-name="T81">template</text:span></text:p>
      <text:p text:style-name="P108">en <text:span text:style-name="T220">respectant l’arborescence de stockage du modèle de l’objet utilisé pour faire son rendu </text:span><text:span text:style-name="T15">HTML</text:span><text:span text:style-name="T220">.</text:span></text:p>
      <text:p text:style-name="P373">Par contre, la réaffectation du nom d<text:span text:style-name="T220">u modèle</text:span> permettant d<text:span text:style-name="T220">e faire le rendu </text:span><text:span text:style-name="T15">HTML</text:span><text:span text:style-name="T220"> de </text:span>l’objet se fera <text:span text:style-name="T220">en</text:span> contrôl<text:span text:style-name="T220">ant 2 choses :</text:span></text:p>
      <text:list xml:id="list125130785150742" text:continue-list="list4188307461167575841" text:style-name="L8">
        <text:list-item>
          <text:p text:style-name="P455"><text:span text:style-name="T220">que la chaîne </text:span><text:span text:style-name="T81">$template</text:span><text:span text:style-name="T220"> ne soit pas vide,</text:span></text:p>
        </text:list-item>
        <text:list-item>
          <text:p text:style-name="P455"><text:span text:style-name="T220">que la chaîne </text:span><text:span text:style-name="T81">$template</text:span><text:span text:style-name="T220"> référence réellement un fichier existant.</text:span></text:p>
        </text:list-item>
      </text:list>
      <text:h text:style-name="P531" text:outline-level="5"><text:bookmark-start text:name="__RefHeading___Toc2199_2104859123"/><text:span text:style-name="T214">Algorithme</text:span> des méthodes<text:bookmark-end text:name="__RefHeading___Toc2199_2104859123"/></text:h>
      <text:p text:style-name="P258">set<text:span text:style-name="T220">Template</text:span>(string $<text:span text:style-name="T220">template</text:span>)</text:p>
      <text:p text:style-name="P202">→ si <text:span text:style-name="T220">$</text:span><text:span text:style-name="T81">tempate</text:span> n’est pas vide</text:p>
      <text:p text:style-name="P202"><text:tab/>→<text:span text:style-name="T218"> si </text:span><text:span text:style-name="T79">$template</text:span><text:span text:style-name="T218"> est une classe (</text:span><text:span text:style-name="T14">PHP</text:span><text:span text:style-name="T218"> </text:span><text:span text:style-name="T51">file_exist(</text:span><text:span text:style-name="T79">$template</text:span><text:span text:style-name="T51">)</text:span><text:span text:style-name="T218">)</text:span></text:p>
      <text:p text:style-name="P202"><text:tab/><text:tab/><text:span text:style-name="T219">→ récupération des ‘</text:span><text:span text:style-name="T80">properties</text:span><text:span text:style-name="T219">’ de l’objet via la méthode </text:span><text:span text:style-name="T80">getProperties()</text:span></text:p>
      <text:p text:style-name="P400"><text:span text:style-name="T159">→ </text:span><text:span text:style-name="T62">$properties[‘</text:span><text:span text:style-name="T135">template</text:span><text:span text:style-name="T62">’] </text:span><text:span text:style-name="T159">reçoit</text:span><text:span text:style-name="T62"> $</text:span><text:span text:style-name="T135">template</text:span></text:p>
      <text:p text:style-name="P400"><text:span text:style-name="T159">→ sauvegarde des attributs de l’objet par la méthode</text:span><text:span text:style-name="T62"> $this→setProperties($properties)</text:span></text:p>
      <text:p text:style-name="P185"><text:tab/><text:tab/>→ retourne l’objet lui-même.</text:p>
      <text:p text:style-name="P338">→ si <text:span text:style-name="T16">$</text:span><text:span text:style-name="T79">template</text:span> <text:span text:style-name="T218">est vide ou ne correspond pas un fichier qui existe</text:span>, retourne la valeur <text:span text:style-name="T2">false</text:span>.</text:p>
      <text:p text:style-name="P258">get<text:span text:style-name="T220">Template</text:span>()</text:p>
      <text:p text:style-name="P218">→ récupération des ‘<text:span text:style-name="T62">properties</text:span>’ de l’objet via la méthode <text:span text:style-name="T62">getProperties()</text:span></text:p>
      <text:p text:style-name="P218">→ si la clé ‘<text:span text:style-name="T135">template</text:span>’ existe dans le tableau <text:span text:style-name="T62">$properties</text:span> : retourne <text:span text:style-name="T62">$properties[‘</text:span><text:span text:style-name="T135">template</text:span><text:span text:style-name="T62">’]</text:span></text:p>
      <text:p text:style-name="P338">→ si la clé ‘<text:span text:style-name="T79">template</text:span>’ n’existe pas, retourne la valeur <text:span text:style-name="T2">false</text:span>.</text:p>
      <text:h text:style-name="P527" text:outline-level="4"><text:soft-page-break/></text:h>
      <text:h text:style-name="P517" text:outline-level="4"><text:bookmark-start text:name="__RefHeading___Toc2201_2104859123"/>setObject($object) – getObject()<text:bookmark-end text:name="__RefHeading___Toc2201_2104859123"/></text:h>
      <text:p text:style-name="P109">L’attribut <text:span text:style-name="T62">object</text:span> stocke le nom proprement de la classe d’instanciation de l’objet en lettre minuscule <text:span text:style-name="T246">(</text:span><text:span text:style-name="T57">camel case syntax</text:span><text:span text:style-name="T246">)</text:span>. À la création de tout objet, la valeur contenue est fournie par le fichier spécifique de configuration de l’objet <text:span text:style-name="T273">final</text:span> (ensemble des attributs spécifiques). Il est peu probable d’affecter cet attribut après instanciation de l’objet, mais la possibilité est laissée.</text:p>
      <text:h text:style-name="P532" text:outline-level="5"><text:bookmark-start text:name="__RefHeading___Toc2592_2079834871"/><text:span text:style-name="T214">Algorithme</text:span> des méthodes<text:bookmark-end text:name="__RefHeading___Toc2592_2079834871"/></text:h>
      <text:p text:style-name="P259">setObject($object)</text:p>
      <text:p text:style-name="P203">→ si <text:span text:style-name="T15">$</text:span><text:span text:style-name="T82">object</text:span> n’est pas vide</text:p>
      <text:p text:style-name="P203"><text:tab/><text:span text:style-name="T219">→ récupération des ‘</text:span><text:span text:style-name="T80">properties</text:span><text:span text:style-name="T219">’ de l’objet via la méthode </text:span><text:span text:style-name="T80">getProperties()</text:span></text:p>
      <text:p text:style-name="P62"><text:span text:style-name="T159"><text:tab/>→ </text:span><text:span text:style-name="T62">$properties[‘</text:span><text:span text:style-name="T136">object</text:span><text:span text:style-name="T62">’] </text:span><text:span text:style-name="T159">reçoit</text:span><text:span text:style-name="T62"> $</text:span><text:span text:style-name="T136">object</text:span></text:p>
      <text:p text:style-name="P62"><text:span text:style-name="T159"><text:tab/>→ sauvegarde des attributs de l’objet par la méthode</text:span><text:span text:style-name="T62"> $this→setProperties($properties)</text:span></text:p>
      <text:p text:style-name="P186"><text:tab/>→ retourne l’objet lui-même.</text:p>
      <text:p text:style-name="P339">→ si <text:span text:style-name="T16">$</text:span><text:span text:style-name="T82">object</text:span> <text:span text:style-name="T218">est vide</text:span>, retourne la valeur <text:span text:style-name="T2">false</text:span>.</text:p>
      <text:p text:style-name="P259">getObject()</text:p>
      <text:p text:style-name="P219">→ récupération des ‘<text:span text:style-name="T62">properties</text:span>’ de l’objet via la méthode <text:span text:style-name="T62">getProperties()</text:span></text:p>
      <text:p text:style-name="P219">→ si la clé ‘<text:span text:style-name="T136">object</text:span>’ existe dans le tableau <text:span text:style-name="T62">$properties</text:span> : retourne <text:span text:style-name="T62">$properties[‘</text:span><text:span text:style-name="T136">object</text:span><text:span text:style-name="T62">’]</text:span></text:p>
      <text:p text:style-name="P339">→ si la clé ‘<text:span text:style-name="T82">object</text:span>’ n’existe pas, retourne la valeur <text:span text:style-name="T2">false</text:span>.</text:p>
      <text:h text:style-name="P517" text:outline-level="4"><text:bookmark-start text:name="__RefHeading___Toc2890_3340177762"/>setTypeObj($typeObj) – getTypeObj()<text:bookmark-end text:name="__RefHeading___Toc2890_3340177762"/></text:h>
      <text:p text:style-name="Text_20_body">L’attribut <text:span text:style-name="T62">typeObj</text:span> sert à indiquer de quel type d’objet le présent objet est étendu. Le libellé est <text:span text:style-name="T250">donné</text:span> en minuscule <text:span text:style-name="T246">(</text:span><text:span text:style-name="T57">camel case syntax</text:span><text:span text:style-name="T246">)</text:span>.</text:p>
      <text:p text:style-name="Text_20_body">À la création de tout objet, la valeur contenue est fournie par le fichier spécifique de configuration de l’objet <text:span text:style-name="T273">final</text:span> (ensemble des attributs spécifiques). Il est <text:span text:style-name="T250">peu</text:span> probable d’affecter cet attribut après instanciation de l’objet, mais la possibilité est laissée.</text:p>
      <text:h text:style-name="P533" text:outline-level="5"><text:bookmark-start text:name="__RefHeading___Toc2594_2079834871"/><text:span text:style-name="T214">Algorithme</text:span> des méthodes<text:bookmark-end text:name="__RefHeading___Toc2594_2079834871"/></text:h>
      <text:p text:style-name="P260">set<text:span text:style-name="T221">Typ</text:span>Obj($<text:span text:style-name="T221">typeO</text:span>bj)</text:p>
      <text:p text:style-name="P204">→ si <text:span text:style-name="T15">$</text:span><text:span text:style-name="T17">typeO</text:span><text:span text:style-name="T82">bj </text:span>n’est pas vide</text:p>
      <text:p text:style-name="P204"><text:tab/><text:span text:style-name="T219">→ récupération des ‘</text:span><text:span text:style-name="T80">properties</text:span><text:span text:style-name="T219">’ de l’objet via la méthode </text:span><text:span text:style-name="T80">getProperties()</text:span></text:p>
      <text:p text:style-name="P63"><text:span text:style-name="T159"><text:tab/>→ </text:span><text:span text:style-name="T62">$properties[‘</text:span><text:span text:style-name="T137">typeObj</text:span><text:span text:style-name="T62">’] </text:span><text:span text:style-name="T159">reçoit</text:span><text:span text:style-name="T62"> $</text:span><text:span text:style-name="T137">typeObj</text:span></text:p>
      <text:p text:style-name="P63"><text:span text:style-name="T159"><text:tab/>→ sauvegarde des attributs de l’objet par la méthode</text:span><text:span text:style-name="T62"> $this→setProperties($properties)</text:span></text:p>
      <text:p text:style-name="P187"><text:tab/>→ retourne l’objet lui-même.</text:p>
      <text:p text:style-name="P340">→ si <text:span text:style-name="T16">$</text:span><text:span text:style-name="T82">object</text:span> <text:span text:style-name="T218">est vide</text:span>, retourne la valeur <text:span text:style-name="T2">false</text:span>.</text:p>
      <text:p text:style-name="P260">get<text:span text:style-name="T221">Type</text:span>Obj()</text:p>
      <text:p text:style-name="P220">→ récupération des ‘<text:span text:style-name="T62">properties</text:span>’ de l’objet via la méthode <text:span text:style-name="T62">getProperties()</text:span></text:p>
      <text:p text:style-name="P220">→ si la clé ‘<text:span text:style-name="T137">typeO</text:span><text:span text:style-name="T136">bj</text:span>’ existe dans le tableau <text:span text:style-name="T62">$properties</text:span> : retourne <text:span text:style-name="T62">$properties[‘</text:span><text:span text:style-name="T137">typeO</text:span><text:span text:style-name="T136">bj</text:span><text:span text:style-name="T62">’]</text:span></text:p>
      <text:p text:style-name="P340">→ si la clé ‘<text:span text:style-name="T83">typeO</text:span><text:span text:style-name="T82">bj</text:span>’ n’existe pas, retourne la valeur <text:span text:style-name="T2">false</text:span>.</text:p>
      <text:h text:style-name="P520" text:outline-level="4"><text:bookmark-start text:name="__RefHeading___Toc1281_4267579534"/>getLastAccess()<text:bookmark-end text:name="__RefHeading___Toc1281_4267579534"/></text:h>
      <text:p text:style-name="P110">L’attribut <text:span text:style-name="T62">lastAccess</text:span> contient l’horodatage du dernier accès à l’objet en lecture ou écriture. Cette donnée permet d’éviter le recours au conteneur de session pour avoir centaines valeurs d’attributs sauvegardés dans l’objet. On parle ici des attributs : <text:span text:style-name="T62">id</text:span>, <text:span text:style-name="T62">name</text:span>, <text:span text:style-name="T62">properties</text:span>, <text:span text:style-name="T62">form</text:span> et <text:span text:style-name="T62">lastAccess</text:span> lui-même.</text:p>
      <text:p text:style-name="P110">De fait cet attribut ne peut être accessible qu’en lecture. <text:span text:style-name="T273">L</text:span>’écriture sera assurée par les méthodes <text:span text:style-name="T62">setProperties($properties)</text:span> et <text:span text:style-name="T62">getProperties()</text:span>.</text:p>
      <text:h text:style-name="P533" text:outline-level="5"><text:bookmark-start text:name="__RefHeading___Toc2596_2079834871"/><text:soft-page-break/><text:span text:style-name="T214">Algorithme</text:span> de <text:span text:style-name="T221">la</text:span> méthode<text:bookmark-end text:name="__RefHeading___Toc2596_2079834871"/></text:h>
      <text:p text:style-name="P260"><text:span text:style-name="T221">g</text:span>et<text:span text:style-name="T221">LastAccess</text:span>()</text:p>
      <text:p text:style-name="P354"><text:span text:style-name="T184">→</text:span><text:span text:style-name="T185"> </text:span><text:span text:style-name="T219">récupération </text:span><text:span text:style-name="T169">de l’attribut </text:span><text:span text:style-name="T83">lassAccess</text:span><text:span text:style-name="T169">,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10">Sur un objet, on peut avoir à appliquer des présentations (feuille de style – <text:span text:style-name="T2">CSS</text:span>) au travers de classes <text:span text:style-name="T2">CSS</text:span>. Cette application sera globale à l’objet, c’est pour cela que l’attribut <text:span text:style-name="T62">classes</text:span> a été créé.</text:p>
      <text:p text:style-name="P110">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533" text:outline-level="5"><text:bookmark-start text:name="__RefHeading___Toc2598_2079834871"/><text:span text:style-name="T214">Algorithme</text:span> des méthodes<text:bookmark-end text:name="__RefHeading___Toc2598_2079834871"/></text:h>
      <text:p text:style-name="P263">setClasses($classes)</text:p>
      <text:p text:style-name="P204">→ si <text:span text:style-name="T15">$</text:span><text:span text:style-name="T17">classes</text:span><text:span text:style-name="T82"> </text:span>n’est pas vide</text:p>
      <text:p text:style-name="P204"><text:tab/>→<text:span text:style-name="T221"> si </text:span><text:span text:style-name="T83">$classes</text:span><text:span text:style-name="T221"> est un tableau : </text:span><text:span text:style-name="T83">$classes</text:span><text:span text:style-name="T221"> ← </text:span><text:span text:style-name="T53">implode(‘ ‘, </text:span><text:span text:style-name="T83">$classes</text:span><text:span text:style-name="T53">)</text:span></text:p>
      <text:p text:style-name="P204"><text:tab/>→<text:span text:style-name="T221"> si </text:span><text:span text:style-name="T83">$classes</text:span><text:span text:style-name="T221"> est une chaîne de caractères</text:span></text:p>
      <text:p text:style-name="P204"><text:tab/><text:tab/><text:span text:style-name="T219">→ récupération des ‘</text:span><text:span text:style-name="T80">properties</text:span><text:span text:style-name="T219">’ de l’objet via la méthode </text:span><text:span text:style-name="T80">getProperties()</text:span></text:p>
      <text:p text:style-name="P63"><text:span text:style-name="T159"><text:tab/><text:tab/>→ </text:span><text:span text:style-name="T62">$properties[‘</text:span><text:span text:style-name="T137">typeObj</text:span><text:span text:style-name="T62">’] </text:span><text:span text:style-name="T159">reçoit</text:span><text:span text:style-name="T62"> $</text:span><text:span text:style-name="T137">typeObj</text:span></text:p>
      <text:p text:style-name="P394"><text:span text:style-name="T159">→ sauvegarde des attributs de l’objet par la méthode</text:span><text:span text:style-name="T62"> $this→setProperties($properties)</text:span></text:p>
      <text:p text:style-name="P187"><text:tab/><text:tab/>→ retourne l’objet lui-même.</text:p>
      <text:p text:style-name="P340">→ si <text:span text:style-name="T15">$</text:span><text:span text:style-name="T17">classes</text:span> <text:span text:style-name="T218">est vide</text:span>, retourne la valeur <text:span text:style-name="T2">false</text:span>.</text:p>
      <text:p text:style-name="P263">addClass($class)</text:p>
      <text:p text:style-name="P204">→ si <text:span text:style-name="T15">$</text:span><text:span text:style-name="T17">class</text:span><text:span text:style-name="T82"> </text:span>n’est pas vide</text:p>
      <text:p text:style-name="P204"><text:tab/><text:span text:style-name="T219">→ récupération des ‘</text:span><text:span text:style-name="T80">properties</text:span><text:span text:style-name="T219">’ de l’objet via la méthode </text:span><text:span text:style-name="T80">getProperties()</text:span></text:p>
      <text:p text:style-name="P54"><text:tab/>→ <text:span text:style-name="T221">récupération de</text:span> <text:span text:style-name="T62">$properties[‘</text:span><text:span text:style-name="T83">classes</text:span><text:span text:style-name="T62">’] </text:span><text:span text:style-name="T221">dans</text:span> <text:span text:style-name="T62">$</text:span><text:span text:style-name="T83">classes</text:span></text:p>
      <text:p text:style-name="P54"><text:span text:style-name="T221"><text:tab/>→ si </text:span><text:span text:style-name="T83">$class</text:span><text:span text:style-name="T221"> n’est pas contenu dans </text:span><text:span text:style-name="T83">$classes</text:span></text:p>
      <text:p text:style-name="P59"><text:tab/><text:tab/>→ ajout de <text:span text:style-name="T62">$class</text:span><text:span text:style-name="T2"> </text:span>dans <text:span text:style-name="T62">$classes</text:span></text:p>
      <text:p text:style-name="P59"><text:tab/><text:tab/>→ <text:span text:style-name="T62">$properties[‘classes’]</text:span> reçoit <text:span text:style-name="T62">$classes</text:span></text:p>
      <text:p text:style-name="P394"><text:span text:style-name="T159">→ sauvegarde des attributs de l’objet par la méthode</text:span><text:span text:style-name="T62"> $this→setProperties($properties)</text:span></text:p>
      <text:p text:style-name="P54"><text:tab/><text:tab/>→ retourne l’objet lui-même.</text:p>
      <text:p text:style-name="P340">→ si <text:span text:style-name="T15">$</text:span><text:span text:style-name="T17">class</text:span> <text:span text:style-name="T218">est vide ou existe déjà dans l’attribut </text:span><text:span text:style-name="T79">classes</text:span>, retourne la valeur <text:span text:style-name="T2">false</text:span>.</text:p>
      <text:p text:style-name="P263">removeClass($class)</text:p>
      <text:p text:style-name="P204">→ si <text:span text:style-name="T15">$</text:span><text:span text:style-name="T17">class</text:span><text:span text:style-name="T82"> </text:span>n’est pas vide</text:p>
      <text:p text:style-name="P204"><text:tab/><text:span text:style-name="T219">→ récupération des ‘</text:span><text:span text:style-name="T80">properties</text:span><text:span text:style-name="T219">’ de l’objet via la méthode </text:span><text:span text:style-name="T80">getProperties()</text:span></text:p>
      <text:p text:style-name="P54"><text:tab/>→ <text:span text:style-name="T221">récupération de</text:span> <text:span text:style-name="T62">$properties[‘</text:span><text:span text:style-name="T83">classes</text:span><text:span text:style-name="T62">’] </text:span><text:span text:style-name="T221">dans</text:span> <text:span text:style-name="T62">$</text:span><text:span text:style-name="T83">classes</text:span></text:p>
      <text:p text:style-name="P54"><text:span text:style-name="T221"><text:tab/>→ si </text:span><text:span text:style-name="T83">$class</text:span><text:span text:style-name="T221"> est contenu dans </text:span><text:span text:style-name="T83">$classes</text:span></text:p>
      <text:p text:style-name="P59"><text:tab/><text:tab/>→ suppression de <text:span text:style-name="T62">$class</text:span><text:span text:style-name="T2"> </text:span>dans <text:span text:style-name="T62">$classes</text:span></text:p>
      <text:p text:style-name="P59"><text:tab/><text:tab/>→ <text:span text:style-name="T62">$properties[‘classes’]</text:span> reçoit <text:span text:style-name="T62">$classes</text:span></text:p>
      <text:p text:style-name="P394"><text:span text:style-name="T159">→ sauvegarde des attributs de l’objet par la méthode</text:span><text:span text:style-name="T62"> $this→setProperties($properties)</text:span></text:p>
      <text:p text:style-name="P54"><text:tab/><text:tab/>→ retourne l’objet lui-même.</text:p>
      <text:p text:style-name="P340">→ si <text:span text:style-name="T15">$</text:span><text:span text:style-name="T17">class</text:span> <text:span text:style-name="T218">est vide ou n’existe pas dans l’attribut </text:span><text:span text:style-name="T79">classes</text:span>, retourne la valeur <text:span text:style-name="T2">false</text:span>.</text:p>
      <text:p text:style-name="P264">getClasses()</text:p>
      <text:p text:style-name="P237">→ récupération des ‘<text:span text:style-name="T62">properties</text:span>’ de l’objet via la méthode <text:span text:style-name="T62">getProperties()</text:span></text:p>
      <text:p text:style-name="P237">→ si la clé ‘<text:span text:style-name="T137">classes</text:span>’ existe dans le tableau <text:span text:style-name="T62">$properties</text:span> : retourne <text:span text:style-name="T62">$properties[‘</text:span><text:span text:style-name="T137">classes</text:span><text:span text:style-name="T62">’]</text:span></text:p>
      <text:p text:style-name="P351">→ si la clé ‘<text:span text:style-name="T83">classes</text:span>’ n’existe pas, retourne la valeur <text:span text:style-name="T2">false</text:span>.</text:p>
      <text:h text:style-name="P521" text:outline-level="4"><text:bookmark-start text:name="__RefHeading___Toc8319_3443808127"/><text:soft-page-break/><text:span text:style-name="T297">enable</text:span>(), <text:span text:style-name="T297">disable</text:span>(), get<text:span text:style-name="T297">State</text:span>()<text:bookmark-end text:name="__RefHeading___Toc8319_3443808127"/></text:h>
      <text:h text:style-name="P534" text:outline-level="5"><text:bookmark-start text:name="__RefHeading___Toc8715_1097217395"/><text:span text:style-name="T214">Algorithme</text:span> des méthodes<text:bookmark-end text:name="__RefHeading___Toc8715_1097217395"/></text:h>
      <text:p text:style-name="P265"><text:span text:style-name="T296">enable</text:span>()</text:p>
      <text:p text:style-name="P237">→ récupération des ‘<text:span text:style-name="T62">properties</text:span>’ de l’objet via la méthode <text:span text:style-name="T62">getProperties()</text:span></text:p>
      <text:p text:style-name="P237"><text:span text:style-name="T159">→</text:span><text:span text:style-name="T183"> </text:span><text:span text:style-name="T125">$properties[‘state’]</text:span><text:span text:style-name="T183"> reçoit </text:span><text:span text:style-name="T125">self ::STATE_ENABLE ;</text:span></text:p>
      <text:p text:style-name="P68"><text:span text:style-name="T159">→ sauvegarde des attributs de l’objet par la méthode</text:span><text:span text:style-name="T62"> $this→setProperties($properties)</text:span></text:p>
      <text:p text:style-name="P58">→ retourne l’objet lui-même.</text:p>
      <text:p text:style-name="P264"><text:span text:style-name="T296">disable</text:span>()</text:p>
      <text:p text:style-name="P237">→ récupération des ‘<text:span text:style-name="T62">properties</text:span>’ de l’objet via la méthode <text:span text:style-name="T62">getProperties()</text:span></text:p>
      <text:p text:style-name="P237"><text:span text:style-name="T159">→</text:span><text:span text:style-name="T183"> </text:span><text:span text:style-name="T125">$properties[‘state’]</text:span><text:span text:style-name="T183"> reçoit </text:span><text:span text:style-name="T125">self ::STATE_DISABLE ;</text:span></text:p>
      <text:p text:style-name="P68"><text:span text:style-name="T159">→ sauvegarde des attributs de l’objet par la méthode</text:span><text:span text:style-name="T62"> $this→setProperties($properties)</text:span></text:p>
      <text:p text:style-name="P58">→ retourne l’objet lui-même.</text:p>
      <text:p text:style-name="P264">get<text:span text:style-name="T296">State</text:span>()</text:p>
      <text:p text:style-name="P237">→ récupération des ‘<text:span text:style-name="T62">properties</text:span>’ de l’objet via la méthode <text:span text:style-name="T62">getProperties()</text:span></text:p>
      <text:p text:style-name="P237">→ si la clé ‘<text:span text:style-name="T141">state</text:span>’ existe dans le tableau <text:span text:style-name="T62">$properties</text:span> : retourne <text:span text:style-name="T62">$properties[‘</text:span><text:span text:style-name="T141">state</text:span><text:span text:style-name="T62">’]</text:span></text:p>
      <text:p text:style-name="P351">→ si la clé ‘<text:span text:style-name="T125">state</text:span>’ n’existe pas, retourne la valeur <text:span text:style-name="T2">false</text:span>.</text:p>
      <text:h text:style-name="P501" text:outline-level="3"><text:bookmark-start text:name="__RefHeading___Toc2894_3340177762"/>Gestion des ressources JavaScript et feuille de style<text:bookmark-end text:name="__RefHeading___Toc2894_3340177762"/></text:h>
      <text:p text:style-name="P111">La gestion des ressources utiles au bon fonctionnement de l’objet se fera généralement au niveau de fichier spécifique de configuration des attributs de l’objet. Il sera rare de devoir ajouter, comme activer – désactiver l’utilisation de ressources.</text:p>
      <text:p text:style-name="P111">En premier lieu, l’attribut <text:span text:style-name="T62">resource</text:span><text:span text:style-name="T100">s</text:span> contiendra au moins 2 tableaux ayant comme clé d’accès <text:span text:style-name="T62">css</text:span> et <text:span text:style-name="T62">js</text:span>. Chacun d’eux sera formé d’occurrence<text:span text:style-name="T274">s</text:span> avec comme clé le nom du fichier, et valeur le chemin total d’accès au fichier à partir du répertoire public de votre projet. De cette remarque découle <text:span text:style-name="T246">l</text:span>a présence de lien symbolique vers certains répertoires dans les modules de votre projet.</text:p>
      <text:h text:style-name="P522" text:outline-level="4"><text:bookmark-start text:name="__RefHeading___Toc3112_284258370"/>Gestion des fich<text:span text:style-name="T223">i</text:span>ers feuilles de style :<text:bookmark-end text:name="__RefHeading___Toc3112_284258370"/></text:h>
      <text:p text:style-name="P111">On va gérer le contenu du tableau ayant comme clé d’accès <text:span text:style-name="T62">css</text:span>. En partant du principe que l’on doit avoir le maximum de possibilité d’agir, on aura les méthodes suivantes :</text:p>
      <text:list xml:id="list1515914980576175873" text:style-name="L9">
        <text:list-item>
          <text:p text:style-name="P456"><text:bookmark-start text:name="__DdeLink__3238_284258370"/><text:span text:style-name="T62">addCssFile($nameFile, $pathFile)</text:span><text:bookmark-end text:name="__DdeLink__3238_284258370"/> pour ajouter une ressource,</text:p>
        </text:list-item>
        <text:list-item>
          <text:p text:style-name="P456"><text:bookmark-start text:name="__DdeLink__3240_284258370"/><text:span text:style-name="T62">removeCssFile($nameFile)</text:span><text:bookmark-end text:name="__DdeLink__3240_284258370"/> pour enlever une référence dans le tableau <text:span text:style-name="T62">css</text:span>,</text:p>
        </text:list-item>
        <text:list-item>
          <text:p text:style-name="P456"><text:bookmark-start text:name="__DdeLink__3242_284258370"/><text:span text:style-name="T62">getPathCssFile($nameFile)</text:span><text:bookmark-end text:name="__DdeLink__3242_284258370"/> pour obtenir le chemin complet d’accès au fichier,</text:p>
        </text:list-item>
        <text:list-item>
          <text:p text:style-name="P456"><text:bookmark-start text:name="__DdeLink__3244_284258370"/><text:span text:style-name="T62">enaCssFile($nameFile)</text:span><text:bookmark-end text:name="__DdeLink__3244_284258370"/> pour activer l’utilisation d’un fichier de feuilles style,</text:p>
        </text:list-item>
        <text:list-item>
          <text:p text:style-name="P456"><text:span text:style-name="T62">disCssFile($nameFile)</text:span> pour désactiver l’utilisation d’un fichier feuille de style, sans l’enlever du tableau <text:span text:style-name="T62">css</text:span>.</text:p>
        </text:list-item>
        <text:list-item>
          <text:p text:style-name="P437"><text:bookmark-start text:name="__DdeLink__3246_284258370"/><text:span text:style-name="T62">getCssFileStatus($nameFile)</text:span><text:bookmark-end text:name="__DdeLink__3246_284258370"/> précise si le fichier de feuille de style est activé ou non.</text:p>
        </text:list-item>
      </text:list>
      <text:h text:style-name="P535" text:outline-level="5"><text:bookmark-start text:name="__RefHeading___Toc3114_284258370"/><text:span text:style-name="T214">Algorithme</text:span> des méthodes<text:bookmark-end text:name="__RefHeading___Toc3114_284258370"/></text:h>
      <text:p text:style-name="P240">addCssFile($nameFile, $pathFile)</text:p>
      <text:p text:style-name="P205">→ si <text:span text:style-name="T15">$</text:span><text:span text:style-name="T18">nameFile</text:span><text:span text:style-name="T224"> et </text:span><text:span text:style-name="T84">$pathFile </text:span>n<text:span text:style-name="T223">e sont</text:span> pas <text:span text:style-name="T250">vides</text:span></text:p>
      <text:p text:style-name="P205"><text:tab/>→<text:span text:style-name="T223"> si </text:span><text:span text:style-name="T84">$pathFile</text:span><text:span text:style-name="T223"> pointe bien sur un fichier qui existe</text:span></text:p>
      <text:p text:style-name="P205"><text:tab/><text:tab/><text:span text:style-name="T219">→ récupération des ‘</text:span><text:span text:style-name="T80">properties</text:span><text:span text:style-name="T219">’ de l’objet via la méthode </text:span><text:span text:style-name="T80">getProperties()</text:span></text:p>
      <text:p text:style-name="P396"><text:span text:style-name="T219">→ si la clé </text:span><text:span text:style-name="T84">resources</text:span><text:span text:style-name="T223"> n’existe pas dans </text:span><text:span text:style-name="T84">$properties</text:span></text:p>
      <text:p text:style-name="P402"><text:span text:style-name="T84"><text:tab/></text:span><text:span text:style-name="T223">→ </text:span><text:span text:style-name="T84">$properties[‘resources] ← []</text:span></text:p>
      <text:p text:style-name="P405">→ $resources ← $properties[‘resources’]</text:p>
      <text:p text:style-name="P402"><text:span text:style-name="T223">→ si la clé </text:span><text:span text:style-name="T84">css</text:span><text:span text:style-name="T223"> n’existe pas dans </text:span><text:span text:style-name="T84">$resources</text:span></text:p>
      <text:p text:style-name="P403"><text:span text:style-name="T84"><text:tab/></text:span><text:span text:style-name="T223">→ </text:span><text:span text:style-name="T84">$resources[‘css’] ← []</text:span></text:p>
      <text:p text:style-name="P403"><text:soft-page-break/><text:span text:style-name="T84"><text:tab/></text:span><text:span text:style-name="T223">→ </text:span><text:span text:style-name="T84">$resources[‘css’]</text:span><text:span text:style-name="T90">[‘enable’]</text:span><text:span text:style-name="T84"> ← []</text:span></text:p>
      <text:p text:style-name="P403"><text:span text:style-name="T223">→ </text:span><text:span text:style-name="T84">$resources[’css’][$nameFile] ← $pathFile</text:span></text:p>
      <text:p text:style-name="P404"><text:span text:style-name="T223">→ </text:span><text:span text:style-name="T87">$resources[‘css’][‘enable’]</text:span><text:span text:style-name="T100">[]</text:span><text:span text:style-name="T226"> reçoit la valeur </text:span><text:span text:style-name="T87">$nameFile</text:span></text:p>
      <text:p text:style-name="P402"><text:span text:style-name="T223">→ </text:span><text:span text:style-name="T84">$prope</text:span><text:span text:style-name="T85">rties[‘resources’] ← $resources</text:span></text:p>
      <text:p text:style-name="P395"><text:span text:style-name="T159">→ sauvegarde des attributs de l’objet par la méthode</text:span><text:span text:style-name="T62"> $this→setProperties($properties)</text:span></text:p>
      <text:p text:style-name="P57"><text:span text:style-name="T85"><text:tab/><text:tab/></text:span><text:span text:style-name="T225">→ retourne l’objet lui-même.</text:span></text:p>
      <text:p text:style-name="P341">→ si <text:span text:style-name="T15">$</text:span><text:span text:style-name="T18">nameFile</text:span><text:span text:style-name="T224"> ou </text:span><text:span text:style-name="T84">$pathFile</text:span> <text:span text:style-name="T223">sont vides ou que </text:span>n’existe pas <text:span text:style-name="T223">le fichier nommé</text:span>, retourne la valeur <text:span text:style-name="T2">false</text:span>.</text:p>
      <text:p text:style-name="P240">removeCssFile($nameFile)</text:p>
      <text:p text:style-name="P206">→ si <text:span text:style-name="T15">$</text:span><text:span text:style-name="T18">nameFile</text:span><text:span text:style-name="T224"> </text:span>n’<text:span text:style-name="T223">est</text:span> pas vide</text:p>
      <text:p text:style-name="P188"><text:span text:style-name="T215"><text:tab/></text:span>→ récupération des ‘<text:span text:style-name="T62">properties</text:span>’ de l’objet via la méthode <text:span text:style-name="T62">getProperties(</text:span><text:span text:style-name="T85">)</text:span></text:p>
      <text:p text:style-name="P188"><text:span text:style-name="T85"><text:tab/></text:span><text:span text:style-name="T225">→ si la clé </text:span><text:span text:style-name="T85">resources</text:span><text:span text:style-name="T225"> existe dans </text:span><text:span text:style-name="T85">$properties</text:span></text:p>
      <text:p text:style-name="P188"><text:span text:style-name="T85"><text:tab/><text:tab/></text:span><text:span text:style-name="T225">→ </text:span><text:span text:style-name="T85">$resources</text:span><text:span text:style-name="T225"> reçoit </text:span><text:span text:style-name="T85">$properties[‘resources’]</text:span></text:p>
      <text:p text:style-name="P188"><text:span text:style-name="T85"><text:tab/><text:tab/></text:span><text:span text:style-name="T225">→ si la clé </text:span><text:span text:style-name="T85">css</text:span><text:span text:style-name="T225"> existe dans </text:span><text:span text:style-name="T85">$resources</text:span></text:p>
      <text:p text:style-name="P188"><text:span text:style-name="T85"><text:tab/><text:tab/><text:tab/></text:span><text:span text:style-name="T225">→ </text:span><text:span text:style-name="T85">$css</text:span><text:span text:style-name="T225"> reçoit </text:span><text:span text:style-name="T85">$resources[‘css‘]</text:span></text:p>
      <text:p text:style-name="P188"><text:span text:style-name="T85"><text:tab/><text:tab/><text:tab/></text:span><text:span text:style-name="T225">→ si la clé </text:span><text:span text:style-name="T85">$nameFile</text:span><text:span text:style-name="T225"> existe dans </text:span><text:span text:style-name="T85">$css</text:span></text:p>
      <text:p text:style-name="P189"><text:span text:style-name="T85"><text:tab/><text:tab/><text:tab/><text:tab/></text:span><text:span text:style-name="T225">→ suppression de l’occurrence </text:span><text:span text:style-name="T85">$nameFile</text:span><text:span text:style-name="T225"> dans </text:span><text:span text:style-name="T85">$css</text:span></text:p>
      <text:p text:style-name="P302"><text:span text:style-name="T225">→ suppression de l’occurrence de valeur </text:span><text:span text:style-name="T85">$nameFile</text:span><text:span text:style-name="T225"> dans le tableau </text:span><text:span text:style-name="T85">$css</text:span><text:span text:style-name="T87">[‘enable’]</text:span></text:p>
      <text:p text:style-name="P189"><text:span text:style-name="T85"><text:tab/><text:tab/><text:tab/><text:tab/></text:span><text:span text:style-name="T225">→ </text:span><text:span text:style-name="T85">$resources[‘css’] = $css</text:span></text:p>
      <text:p text:style-name="P188"><text:span text:style-name="T85"><text:tab/><text:tab/><text:tab/><text:tab/></text:span><text:span text:style-name="T225">→ </text:span><text:span text:style-name="T85">$properties[‘resource’] = $resources</text:span></text:p>
      <text:p text:style-name="P298"><text:span text:style-name="T159">→ sauvegarde des attributs de l’objet par la méthode</text:span><text:span text:style-name="T62"> $this→setProperties($properties)</text:span></text:p>
      <text:p text:style-name="P303">→ retourne l’objet lui-même.</text:p>
      <text:p text:style-name="P342">→ si <text:span text:style-name="T15">$</text:span><text:span text:style-name="T18">nameFile</text:span><text:span text:style-name="T224"> est vide ou que </text:span>n’existe pas <text:span text:style-name="T225">clé à ce nom dans le tableau </text:span><text:span text:style-name="T19">css</text:span>, retourne la valeur <text:span text:style-name="T2">false</text:span>.</text:p>
      <text:p text:style-name="P241">getPathCssFile($nameFile)</text:p>
      <text:p text:style-name="P206">→ si <text:span text:style-name="T15">$</text:span><text:span text:style-name="T18">nameFile</text:span><text:span text:style-name="T224"> </text:span>n’<text:span text:style-name="T223">est</text:span> pas vide</text:p>
      <text:p text:style-name="P190"><text:span text:style-name="T215"><text:tab/></text:span>→ récupération des ‘<text:span text:style-name="T62">properties</text:span>’ de l’objet via la méthode <text:span text:style-name="T62">getProperties(</text:span><text:span text:style-name="T85">)</text:span></text:p>
      <text:p text:style-name="P190"><text:span text:style-name="T85"><text:tab/></text:span><text:span text:style-name="T225">→ si la clé </text:span><text:span text:style-name="T85">resources</text:span><text:span text:style-name="T225"> existe dans </text:span><text:span text:style-name="T85">$properties</text:span></text:p>
      <text:p text:style-name="P190"><text:span text:style-name="T85"><text:tab/><text:tab/></text:span><text:span text:style-name="T225">→ </text:span><text:span text:style-name="T85">$resources</text:span><text:span text:style-name="T225"> reçoit </text:span><text:span text:style-name="T85">$properties[‘resources’]</text:span></text:p>
      <text:p text:style-name="P190"><text:span text:style-name="T85"><text:tab/><text:tab/></text:span><text:span text:style-name="T225">→ si la clé </text:span><text:span text:style-name="T85">css</text:span><text:span text:style-name="T225"> existe dans </text:span><text:span text:style-name="T85">$resources</text:span></text:p>
      <text:p text:style-name="P190"><text:span text:style-name="T85"><text:tab/><text:tab/><text:tab/></text:span><text:span text:style-name="T225">→ </text:span><text:span text:style-name="T85">$css</text:span><text:span text:style-name="T225"> reçoit </text:span><text:span text:style-name="T85">$resources[‘css‘]</text:span></text:p>
      <text:p text:style-name="P190"><text:span text:style-name="T85"><text:tab/><text:tab/><text:tab/></text:span><text:span text:style-name="T225">→ si la clé </text:span><text:span text:style-name="T85">$nameFile</text:span><text:span text:style-name="T225"> existe dans </text:span><text:span text:style-name="T85">$css</text:span></text:p>
      <text:p text:style-name="P190"><text:span text:style-name="T85"><text:tab/><text:tab/><text:tab/><text:tab/></text:span><text:span text:style-name="T225">→ retourne la valeur </text:span><text:span text:style-name="T86">$css[$nameFile]</text:span></text:p>
      <text:p text:style-name="P343">→ si <text:span text:style-name="T15">$</text:span><text:span text:style-name="T18">nameFile</text:span><text:span text:style-name="T224"> est vide ou que </text:span>n’existe pas <text:span text:style-name="T225">clé à ce nom dans le tableau </text:span><text:span text:style-name="T19">css</text:span>, retourne la valeur <text:span text:style-name="T2">false</text:span>.</text:p>
      <text:p text:style-name="P241">enaCssFile($nameFile)</text:p>
      <text:p text:style-name="P206">→ si <text:span text:style-name="T15">$</text:span><text:span text:style-name="T18">nameFile</text:span><text:span text:style-name="T224"> </text:span>n’<text:span text:style-name="T223">est</text:span> pas vide</text:p>
      <text:p text:style-name="P189"><text:span text:style-name="T215"><text:tab/></text:span>→ récupération des ‘<text:span text:style-name="T62">properties</text:span>’ de l’objet via la méthode <text:span text:style-name="T62">getProperties(</text:span><text:span text:style-name="T85">)</text:span></text:p>
      <text:p text:style-name="P189"><text:span text:style-name="T85"><text:tab/></text:span><text:span text:style-name="T225">→ si la clé </text:span><text:span text:style-name="T85">resources</text:span><text:span text:style-name="T225"> existe dans </text:span><text:span text:style-name="T85">$properties</text:span></text:p>
      <text:p text:style-name="P189"><text:span text:style-name="T85"><text:tab/><text:tab/></text:span><text:span text:style-name="T225">→ </text:span><text:span text:style-name="T85">$resources</text:span><text:span text:style-name="T225"> reçoit </text:span><text:span text:style-name="T85">$properties[‘resources’]</text:span></text:p>
      <text:p text:style-name="P189"><text:span text:style-name="T85"><text:tab/><text:tab/></text:span><text:span text:style-name="T225">→ si la clé </text:span><text:span text:style-name="T85">css</text:span><text:span text:style-name="T225"> existe dans </text:span><text:span text:style-name="T85">$resources</text:span></text:p>
      <text:p text:style-name="P417"><text:span text:style-name="T227">→ si la valeur </text:span><text:span text:style-name="T88">$nameFile</text:span><text:span text:style-name="T227"> n’est pas une occurrence du tableau </text:span><text:span text:style-name="T89">$css[‘enable’]</text:span></text:p>
      <text:p text:style-name="P420"><text:span text:style-name="T89"><text:tab/></text:span><text:span text:style-name="T228">→ ajout au tableau </text:span><text:span text:style-name="T89">$css[‘enable’]</text:span><text:span text:style-name="T54"> de l’occurrence </text:span><text:span text:style-name="T89">[$nameFile]</text:span></text:p>
      <text:p text:style-name="P273"><text:span text:style-name="T85"><text:tab/><text:tab/><text:tab/><text:tab/></text:span><text:span text:style-name="T225">→ </text:span><text:span text:style-name="T85">$resources[‘css’] = $css</text:span></text:p>
      <text:p text:style-name="P191"><text:span text:style-name="T85"><text:tab/><text:tab/><text:tab/><text:tab/></text:span><text:span text:style-name="T225">→ </text:span><text:span text:style-name="T85">$properties[‘resource’] = $resources</text:span></text:p>
      <text:p text:style-name="P299"><text:span text:style-name="T159">→ sauvegarde des attributs de l’objet par la méthode</text:span><text:span text:style-name="T62"> $this→setProperties($properties)</text:span></text:p>
      <text:p text:style-name="P306">→ retourne l’objet lui-même.</text:p>
      <text:p text:style-name="P344">→ si <text:span text:style-name="T15">$</text:span><text:span text:style-name="T18">nameFile</text:span><text:span text:style-name="T224"> est vide ou que </text:span>n’existe pas <text:span text:style-name="T225">clé à ce nom dans le tableau </text:span><text:span text:style-name="T19">css</text:span>, retourne la valeur <text:span text:style-name="T2">false</text:span>.</text:p>
      <text:p text:style-name="P242">disCssFile($nameFile)</text:p>
      <text:p text:style-name="P207">→ si <text:span text:style-name="T15">$</text:span><text:span text:style-name="T18">nameFile</text:span><text:span text:style-name="T224"> </text:span>n’<text:span text:style-name="T223">est</text:span> pas vide</text:p>
      <text:p text:style-name="P189"><text:span text:style-name="T215"><text:tab/></text:span>→ récupération des ‘<text:span text:style-name="T62">properties</text:span>’ de l’objet via la méthode <text:span text:style-name="T62">getProperties(</text:span><text:span text:style-name="T85">)</text:span></text:p>
      <text:p text:style-name="P189"><text:soft-page-break/><text:span text:style-name="T85"><text:tab/></text:span><text:span text:style-name="T225">→ si la clé </text:span><text:span text:style-name="T85">resources</text:span><text:span text:style-name="T225"> existe dans </text:span><text:span text:style-name="T85">$properties</text:span></text:p>
      <text:p text:style-name="P189"><text:span text:style-name="T85"><text:tab/><text:tab/></text:span><text:span text:style-name="T225">→ </text:span><text:span text:style-name="T85">$resources</text:span><text:span text:style-name="T225"> reçoit </text:span><text:span text:style-name="T85">$properties[‘resources’]</text:span></text:p>
      <text:p text:style-name="P189"><text:span text:style-name="T85"><text:tab/><text:tab/></text:span><text:span text:style-name="T225">→ si la clé </text:span><text:span text:style-name="T85">css</text:span><text:span text:style-name="T225"> existe dans </text:span><text:span text:style-name="T85">$resources</text:span></text:p>
      <text:p text:style-name="P418"><text:span text:style-name="T227">→ si la valeur </text:span><text:span text:style-name="T88">$nameFile</text:span><text:span text:style-name="T227"> est une occurrence en valeur du tableau </text:span><text:span text:style-name="T89">$css[‘enable’]</text:span></text:p>
      <text:p text:style-name="P420"><text:span text:style-name="T89"><text:tab/></text:span><text:span text:style-name="T228">→ suppression au tableau </text:span><text:span text:style-name="T89">$css[‘enable’]</text:span><text:span text:style-name="T54"> de l’occurrence </text:span><text:span text:style-name="T89">[$nameFile]</text:span></text:p>
      <text:p text:style-name="P273"><text:span text:style-name="T85"><text:tab/><text:tab/><text:tab/><text:tab/></text:span><text:span text:style-name="T225">→ </text:span><text:span text:style-name="T85">$resources[‘css’] = $css</text:span></text:p>
      <text:p text:style-name="P191"><text:span text:style-name="T85"><text:tab/><text:tab/><text:tab/><text:tab/></text:span><text:span text:style-name="T225">→ </text:span><text:span text:style-name="T85">$properties[‘resource’] = $resources</text:span></text:p>
      <text:p text:style-name="P299"><text:span text:style-name="T159">→ sauvegarde des attributs de l’objet par la méthode</text:span><text:span text:style-name="T62"> $this→setProperties($properties)</text:span></text:p>
      <text:p text:style-name="P307">→ retourne l’objet lui-même.</text:p>
      <text:p text:style-name="P344">→ si <text:span text:style-name="T15">$</text:span><text:span text:style-name="T18">nameFile</text:span><text:span text:style-name="T224"> est vide ou que </text:span>n’existe pas <text:span text:style-name="T225">clé à ce nom dans le tableau </text:span><text:span text:style-name="T19">css</text:span>, retourne la valeur <text:span text:style-name="T2">false</text:span>.</text:p>
      <text:p text:style-name="P242"><text:span text:style-name="T226">get</text:span>CssFile<text:span text:style-name="T226">Status</text:span>($nameFile)</text:p>
      <text:p text:style-name="P207">→ si <text:span text:style-name="T15">$</text:span><text:span text:style-name="T18">nameFile</text:span><text:span text:style-name="T224"> </text:span>n’<text:span text:style-name="T223">est</text:span> pas vide</text:p>
      <text:p text:style-name="P189"><text:span text:style-name="T215"><text:tab/></text:span>→ récupération des ‘<text:span text:style-name="T62">properties</text:span>’ de l’objet via la méthode <text:span text:style-name="T62">getProperties(</text:span><text:span text:style-name="T85">)</text:span></text:p>
      <text:p text:style-name="P189"><text:span text:style-name="T85"><text:tab/></text:span><text:span text:style-name="T225">→ si la clé </text:span><text:span text:style-name="T85">resources</text:span><text:span text:style-name="T225"> existe dans </text:span><text:span text:style-name="T85">$properties</text:span></text:p>
      <text:p text:style-name="P189"><text:span text:style-name="T85"><text:tab/><text:tab/></text:span><text:span text:style-name="T225">→ </text:span><text:span text:style-name="T85">$resources</text:span><text:span text:style-name="T225"> reçoit </text:span><text:span text:style-name="T85">$properties[‘resources’]</text:span></text:p>
      <text:p text:style-name="P189"><text:span text:style-name="T85"><text:tab/><text:tab/></text:span><text:span text:style-name="T225">→ si la clé </text:span><text:span text:style-name="T85">css</text:span><text:span text:style-name="T225"> existe dans </text:span><text:span text:style-name="T85">$resources</text:span></text:p>
      <text:p text:style-name="P418"><text:span text:style-name="T227">→ si la valeur </text:span><text:span text:style-name="T88">$nameFile</text:span><text:span text:style-name="T227"> est une occurrence en valeur du tableau </text:span><text:span text:style-name="T89">$css[‘enable’]</text:span></text:p>
      <text:p text:style-name="P191"><text:span text:style-name="T228"><text:tab/><text:tab/><text:tab/><text:tab/>→ retourne la valeur </text:span><text:span text:style-name="T89">‘enable’</text:span></text:p>
      <text:p text:style-name="P418"><text:span text:style-name="T227">→ si la valeur </text:span><text:span text:style-name="T88">$nameFile</text:span><text:span text:style-name="T227"> n’est pas une occurrence en valeur du tableau </text:span><text:span text:style-name="T89">$css[‘enable’]</text:span></text:p>
      <text:p text:style-name="P420"><text:span text:style-name="T228"><text:tab/>→ retourne la valeur </text:span><text:span text:style-name="T89">‘disable’</text:span></text:p>
      <text:p text:style-name="P344">→ si <text:span text:style-name="T15">$</text:span><text:span text:style-name="T18">nameFile</text:span><text:span text:style-name="T224"> est vide ou que </text:span>n’existe pas <text:span text:style-name="T225">clé à ce nom dans le tableau </text:span><text:span text:style-name="T19">css</text:span>, retourne la valeur <text:span text:style-name="T2">false</text:span>.</text:p>
      <text:h text:style-name="P523" text:outline-level="4"><text:bookmark-start text:name="__RefHeading___Toc3221_284258370"/>Gestion des fichiers JavaScript<text:bookmark-end text:name="__RefHeading___Toc3221_284258370"/></text:h>
      <text:p text:style-name="P112">Cette gestion sera la même que celle des fichiers feuille de style, <text:span text:style-name="T267">sauf</text:span> que le tableau affecté sera celui ayant pour clé d’accès <text:span text:style-name="T62">js</text:span>.</text:p>
      <text:p text:style-name="P112">Pour plus de commodité qu’autre chose, les méthodes de gestions des fichiers feuille de style auront leur pendant pour les fichiers JavaScript :</text:p>
      <text:list xml:id="list125131423425656" text:continue-numbering="true" text:style-name="L9">
        <text:list-item>
          <text:p text:style-name="P457"><text:span text:style-name="T62">add</text:span><text:span text:style-name="T89">J</text:span><text:span text:style-name="T62">sFile($nameFile, $pathFile)</text:span> pour ajouter une ressource,</text:p>
        </text:list-item>
        <text:list-item>
          <text:p text:style-name="P457"><text:span text:style-name="T62">remove</text:span><text:span text:style-name="T89">J</text:span><text:span text:style-name="T62">sFile($nameFile)</text:span> pour enlever une référence dans le tableau <text:span text:style-name="T89">j</text:span><text:span text:style-name="T62">s</text:span>,</text:p>
        </text:list-item>
        <text:list-item>
          <text:p text:style-name="P457"><text:span text:style-name="T62">getPath</text:span><text:span text:style-name="T89">J</text:span><text:span text:style-name="T62">sFile($nameFile)</text:span> pour obtenir le chemin complet d’accès au fichier,</text:p>
        </text:list-item>
        <text:list-item>
          <text:p text:style-name="P457"><text:span text:style-name="T62">ena</text:span><text:span text:style-name="T89">J</text:span><text:span text:style-name="T62">sFile($nameFile)</text:span> pour activer l’utilisation d’un fichier de feuilles style,</text:p>
        </text:list-item>
        <text:list-item>
          <text:p text:style-name="P457"><text:span text:style-name="T62">dis</text:span><text:span text:style-name="T89">J</text:span><text:span text:style-name="T62">sFile($nameFile)</text:span> pour désactiver l’utilisation d’un fichier feuille de style, sans l’enlever du tableau <text:span text:style-name="T62">css</text:span>.</text:p>
        </text:list-item>
        <text:list-item>
          <text:p text:style-name="P438"><text:span text:style-name="T62">get</text:span><text:span text:style-name="T89">J</text:span><text:span text:style-name="T62">sFileStatus($nameFile)</text:span> précise si le fichier de feuille de style est activé ou non.</text:p>
        </text:list-item>
      </text:list>
      <text:p text:style-name="P112">Leurs algorithmes seront les mêmes, hors mis que l’on traitera le tableau ayant pour clé d’accès <text:span text:style-name="T62">js</text:span> au lieu de <text:span text:style-name="T62">css</text:span>.</text:p>
      <text:h text:style-name="P484" text:outline-level="1"><text:bookmark-start text:name="__RefHeading___Toc3978_269754257"/>L’objet contenant de données : ODContained<text:bookmark-end text:name="__RefHeading___Toc3978_269754257"/></text:h>
      <text:p text:style-name="P113">Dans le projet <text:span text:style-name="T62">GOT</text:span>, on gérera 2 types d’objets : ceux contenant directement des données, <text:span text:style-name="T62">ODContained</text:span>, et ceux contenant d’autres objets, <text:span text:style-name="T62">OSContainer</text:span>, qui seront <text:span text:style-name="T275">abordés</text:span> dans une prochaine section de ce document.</text:p>
      <text:p text:style-name="P113">Les objets contenants des données, plus précisément, objet ne contenant pas d’autres objets, seront principalement un objet <text:span text:style-name="T247">lié </text:span>à une balise <text:span text:style-name="T2">HTML</text:span> <text:span text:style-name="T247">pour </text:span>en assur<text:span text:style-name="T247">er</text:span> toute la logistique et la gestion.</text:p>
      <text:p text:style-name="P374">Les spécificités communes de tel objet sont :</text:p>
      <text:list xml:id="list5430738709848063076" text:style-name="L10">
        <text:list-item>
          <text:p text:style-name="P458">l’attribution d’une valeur,</text:p>
        </text:list-item>
        <text:list-item>
          <text:p text:style-name="P478">l’appartenance à une structure de formulaire.</text:p>
        </text:list-item>
      </text:list>
      <text:p text:style-name="P270">La notion de formulaire pourra être liée ou non à un objet formulaire (de type <text:span text:style-name="T62">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70">Dans les deux cas, on disposera dans la zone de communication d’un tableau ayant pour clé d’accès ‘<text:span text:style-name="T62">form</text:span>’ contenant sous la forme clé→valeur, l’ensemble des champs formant le dit formulaire.</text:p>
      <text:h text:style-name="P488"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255">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488" text:outline-level="2"><text:bookmark-start text:name="__RefHeading___Toc4003_269754257"/>Méthodes de l’objet<text:bookmark-end text:name="__RefHeading___Toc4003_269754257"/></text:h>
      <text:h text:style-name="P496" text:outline-level="3"><text:bookmark-start text:name="__RefHeading___Toc4142_22804835031"/>Le constructeur<text:bookmark-end text:name="__RefHeading___Toc4142_22804835031"/></text:h>
      <text:p text:style-name="P379">Le constructeur doit prendre en compte 2 choses :</text:p>
      <text:list xml:id="list5222805424480848753" text:style-name="L11">
        <text:list-item>
          <text:p text:style-name="P459">la possibilité que l’objet à créer existe déjà en session, donc l’appel que constructeur de la classe mère (<text:span text:style-name="T62">OObject</text:span>) peut donc retourner l’objet complet,</text:p>
        </text:list-item>
        <text:list-item>
          <text:p text:style-name="P439">le besoin d’ajouter aux attributs de l’objet, en cas de première instanciation, les attributs spécifiques de l’objet <text:span text:style-name="T62">ODContained</text:span>.</text:p>
        </text:list-item>
      </text:list>
      <text:p text:style-name="P114">La question est : comment déterminer si l’on est dans l’un des 2 cas ? On peut toujours faire appel à la fonction statique <text:span text:style-name="T62">OObject::existObject()</text:span>, mais cela induit un appel supplémentaire au conteneur de session. Dans le cas de la première instanciation <text:span text:style-name="T247">de l’objet</text:span>, les attributs <text:span text:style-name="T62">value</text:span> et <text:span text:style-name="T62">form</text:span> seront obligatoirement <text:span text:style-name="T275">manquants</text:span>, on peut prendre ceci comme prédicat.</text:p>
      <text:p text:style-name="P126"><text:span text:style-name="T275">L</text:span>’attribut <text:span text:style-name="T62">default</text:span> est mis en place pour permettre de faciliter la gestion des objets de type <text:span text:style-name="T62">ODContained</text:span> dans un formulaire. <text:span text:style-name="T275">C</text:span>’est la valeur qu’il faudra afficher suite à toute initialisation ou ré-initialisation du formulaire dans lequel est inclus l’objet de type <text:span text:style-name="T62">ODContained</text:span>.</text:p>
      <text:p text:style-name="P126"><text:span text:style-name="T256">L</text:span>’attribut <text:span text:style-name="T134">event</text:span>, tableau stockant les déclarations des différents événements programmés sur l’objet ne sera pas accessible en l’état. C’est au travers de méthode spécifiques préfixée par ‘<text:span text:style-name="T45">evt</text:span>’ que l’accès à l’attribut <text:span text:style-name="T62">event</text:span> sera possible.</text:p>
      <text:h text:style-name="P536" text:outline-level="5"><text:bookmark-start text:name="__RefHeading___Toc4347_1788178495"/><text:span text:style-name="T214">Algorithme</text:span> de <text:span text:style-name="T221">la</text:span> méthode<text:bookmark-end text:name="__RefHeading___Toc4347_1788178495"/></text:h>
      <text:p text:style-name="P261"><text:span text:style-name="T184">→</text:span><text:span text:style-name="T186"> appel à la méthode </text:span><text:span text:style-name="T230">_construction()</text:span><text:span text:style-name="T186"> de la classe mère</text:span></text:p>
      <text:p text:style-name="P243"><text:span text:style-name="T184">→ </text:span><text:span text:style-name="T229">$properties</text:span><text:span text:style-name="T184"> reçoit </text:span><text:span text:style-name="T229">$this→getProperties()</text:span></text:p>
      <text:p text:style-name="P243"><text:span text:style-name="T184">→ récupération du tableau inclus dans le fichier de configuration spécifique à l’objet </text:span><text:span text:style-name="T229">ODContaine</text:span><text:span text:style-name="T231">d</text:span><text:span text:style-name="T184">,</text:span></text:p>
      <text:p text:style-name="P243"><text:span text:style-name="T184">→ pour chaque élément du tableau du fichier de configuration lu en tant que </text:span><text:span text:style-name="T229">$key</text:span><text:span text:style-name="T184"> et </text:span><text:span text:style-name="T229">$val</text:span></text:p>
      <text:p text:style-name="P243"><text:soft-page-break/><text:span text:style-name="T184"><text:tab/>→ si la clé </text:span><text:span text:style-name="T229">$key</text:span><text:span text:style-name="T184"> n’existe pas dans </text:span><text:span text:style-name="T229">$properties</text:span><text:span text:style-name="T184"> : </text:span><text:span text:style-name="T229">$properties[$key] = $val</text:span></text:p>
      <text:p text:style-name="P352">→ retourne l’objet lui-même</text:p>
      <text:h text:style-name="P499" text:outline-level="3"><text:bookmark-start text:name="__RefHeading___Toc4005_269754257"/>Les méthodes relatives aux attributs spécifiques de l’objet<text:bookmark-end text:name="__RefHeading___Toc4005_269754257"/></text:h>
      <text:p text:style-name="P114"><text:span text:style-name="T275">Ce</text:span> sont les méthodes relatives à la gestion des attributs <text:span text:style-name="T62">value</text:span> et <text:span text:style-name="T62">form</text:span>.</text:p>
      <text:h text:style-name="P536" text:outline-level="5"><text:bookmark-start text:name="__RefHeading___Toc4349_1788178495"/><text:span text:style-name="T214">Algorithme</text:span> des méthodes<text:bookmark-end text:name="__RefHeading___Toc4349_1788178495"/></text:h>
      <text:p text:style-name="P243">setValue($value = null)</text:p>
      <text:p text:style-name="P195">→ si <text:span text:style-name="T15">$</text:span><text:span text:style-name="T20">value</text:span><text:span text:style-name="T224"> </text:span>n’<text:span text:style-name="T223">est</text:span> pas vide</text:p>
      <text:p text:style-name="P221"><text:tab/>→ récupération des ‘<text:span text:style-name="T62">properties</text:span>’ de l’objet via la méthode <text:span text:style-name="T62">getProperties()</text:span></text:p>
      <text:p text:style-name="P221"><text:span text:style-name="T159"><text:tab/>→ </text:span><text:span text:style-name="T62">$properties[‘</text:span><text:span text:style-name="T91">value</text:span><text:span text:style-name="T62">’] </text:span><text:span text:style-name="T159">reçoit</text:span><text:span text:style-name="T62"> $</text:span><text:span text:style-name="T91">value</text:span></text:p>
      <text:p text:style-name="P312"><text:span text:style-name="T159">→ sauvegarde des attributs de l’objet par la méthode</text:span><text:span text:style-name="T62"> $this→setProperties($properties)</text:span></text:p>
      <text:p text:style-name="P209"><text:tab/>→ retourne l’objet lui-même.</text:p>
      <text:p text:style-name="P345">→ si <text:span text:style-name="T15">$</text:span><text:span text:style-name="T20">value</text:span><text:span text:style-name="T224"> est vide</text:span>, retourne la valeur <text:span text:style-name="T2">false</text:span>.</text:p>
      <text:p text:style-name="P243">getValue()</text:p>
      <text:p text:style-name="P221">→ récupération des ‘<text:span text:style-name="T62">properties</text:span>’ de l’objet via la méthode <text:span text:style-name="T62">getProperties()</text:span></text:p>
      <text:p text:style-name="P221">→ si la clé ‘<text:span text:style-name="T138">value</text:span>’ existe dans le tableau <text:span text:style-name="T62">$properties</text:span> : retourne <text:span text:style-name="T62">$properties[‘</text:span><text:span text:style-name="T138">value</text:span><text:span text:style-name="T62">’]</text:span></text:p>
      <text:p text:style-name="P345">→ si la clé ‘<text:span text:style-name="T91">value</text:span>’ n’existe pas, retourne la valeur <text:span text:style-name="T2">false</text:span>.</text:p>
      <text:p text:style-name="P246">setForm($form = null)</text:p>
      <text:p text:style-name="P197">→ si <text:span text:style-name="T15">$</text:span><text:span text:style-name="T20">form</text:span><text:span text:style-name="T224"> </text:span>n’<text:span text:style-name="T223">est</text:span> pas vide</text:p>
      <text:p text:style-name="P228"><text:tab/>→ récupération des ‘<text:span text:style-name="T62">properties</text:span>’ de l’objet via la méthode <text:span text:style-name="T62">getProperties()</text:span></text:p>
      <text:p text:style-name="P228"><text:span text:style-name="T159"><text:tab/>→ </text:span><text:span text:style-name="T62">$properties[‘</text:span><text:span text:style-name="T91">form</text:span><text:span text:style-name="T62">’] </text:span><text:span text:style-name="T159">reçoit</text:span><text:span text:style-name="T62"> $</text:span><text:span text:style-name="T91">form</text:span></text:p>
      <text:p text:style-name="P316"><text:span text:style-name="T159">→ sauvegarde des attributs de l’objet par la méthode</text:span><text:span text:style-name="T62"> $this→setProperties($properties)</text:span></text:p>
      <text:p text:style-name="P212"><text:tab/>→ retourne l’objet lui-même.</text:p>
      <text:p text:style-name="P349">→ si <text:span text:style-name="T15">$</text:span><text:span text:style-name="T20">form</text:span><text:span text:style-name="T224"> est vide</text:span>, retourne la valeur <text:span text:style-name="T2">false</text:span>.</text:p>
      <text:p text:style-name="P246"><text:span text:style-name="T232">g</text:span>etForm<text:span text:style-name="T255">()</text:span></text:p>
      <text:p text:style-name="P228">→ récupération des ‘<text:span text:style-name="T62">properties</text:span>’ de l’objet via la méthode <text:span text:style-name="T62">getProperties()</text:span></text:p>
      <text:p text:style-name="P228">→ si la clé ‘<text:span text:style-name="T138">form</text:span>’ existe dans le tableau <text:span text:style-name="T62">$properties</text:span> : retourne <text:span text:style-name="T62">$properties[‘</text:span><text:span text:style-name="T138">form</text:span><text:span text:style-name="T62">’]</text:span></text:p>
      <text:p text:style-name="P356"><text:span text:style-name="T187">→ si la clé ‘</text:span><text:span text:style-name="T138">form</text:span><text:span text:style-name="T187">’ n’existe pas, retourne la valeur </text:span><text:span text:style-name="T193">false</text:span><text:span text:style-name="T187">.</text:span></text:p>
      <text:p text:style-name="P246">set<text:span text:style-name="T255">Default</text:span>($<text:span text:style-name="T255">default</text:span> = null)</text:p>
      <text:p text:style-name="P197">→ si <text:span text:style-name="T15">$</text:span><text:span text:style-name="T133">default</text:span><text:span text:style-name="T224"> </text:span>n’<text:span text:style-name="T223">est</text:span> pas vide</text:p>
      <text:p text:style-name="P228"><text:tab/>→ récupération des ‘<text:span text:style-name="T62">properties</text:span>’ de l’objet via la méthode <text:span text:style-name="T62">getProperties()</text:span></text:p>
      <text:p text:style-name="P228"><text:span text:style-name="T159"><text:tab/>→ </text:span><text:span text:style-name="T62">$properties[‘</text:span><text:span text:style-name="T133">default</text:span><text:span text:style-name="T62">’] </text:span><text:span text:style-name="T159">reçoit</text:span><text:span text:style-name="T62"> $</text:span><text:span text:style-name="T133">default</text:span></text:p>
      <text:p text:style-name="P316"><text:span text:style-name="T159">→ sauvegarde des attributs de l’objet par la méthode</text:span><text:span text:style-name="T62"> $this→setProperties($properties)</text:span></text:p>
      <text:p text:style-name="P212"><text:tab/>→ retourne l’objet lui-même.</text:p>
      <text:p text:style-name="P349">→ si <text:span text:style-name="T15">$</text:span><text:span text:style-name="T133">default</text:span><text:span text:style-name="T224"> est vide</text:span>, retourne la valeur <text:span text:style-name="T2">false</text:span>.</text:p>
      <text:p text:style-name="P246"><text:span text:style-name="T232">g</text:span>et<text:span text:style-name="T255">Default()</text:span></text:p>
      <text:p text:style-name="P228">→ récupération des ‘<text:span text:style-name="T62">properties</text:span>’ de l’objet via la méthode <text:span text:style-name="T62">getProperties()</text:span></text:p>
      <text:p text:style-name="P228">→ si la clé ‘<text:span text:style-name="T133">default</text:span>’ existe dans le tableau <text:span text:style-name="T62">$properties</text:span> : retourne <text:span text:style-name="T62">$properties[‘</text:span><text:span text:style-name="T133">default</text:span><text:span text:style-name="T62">’]</text:span></text:p>
      <text:p text:style-name="P356"><text:span text:style-name="T187">→ si la clé ‘</text:span><text:span text:style-name="T133">default</text:span><text:span text:style-name="T187">’ n’existe pas, retourne la valeur </text:span><text:span text:style-name="T193">false</text:span><text:span text:style-name="T187">.</text:span></text:p>
      <text:p text:style-name="P349"/>
      <text:h text:style-name="P482" text:outline-level="1"><text:bookmark-start text:name="__RefHeading___Toc4351_1788178495"/>Objet conteneur d’objets – OSContainer<text:bookmark-end text:name="__RefHeading___Toc4351_1788178495"/></text:h>
      <text:p text:style-name="P115">Ce type d’objets présente la particularité d’être le conteneur, c’est dire qu’il contient obligatoirement d’autre<text:span text:style-name="T264">s</text:span> objet<text:span text:style-name="T264">s</text:span>. Ces objets peuvent être du même type, mais surtout les objets contenus sont principalement des objets contenant des données, <text:span text:style-name="T62">ODContained</text:span>.</text:p>
      <text:p text:style-name="P115">Ceci implique d’avoir une structure pour accueillir <text:span text:style-name="T250">l</text:span>es <text:span text:style-name="T250">descriptions</text:span> des objets enfants de cet objet conteneur, ce sera l’attribut <text:span text:style-name="T62">children</text:span>, <text:span text:style-name="T159">tableau</text:span> de déclaration d’objet qui remplira ce rôle.</text:p>
      <text:p text:style-name="P116">Par le fait qu’un objet de type <text:span text:style-name="T62">ODContained</text:span> peut faire <text:span text:style-name="T276">partie</text:span> d’une structure type formulaire, l’objet de type <text:span text:style-name="T62">OSContainer</text:span> doit également le notifier, mais plus encore assure<text:span text:style-name="T247">r</text:span> la propagation <text:span text:style-name="T247">de cette notion de formulaire.</text:span> Ceci implique d’avoir l’attribut <text:span text:style-name="T62">form</text:span>, à le propager à tout objet enfant lors de son ajout à l’objet. Cette remarque vient du fait que tout objet pouvant être regroupé, via l’attribut <text:span text:style-name="T62">form</text:span>, dans une structure type formulaire, il faut avoir ces mécanismes <text:span text:style-name="T247">de propagation </text:span>implémentés dès le plus bas niveau.</text:p>
      <text:p text:style-name="P118">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7556230890609885961" text:style-name="L12">
        <text:list-item>
          <text:p text:style-name="P460"><text:span text:style-name="T92">MODE_LAST</text:span><text:span text:style-name="T233"> (‘</text:span><text:span text:style-name="T92">Last</text:span><text:span text:style-name="T233">’)<text:tab/><text:tab/>à la fin de la liste,</text:span></text:p>
        </text:list-item>
        <text:list-item>
          <text:p text:style-name="P460"><text:span text:style-name="T92">MODE_FIRST</text:span><text:span text:style-name="T233"> (‘</text:span><text:span text:style-name="T92">First</text:span><text:span text:style-name="T233">’) <text:tab/><text:tab/>au début de la liste,</text:span></text:p>
        </text:list-item>
        <text:list-item>
          <text:p text:style-name="P460"><text:span text:style-name="T92">MODE_BEFORE</text:span><text:span text:style-name="T233"> (‘</text:span><text:span text:style-name="T92">Before</text:span><text:span text:style-name="T233">’) <text:tab/>avant un objet, dont on fournira la référence,</text:span></text:p>
        </text:list-item>
        <text:list-item>
          <text:p text:style-name="P460"><text:span text:style-name="T92">MODE_AFTER</text:span><text:span text:style-name="T233"> (‘</text:span><text:span text:style-name="T92">After</text:span><text:span text:style-name="T233">’) <text:tab/>après un objet, dont on fournira la référence,</text:span></text:p>
        </text:list-item>
        <text:list-item>
          <text:p text:style-name="P440"><text:span text:style-name="T92">MODE_NTH</text:span><text:span text:style-name="T233"> (‘</text:span><text:span text:style-name="T92">Nth</text:span><text:span text:style-name="T233">’)<text:tab/><text:tab/>en énième position dans la liste (rang numérique fourni).</text:span></text:p>
        </text:list-item>
      </text:list>
      <text:p text:style-name="P119">En postulat de base, l’identifiant d’un objet, quel qu’en soit le type, est unique et ne peut <text:span text:style-name="T267">être </text:span>utilisé au-delà d’une fois <text:span text:style-name="T247">dans la page</text:span>. Le stockage dans un tableau devant être sérialisé d’un objet n’est pas très utile. <text:span text:style-name="T247">L</text:span>’objet sera sauvegardé en session de manière unitaire, avant d’être ajouté à l’objet de type <text:span text:style-name="T113">OS</text:span><text:span text:style-name="T62">Container</text:span>.</text:p>
      <text:p text:style-name="P119">Ainsi, l’attribut <text:span text:style-name="T62">children</text:span>, tableau des objets inclus dans l’objet <text:span text:style-name="T62">OSContainer</text:span>, ne contiendra que des références à ces objets ajoutés. Le tableau contiendra des occurrences ayant comme clé d’accès l’identifiant de l’objet ajouté (attribut <text:span text:style-name="T62">id</text:span>), et en valeur l’attribut <text:span text:style-name="T62">value</text:span> de ce dernier, <text:span text:style-name="T240">quel qu’en</text:span> soit la formulation (valeur seule ou tableau de valeurs).</text:p>
      <text:p text:style-name="P120">Pour cela, une méthode sans attribut correspondant sera mise en place : <text:span text:style-name="T62">getValue()</text:span> retournera le contenu brut du tableau contenu dans l’attribut <text:span text:style-name="T62">children</text:span> pour assurer les même<text:span text:style-name="T247">s</text:span> fonctionnalité<text:span text:style-name="T247">s</text:span> que l’on soit <text:span text:style-name="T62">ODContained</text:span> ou <text:span text:style-name="T62">OSContainer</text:span>.</text:p>
      <text:h text:style-name="P489"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62">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489" text:outline-level="2"><text:bookmark-start text:name="__RefHeading___Toc4355_1788178495"/>Méthodes de l’objet<text:bookmark-end text:name="__RefHeading___Toc4355_1788178495"/></text:h>
      <text:h text:style-name="P497" text:outline-level="3"><text:bookmark-start text:name="__RefHeading___Toc4142_228048350311"/>Le constructeur<text:bookmark-end text:name="__RefHeading___Toc4142_228048350311"/></text:h>
      <text:p text:style-name="P117">On prendr<text:span text:style-name="T250">a</text:span> ici le même fonctionnement pour la création que pour l’instanciation de la classe <text:span text:style-name="T62">ODContained</text:span>. On prendra le même fonctionnement à la création de l’objet pour la question de création initiale – création d’un objet sauvegardé en conteneur de session.</text:p>
      <text:h text:style-name="P537" text:outline-level="5"><text:bookmark-start text:name="__RefHeading___Toc4357_1788178495"/><text:span text:style-name="T214">Algorithme</text:span> de <text:span text:style-name="T221">la</text:span> méthode<text:bookmark-end text:name="__RefHeading___Toc4357_1788178495"/></text:h>
      <text:p text:style-name="P262"><text:span text:style-name="T184">→</text:span><text:span text:style-name="T186"> appel à la méthode </text:span><text:span text:style-name="T230">_construction()</text:span><text:span text:style-name="T186"> de la classe mère</text:span></text:p>
      <text:p text:style-name="P244"><text:span text:style-name="T184">→ </text:span><text:span text:style-name="T229">$properties</text:span><text:span text:style-name="T184"> reçoit </text:span><text:span text:style-name="T229">$this→getProperties()</text:span></text:p>
      <text:p text:style-name="P244"><text:soft-page-break/><text:span text:style-name="T184">→ récupération du tableau inclus dans le fichier de configuration spécifique à l’objet </text:span><text:span text:style-name="T229">O</text:span><text:span text:style-name="T231">S</text:span><text:span text:style-name="T229">Container</text:span><text:span text:style-name="T184">,</text:span></text:p>
      <text:p text:style-name="P244"><text:span text:style-name="T184">→ pour chaque élément du tableau du fichier de configuration lu en tant que </text:span><text:span text:style-name="T229">$key</text:span><text:span text:style-name="T184"> et </text:span><text:span text:style-name="T229">$val</text:span></text:p>
      <text:p text:style-name="P244"><text:span text:style-name="T184"><text:tab/>→ si la clé </text:span><text:span text:style-name="T229">$key</text:span><text:span text:style-name="T184"> n’existe pas dans </text:span><text:span text:style-name="T229">$properties</text:span><text:span text:style-name="T184"> : </text:span><text:span text:style-name="T229">$properties[$key] = $val</text:span></text:p>
      <text:p text:style-name="P353">→ retourne l’objet lui-même</text:p>
      <text:h text:style-name="P500" text:outline-level="3"><text:bookmark-start text:name="__RefHeading___Toc4005_2697542571"/>Les méthodes relatives aux attributs spécifiques de l’objet<text:bookmark-end text:name="__RefHeading___Toc4005_2697542571"/></text:h>
      <text:p text:style-name="P117">On aura les mêmes <text:span text:style-name="T250">méthodes</text:span> visant à gérer l’attribut <text:span text:style-name="T62">form</text:span>, consigné ici pour référence à la propagation aux objets enfant.</text:p>
      <text:p text:style-name="P117">La gestion des enfants à un objet devra permettre d’avoir plusieurs niveaux d’imbrication d’objets gérés à chaque fois par l’objet <text:span text:style-name="T62">OSContainer</text:span> de niveau.</text:p>
      <text:h text:style-name="P537" text:outline-level="5"><text:bookmark-start text:name="__RefHeading___Toc4410_1788178495"/><text:span text:style-name="T214">Algorithme</text:span> des méthodes<text:bookmark-end text:name="__RefHeading___Toc4410_1788178495"/></text:h>
      <text:p text:style-name="P245"><text:span text:style-name="T240">g</text:span>et<text:span text:style-name="T240">Value</text:span>()</text:p>
      <text:p text:style-name="P225">→ récupération des ‘<text:span text:style-name="T62">properties</text:span>’ de l’objet via la méthode <text:span text:style-name="T62">getProperties()</text:span></text:p>
      <text:p text:style-name="P225"><text:span text:style-name="T159">→</text:span><text:span text:style-name="T170"> retourne le contenu du tableau </text:span><text:span text:style-name="T98">$properties[‘children’]</text:span></text:p>
      <text:p text:style-name="P245">setForm($form = null)</text:p>
      <text:p text:style-name="P196">→ si <text:span text:style-name="T15">$</text:span><text:span text:style-name="T20">form</text:span><text:span text:style-name="T224"> </text:span>n’<text:span text:style-name="T223">est</text:span> pas vide</text:p>
      <text:p text:style-name="P222"><text:tab/>→ récupération des ‘<text:span text:style-name="T62">properties</text:span>’ de l’objet via la méthode <text:span text:style-name="T62">getProperties()</text:span></text:p>
      <text:p text:style-name="P222"><text:span text:style-name="T159"><text:tab/>→ </text:span><text:span text:style-name="T62">$properties[‘</text:span><text:span text:style-name="T91">form</text:span><text:span text:style-name="T62">’] </text:span><text:span text:style-name="T159">reçoit</text:span><text:span text:style-name="T62"> $</text:span><text:span text:style-name="T91">form</text:span></text:p>
      <text:p text:style-name="P313"><text:span text:style-name="T159">→ sauvegarde des attributs de l’objet par la méthode</text:span><text:span text:style-name="T62"> $this→setProperties($properties)</text:span></text:p>
      <text:p text:style-name="P210"><text:tab/>→ retourne l’objet lui-même.</text:p>
      <text:p text:style-name="P346">→ si <text:span text:style-name="T15">$</text:span><text:span text:style-name="T20">form</text:span><text:span text:style-name="T224"> est vide</text:span>, retourne la valeur <text:span text:style-name="T2">false</text:span>.</text:p>
      <text:p text:style-name="P244"><text:span text:style-name="T232">g</text:span>etForm</text:p>
      <text:p text:style-name="P222">→ récupération des ‘<text:span text:style-name="T62">properties</text:span>’ de l’objet via la méthode <text:span text:style-name="T62">getProperties()</text:span></text:p>
      <text:p text:style-name="P222">→ si la clé ‘<text:span text:style-name="T138">form</text:span>’ existe dans le tableau <text:span text:style-name="T62">$properties</text:span> : retourne <text:span text:style-name="T62">$properties[‘</text:span><text:span text:style-name="T138">form</text:span><text:span text:style-name="T62">’]</text:span></text:p>
      <text:p text:style-name="P355"><text:span text:style-name="T187">→ si la clé ‘</text:span><text:span text:style-name="T138">form</text:span><text:span text:style-name="T187">’ n’existe pas, retourne la valeur </text:span><text:span text:style-name="T193">false</text:span><text:span text:style-name="T187">.</text:span></text:p>
      <text:p text:style-name="P251"><text:bookmark-start text:name="__DdeLink__4668_1789803541"/>addChild(OObject $child, <text:span text:style-name="T233">$mode =self::MODE_LAST, $params=null</text:span>)</text:p>
      <text:p text:style-name="P224">→<text:span text:style-name="T235"> </text:span>récupération des ‘<text:span text:style-name="T62">properties</text:span>’ de l’objet via la méthode <text:span text:style-name="T62">getProperties()</text:span></text:p>
      <text:p text:style-name="P178">→<text:span text:style-name="T235"> extraction du tableau </text:span><text:span text:style-name="T93">children</text:span><text:span text:style-name="T235"> de </text:span><text:span text:style-name="T93">$properties</text:span><text:span text:style-name="T235"> dans </text:span><text:span text:style-name="T93">$children</text:span></text:p>
      <text:p text:style-name="P178">→<text:span text:style-name="T235"> si la clé </text:span><text:span text:style-name="T93">$child→getId()</text:span><text:span text:style-name="T235"> n’existe pas dans le tableau </text:span><text:span text:style-name="T93">$children</text:span></text:p>
      <text:p text:style-name="P178"><text:span text:style-name="T93"><text:tab/></text:span><text:span text:style-name="T235">→ suivant la valeur de </text:span><text:span text:style-name="T94">$mode</text:span><text:span text:style-name="T236"> faire</text:span></text:p>
      <text:p text:style-name="P178"><text:tab/><text:tab/>→ pour <text:span text:style-name="T62">$mode</text:span> = <text:span text:style-name="T2">MODE_LAST</text:span></text:p>
      <text:p text:style-name="P178"><text:tab/><text:tab/><text:tab/>→<text:span text:style-name="T237"> </text:span><text:span text:style-name="T62">$children[$child→</text:span><text:span text:style-name="T95">getId()</text:span><text:span text:style-name="T62">]</text:span> <text:span text:style-name="T237">reçoit </text:span><text:span text:style-name="T95">$child→getValue()</text:span></text:p>
      <text:p text:style-name="P178"><text:tab/><text:tab/>→<text:span text:style-name="T237"> pour </text:span><text:span text:style-name="T95">$mode</text:span><text:span text:style-name="T237"> = </text:span><text:span text:style-name="T22">MODE_FIRST</text:span></text:p>
      <text:p text:style-name="P178"><text:tab/><text:tab/><text:tab/>→<text:span text:style-name="T237"> création du tableau temporaire </text:span><text:span text:style-name="T95">$newChild</text:span></text:p>
      <text:p text:style-name="P178"><text:tab/><text:tab/><text:tab/>→<text:span text:style-name="T237"> </text:span><text:span text:style-name="T95">$newChild[$child→getId()]</text:span><text:span text:style-name="T237"> reçoit </text:span><text:span text:style-name="T95">$child→getValue()</text:span></text:p>
      <text:p text:style-name="P178"><text:tab/><text:tab/><text:tab/>→<text:span text:style-name="T237"> </text:span><text:span text:style-name="T95">$children</text:span><text:span text:style-name="T237"> reçoit la réunion dans l’ordre de </text:span><text:span text:style-name="T95">$newChild</text:span><text:span text:style-name="T237"> et </text:span><text:span text:style-name="T95">$children</text:span></text:p>
      <text:p text:style-name="P178"><text:tab/><text:tab/>→<text:span text:style-name="T237"> pour </text:span><text:span text:style-name="T95">$mode</text:span><text:span text:style-name="T237"> = </text:span><text:span text:style-name="T22">MODE_BEFORE</text:span><text:span text:style-name="T237"> ou </text:span><text:span text:style-name="T22">MODE_AFTER</text:span></text:p>
      <text:p text:style-name="P178"><text:tab/><text:tab/><text:tab/>→<text:span text:style-name="T237"> si </text:span><text:span text:style-name="T95">$param</text:span><text:span text:style-name="T237"> n’est pas vide et </text:span><text:span text:style-name="T95">OObject::isChild($param)</text:span><text:span text:style-name="T237"> retourne vrai</text:span></text:p>
      <text:p text:style-name="P179"><text:tab/><text:tab/><text:tab/><text:tab/>→<text:span text:style-name="T237"> création du tableau temporaire </text:span><text:span text:style-name="T95">$newChildren</text:span></text:p>
      <text:p text:style-name="P179"><text:tab/><text:tab/><text:tab/><text:tab/>→<text:span text:style-name="T235"> pour chaque </text:span><text:span text:style-name="T93">$children</text:span><text:span text:style-name="T235"> en </text:span><text:span text:style-name="T93">$id → $valeur</text:span></text:p>
      <text:p text:style-name="P179"><text:tab/><text:tab/><text:tab/><text:tab/><text:tab/>→<text:span text:style-name="T237"> si </text:span><text:span text:style-name="T95">$param</text:span><text:span text:style-name="T237"> est égal à </text:span><text:span text:style-name="T95">$id</text:span><text:span text:style-name="T237"> et </text:span><text:span text:style-name="T95">$mode</text:span><text:span text:style-name="T237"> est </text:span><text:span text:style-name="T22">MODE_BEFORE</text:span></text:p>
      <text:p text:style-name="P411">→<text:span text:style-name="T237"> </text:span><text:span text:style-name="T95">$newChildren[$child→getId()]</text:span><text:span text:style-name="T237"> reçoit </text:span><text:span text:style-name="T95">$child→getValue()</text:span></text:p>
      <text:p text:style-name="P180"><text:tab/><text:tab/><text:tab/><text:tab/><text:tab/>→<text:span text:style-name="T238"> </text:span><text:span text:style-name="T96">$newChildren[$id]</text:span><text:span text:style-name="T238"> reçoit </text:span><text:span text:style-name="T96">$valeur</text:span></text:p>
      <text:p text:style-name="P180"><text:tab/><text:tab/><text:tab/><text:tab/><text:tab/>→<text:span text:style-name="T237"> si </text:span><text:span text:style-name="T95">$param</text:span><text:span text:style-name="T237"> est égal à </text:span><text:span text:style-name="T95">$id</text:span><text:span text:style-name="T237"> et </text:span><text:span text:style-name="T95">$mode</text:span><text:span text:style-name="T237"> est </text:span><text:span text:style-name="T22">MODE_AFTER</text:span></text:p>
      <text:p text:style-name="P410">→ <text:span text:style-name="T95">$newChildren[$child→getId()]</text:span><text:span text:style-name="T237"> reçoit </text:span><text:span text:style-name="T95">$child→getValue()</text:span></text:p>
      <text:p text:style-name="P55"><text:tab/><text:tab/><text:tab/><text:tab/>→<text:span text:style-name="T238"> </text:span><text:span text:style-name="T96">$children</text:span><text:span text:style-name="T238"> reçoit </text:span><text:span text:style-name="T96">$newChildren</text:span></text:p>
      <text:p text:style-name="P55"><text:span text:style-name="T238"><text:tab/><text:tab/>→ pour </text:span><text:span text:style-name="T96">$mode</text:span><text:span text:style-name="T238"> = </text:span><text:span text:style-name="T23">MODE_NTH</text:span><text:span text:style-name="T238"> et </text:span><text:span text:style-name="T96">$param </text:span><text:span text:style-name="T238">: numérique et ≤ </text:span><text:span text:style-name="T96">$this→countChildren()</text:span></text:p>
      <text:p text:style-name="P55"><text:soft-page-break/><text:tab/><text:tab/><text:tab/>→<text:span text:style-name="T238"> </text:span><text:span text:style-name="T96">$compteur</text:span><text:span text:style-name="T238"> reçoit 0</text:span></text:p>
      <text:p text:style-name="P55"><text:tab/><text:tab/><text:tab/>→<text:span text:style-name="T239"> initialisation du tableau temporaire </text:span><text:span text:style-name="T97">$newChildren</text:span></text:p>
      <text:p text:style-name="P55"><text:tab/><text:tab/><text:tab/>→<text:span text:style-name="T238"> pour chaque </text:span><text:span text:style-name="T96">$children</text:span><text:span text:style-name="T238"> pris comme </text:span><text:span text:style-name="T96">$id</text:span><text:span text:style-name="T238"> et </text:span><text:span text:style-name="T96">$valeur</text:span></text:p>
      <text:p text:style-name="P55"><text:tab/><text:tab/><text:tab/><text:tab/>→<text:span text:style-name="T239"> </text:span><text:span text:style-name="T97">$compteur</text:span><text:span text:style-name="T239"> reçoit </text:span><text:span text:style-name="T97">$compteur + 1</text:span></text:p>
      <text:p text:style-name="P55"><text:tab/><text:tab/><text:tab/><text:tab/>→<text:span text:style-name="T239"> si </text:span><text:span text:style-name="T97">$compteur</text:span><text:span text:style-name="T239"> est égal </text:span><text:span text:style-name="T97">$param</text:span></text:p>
      <text:p text:style-name="P55"><text:tab/><text:tab/><text:tab/><text:tab/><text:tab/>→<text:span text:style-name="T239"> </text:span><text:span text:style-name="T97">$newChildren[$child→getId()]</text:span><text:span text:style-name="T239"> reçoit </text:span><text:span text:style-name="T97">$child→getValue()</text:span></text:p>
      <text:p text:style-name="P56"><text:tab/><text:tab/><text:tab/><text:tab/>→<text:span text:style-name="T239"> </text:span><text:span text:style-name="T97">$newChildren[$id]</text:span><text:span text:style-name="T239"> reçoit </text:span><text:span text:style-name="T97">$valeur</text:span></text:p>
      <text:p text:style-name="P56"><text:tab/><text:tab/><text:tab/>→<text:span text:style-name="T239"> </text:span><text:span text:style-name="T97">$children</text:span><text:span text:style-name="T239"> reçoit </text:span><text:span text:style-name="T97">$newChildren</text:span></text:p>
      <text:p text:style-name="P181"><text:tab/>→<text:span text:style-name="T236"> </text:span><text:span text:style-name="T94">$properties[‘children’]</text:span><text:span text:style-name="T236"> reçoit </text:span><text:span text:style-name="T94">$children</text:span></text:p>
      <text:p text:style-name="P315"><text:span text:style-name="T159">→ sauvegarde des attributs de l’objet par la méthode</text:span><text:span text:style-name="T62"> $this→setProperties($properties)</text:span></text:p>
      <text:p text:style-name="P181"><text:tab/>→ retourne l’objet lui-même.</text:p>
      <text:p text:style-name="P348">→ si <text:span text:style-name="T15">$child→</text:span><text:span text:style-name="T21">getId()</text:span><text:span text:style-name="T224"> existe déjà dans le tableau </text:span><text:span text:style-name="T82">$children</text:span><text:span text:style-name="T224"> ou </text:span><text:span text:style-name="T95">$param</text:span><text:span text:style-name="T237"> n’est pas valide</text:span>, retourne la valeur <text:span text:style-name="T2">false</text:span>.</text:p>
      <text:p text:style-name="P252">setChild(OObject $child, <text:span text:style-name="T234"><text:s/>$value</text:span>)</text:p>
      <text:p text:style-name="P224">→<text:span text:style-name="T235"> </text:span>récupération des ‘<text:span text:style-name="T62">properties</text:span>’ de l’objet via la méthode <text:span text:style-name="T62">getProperties()</text:span></text:p>
      <text:p text:style-name="P178">→<text:span text:style-name="T235"> extraction du tableau </text:span><text:span text:style-name="T93">children</text:span><text:span text:style-name="T235"> de </text:span><text:span text:style-name="T93">$properties</text:span><text:span text:style-name="T235"> dans </text:span><text:span text:style-name="T93">$children</text:span></text:p>
      <text:p text:style-name="P178">→<text:span text:style-name="T235"> si la clé </text:span><text:span text:style-name="T93">$child→getId()</text:span><text:span text:style-name="T235"> existe dans le tableau </text:span><text:span text:style-name="T93">$children </text:span><text:span text:style-name="T236">et que </text:span><text:span text:style-name="T94">$value </text:span><text:span text:style-name="T236">n’est pas vide</text:span></text:p>
      <text:p text:style-name="P178"><text:span text:style-name="T93"><text:tab/></text:span><text:span text:style-name="T235">→ </text:span><text:span text:style-name="T93">$object</text:span><text:span text:style-name="T235"> reçoit </text:span><text:span text:style-name="T93">OObject::buildObject($child→getId())</text:span></text:p>
      <text:p text:style-name="P178"><text:tab/>→<text:span text:style-name="T236"> </text:span><text:span text:style-name="T94">$object→setValue($value)</text:span></text:p>
      <text:p text:style-name="P178"><text:tab/>→<text:span text:style-name="T236"> </text:span><text:span text:style-name="T94">$children[$child→getId()] reçoit $value</text:span></text:p>
      <text:p text:style-name="P178"><text:tab/>→<text:span text:style-name="T236"> </text:span><text:span text:style-name="T94">$properties[‘children’]</text:span><text:span text:style-name="T236"> reçoit </text:span><text:span text:style-name="T94">$children</text:span></text:p>
      <text:p text:style-name="P314"><text:span text:style-name="T159">→ sauvegarde des attributs de l’objet par la méthode</text:span><text:span text:style-name="T62"> $this→setProperties($properties)</text:span></text:p>
      <text:p text:style-name="P178"><text:tab/>→ retourne l’objet lui-même.</text:p>
      <text:p text:style-name="P347">→ si <text:span text:style-name="T15">$child→</text:span><text:span text:style-name="T21">getId()</text:span><text:span text:style-name="T224"> n’existe pas dans le tableau </text:span><text:span text:style-name="T82">$children</text:span><text:span text:style-name="T224"> ou </text:span><text:span text:style-name="T94">$value </text:span><text:span text:style-name="T236">vide</text:span>, retourne la valeur <text:span text:style-name="T2">false</text:span>.</text:p>
      <text:p text:style-name="P251">removeChild(OObject $child)</text:p>
      <text:p text:style-name="P224">→<text:span text:style-name="T235"> </text:span>récupération des ‘<text:span text:style-name="T62">properties</text:span>’ de l’objet via la méthode <text:span text:style-name="T62">getProperties()</text:span></text:p>
      <text:p text:style-name="P178">→<text:span text:style-name="T235"> extraction du tableau </text:span><text:span text:style-name="T93">children</text:span><text:span text:style-name="T235"> de </text:span><text:span text:style-name="T93">$properties</text:span><text:span text:style-name="T235"> dans </text:span><text:span text:style-name="T93">$children</text:span></text:p>
      <text:p text:style-name="P178">→<text:span text:style-name="T235"> si la clé </text:span><text:span text:style-name="T93">$child→getId()</text:span><text:span text:style-name="T235"> existe dans le tableau </text:span><text:span text:style-name="T93">$children</text:span></text:p>
      <text:p text:style-name="P178"><text:tab/>→<text:span text:style-name="T236"> suppression de l’occurrence dans </text:span><text:span text:style-name="T94">$children</text:span><text:span text:style-name="T236"> ayant pour clé </text:span><text:span text:style-name="T94">$child→getId()</text:span></text:p>
      <text:p text:style-name="P178"><text:tab/>→<text:span text:style-name="T236"> </text:span><text:span text:style-name="T94">$properties[‘children’]</text:span><text:span text:style-name="T236"> reçoit </text:span><text:span text:style-name="T94">$children</text:span></text:p>
      <text:p text:style-name="P314"><text:span text:style-name="T159">→ sauvegarde des attributs de l’objet par la méthode</text:span><text:span text:style-name="T62"> $this→setProperties($properties)</text:span></text:p>
      <text:p text:style-name="P178"><text:tab/>→ retourne l’objet lui-même.</text:p>
      <text:p text:style-name="P347">→ si <text:span text:style-name="T15">$child→</text:span><text:span text:style-name="T21">getId()</text:span><text:span text:style-name="T224"> n’existe pas dans le tableau </text:span><text:span text:style-name="T82">$children</text:span>, retourne la valeur <text:span text:style-name="T2">false</text:span>.</text:p>
      <text:p text:style-name="P251">isChild(OObject $child)</text:p>
      <text:p text:style-name="P223">→<text:span text:style-name="T235"> </text:span>récupération des ‘<text:span text:style-name="T62">properties</text:span>’ de l’objet via la méthode <text:span text:style-name="T62">getProperties()</text:span></text:p>
      <text:p text:style-name="P177">→<text:span text:style-name="T235"> extraction du tableau </text:span><text:span text:style-name="T93">children</text:span><text:span text:style-name="T235"> de </text:span><text:span text:style-name="T93">$properties</text:span><text:span text:style-name="T235"> dans </text:span><text:span text:style-name="T93">$children</text:span></text:p>
      <text:p text:style-name="P177">→<text:span text:style-name="T235"> retourne le résultat du test : la clé </text:span><text:span text:style-name="T93">$child→getId()</text:span><text:span text:style-name="T235"> existe-t-elle dans le tableau </text:span><text:span text:style-name="T93">$children</text:span></text:p>
      <text:p text:style-name="P250">hasChild()</text:p>
      <text:p text:style-name="P194">→<text:span text:style-name="T235"> retourne le résultat du test : </text:span><text:span text:style-name="T93">$this→countChildren() &gt; 0</text:span></text:p>
      <text:p text:style-name="P249">countChildren()</text:p>
      <text:p text:style-name="P223">→<text:span text:style-name="T235"> </text:span>récupération des ‘<text:span text:style-name="T62">properties</text:span>’ de l’objet via la méthode <text:span text:style-name="T62">getProperties()</text:span></text:p>
      <text:p text:style-name="P193">→ retourne le compte d’élément(s) du tableau <text:span text:style-name="T62">$properties[‘childern’]</text:span></text:p>
      <text:p text:style-name="P250">getChildren()<text:bookmark-end text:name="__DdeLink__4668_1789803541"/></text:p>
      <text:p text:style-name="P223">→ <text:span text:style-name="T235">initialisation du tableau allant recevoir les objets enfant à vide ($enfants)</text:span></text:p>
      <text:p text:style-name="P223">→<text:span text:style-name="T235"> </text:span>récupération des ‘<text:span text:style-name="T62">properties</text:span>’ de l’objet via la méthode <text:span text:style-name="T62">getProperties()</text:span></text:p>
      <text:p text:style-name="P177">→<text:span text:style-name="T235"> extraction du tableau </text:span><text:span text:style-name="T93">children</text:span><text:span text:style-name="T235"> de </text:span><text:span text:style-name="T93">$properties</text:span><text:span text:style-name="T235"> dans </text:span><text:span text:style-name="T93">$children</text:span></text:p>
      <text:p text:style-name="P177">→<text:span text:style-name="T235"> pour chaque </text:span><text:span text:style-name="T93">$children</text:span><text:span text:style-name="T235"> en </text:span><text:span text:style-name="T93">$id → $valeur</text:span></text:p>
      <text:p text:style-name="P177"><text:tab/>→<text:span text:style-name="T235"> </text:span><text:span text:style-name="T93">$objet ← OObject::buildObject($id)</text:span></text:p>
      <text:p text:style-name="P177"><text:tab/>→<text:span text:style-name="T235"> si </text:span><text:span text:style-name="T93">$valeur</text:span><text:span text:style-name="T235"> n’est pas vide : </text:span><text:span text:style-name="T93">$objet→setValue($valeur)</text:span></text:p>
      <text:p text:style-name="P177"><text:soft-page-break/><text:tab/>→<text:span text:style-name="T235"> mise dans le tableau </text:span><text:span text:style-name="T93">$enfants</text:span><text:span text:style-name="T235"> de </text:span><text:span text:style-name="T93">$objet</text:span></text:p>
      <text:p text:style-name="P177">→<text:span text:style-name="T235"> retourne le tableau </text:span><text:span text:style-name="T93">$enfants</text:span><text:span text:style-name="T235"> (quel qu’en soit le valeur)</text:span></text:p>
      <text:p text:style-name="P177"/>
      <text:h text:style-name="P485" text:outline-level="1"><text:bookmark-start text:name="__RefHeading___Toc5342_262227166"/>Les objets typé<text:span text:style-name="T247">s</text:span> HTML<text:bookmark-end text:name="__RefHeading___Toc5342_262227166"/></text:h>
      <text:p text:style-name="P121">Par <text:span text:style-name="T250">objet</text:span> typé <text:span text:style-name="T2">HTML</text:span>, il faut voir les objets permettant la mise en place et la gestion d’objets <text:span text:style-name="T2">DOM</text:span> le plus souvent attachés à une balise <text:span text:style-name="T2">HTML</text:span>.</text:p>
      <text:h text:style-name="P490" text:outline-level="2"><text:bookmark-start text:name="__RefHeading___Toc5344_262227166"/>L’objet conteneur divers – OSDiv<text:bookmark-end text:name="__RefHeading___Toc5344_262227166"/></text:h>
      <text:p text:style-name="P121">L’objet conteneur divers, <text:span text:style-name="T62">OSDiv</text:span>, est l’objet tout à la fois le plus simple, mais le plus souvent utilisé.</text:p>
      <text:p text:style-name="P121">Sa simplicité vient qu’il n’est là que pour contenir d’autres objets sans apporte d’autres fonctionnalité<text:span text:style-name="T247">s</text:span>. De ce fait, il n’a ni attribut spécifique, ni méthode supplémentaire autres que celle héritées de l’objet <text:span text:style-name="T62">OSContainer</text:span>.</text:p>
      <text:p text:style-name="P121">Son constructeur se réduira à la forme la plus simple</text:p>
      <text:p text:style-name="Preformatted_20_Text"><text:bookmark-start text:name="__DdeLink__5406_262227166"/><text:bookmark-start text:name="__DdeLink__5408_262227166"/>public function __construct($id, $pathObjArray)</text:p>
      <text:p text:style-name="Preformatted_20_Text">{</text:p>
      <text:p text:style-name="Preformatted_20_Text"><text:s text:c="4"/>parent::__construct($id, $pathObjArray);</text:p>
      <text:p text:style-name="P412">}<text:bookmark-end text:name="__DdeLink__5406_262227166"/><text:bookmark-end text:name="__DdeLink__5408_262227166"/></text:p>
      <text:p text:style-name="P122">Cette formulation i<text:span text:style-name="T247">n</text:span>duit l’existence d’un fichier de configuration, qui sans apporter d’autres attributs, précisera les attributs suivants, comme pour tout objet hérité des objets <text:span text:style-name="T62">OSContainer</text:span> et <text:span text:style-name="T62">ODContained</text:span> :</text:p>
      <text:list xml:id="list5202904254559456406" text:style-name="L13">
        <text:list-item>
          <text:p text:style-name="P461"><text:span text:style-name="T62">object</text:span><text:tab/><text:tab/>nom proprement dit le l’objet en minuscules, <text:span text:style-name="T62">osdiv</text:span>,</text:p>
        </text:list-item>
        <text:list-item>
          <text:p text:style-name="P461"><text:span text:style-name="T62">typeObj</text:span><text:tab/><text:tab/>type de l’objet, ici <text:span text:style-name="T62">oscontainer</text:span>,</text:p>
        </text:list-item>
        <text:list-item>
          <text:p text:style-name="P441"><text:span text:style-name="T62">template</text:span><text:tab/><text:tab/>nom du fichier modèle, <text:span text:style-name="T62">osdiv.twig</text:span>.</text:p>
        </text:list-item>
      </text:list>
      <text:p text:style-name="P122">Les valeurs indiquées sont les bonnes, puisque le constructeur de l’objet initial, <text:span text:style-name="T62">OObject</text:span>, s’en sert pour reformuler certaines de ces valeurs de manières plus pratique pour les traitements à faire.</text:p>
      <text:p text:style-name="P122">Le fichier modèle, <text:span text:style-name="T62">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07"><text:tab/>{% if objet.classes is not empty %}</text:p>
      <text:p text:style-name="P407"><text:tab/><text:tab/>{% set objClass = objClass ~ " " ~ objet.classes <text:s/>%}</text:p>
      <text:p text:style-name="P407"><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07"><text:tab/><text:tab/>display: {{ objet.display <text:span text:style-name="T241">}}</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412">&lt;/div&gt;<text:bookmark-end text:name="__DdeLink__5404_262227166"/></text:p>
      <text:p text:style-name="P359">à la seco<text:span text:style-name="T247">n</text:span>de ligne de ce source, on affecte la variable <text:span text:style-name="T62">objClass</text:span> avec le contenu <text:span text:style-name="T250">retourné</text:span> par la méthode <text:span text:style-name="T134">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62">widthBT</text:span> fourni au travers de <text:span text:style-name="T62">object.widthBT</text:span> est transformé en nom de classes <text:span text:style-name="T2">CSS</text:span> à appliquer à l’objet par la méthode <text:span text:style-name="T62">gotBootstrap()</text:span> (<text:span text:style-name="T2">viewHelper</text:span> → service → méthode de transformation).</text:p>
      <text:p text:style-name="P360">En second lieu, l’attribut <text:span text:style-name="T2">display</text:span> sera directement traité pour fournir le style d’affichage initial de l’objet.</text:p>
      <text:p text:style-name="P123">En dernier lieu, on affichera le contenu réel au format <text:span text:style-name="T2">HTML</text:span> resitué par la variable <text:span text:style-name="T62">object.content</text:span>. La directive <text:span text:style-name="T2">Twig</text:span> <text:span text:style-name="T62">raw</text:span> permet d’insérer la valeur contenue dans <text:span text:style-name="T62">object.content </text:span>sans la traiter pour ‘<text:span text:style-name="T45">échapper</text:span>’ certaines directives <text:span text:style-name="T2">HTML</text:span>.</text:p>
      <text:h text:style-name="P490" text:outline-level="2"><text:bookmark-start text:name="__RefHeading___Toc5346_262227166"/><text:soft-page-break/>L’objet contenant de formulaire – OSForm<text:bookmark-end text:name="__RefHeading___Toc5346_262227166"/></text:h>
      <text:p text:style-name="P124">Le conteneur de formulaire ne mettra en place la balise <text:span text:style-name="T2">HTML</text:span> <text:span text:style-name="T128">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380">Le fichier de configuration commencera par :</text:p>
      <text:list xml:id="list125130081451715" text:continue-numbering="true" text:style-name="L13">
        <text:list-item>
          <text:p text:style-name="P462"><text:span text:style-name="T62">object</text:span><text:tab/><text:tab/>nom proprement dit le l’objet en minuscules, <text:span text:style-name="T62">os</text:span><text:span text:style-name="T114">form</text:span>,</text:p>
        </text:list-item>
        <text:list-item>
          <text:p text:style-name="P462"><text:span text:style-name="T62">typeObj</text:span><text:tab/><text:tab/>type de l’objet, ici <text:span text:style-name="T62">oscontainer</text:span>,</text:p>
        </text:list-item>
        <text:list-item>
          <text:p text:style-name="P442"><text:span text:style-name="T62">template</text:span><text:tab/><text:tab/>nom du fichier modèle, <text:span text:style-name="T62">os</text:span><text:span text:style-name="T114">form</text:span><text:span text:style-name="T62">.twig</text:span>.</text:p>
        </text:list-item>
      </text:list>
      <text:p text:style-name="P124">Pour plus de facilité à la programmation, l’objet <text:span text:style-name="T62">OSForm</text:span> mettra en place un objet <text:span text:style-name="T62">OSDiv</text:span> induisant une gestion particulière des objets de type <text:span text:style-name="T62">ODContained</text:span> le formant directement ou indirectement au travers d’objet <text:span text:style-name="T62">OSContainer</text:span>.</text:p>
      <text:p text:style-name="P361">Un formulaire est formé de champs, qui peuvent être, obligatoires ou facultatifs. De fait il faut avoir le ou les attributs en conséquence pour gérer cette information :</text:p>
      <text:list xml:id="list1112698338957269318" text:style-name="L14">
        <text:list-item>
          <text:p text:style-name="P469">l’attribut <text:span text:style-name="T62">fields</text:span> sera un tableau listant l’ensemble des champs du formulaire <text:span text:style-name="T251">(en clé)</text:span>, <text:span text:style-name="T251">et indiquant si le dit champ est requis ou non.</text:span></text:p>
        </text:list-item>
      </text:list>
      <text:p text:style-name="P124"><text:span text:style-name="T251">L</text:span>’attribut <text:span text:style-name="T62">fields</text:span> permettra de savoir la liste des champs formant le formulaire, mais précisera si le champ est requis avant de lancer toute procédure de validation, <text:span text:style-name="T251">comme déjà précisé</text:span>.</text:p>
      <text:p text:style-name="P124">Ceci n’inclus pas, pour le moment, un contrôle niveau client de la nature de la saisie faite dans le champ en rapport de la donnée attendue. Seul le caractère requis / non requis sera géré. Suivant les futurs besoin<text:span text:style-name="T248">s,</text:span> on pourra voit d’inclure un tel mécanisme de <text:span text:style-name="T243">pré-validation.</text:span></text:p>
      <text:p text:style-name="P361">Toutefois, il faudra caractériser d’une façon claire, la méthode de validation du formulaire dans l’attribut <text:span text:style-name="T62">validateMethod</text:span>. Comme pour le cas de la gestion des méthodes exécutée sur clic de bouton, l’attribut <text:span text:style-name="T62">validateMethod</text:span> aura 2 composantes :</text:p>
      <text:list xml:id="list7323480162705397236" text:style-name="L15">
        <text:list-item>
          <text:p text:style-name="P463">le nom de la classe ou objet contenant le méthode de validation,</text:p>
        </text:list-item>
        <text:list-item>
          <text:p text:style-name="P470">le nom proprement dit de la méthode de validation.</text:p>
        </text:list-item>
      </text:list>
      <text:p text:style-name="P131">Comme de formulaire se veut être l’agrégation <text:span text:style-name="T252">de</text:span> valeurs, l’attribut <text:span text:style-name="T62">formDatas</text:span> sera tableau contenant en clé, les identifiants des champs, et en valeur celle donnée par défaut ou restitué par la soumission du formulaire. <text:span text:style-name="T252">On pourra </text:span>initialiser directement les valeurs du formulaire par cet attribut, <text:span text:style-name="T252">en </text:span>respect<text:span text:style-name="T252">ant</text:span> les identifiants des objets inclus dans l’attribut <text:span text:style-name="T62">fields</text:span>.</text:p>
      <text:p text:style-name="P132">Qui dit formulaire, dit boutons de soumission. <text:span text:style-name="T283">2 possibilités s’offrent pour les gérer :</text:span></text:p>
      <text:list xml:id="list6337240077534002560" text:style-name="L16">
        <text:list-item>
          <text:p text:style-name="P464">soit on ajoute des boutons, objets <text:span text:style-name="T62">ODButton</text:span>, pour assurer toute la gestion de la soumission en incluant les <text:span text:style-name="T284">besoins</text:span> de récupération des champs et valeurs du formulaire,</text:p>
        </text:list-item>
        <text:list-item>
          <text:p text:style-name="P443">soit on intègre à l’objet <text:span text:style-name="T62">OSForm</text:span>, un bouton <text:span text:style-name="T45">Reset</text:span> par défaut, et la possibilité d’ajouter 1 à plusieurs bouton de soumission du formulaire qui prendront en charge automatiquement la récupération, comme <text:span text:style-name="T284">la propagation des valeurs des champs du formulaire.</text:span></text:p>
        </text:list-item>
      </text:list>
      <text:p text:style-name="P133">La seconde option permettra d’être plus pratique pour gérer toute la mécanique de la soumission du formulaire. Pour ce faire, on inclura des objets <text:span text:style-name="T62">ODButton</text:span> directement dans l’objet <text:span text:style-name="T62">OSForm</text:span>, faisant référence à ce dernier dans la gestion de l’événement ‘<text:span text:style-name="T45">click</text:span>’.</text:p>
      <text:p text:style-name="P357">Le bouton <text:span text:style-name="T45">Reset</text:span> aura la procédure de réinitialisation du formulaire attachée par défaut. Mais il faut avoir la possibilité :</text:p>
      <text:list xml:id="list8156441670868799519" text:style-name="L17">
        <text:list-item>
          <text:p text:style-name="P466">d’en changer le label ou texte présenté,</text:p>
        </text:list-item>
        <text:list-item>
          <text:p text:style-name="P466">d’en charger l’aspect si nécessaire,</text:p>
        </text:list-item>
        <text:list-item>
          <text:p text:style-name="P466">d’y associer une autre méthode à déclencher, un autre type de gestion de l’événement ‘<text:span text:style-name="T45">click</text:span>’,</text:p>
        </text:list-item>
        <text:list-item>
          <text:p text:style-name="P444">de le rendre invisible, inactif suivant le cas.</text:p>
        </text:list-item>
      </text:list>
      <text:p text:style-name="P134"><text:soft-page-break/>Ceci n’est autre que la gestion propre de l’objet <text:span text:style-name="T62">ODButton</text:span>, avec le contexte particulier du formulaire. Pour ce qui est du ou des boutons de soumission du formulaire, il faudra avoir toute liberté pour les gérer. Au final, à la création de l’objet <text:span text:style-name="T62">OSForm</text:span>, est créé un objet <text:span text:style-name="T62">ODButton</text:span> de type <text:span text:style-name="T45">Reset</text:span> ayant pour identifiant celui du formulaire suffixé par ‘<text:span text:style-name="T45">Reset</text:span>’. Une méthode <text:span text:style-name="T62">getResetBtn()</text:span> permettra d’accéder au bouton Reset, et de disposer de l’ensemble des méthodes de l’objet <text:span text:style-name="T62">ODButton</text:span> pour le paramétrer au besoin.</text:p>
      <text:p text:style-name="P133">Pour la gestion des boutons de soumission, une méthode <text:span text:style-name="T62">addSubmitBtn()</text:span> permettra la déclaration et l’ajout de bouton. On pourra leur affecter un alias, sinon l’alias sera <text:span text:style-name="T45">submit</text:span> + de le rang de déclaration du bouton en commençant par 0. ainsi, au travers de la méthode <text:span text:style-name="T62">getSubmitBtn(alias)</text:span> on accédera à l’objet <text:span text:style-name="T62">ODButton</text:span> de soumission, et donc à l’ensemble des méthodes de paramétrage. <text:span text:style-name="T285">Des méthodes </text:span><text:span text:style-name="T115">rmSubmitBtn(alias)</text:span><text:span text:style-name="T285">, </text:span><text:span text:style-name="T115">setSubmitBtns(array $submitBtns)</text:span><text:span text:style-name="T285">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5">On parle des attributs stockés dans le tableau associatif sérialisé dans <text:span text:style-name="T249">l’</text:span>attribut physique <text:span text:style-name="T62">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62">ODButton</text:span> déclaré dans le constructeur pour assurer les fonctions de bouton <text:span text:style-name="T45">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509" text:outline-level="3"><text:bookmark-start text:name="__RefHeading___Toc8043_2064813250"/>Le constructeur de l’objet<text:bookmark-end text:name="__RefHeading___Toc8043_2064813250"/></text:h>
      <text:p text:style-name="P275">Le constructeur, reprend en premier lieu la même forme que celui de l’objet <text:span text:style-name="T62">OSDiv</text:span>. Dans un second temps, on déclarera l’objet <text:span text:style-name="T62">ODButton</text:span> <text:span text:style-name="T45">Reset</text:span>, dont on stockera l’identifiant dans l’attribut <text:span text:style-name="T62">reset</text:span>.</text:p>
      <text:h text:style-name="Heading_20_4" text:outline-level="4"><text:bookmark-start text:name="__RefHeading___Toc8045_2064813250"/>Algorithme d<text:span text:style-name="T286">u constructeur</text:span><text:bookmark-end text:name="__RefHeading___Toc8045_2064813250"/></text:h>
      <text:p text:style-name="P136">Le constructeur de l’objet <text:span text:style-name="T62">OSForm</text:span> ne recevra que son identifiant en paramètre en entrée.</text:p>
      <text:p text:style-name="P271"><text:span text:style-name="T286">→ appel au constructeur de l’objet parent, </text:span><text:span text:style-name="T116">OSContainer</text:span><text:span text:style-name="T286">, avec en paramètres </text:span><text:span text:style-name="T116">$id</text:span><text:span text:style-name="T286"> et </text:span>‘<text:span text:style-name="T45">oobjects/oscontainer/osform/osform.config.php</text:span>’</text:p>
      <text:p text:style-name="P271">→<text:span text:style-name="T287"> déclaration de l’objet Reset dans </text:span><text:span text:style-name="T117">$reset</text:span><text:span text:style-name="T287"> : </text:span><text:span text:style-name="T117">ODButton</text:span><text:span text:style-name="T61">(</text:span><text:span text:style-name="T117">$id</text:span><text:span text:style-name="T61">.’Reset’)</text:span></text:p>
      <text:p text:style-name="P271"><text:span text:style-name="T198">→ si</text:span><text:span text:style-name="T61"> </text:span><text:span text:style-name="T117">$reset</text:span><text:span text:style-name="T61"> </text:span><text:span text:style-name="T198">est une instance de la classe </text:span><text:span text:style-name="T117">ODButton</text:span></text:p>
      <text:p text:style-name="P271"><text:span text:style-name="T117"><text:tab/>→</text:span><text:span text:style-name="T119"> $reset→setType(‘reset’), $reset→setForm($this→id), $reset→setNature(‘warning’)</text:span></text:p>
      <text:p text:style-name="P232"><text:tab/>→<text:span text:style-name="T235"> </text:span>récupération des ‘<text:span text:style-name="T62">properties</text:span>’ de l’objet via la méthode <text:span text:style-name="T62">getProperties()</text:span></text:p>
      <text:p text:style-name="P272"><text:tab/>→<text:span text:style-name="T287"> </text:span><text:span text:style-name="T117">$properties[‘reset’]</text:span><text:span text:style-name="T287"> reçoit </text:span><text:span text:style-name="T117">$id</text:span><text:span text:style-name="T61">.’Reset’</text:span></text:p>
      <text:p text:style-name="P320"><text:span text:style-name="T161">→ sauvegarde du contenu du tableau </text:span><text:span text:style-name="T66">$properties</text:span><text:span text:style-name="T161"> dans l’attribut </text:span><text:span text:style-name="T66">properties</text:span><text:span text:style-name="T161"> de l’objet </text:span><text:span text:style-name="T178">(</text:span><text:span text:style-name="T118">$this→setProperties($properties)</text:span><text:span text:style-name="T178">),</text:span></text:p>
      <text:p text:style-name="P70"><text:tab/>→ retourne l’objet lui-même.</text:p>
      <text:p text:style-name="P79">→<text:span text:style-name="T289"> retourne </text:span><text:span text:style-name="T36">false</text:span><text:span text:style-name="T289"> pour problème sur construction de l’objet.</text:span></text:p>
      <text:h text:style-name="P509" text:outline-level="3"><text:bookmark-start text:name="__RefHeading___Toc8047_2064813250"/>Les méthodes relatives aux attributs spécifiques de l’objet<text:bookmark-end text:name="__RefHeading___Toc8047_2064813250"/></text:h>
      <text:p text:style-name="P382">On aura des méthodes relatives aux <text:span text:style-name="T288">5</text:span> attributs spécifiques de l’objet <text:span text:style-name="T62">OSForm</text:span>. Mais plus encore, il faut surcharger quelques méthodes de base de l’objet <text:span text:style-name="T62">OSContainer</text:span> pour assurer la propagation de l’information de regroupement comme d’obligation de saisie des champs du formulaire.</text:p>
      <text:list xml:id="list7165502453921912197" text:style-name="L18">
        <text:list-item>
          <text:p text:style-name="P449"><text:span text:style-name="T62">addNewField(OObject $child, bool $require, $mode =self::MODE_LAST, $params=null)</text:span>,</text:p>
        </text:list-item>
        <text:list-item>
          <text:p text:style-name="P449"><text:span text:style-name="T62">setChild(OObject $child, $value = null)</text:span>,</text:p>
        </text:list-item>
        <text:list-item>
          <text:p text:style-name="P449"><text:soft-page-break/><text:span text:style-name="T62">removeChild(OObject $child)</text:span>,</text:p>
        </text:list-item>
        <text:list-item>
          <text:p text:style-name="P449"><text:span text:style-name="T62">isChild(string $child)</text:span>,</text:p>
        </text:list-item>
        <text:list-item>
          <text:p text:style-name="P449"><text:span text:style-name="T62">hasChild()</text:span>,</text:p>
        </text:list-item>
        <text:list-item>
          <text:p text:style-name="P449"><text:span text:style-name="T62">countChildren()</text:span>,</text:p>
        </text:list-item>
        <text:list-item>
          <text:p text:style-name="P471">getChildren(),</text:p>
        </text:list-item>
        <text:list-item>
          <text:p text:style-name="P472">setFormDatas(array $formDatas),</text:p>
        </text:list-item>
        <text:list-item>
          <text:p text:style-name="P472">getFormDatas(),</text:p>
        </text:list-item>
        <text:list-item>
          <text:p text:style-name="P473">resetFormDatas(),</text:p>
        </text:list-item>
        <text:list-item>
          <text:p text:style-name="P474">getResetBtn(),</text:p>
        </text:list-item>
        <text:list-item>
          <text:p text:style-name="P474">addSubmitBtn($className, $methodName, $label = null),</text:p>
        </text:list-item>
        <text:list-item>
          <text:p text:style-name="P474">removeSubmitBtn($label),</text:p>
        </text:list-item>
        <text:list-item>
          <text:p text:style-name="P474">setSubmitBtns(array $submitsDef),</text:p>
        </text:list-item>
        <text:list-item>
          <text:p text:style-name="P473"><text:span text:style-name="T288">getSubmitBtn($label)</text:span>.</text:p>
        </text:list-item>
      </text:list>
      <text:p text:style-name="P413">Pour la méthode <text:span text:style-name="T62">addNewField()</text:span>, on ne surcharge pas une méthode existante, mais on encapsule la méthode <text:span text:style-name="T62">addChild()</text:span> de l’objet <text:span text:style-name="T62">OSContainer</text:span>, pour permettre la mise en place et le paramétrage de la mécanique de l’objet <text:span text:style-name="T62">OSForm</text:span>.</text:p>
      <text:p text:style-name="P416">La méthode <text:span text:style-name="T105">setFormDatas(array $formDatas)</text:span> demande de faire un contrôle préalable sur le tableau <text:span text:style-name="T105">$formDatas</text:span> pour valider que toutes les clés fournies par le tableau sont bien des champs du formulaire.</text:p>
      <text:p text:style-name="P416">La méthode <text:span text:style-name="T62">resetFormDatas()</text:span> est programmée pour donner une facilité pour ré-initialiser la valeur de chaque champ du formulaire. Elle s’appuiera sur l’attribut <text:span text:style-name="T62">default</text:span> des objets <text:span text:style-name="T62">ODContained</text:span>. En cas d’absence de valeur, le champ ser<text:span text:style-name="T277">a</text:span> mis à vide.</text:p>
      <text:h text:style-name="Heading_20_4" text:outline-level="4"><text:bookmark-start text:name="__RefHeading___Toc8978_135223327"/>Algorithme des méthodes privées<text:bookmark-end text:name="__RefHeading___Toc8978_135223327"/></text:h>
      <text:p text:style-name="P381">Ces méthodes sont des aides supplémentaires pour mettre en place les mécanismes de l’objet <text:span text:style-name="T134">OSForm </text:span>:</text:p>
      <text:list xml:id="list7576442277183099875" text:style-name="L19">
        <text:list-item>
          <text:p text:style-name="P450"><text:span text:style-name="T62">private function propagateForm(OObject $object)</text:span>,</text:p>
        </text:list-item>
        <text:list-item>
          <text:p text:style-name="P450"><text:span text:style-name="T62">private function propagateRequire($object, bool $require)</text:span>,</text:p>
        </text:list-item>
        <text:list-item>
          <text:p text:style-name="P479">private function addField(OObject $object, bool $require)<text:span text:style-name="T184">.</text:span></text:p>
        </text:list-item>
      </text:list>
      <text:p text:style-name="P414"><text:span text:style-name="T184">La méthode </text:span><text:span text:style-name="T229">propagateForm()</text:span><text:span text:style-name="T184"> propage l’attribut </text:span><text:span text:style-name="T229">form</text:span><text:span text:style-name="T184"> à tous les objets, directement pour les objet de type </text:span><text:span text:style-name="T229">ODContained</text:span><text:span text:style-name="T184">, et indirectement au objet de type </text:span><text:span text:style-name="T229">ODContained</text:span><text:span text:style-name="T184"> contenu dans un objet de type </text:span><text:span text:style-name="T229">OSContainer</text:span><text:span text:style-name="T184">.</text:span></text:p>
      <text:p text:style-name="P414"><text:span text:style-name="T184">La méthode </text:span><text:span text:style-name="T229">addNewField()</text:span><text:span text:style-name="T184"> demande à préciser par le booléen </text:span><text:span text:style-name="T229">require</text:span><text:span text:style-name="T184">, si le champ est obligatoire à la saisie (valeur </text:span><text:span text:style-name="T195">true</text:span><text:span text:style-name="T184">) ou non </text:span><text:span text:style-name="T188">(valeur </text:span><text:span text:style-name="T196">false</text:span><text:span text:style-name="T188">)</text:span><text:span text:style-name="T184">. Dans le cas </text:span><text:span text:style-name="T188">où</text:span><text:span text:style-name="T184"> cet objet est de type </text:span><text:span text:style-name="T229">OSContainer</text:span><text:span text:style-name="T184">, il faut propager cette notion à l’ensemble des </text:span><text:span text:style-name="T188">objets</text:span><text:span text:style-name="T184"> de type </text:span><text:span text:style-name="T229">ODContained</text:span><text:span text:style-name="T184"> le formant, à quelque niveau que ce soit. Cet la méthode </text:span><text:span text:style-name="T229">propagateForm()</text:span><text:span text:style-name="T184"> qui assure cette fonction.</text:span></text:p>
      <text:p text:style-name="P415"><text:span text:style-name="T184">La méthode </text:span><text:span text:style-name="T229">addField()</text:span><text:span text:style-name="T184"> finalise l’action de la méthode </text:span><text:span text:style-name="T229">propagateForm()</text:span><text:span text:style-name="T184"> en alimentant les attributs </text:span><text:span text:style-name="T229">fields</text:span><text:span text:style-name="T184"> et </text:span><text:span text:style-name="T229">formDatas</text:span><text:span text:style-name="T184">.</text:span></text:p>
      <text:p text:style-name="P148">private function propagateForm(OObject $object),</text:p>
      <text:p text:style-name="P155">→<text:span text:style-name="T253"> affectation à </text:span><text:span text:style-name="T102">$object</text:span><text:span text:style-name="T253">, attribut </text:span><text:span text:style-name="T102">form</text:span><text:span text:style-name="T253"> de la valeur de l’identifiant de l’objet courant,</text:span></text:p>
      <text:p text:style-name="P155">→<text:span text:style-name="T253"> si $objet est une instance de </text:span><text:span text:style-name="T102">OSContainer</text:span></text:p>
      <text:p text:style-name="P226"><text:tab/>→<text:span text:style-name="T235"> </text:span>récupération des ‘<text:span text:style-name="T102">children</text:span>’ de l’objet via la méthode <text:span text:style-name="T102">$object→getChildren()</text:span></text:p>
      <text:p text:style-name="P182"><text:tab/>→<text:span text:style-name="T235"> pour chaque </text:span><text:span text:style-name="T93">$children</text:span><text:span text:style-name="T235"> en </text:span><text:span text:style-name="T93">$</text:span><text:span text:style-name="T102">child</text:span></text:p>
      <text:p text:style-name="P182"><text:span text:style-name="T93"><text:tab/><text:tab/></text:span><text:span text:style-name="T235">→ appel à </text:span><text:span text:style-name="T102">propagateForm($child)</text:span></text:p>
      <text:p text:style-name="P149">private function propagateRequire($object, bool $require),</text:p>
      <text:p text:style-name="P156">→<text:span text:style-name="T254"> initialisation de la variable de retour </text:span><text:span text:style-name="T103">$ret</text:span><text:span text:style-name="T254"> à </text:span><text:span text:style-name="T26">false</text:span></text:p>
      <text:p text:style-name="P157">→<text:span text:style-name="T253"> si </text:span><text:span text:style-name="T102">$objet </text:span><text:span text:style-name="T253">est une instance de </text:span><text:span text:style-name="T102">OSContainer</text:span></text:p>
      <text:p text:style-name="P227"><text:tab/>→<text:span text:style-name="T235"> </text:span>récupération des ‘<text:span text:style-name="T102">children</text:span>’ de l’objet via la méthode <text:span text:style-name="T102">$object→getChildren()</text:span></text:p>
      <text:p text:style-name="P183"><text:soft-page-break/><text:tab/>→<text:span text:style-name="T235"> pour chaque </text:span><text:span text:style-name="T93">$children</text:span><text:span text:style-name="T235"> en </text:span><text:span text:style-name="T93">$</text:span><text:span text:style-name="T102">child</text:span></text:p>
      <text:p text:style-name="P183"><text:span text:style-name="T93"><text:tab/><text:tab/></text:span><text:span text:style-name="T235">→ appel à </text:span><text:span text:style-name="T102">propagate</text:span><text:span text:style-name="T103">Require</text:span><text:span text:style-name="T102">($child, </text:span><text:span text:style-name="T103">$require</text:span><text:span text:style-name="T102">)</text:span><text:span text:style-name="T253"> mis retour dans </text:span><text:span text:style-name="T103">$ret</text:span></text:p>
      <text:p text:style-name="P157">→<text:span text:style-name="T253"> si </text:span><text:span text:style-name="T102">$objet</text:span><text:span text:style-name="T253"> est une instance de </text:span><text:span text:style-name="T102">O</text:span><text:span text:style-name="T103">D</text:span><text:span text:style-name="T102">Containe</text:span><text:span text:style-name="T103">d</text:span></text:p>
      <text:p text:style-name="P158"><text:tab/>→ appel de la méthode <text:span text:style-name="T62">addField($object, $require)</text:span> mis retour dans <text:span text:style-name="T62">$ret</text:span></text:p>
      <text:p text:style-name="P158">→ sinon</text:p>
      <text:p text:style-name="P158"><text:tab/>→ génération d’une exception <text:span text:style-name="T2">PHP </text:span>: '<text:span text:style-name="T45">unknow type of object</text:span>'</text:p>
      <text:p text:style-name="P157">→<text:span text:style-name="T254"> retourne la valeur contenue dans la variable </text:span><text:span text:style-name="T103">$ret</text:span></text:p>
      <text:p text:style-name="P148">private function addField(OObject $object, bool $require)</text:p>
      <text:p text:style-name="P227">→<text:span text:style-name="T235"> </text:span>récupération des ‘<text:span text:style-name="T62">properties</text:span>’ de l’objet via la méthode <text:span text:style-name="T62">getProperties()</text:span></text:p>
      <text:p text:style-name="P211">→<text:span text:style-name="T254"> récupération dans </text:span><text:span text:style-name="T103">$fields</text:span><text:span text:style-name="T254"> de </text:span><text:span text:style-name="T103">$properties[‘fields’]</text:span></text:p>
      <text:p text:style-name="P211">→<text:span text:style-name="T254"> récupération dans </text:span><text:span text:style-name="T103">$formDatas</text:span><text:span text:style-name="T254"> de </text:span><text:span text:style-name="T103">$properties[‘formDatas’]</text:span></text:p>
      <text:p text:style-name="P211">→<text:span text:style-name="T254"> si </text:span><text:span text:style-name="T103">$object→getId()</text:span><text:span text:style-name="T254"> n’est pas une clé de </text:span><text:span text:style-name="T103">$fields</text:span></text:p>
      <text:p text:style-name="P141"><text:tab/>→<text:span text:style-name="T254"> </text:span><text:span text:style-name="T103">$fields[$object→getId()]</text:span><text:span text:style-name="T254"> reçoit </text:span><text:span text:style-name="T103">$require</text:span></text:p>
      <text:p text:style-name="P141"><text:tab/>→<text:span text:style-name="T254"> </text:span><text:span text:style-name="T103">$formDatas[$object→getId()]</text:span><text:span text:style-name="T254"> reçoit </text:span><text:span text:style-name="T103">$object→getValue()</text:span></text:p>
      <text:p text:style-name="P141"><text:tab/>→<text:span text:style-name="T254"> </text:span><text:span text:style-name="T103">$properties[‘fields’] </text:span><text:span text:style-name="T254">reçoit </text:span><text:span text:style-name="T103">$fields</text:span></text:p>
      <text:p text:style-name="P141"><text:tab/>→<text:span text:style-name="T254"> </text:span><text:span text:style-name="T103">$properties[‘formDatas’]</text:span><text:span text:style-name="T254"> reçoit </text:span><text:span text:style-name="T103">$formDatas</text:span></text:p>
      <text:p text:style-name="P318"><text:span text:style-name="T159">→ sauvegarde des attributs de l’objet par la méthode</text:span><text:span text:style-name="T62">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50">addNewField(OObject $child, bool $require, $mode =self::MODE_LAST, $params=null)</text:p>
      <text:p text:style-name="P159">→<text:span text:style-name="T259"> si </text:span><text:span text:style-name="T104">propagateRequire($child, $require)</text:span><text:span text:style-name="T259"> retourne Vrai (true)</text:span></text:p>
      <text:p text:style-name="P159"><text:tab/>→<text:span text:style-name="T259"> appel à méthode </text:span><text:span text:style-name="T104">addChild($child, $mode, $params)</text:span><text:span text:style-name="T259"> de l’objet parent (</text:span><text:span text:style-name="T104">OSContainer</text:span><text:span text:style-name="T259">)</text:span></text:p>
      <text:p text:style-name="P159"><text:tab/>→<text:span text:style-name="T259"> pour chaque enfant de l’objet (</text:span><text:span text:style-name="T104">$this→getChildren()</text:span><text:span text:style-name="T259">) pris comme </text:span><text:span text:style-name="T104">$aChild</text:span></text:p>
      <text:p text:style-name="P159"><text:tab/><text:tab/>→<text:span text:style-name="T259"> exécuter la méthode </text:span><text:span text:style-name="T104">$this→propagateForm($aChild)</text:span></text:p>
      <text:p text:style-name="P160"><text:tab/>→<text:span text:style-name="T259"> retourne l’objet lui-même.</text:span></text:p>
      <text:p text:style-name="P160">→<text:span text:style-name="T259"> si </text:span><text:span text:style-name="T104">propagateRequire($child, $require)</text:span><text:span text:style-name="T259"> retourne Faux (</text:span><text:span text:style-name="T27">false</text:span><text:span text:style-name="T259">), retourne la valeur </text:span><text:span text:style-name="T16">false</text:span><text:span text:style-name="T224">.</text:span></text:p>
      <text:p text:style-name="P150">setChild(OObject $child, $value = null)</text:p>
      <text:p text:style-name="P160">→<text:span text:style-name="T259"> appel à méthode </text:span><text:span text:style-name="T104">setChild($child, $value)</text:span><text:span text:style-name="T259"> de l’objet parent (</text:span><text:span text:style-name="T104">OSContainer</text:span><text:span text:style-name="T259">)</text:span></text:p>
      <text:p text:style-name="P160">→<text:span text:style-name="T259"> </text:span><text:span text:style-name="T27">$child→setForm($this→getId())</text:span></text:p>
      <text:p text:style-name="P163">→ retourne l’objet lui-même.</text:p>
      <text:p text:style-name="P151">removeChild(OObject $child)</text:p>
      <text:p text:style-name="P160">→<text:span text:style-name="T259"> appel à méthode </text:span><text:span text:style-name="T104">setChild($child, $value)</text:span><text:span text:style-name="T259"> de l’objet parent (</text:span><text:span text:style-name="T104">OSContainer</text:span><text:span text:style-name="T259">)</text:span></text:p>
      <text:p text:style-name="P160">→<text:span text:style-name="T259"> appel à la méthode $this-&gt;removeField($child)</text:span></text:p>
      <text:p text:style-name="P163">→ retourne l’objet lui-même.</text:p>
      <text:p text:style-name="P151">isChild(string $child)</text:p>
      <text:p text:style-name="P229">→<text:span text:style-name="T235"> </text:span>récupération des ‘<text:span text:style-name="T62">properties</text:span>’ de l’objet via la méthode <text:span text:style-name="T62">getProperties()</text:span></text:p>
      <text:p text:style-name="P161">→<text:span text:style-name="T259"> récupération de l’attribut </text:span><text:span text:style-name="T104">fields</text:span><text:span text:style-name="T259"> dans </text:span><text:span text:style-name="T104">properties</text:span><text:span text:style-name="T259"> mis dans </text:span><text:span text:style-name="T104">$fields</text:span></text:p>
      <text:p text:style-name="P161">→<text:span text:style-name="T260"> pour chaque </text:span><text:span text:style-name="T105">$fields</text:span><text:span text:style-name="T260"> pris comme </text:span><text:span text:style-name="T105">$field</text:span></text:p>
      <text:p text:style-name="P161"><text:tab/>→<text:span text:style-name="T260"> si </text:span><text:span text:style-name="T105">$field</text:span><text:span text:style-name="T260"> est égale à </text:span><text:span text:style-name="T105">$child</text:span><text:span text:style-name="T260"> → retourner la valeur Vrai (</text:span><text:span text:style-name="T28">true</text:span><text:span text:style-name="T260">)</text:span></text:p>
      <text:p text:style-name="P161">→<text:span text:style-name="T260"> retourne la valeur Faux (</text:span><text:span text:style-name="T28">false</text:span><text:span text:style-name="T260">) pour enfant non trouvé</text:span></text:p>
      <text:p text:style-name="P150">hasChild()</text:p>
      <text:p text:style-name="P159">→<text:span text:style-name="T260"> retourne le résultat du test : </text:span><text:span text:style-name="T105">$this→countChildre() &gt; 0</text:span></text:p>
      <text:p text:style-name="P150">countChildren()</text:p>
      <text:p text:style-name="P230">→<text:span text:style-name="T235"> </text:span>récupération des ‘<text:span text:style-name="T62">properties</text:span>’ de l’objet via la méthode <text:span text:style-name="T62">getProperties()</text:span></text:p>
      <text:p text:style-name="P213">→<text:span text:style-name="T260"> retourne la valeur </text:span><text:span text:style-name="T55">(int) sizeOf</text:span><text:span text:style-name="T260">(</text:span><text:span text:style-name="T105">$properties[‘fields’]</text:span><text:span text:style-name="T260">)</text:span></text:p>
      <text:p text:style-name="P362">getChildren()</text:p>
      <text:p text:style-name="P230">→<text:span text:style-name="T235"> </text:span>récupération des ‘<text:span text:style-name="T62">properties</text:span>’ de l’objet via la méthode <text:span text:style-name="T62">getProperties()</text:span></text:p>
      <text:p text:style-name="P162"><text:soft-page-break/>→<text:span text:style-name="T259"> récupération de l’attribut </text:span><text:span text:style-name="T104">fields</text:span><text:span text:style-name="T259"> dans </text:span><text:span text:style-name="T104">properties</text:span><text:span text:style-name="T259"> mis dans </text:span><text:span text:style-name="T104">$fields</text:span></text:p>
      <text:p text:style-name="P162">→<text:span text:style-name="T260"> initialisation du tableau </text:span><text:span text:style-name="T105">$children</text:span><text:span text:style-name="T260"> à vide</text:span></text:p>
      <text:p text:style-name="P162">→<text:span text:style-name="T260"> pour chaque </text:span><text:span text:style-name="T105">$fields</text:span><text:span text:style-name="T260"> pris comme </text:span><text:span text:style-name="T105">$field</text:span></text:p>
      <text:p text:style-name="P162"><text:tab/>→<text:span text:style-name="T260"> mettre dans </text:span><text:span text:style-name="T105">$children[]</text:span><text:span text:style-name="T260"> la valeur retournée par </text:span><text:span text:style-name="T105">Oobject::buildObject($field)</text:span></text:p>
      <text:p text:style-name="P162">→<text:span text:style-name="T260"> retourne la valeur contenue dans </text:span><text:span text:style-name="T105">$children</text:span></text:p>
      <text:p text:style-name="P247"><text:span text:style-name="T260">s</text:span>et<text:span text:style-name="T260">FormDatas</text:span>(<text:span text:style-name="T260">array $formDatas</text:span>)</text:p>
      <text:p text:style-name="P231">→ récupération des ‘<text:span text:style-name="T62">properties</text:span>’ de l’objet via la méthode <text:span text:style-name="T62">getProperties()</text:span></text:p>
      <text:p text:style-name="P231"><text:span text:style-name="T159">→</text:span><text:span text:style-name="T173"> récupération dans </text:span><text:span text:style-name="T108">$fields </text:span><text:span text:style-name="T173">de </text:span><text:span text:style-name="T108">$properties[‘fields’]</text:span><text:span text:style-name="T173">,</text:span></text:p>
      <text:p text:style-name="P231"><text:span text:style-name="T173">→</text:span><text:span text:style-name="T108"> </text:span><text:span text:style-name="T109">$</text:span><text:span text:style-name="T108">topOk </text:span><text:span text:style-name="T173">intialisé à vrai (</text:span><text:span text:style-name="T108">true</text:span><text:span text:style-name="T173">)</text:span></text:p>
      <text:p text:style-name="P231"><text:span text:style-name="T173">→ pour chaque </text:span><text:span text:style-name="T108">$formDatas</text:span><text:span text:style-name="T173"> pris comme </text:span><text:span text:style-name="T108">$cle</text:span><text:span text:style-name="T173"> et </text:span><text:span text:style-name="T108">$data</text:span></text:p>
      <text:p text:style-name="P231"><text:span text:style-name="T108"><text:tab/></text:span><text:span text:style-name="T173">→ si </text:span><text:span text:style-name="T108">$cle</text:span><text:span text:style-name="T173"> n’est pas une clé d’accès dans le tableau </text:span><text:span text:style-name="T108">$fields</text:span><text:span text:style-name="T173"> : </text:span></text:p>
      <text:p text:style-name="P231"><text:span text:style-name="T173"><text:tab/><text:tab/>→ </text:span><text:span text:style-name="T108">$topOK </text:span><text:span text:style-name="T173">re</text:span><text:span text:style-name="T174">ç</text:span><text:span text:style-name="T173">oit </text:span><text:span text:style-name="T108">false</text:span></text:p>
      <text:p text:style-name="P214"><text:tab/><text:tab/>→ fin boucle</text:p>
      <text:p text:style-name="P231"><text:span text:style-name="T173">→ si </text:span><text:span text:style-name="T174">$</text:span><text:span text:style-name="T108">topOk</text:span><text:span text:style-name="T173"> est à </text:span><text:span text:style-name="T108">true</text:span></text:p>
      <text:p text:style-name="P231"><text:span text:style-name="T173"><text:tab/>→ pour chaque </text:span><text:span text:style-name="T108">$formDatas</text:span><text:span text:style-name="T173"> pris comme </text:span><text:span text:style-name="T108">$cle</text:span><text:span text:style-name="T173"> et </text:span><text:span text:style-name="T108">$data</text:span></text:p>
      <text:p text:style-name="P231"><text:span text:style-name="T173"><text:tab/><text:tab/>→ </text:span><text:span text:style-name="T108">$objet</text:span><text:span text:style-name="T173"> reçoit </text:span><text:span text:style-name="T108">O</text:span><text:span text:style-name="T109">O</text:span><text:span text:style-name="T108">bject::buildObject($cle)</text:span></text:p>
      <text:p text:style-name="P231"><text:span text:style-name="T173"><text:tab/><text:tab/>→ </text:span><text:span text:style-name="T108">$objet→setValue($datas)</text:span></text:p>
      <text:p text:style-name="P214"><text:tab/>→ retour l’objet lui-même</text:p>
      <text:p text:style-name="P231"><text:span text:style-name="T173">→ retourne la valeur </text:span><text:span text:style-name="T108">false</text:span></text:p>
      <text:p text:style-name="P248">get<text:span text:style-name="T260">FormDatas</text:span>()</text:p>
      <text:p text:style-name="P230">→ récupération des ‘<text:span text:style-name="T62">properties</text:span>’ de l’objet via la méthode <text:span text:style-name="T62">getProperties()</text:span></text:p>
      <text:p text:style-name="P230">→ si la clé ‘<text:span text:style-name="T139">formDatas</text:span>’ existe dans le tableau <text:span text:style-name="T62">$properties</text:span> : retourne <text:span text:style-name="T62">$properties[‘</text:span><text:span text:style-name="T139">formDatas</text:span><text:span text:style-name="T62">’]</text:span></text:p>
      <text:p text:style-name="P350">→ si la clé ‘<text:span text:style-name="T105">formDatas</text:span>’ n’existe pas, retourne la valeur <text:span text:style-name="T2">false</text:span>.</text:p>
      <text:p text:style-name="P248"><text:span text:style-name="T266">resetFormDatas</text:span>()</text:p>
      <text:p text:style-name="P231">→ récupération des ‘<text:span text:style-name="T62">properties</text:span>’ de l’objet via la méthode <text:span text:style-name="T62">getProperties()</text:span></text:p>
      <text:p text:style-name="P231"><text:span text:style-name="T184">→</text:span><text:span text:style-name="T190"> récupération dans </text:span><text:span text:style-name="T108">$fields</text:span><text:span text:style-name="T173"> de </text:span><text:span text:style-name="T108">$properties[‘fields’]</text:span><text:span text:style-name="T173">,</text:span></text:p>
      <text:p text:style-name="P231"><text:span text:style-name="T173">→ pour chaque </text:span><text:span text:style-name="T174">$</text:span><text:span text:style-name="T108">fields</text:span><text:span text:style-name="T173"> pris comme </text:span><text:span text:style-name="T108">$cle</text:span><text:span text:style-name="T173"> et </text:span><text:span text:style-name="T108">$require</text:span></text:p>
      <text:p text:style-name="P231"><text:span text:style-name="T173"><text:tab/>→ </text:span><text:span text:style-name="T108">$object</text:span><text:span text:style-name="T173"> reçoit </text:span><text:span text:style-name="T108">O</text:span><text:span text:style-name="T109">O</text:span><text:span text:style-name="T108">bject::buildObject($cle)</text:span></text:p>
      <text:p text:style-name="P231"><text:span text:style-name="T173"><text:tab/>→ </text:span><text:span text:style-name="T108">$object→setValue($object→getDefault() &amp;&amp; ‘’)</text:span></text:p>
      <text:p text:style-name="P208">→ retourne l’objet lui-même</text:p>
      <text:p text:style-name="P363">getResetBtn()</text:p>
      <text:p text:style-name="P233">→ récupération des ‘<text:span text:style-name="T62">properties</text:span>’ de l’objet via la méthode <text:span text:style-name="T62">getProperties()</text:span></text:p>
      <text:p text:style-name="P233"><text:span text:style-name="T159">→</text:span><text:span text:style-name="T178"> </text:span><text:span text:style-name="T118">$reset</text:span><text:span text:style-name="T178"> reçoit </text:span><text:span text:style-name="T118">Oobject::buildObject($properties[‘reset’])</text:span></text:p>
      <text:p text:style-name="P233"><text:span text:style-name="T178">→ retourne </text:span><text:span text:style-name="T118">$reset</text:span></text:p>
      <text:p text:style-name="P364"><text:bookmark-start text:name="__DdeLink__8720_1097217395"/>addSubmitBtn($className, $methodName, $label = null)<text:bookmark-end text:name="__DdeLink__8720_1097217395"/></text:p>
      <text:p text:style-name="P367"><text:span text:style-name="T178">→</text:span><text:span text:style-name="T179"> si </text:span><text:span text:style-name="T292">$className</text:span><text:span text:style-name="T179"> &amp;&amp; </text:span><text:span text:style-name="T199">$methdName</text:span><text:span text:style-name="T179"> ne sont pas vides</text:span></text:p>
      <text:p text:style-name="P383"><text:tab/>→ si <text:span text:style-name="T121">$</text:span><text:span text:style-name="T62">className</text:span> est bien une classe d’un objet du projet</text:p>
      <text:p text:style-name="P234"><text:tab/><text:tab/>→ récupération des ‘<text:span text:style-name="T62">properties</text:span>’ de l’objet via la méthode <text:span text:style-name="T62">getProperties()</text:span></text:p>
      <text:p text:style-name="P234"><text:span text:style-name="T159"><text:tab/><text:tab/>→</text:span><text:span text:style-name="T179"> si</text:span><text:span text:style-name="T119"> $label</text:span><text:span text:style-name="T179"> est vide : </text:span><text:span text:style-name="T119">$label</text:span><text:span text:style-name="T179"> reçoit </text:span><text:span text:style-name="T119">$this→getId().sizeof($properties[‘submits’])</text:span></text:p>
      <text:p text:style-name="P267"><text:span text:style-name="T159"><text:tab/><text:tab/>→ </text:span>$submit<text:span text:style-name="T159"> reçoit </text:span><text:span text:style-name="T182">instanciation</text:span><text:span text:style-name="T159"> de </text:span>ODButton($label)</text:p>
      <text:p text:style-name="P267"><text:span text:style-name="T159"><text:tab/><text:tab/>→ si </text:span>$submit<text:span text:style-name="T159"> instance de </text:span>ODButton</text:p>
      <text:p text:style-name="P267"><text:tab/><text:tab/><text:tab/>→ <text:bookmark-start text:name="__DdeLink__8741_1097217395"/>$submit→setType(‘submit’), $submit→setNature(‘success’), $submit→setForm($this→id)</text:p>
      <text:p text:style-name="P267"><text:tab/><text:tab/><text:tab/>→ $submit→evtClick($className, $methodeName)</text:p>
      <text:p text:style-name="P268"><text:tab/><text:tab/><text:tab/>→ $properties[‘submits’][$label] = $label<text:bookmark-end text:name="__DdeLink__8741_1097217395"/></text:p>
      <text:p text:style-name="P419"><text:span text:style-name="T161">→ sauvegarde du contenu du tableau </text:span><text:span text:style-name="T66">$properties</text:span><text:span text:style-name="T161"> dans l’attribut </text:span><text:span text:style-name="T66">properties</text:span><text:span text:style-name="T161"> de l’objet </text:span><text:span text:style-name="T178">(</text:span><text:span text:style-name="T118">$this→setProperties($properties)</text:span><text:span text:style-name="T178">),</text:span></text:p>
      <text:p text:style-name="P71"><text:tab/><text:tab/><text:tab/>→ retourne l’objet lui-même.</text:p>
      <text:p text:style-name="P74"><text:span text:style-name="T149">→ retourne </text:span><text:span text:style-name="T37">false</text:span><text:span text:style-name="T149"> sur problème de construction ajout de bouton de soumission du formulaire</text:span></text:p>
      <text:p text:style-name="P365"><text:bookmark-start text:name="__DdeLink__8759_1097217395"/><text:soft-page-break/>removeSubmitBtn($label)<text:bookmark-end text:name="__DdeLink__8759_1097217395"/></text:p>
      <text:p text:style-name="P384">→<text:span text:style-name="T290">si </text:span><text:span text:style-name="T38">$label</text:span><text:span text:style-name="T290"> est non vide</text:span></text:p>
      <text:p text:style-name="P384"><text:span text:style-name="T290"><text:tab/>→ si </text:span><text:span text:style-name="T120">$label</text:span><text:span text:style-name="T290"> est numérique : </text:span><text:span text:style-name="T120">$label </text:span><text:span text:style-name="T290">→ </text:span><text:span text:style-name="T120">$this→getId(),$label</text:span></text:p>
      <text:p text:style-name="P389"><text:span text:style-name="T191"><text:tab/></text:span><text:span text:style-name="T219">→ récupération des ‘</text:span><text:span text:style-name="T80">properties</text:span><text:span text:style-name="T219">’ de l’objet via la méthode </text:span><text:span text:style-name="T80">getProperties()</text:span></text:p>
      <text:p text:style-name="P389"><text:span text:style-name="T180"><text:tab/>→</text:span><text:span text:style-name="T181"> récupération de </text:span><text:span text:style-name="T120">$submits</text:span><text:span text:style-name="T181"> par </text:span><text:span text:style-name="T120">$properties[‘submits’]</text:span></text:p>
      <text:p text:style-name="P389"><text:span text:style-name="T181"><text:tab/>→ si </text:span><text:span text:style-name="T120">$label</text:span><text:span text:style-name="T191"> valeur dans </text:span><text:span text:style-name="T120">$submits</text:span></text:p>
      <text:p text:style-name="P389"><text:span text:style-name="T181"><text:tab/><text:tab/>→ suppression de </text:span><text:span text:style-name="T182">l’occurrence</text:span><text:span text:style-name="T181"> </text:span><text:span text:style-name="T120">$submits[$label]</text:span></text:p>
      <text:p text:style-name="P389"><text:span text:style-name="T181"><text:tab/><text:tab/>→ destruction de l’objet avec </text:span><text:span text:style-name="T120">OObject::destroyObject($label)</text:span></text:p>
      <text:p text:style-name="P389"><text:span text:style-name="T181"><text:tab/><text:tab/>→ </text:span><text:span text:style-name="T120">$properties[‘submits’] </text:span><text:span text:style-name="T181">reçoit</text:span><text:span text:style-name="T120"> $submits</text:span></text:p>
      <text:p text:style-name="P331"><text:span text:style-name="T161">→ sauvegarde du contenu du tableau </text:span><text:span text:style-name="T66">$properties</text:span><text:span text:style-name="T161"> dans l’attribut </text:span><text:span text:style-name="T66">properties</text:span><text:span text:style-name="T161"> de l’objet </text:span><text:span text:style-name="T159">(</text:span><text:span text:style-name="T62">$this→setProperties($properties)</text:span><text:span text:style-name="T159">),</text:span></text:p>
      <text:p text:style-name="P72"><text:tab/><text:tab/>→ retourne l’objet lui-même.</text:p>
      <text:p text:style-name="P235"><text:span text:style-name="T178">→ retourne </text:span><text:span text:style-name="T120">false</text:span></text:p>
      <text:p text:style-name="P365"><text:bookmark-start text:name="__DdeLink__8762_1097217395"/>setSubmitBtns(array $submitsDef)<text:bookmark-end text:name="__DdeLink__8762_1097217395"/></text:p>
      <text:p text:style-name="P384">→<text:span text:style-name="T291"> si </text:span><text:span text:style-name="T121">$submitsDef</text:span><text:span text:style-name="T291"> est non vide</text:span></text:p>
      <text:p text:style-name="P384"><text:tab/>→<text:span text:style-name="T291"> si </text:span><text:span text:style-name="T121">$submitsDef</text:span><text:span text:style-name="T291"> est un tableau</text:span></text:p>
      <text:p text:style-name="P386"><text:tab/><text:tab/>→<text:span text:style-name="T293"> </text:span><text:span text:style-name="T122">$validateArray</text:span><text:span text:style-name="T293"> reçoit </text:span><text:span text:style-name="T39">true</text:span></text:p>
      <text:p text:style-name="P386"><text:tab/><text:tab/>→<text:span text:style-name="T293"> pour chaque </text:span><text:span text:style-name="T122">$submitsDef</text:span><text:span text:style-name="T293"> pris comme </text:span><text:span text:style-name="T122">$submitDef</text:span></text:p>
      <text:p text:style-name="P386"><text:tab/><text:tab/><text:tab/>→<text:span text:style-name="T293"> si </text:span><text:span text:style-name="T122">$submitDef </text:span><text:span text:style-name="T293">n’est pas un tableau ou ne contient pas les clés ‘</text:span><text:span text:style-name="T39">className</text:span><text:span text:style-name="T293">’, ‘</text:span><text:span text:style-name="T39">methodName</text:span><text:span text:style-name="T293">’</text:span></text:p>
      <text:p text:style-name="P386"><text:tab/><text:tab/><text:tab/><text:tab/>→<text:span text:style-name="T293"> </text:span><text:span text:style-name="T122">$validateArray</text:span><text:span text:style-name="T293"> reçoit </text:span><text:span text:style-name="T39">false</text:span></text:p>
      <text:p text:style-name="P386"><text:tab/><text:tab/><text:tab/><text:tab/>→<text:span text:style-name="T293"> arrêt de la boucle</text:span></text:p>
      <text:p text:style-name="P386"><text:tab/><text:tab/>→<text:span text:style-name="T293"> si </text:span><text:span text:style-name="T122">$validateArray</text:span><text:span text:style-name="T293"> a pour valeur </text:span><text:span text:style-name="T39">true</text:span></text:p>
      <text:p text:style-name="P386"><text:tab/><text:tab/><text:tab/>→<text:span text:style-name="T293"> pour chaque </text:span><text:span text:style-name="T122">$submitsDef</text:span><text:span text:style-name="T293"> pris comme </text:span><text:span text:style-name="T122">$submitDef → $event</text:span></text:p>
      <text:p text:style-name="P386"><text:span text:style-name="T293"><text:tab/><text:tab/><text:tab/><text:tab/>→</text:span><text:span text:style-name="T122"> </text:span><text:bookmark-start text:name="__DdeLink__8781_1097217395"/><text:span text:style-name="T122">$submit</text:span><text:span text:style-name="T293"> reçoit </text:span><text:span text:style-name="T122">ODButton($submitDef)</text:span><text:bookmark-end text:name="__DdeLink__8781_1097217395"/></text:p>
      <text:p text:style-name="P304"><text:bookmark-start text:name="__DdeLink__8783_1097217395"/>→ $submit→setType(‘submit’)</text:p>
      <text:p text:style-name="P308">→<text:span text:style-name="T293"> </text:span>$submit→setNature(‘success’), $submit→setForm($this→id)</text:p>
      <text:p text:style-name="P308">→ $submit→evtClick($<text:span text:style-name="T293">event[‘c</text:span>lassName’<text:span text:style-name="T293">]</text:span>, $<text:span text:style-name="T293">event[‘</text:span>methodeName’<text:span text:style-name="T293">]</text:span>)</text:p>
      <text:p text:style-name="P309"><text:span text:style-name="T140">→ $properties[‘submits’][</text:span><text:span text:style-name="T62">$submitDef</text:span><text:span text:style-name="T140">] = </text:span><text:bookmark-end text:name="__DdeLink__8783_1097217395"/><text:span text:style-name="T140">$submitDef</text:span></text:p>
      <text:p text:style-name="P421"><text:span text:style-name="T161">→ sauvegarde du contenu du tableau </text:span><text:span text:style-name="T66">$properties</text:span><text:span text:style-name="T161"> dans l’attribut </text:span><text:span text:style-name="T66">properties</text:span><text:span text:style-name="T161"> de l’objet </text:span><text:span text:style-name="T159">(</text:span><text:span text:style-name="T62">$this→setProperties($properties)</text:span><text:span text:style-name="T159">),</text:span></text:p>
      <text:p text:style-name="P423">→ retourne l’objet lui-même.</text:p>
      <text:p text:style-name="P75"><text:span text:style-name="T178">→ retourne </text:span><text:span text:style-name="T120">false</text:span></text:p>
      <text:p text:style-name="P82"><text:span text:style-name="T291">s</text:span>et<text:span text:style-name="T290">Submit</text:span>Btn(<text:span text:style-name="T290">$label, </text:span>)</text:p>
      <text:p text:style-name="P385">→<text:span text:style-name="T290">si </text:span><text:span text:style-name="T120">$label</text:span><text:span text:style-name="T290"> est non vide</text:span></text:p>
      <text:p text:style-name="P388"><text:tab/>→ si <text:span text:style-name="T62">$label</text:span> est numérique : <text:span text:style-name="T62">$label → $this→getId(),$</text:span><text:span text:style-name="T121">l</text:span><text:span text:style-name="T62">abel</text:span></text:p>
      <text:p text:style-name="P390"><text:span text:style-name="T191"><text:tab/></text:span><text:span text:style-name="T219">→ récupération des ‘</text:span><text:span text:style-name="T80">properties</text:span><text:span text:style-name="T219">’ de l’objet via la méthode </text:span><text:span text:style-name="T80">getProperties()</text:span></text:p>
      <text:p text:style-name="P390"><text:span text:style-name="T180"><text:tab/>→</text:span><text:span text:style-name="T181"> récupération de </text:span><text:span text:style-name="T120">$submits</text:span><text:span text:style-name="T181"> par </text:span><text:span text:style-name="T120">$properties[‘submits’]</text:span></text:p>
      <text:p text:style-name="P390"><text:span text:style-name="T181"><text:tab/>→ si </text:span><text:span text:style-name="T120">$label</text:span><text:span text:style-name="T191"> valeur </text:span><text:span text:style-name="T192">présente</text:span><text:span text:style-name="T191"> dans </text:span><text:span text:style-name="T120">$submits</text:span></text:p>
      <text:p text:style-name="P390"><text:span text:style-name="T120"><text:tab/><text:tab/></text:span><text:span text:style-name="T180">→ </text:span><text:span text:style-name="T120">$</text:span><text:span text:style-name="T126">submit reçoit OObject ::buildObject($label)</text:span></text:p>
      <text:p text:style-name="P368"><text:tab/><text:tab/>→ $submit→evtClick($className, $methodName)</text:p>
      <text:p text:style-name="P332"><text:span text:style-name="T161">→ sauvegarde du contenu du tableau </text:span><text:span text:style-name="T66">$properties</text:span><text:span text:style-name="T161"> dans l’attribut </text:span><text:span text:style-name="T66">properties</text:span><text:span text:style-name="T161"> de l’objet </text:span><text:span text:style-name="T159">(</text:span><text:span text:style-name="T62">$this→setProperties($properties)</text:span><text:span text:style-name="T159">),</text:span></text:p>
      <text:p text:style-name="P73"><text:soft-page-break/><text:tab/><text:tab/>→ retourne l’objet lui-même.</text:p>
      <text:p text:style-name="P236"><text:span text:style-name="T178">→ retourne </text:span><text:span text:style-name="T120">false</text:span></text:p>
      <text:p text:style-name="P366">get<text:span text:style-name="T290">Submit</text:span>Btn(<text:span text:style-name="T290">$label</text:span>)</text:p>
      <text:p text:style-name="P385">→<text:span text:style-name="T290">si </text:span><text:span text:style-name="T120">$label</text:span><text:span text:style-name="T290"> est non vide</text:span></text:p>
      <text:p text:style-name="P387"><text:tab/>→ si <text:span text:style-name="T62">$label</text:span> est numérique : <text:span text:style-name="T62">$label → $this→getId(),$</text:span><text:span text:style-name="T121">l</text:span><text:span text:style-name="T62">abel</text:span></text:p>
      <text:p text:style-name="P389"><text:span text:style-name="T191"><text:tab/></text:span><text:span text:style-name="T219">→ récupération des ‘</text:span><text:span text:style-name="T80">properties</text:span><text:span text:style-name="T219">’ de l’objet via la méthode </text:span><text:span text:style-name="T80">getProperties()</text:span></text:p>
      <text:p text:style-name="P389"><text:span text:style-name="T180"><text:tab/>→</text:span><text:span text:style-name="T181"> récupération de </text:span><text:span text:style-name="T120">$submits</text:span><text:span text:style-name="T181"> par </text:span><text:span text:style-name="T120">$properties[‘submits’]</text:span></text:p>
      <text:p text:style-name="P389"><text:span text:style-name="T181"><text:tab/>→ si </text:span><text:span text:style-name="T120">$label</text:span><text:span text:style-name="T191"> valeur dans </text:span><text:span text:style-name="T120">$submits</text:span></text:p>
      <text:p text:style-name="P389"><text:span text:style-name="T120"><text:tab/><text:tab/></text:span><text:span text:style-name="T180">→</text:span><text:span text:style-name="T159"> </text:span><text:span text:style-name="T181">retourner la valeur </text:span><text:span text:style-name="T62">Oobject::buildObject($</text:span><text:span text:style-name="T120">label</text:span><text:span text:style-name="T62">)</text:span></text:p>
      <text:p text:style-name="P235"><text:span text:style-name="T178">→ retourne </text:span><text:span text:style-name="T120">false</text:span></text:p>
      <text:p text:style-name="P81"/>
      <text:h text:style-name="P502" text:outline-level="3"><text:bookmark-start text:name="__RefHeading___Toc8893_135223327"/>Code JavaScript, code CSS de gestion de l’objet<text:bookmark-end text:name="__RefHeading___Toc8893_135223327"/></text:h>
      <text:h text:style-name="P524" text:outline-level="4"><text:bookmark-start text:name="__RefHeading___Toc7027_2505135840"/>Remarque globale sur l’ajout de code JavaScript, de code CSS à l’objet<text:bookmark-end text:name="__RefHeading___Toc7027_2505135840"/></text:h>
      <text:p text:style-name="P127">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7">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7">Après, en fonction du mode de fonctionnement de l’objet, il pourra être mis en place d’autres méthodes et fonctions.</text:p>
      <text:h text:style-name="P525" text:outline-level="4"><text:bookmark-start text:name="__RefHeading___Toc7368_776607749"/>Ressource JavaScript de l’objet OSForm<text:bookmark-end text:name="__RefHeading___Toc7368_776607749"/></text:h>
      <text:p text:style-name="P129">Les contenus JavaScript qui vont suivre, seront stocké dans un fichier nommé <text:span text:style-name="T62">osform.js</text:span> qui sera stocké dans le projet dans le répertoire du module <text:span text:style-name="T62">GOT</text:span> <text:span text:style-name="T62">public/oobjects/oscontainer/osform</text:span><text:span text:style-name="T197">.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422"><text:s text:c="4"/>],</text:p>
      <text:p text:style-name="P129">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278">sform</text:span>(obj) {</text:p>
      <text:p text:style-name="Preformatted_20_Text"><text:s text:c="4"/>this.id = obj.attr('id');</text:p>
      <text:p text:style-name="Preformatted_20_Text">}</text:p>
      <text:p text:style-name="Preformatted_20_Text"/>
      <text:p text:style-name="Preformatted_20_Text">o<text:span text:style-name="T279">sform</text:span>.prototype = {</text:p>
      <text:p text:style-name="Preformatted_20_Text"><text:s text:c="4"/>getData: function (evt) {</text:p>
      <text:p text:style-name="Preformatted_20_Text"><text:tab/>… </text:p>
      <text:p text:style-name="P408"><text:s text:c="4"/>},</text:p>
      <text:p text:style-name="Preformatted_20_Text"><text:s text:c="4"/>setData: function (data) {</text:p>
      <text:p text:style-name="P409"><text:tab/>… </text:p>
      <text:p text:style-name="P409"><text:s text:c="4"/>}</text:p>
      <text:p text:style-name="P412">};</text:p>
      <text:p text:style-name="P130">La méthode <text:span text:style-name="T62">getData(evt)</text:span> aura pour but de balayer le formulaire pour récupérer pour chaque champ ou objet de type <text:span text:style-name="T62">ODContained</text:span>, la valeur contenue. Par principe, le conteneur principal de l’objet <text:span text:style-name="T2">DOM</text:span> de type <text:span text:style-name="T62">ODContained</text:span>, signalera la <text:soft-page-break/>liaison avec un formulaire par le présence de l’attribut <text:span text:style-name="T2">data-form</text:span> prenant alors pour valeur l’identifiant de l’objet formulaire, balise <text:span text:style-name="T2">div</text:span> attribut <text:span text:style-name="T62">id</text:span> du modèle de l’objet <text:span text:style-name="T62">OSForm</text:span>.</text:p>
      <text:p text:style-name="P130">La méthode <text:span text:style-name="T62">setData(data)</text:span> prendra donc un tableau de valeur ayant pour clé l’identifiant d’objets de type <text:span text:style-name="T62">OSContained</text:span> et valeur celle à appliquer à l’objet <text:span text:style-name="T62">ODContained</text:span> concerné.</text:p>
      <text:p text:style-name="P130">Dans les 2 cas, ces méthodes s’appuieront sur les méthodes <text:span text:style-name="T62">getData(evt)</text:span> et <text:span text:style-name="T62">setData(value)</text:span> des objet <text:span text:style-name="T2">DOM</text:span> correspondant à l’objet <text:span text:style-name="T62">OSContained</text:span> concerné.</text:p>
      <text:h text:style-name="Heading_20_5" text:outline-level="5"><text:bookmark-start text:name="__RefHeading___Toc8049_2064813250"/>Algorithme des méthodes<text:bookmark-end text:name="__RefHeading___Toc8049_2064813250"/></text:h>
      <text:p text:style-name="P152">getData(evt)</text:p>
      <text:p text:style-name="P164">→ <text:span text:style-name="T2">formData</text:span> reçoit ‘’</text:p>
      <text:p text:style-name="P164">→ recherche dans le document <text:span text:style-name="T2">DOM</text:span> courant des objets <text:span text:style-name="T2">DOM</text:span> répondant au sélecteur : <text:span text:style-name="T2">*[data-form=’osform.id’]</text:span></text:p>
      <text:p text:style-name="P164">→ pour chacun des objets <text:span text:style-name="T2">DOM</text:span> trouvé mis dans <text:span text:style-name="T2">selection </text:span>faire :</text:p>
      <text:p text:style-name="P164"><text:tab/>→ <text:span text:style-name="T2">object</text:span> reçoit le contenu de l’attribut <text:span text:style-name="T2">data-object</text:span> de <text:span text:style-name="T2">selection</text:span></text:p>
      <text:p text:style-name="P164"><text:tab/>→ si <text:span text:style-name="T2">object</text:span> n’est pas un bouton (<text:span text:style-name="T2">button</text:span>) <text:span text:style-name="T294">ou type contenant (</text:span><text:span text:style-name="T40">oscontainer</text:span><text:span text:style-name="T294">)</text:span></text:p>
      <text:p text:style-name="P141"><text:span text:style-name="T189"><text:tab/><text:tab/>→ construction de la chaîne </text:span><text:span text:style-name="T142">‘new ‘+</text:span><text:span text:style-name="T194">object</text:span><text:span text:style-name="T142">+’($(</text:span><text:span text:style-name="T281">"</text:span><text:span text:style-name="T142">#’+</text:span><text:span text:style-name="T194">selection,id</text:span><text:span text:style-name="T45">+’"));’</text:span></text:p>
      <text:p text:style-name="P141"><text:tab/><text:tab/>→ évaluation de la cha<text:span text:style-name="T280">îne construite dans </text:span><text:span text:style-name="T33">instance</text:span></text:p>
      <text:p text:style-name="P141"><text:tab/><text:tab/>→<text:span text:style-name="T280"> </text:span><text:span text:style-name="T33">datas</text:span><text:span text:style-name="T280"> reçoit </text:span><text:span text:style-name="T33">instance.getData(</text:span><text:span text:style-name="T132">‘click’</text:span><text:span text:style-name="T33">)</text:span></text:p>
      <text:p text:style-name="P141"><text:tab/><text:tab/>→<text:span text:style-name="T280"> si </text:span><text:span text:style-name="T33">datas</text:span><text:span text:style-name="T280"> n’est pas vide</text:span></text:p>
      <text:p text:style-name="P141"><text:tab/><text:tab/><text:tab/>→<text:span text:style-name="T280"> </text:span>remplacer <text:span text:style-name="T45">"&amp;"</text:span> <text:span text:style-name="T280">par </text:span><text:span text:style-name="T45">"§"</text:span>, <text:span text:style-name="T280">et </text:span><text:span text:style-name="T45">"\'" </text:span><text:span text:style-name="T280">par</text:span> <text:span text:style-name="T45">"*"</text:span> <text:span text:style-name="T280">dans </text:span><text:span text:style-name="T33">datas</text:span></text:p>
      <text:p text:style-name="P141"><text:tab/><text:tab/><text:tab/>→<text:span text:style-name="T280"> ajouter à </text:span><text:span text:style-name="T33">formData</text:span><text:span text:style-name="T280"> : </text:span><text:span text:style-name="T59">‘|’ + </text:span><text:span text:style-name="T33">datas</text:span></text:p>
      <text:p text:style-name="P168">→<text:span text:style-name="T280"> si </text:span><text:span text:style-name="T33">formData</text:span><text:span text:style-name="T280"> n’est pas vide : </text:span><text:span text:style-name="T33">formData</text:span><text:span text:style-name="T280"> reçoit </text:span><text:span text:style-name="T59">substr(</text:span><text:span text:style-name="T33">formData</text:span><text:span text:style-name="T59">, 1)</text:span><text:span text:style-name="T280"> [suppression pipe initial]</text:span></text:p>
      <text:p text:style-name="P168">→<text:span text:style-name="T280"> retourne la valeur de </text:span><text:span text:style-name="T33">formData</text:span></text:p>
      <text:p text:style-name="P152">setData(datas)</text:p>
      <text:p text:style-name="P164">→ <text:span text:style-name="T2">arrayData</text:span> reçoit <text:span text:style-name="T2">datas</text:span> éclaté en tableau, s<text:span text:style-name="T282">é</text:span>p<text:span text:style-name="T282">a</text:span>rateur <text:span text:style-name="T45">‘|’</text:span>,</text:p>
      <text:p text:style-name="P164">→<text:span text:style-name="T282"> pour chaque valeur du tableau </text:span><text:span text:style-name="T34">arrayData</text:span><text:span text:style-name="T282"> pris comme </text:span><text:span text:style-name="T34">(this)</text:span></text:p>
      <text:p text:style-name="P164"><text:span text:style-name="T282"><text:tab/>→ initialisation à vide </text:span><text:span text:style-name="T34">id</text:span><text:span text:style-name="T282">, </text:span><text:span text:style-name="T34">value</text:span><text:span text:style-name="T282"> et </text:span><text:span text:style-name="T34">type</text:span></text:p>
      <text:p text:style-name="P165"><text:span text:style-name="T282"><text:tab/>→ </text:span><text:span text:style-name="T34">dataObj</text:span><text:span text:style-name="T282"> reçoit </text:span><text:span text:style-name="T34">(this)</text:span><text:span text:style-name="T282"> éclaté en tableau, séparateur</text:span><text:span text:style-name="T34"> </text:span><text:span text:style-name="T60">‘§’</text:span><text:span text:style-name="T282"> </text:span></text:p>
      <text:p text:style-name="P165"><text:span text:style-name="T282"><text:tab/>→ pour chaque </text:span><text:span text:style-name="T34">dataObj</text:span><text:span text:style-name="T282"> pris comme </text:span><text:span text:style-name="T34">(this)</text:span></text:p>
      <text:p text:style-name="P164"><text:tab/><text:tab/>→<text:span text:style-name="T282"> récupération de la valeur du membre de l’expression à gauche de ‘=’</text:span></text:p>
      <text:p text:style-name="P164"><text:tab/><text:tab/>→<text:span text:style-name="T282"> suivant la valeur récupérée</text:span></text:p>
      <text:p text:style-name="P164"><text:tab/><text:tab/><text:tab/>→<text:span text:style-name="T282"> si </text:span><text:span text:style-name="T60">‘id’ </text:span><text:span text:style-name="T282">: affectation à </text:span><text:span text:style-name="T34">id</text:span><text:span text:style-name="T282"> de la valeur à droite de ‘=’ ;</text:span></text:p>
      <text:p text:style-name="P165"><text:tab/><text:tab/><text:tab/>→<text:span text:style-name="T282"> si </text:span><text:span text:style-name="T60">‘va<text:tab/>lue’</text:span><text:span text:style-name="T282"> : affectation à </text:span><text:span text:style-name="T34">value</text:span><text:span text:style-name="T282"> de la valeur à droite de ‘=’ ;</text:span></text:p>
      <text:p text:style-name="P165"><text:tab/><text:tab/><text:tab/>→<text:span text:style-name="T282"> si </text:span><text:span text:style-name="T60">‘type’</text:span><text:span text:style-name="T282"> : affectation à </text:span><text:span text:style-name="T34">type</text:span><text:span text:style-name="T282"> de la valeur à droite de ‘=’ ;</text:span></text:p>
      <text:p text:style-name="P165"><text:tab/>→<text:span text:style-name="T282"> </text:span><text:span text:style-name="T123">obj</text:span><text:span text:style-name="T282"> reçoit </text:span><text:span text:style-name="T34">$(‘#’+</text:span><text:span text:style-name="T123">id</text:span><text:span text:style-name="T34">)</text:span></text:p>
      <text:p text:style-name="P166"><text:tab/>→<text:span text:style-name="T282"> construction de la chaîne </text:span><text:span text:style-name="T60">"new "+obj.attr('data-objet')+'($("#'+obj.attr('id')+'#));'</text:span></text:p>
      <text:p text:style-name="P169"><text:tab/>→ évaluation de la cha<text:span text:style-name="T280">îne construite dans </text:span><text:span text:style-name="T33">instance</text:span></text:p>
      <text:p text:style-name="P169"><text:tab/>→<text:span text:style-name="T280"> </text:span><text:span text:style-name="T33">datas</text:span><text:span text:style-name="T280"> reçoit </text:span><text:span text:style-name="T33">instance.</text:span><text:span text:style-name="T35">s</text:span><text:span text:style-name="T33">etData(</text:span><text:span text:style-name="T35">value</text:span><text:span text:style-name="T33">)</text:span></text:p>
      <text:p text:style-name="P170"/>
      <text:h text:style-name="P491" text:outline-level="2"><text:bookmark-start text:name="__RefHeading___Toc5348_262227166"/>L’objet zone de saisie multi usage – ODInput<text:bookmark-end text:name="__RefHeading___Toc5348_262227166"/></text:h>
      <text:p text:style-name="P137">Comme déjà précisé, les objets de type <text:span text:style-name="T62">ODContained</text:span> dans <text:span text:style-name="T62">GOT</text:span> seront au départ lié intimement à la balise <text:span text:style-name="T2">HTML</text:span> potant le même nom. Ainsi <text:span text:style-name="T62">ODInput</text:span> est l’objet de mise en œuvre de la balise <text:span text:style-name="T2">HTML</text:span> &lt;input … /&gt;.</text:p>
      <text:p text:style-name="P391"><text:span text:style-name="T295">Les attributs spécifiques à cet objet, ne reprendront pas </text:span>l’exhaustivité<text:span text:style-name="T295"> des attributs connus de la balise </text:span><text:span text:style-name="T41">HTML</text:span><text:span text:style-name="T295"> input. On prendra les plus utilisés. Pour des questions de présentation, les attributs </text:span><text:span text:style-name="T124">label</text:span><text:span text:style-name="T295">, </text:span><text:span text:style-name="T124">labelWidthBT</text:span><text:span text:style-name="T295"> sont mis en place pour :</text:span></text:p>
      <text:list xml:id="list4071549844397414487" text:style-name="L20">
        <text:list-item>
          <text:p text:style-name="P475">affecter à la zone de saisi un label une étiquette (label),</text:p>
        </text:list-item>
        <text:list-item>
          <text:p text:style-name="P445">permettre la présentation de la zone de saisie et de son label en respectant le standard <text:span text:style-name="T2">Twitter Bootstrap</text:span></text:p>
        </text:list-item>
      </text:list>
      <text:p text:style-name="P392"><text:soft-page-break/>L’attribut type ne couvrira pas l’ensemble des type d ebalise HTML &lt;input … /&gt; connu. Pour cette version, on figera ce dernier aux valeurs suivantes :</text:p>
      <text:p text:style-name="P477"><text:span text:style-name="T62">INPUTTYPE_HIDDEN</text:span> = ‘<text:span text:style-name="T2">hidden</text:span>’<text:tab/>=&gt; champ caché,</text:p>
      <text:p text:style-name="P392"><text:span text:style-name="T62">INPUTTYPE_TEXT</text:span> = ‘<text:span text:style-name="T2">text</text:span>’<text:tab/><text:tab/>=&gt; saisie de texte visible,</text:p>
      <text:p text:style-name="P446"><text:span text:style-name="T62">INPUTTYPE_PASSWORD</text:span> = ‘<text:span text:style-name="T42">password</text:span>’<text:tab/>=&gt; saisie de mot de passe (caché et remplacé par des étoiles).</text:p>
      <text:p text:style-name="P140">Par la suite, on implémentera les types : saisie numérique et saisie d’adresse courriel (@mail) avec les contrôles inérants.</text:p>
      <text:h text:style-name="P510" text:outline-level="3"><text:bookmark-start text:name="__RefHeading___Toc8316_3443808127"/>Le constructeur de l’objet<text:bookmark-end text:name="__RefHeading___Toc8316_3443808127"/></text:h>
      <text:p text:style-name="P276">Comme dans le cas de l’objet <text:span text:style-name="T62">OSDiv</text:span>, une première partie fait référence à l’appel du constructeur de l’objet parent, ici <text:span text:style-name="T62">ODContained</text:span>, avec en paramètre<text:span text:style-name="T300">s</text:span> l’identifiant de l’objet et le chemin d’accès au fichier de configuration spécifique de l’objet, '<text:span text:style-name="T45">oobjects/odcontained/odinput/odinput.config.php</text:span>' .</text:p>
      <text:p text:style-name="P276">Dans un second temps, si l’objet n’a pas de largeur, de taille dans la grille <text:span text:style-name="T2">Twitter Bootstrap</text:span>, on lui affectera 12 de largeur par défaut (attribut <text:span text:style-name="T62">widthBT</text:span>). <text:span text:style-name="T296">On le rendra obligatoirement visible (</text:span><text:span text:style-name="T125">$this→setDisplay()</text:span><text:span text:style-name="T296">) et actif (</text:span><text:span text:style-name="T125">$this-&gt;enable()</text:span><text:span text:style-name="T296">).</text:span></text:p>
      <text:h text:style-name="P504"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P511" text:outline-level="3"><text:bookmark-start text:name="__RefHeading___Toc8717_1097217395"/>Les méthodes relatives aux attributs spécifiques de l’objet<text:bookmark-end text:name="__RefHeading___Toc8717_1097217395"/></text:h>
      <text:p text:style-name="P153">set<text:span text:style-name="T298">Type</text:span>(<text:span text:style-name="T298">$type = self::INPUTTYPE_TEXT</text:span>)</text:p>
      <text:p text:style-name="P154">getType()</text:p>
      <text:p text:style-name="P154">setSize($size)</text:p>
      <text:p text:style-name="P154">getSize()</text:p>
      <text:p text:style-name="P154">setMaxlength($maxlength)</text:p>
      <text:p text:style-name="P154">setLabel($label)</text:p>
      <text:p text:style-name="P154">getLabel()</text:p>
      <text:p text:style-name="P154">setPlaceholder($placeholder)</text:p>
      <text:p text:style-name="P154">getPla<text:span text:style-name="T299">c</text:span>eholder()</text:p>
      <text:p text:style-name="P154">setLabelWidthBT($labelWidthBT)</text:p>
      <text:p text:style-name="P154">getLabelWidthBT()</text:p>
      <text:p text:style-name="P154">setErrMessage($errMessage)</text:p>
      <text:p text:style-name="P154">getErrMessage()</text:p>
      <text:p text:style-name="P154">setIcon($icon)</text:p>
      <text:p text:style-name="P154">getIcon()</text:p>
      <text:h text:style-name="P503" text:outline-level="3"><text:bookmark-start text:name="__RefHeading___Toc8719_1097217395"/><text:soft-page-break/>Code JavaScript, code CSS de gestion de l’objet<text:bookmark-end text:name="__RefHeading___Toc8719_1097217395"/></text:h>
      <text:h text:style-name="P492" text:outline-level="2"><text:bookmark-start text:name="__RefHeading___Toc5350_262227166"/>L’objet bouton à cliquer – ODButton<text:bookmark-end text:name="__RefHeading___Toc5350_262227166"/></text:h>
      <text:h text:style-name="P505"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256">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493" text:outline-level="2"><text:bookmark-start text:name="__RefHeading___Toc5352_262227166"/>L’objet liste de sélection – ODSelect<text:bookmark-end text:name="__RefHeading___Toc5352_262227166"/></text:h>
      <text:h text:style-name="P505"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258">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257">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258">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58">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258">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258"> langue</text:span></text:p>
          </table:table-cell>
          <table:table-cell table:style-name="Tableau8.B2" office:value-type="string">
            <text:p text:style-name="P36">‘<text:span text:style-name="T258">fr’ pour français par défaut</text:span></text:p>
          </table:table-cell>
        </table:table-row>
      </table:table>
      <text:h text:style-name="P493" text:outline-level="2"><text:bookmark-start text:name="__RefHeading___Toc5354_262227166"/>L’objet conteneur de texte divers – ODSpan<text:bookmark-end text:name="__RefHeading___Toc5354_262227166"/></text:h>
      <text:h text:style-name="P506"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481" text:outline-level="1"><text:bookmark-start text:name="__RefHeading___Toc5427_262227166"/><text:soft-page-break/>La gestion interne de Graphic Object Templating<text:bookmark-end text:name="__RefHeading___Toc5427_262227166"/></text:h>
      <text:h text:style-name="Heading_20_2" text:outline-level="2"><text:bookmark-start text:name="__RefHeading___Toc5429_262227166"/>Les méthode<text:span text:style-name="T242">s</text:span> complémentaire<text:span text:style-name="T242">s</text:span><text:bookmark-end text:name="__RefHeading___Toc5429_262227166"/></text:h>
      <text:h text:style-name="P507" text:outline-level="3"><text:bookmark-start text:name="__RefHeading___Toc8802_403600236"/>les extensions Twig<text:bookmark-end text:name="__RefHeading___Toc8802_403600236"/></text:h>
      <text:h text:style-name="P526" text:outline-level="4"><text:bookmark-start text:name="__RefHeading___Toc8828_3017497045"/>Les compléments traitement des erreurs, des exceptions<text:bookmark-end text:name="__RefHeading___Toc8828_3017497045"/></text:h>
      <text:h text:style-name="P526" text:outline-level="4"><text:bookmark-start text:name="__RefHeading___Toc8830_3017497045"/>Ajouts d’aides aux traitements, d’aide à la présentation<text:bookmark-end text:name="__RefHeading___Toc8830_3017497045"/></text:h>
      <text:h text:style-name="P507" text:outline-level="3"><text:bookmark-start text:name="__RefHeading___Toc8804_403600236"/>les modèles de remplacement des modèles par défaut<text:bookmark-end text:name="__RefHeading___Toc8804_403600236"/></text:h>
      <text:h text:style-name="P526" text:outline-level="4"><text:bookmark-start text:name="__RefHeading___Toc8832_3017497045"/>layout – modèle général par défaut<text:bookmark-end text:name="__RefHeading___Toc8832_3017497045"/></text:h>
      <text:h text:style-name="P526" text:outline-level="4"><text:bookmark-start text:name="__RefHeading___Toc8834_3017497045"/>Modèles de gestion des erreurs<text:bookmark-end text:name="__RefHeading___Toc8834_3017497045"/></text:h>
      <text:h text:style-name="Heading_20_2" text:outline-level="2"><text:bookmark-start text:name="__RefHeading___Toc5431_262227166"/>Les services et aides de vue<text:bookmark-end text:name="__RefHeading___Toc5431_262227166"/></text:h>
      <text:h text:style-name="P508" text:outline-level="3"><text:bookmark-start text:name="__RefHeading___Toc8820_3017497045"/>gotRender() - rendu HTML d’objets<text:bookmark-end text:name="__RefHeading___Toc8820_3017497045"/></text:h>
      <text:h text:style-name="P508" text:outline-level="3"><text:bookmark-start text:name="__RefHeading___Toc8822_3017497045"/>gotHeader() - formalisation des entêtes HTML pour CSS et Javascript<text:bookmark-end text:name="__RefHeading___Toc8822_3017497045"/></text:h>
      <text:h text:style-name="P508" text:outline-level="3"><text:bookmark-start text:name="__RefHeading___Toc8824_3017497045"/>gotBootstrap() - génération des classes Twitter Bootstrap<text:bookmark-end text:name="__RefHeading___Toc8824_3017497045"/></text:h>
      <text:h text:style-name="P494" text:outline-level="2"><text:bookmark-start text:name="__RefHeading___Toc5433_262227166"/>L’interactivité des objets – gestion Ajax des besoins des objets<text:bookmark-end text:name="__RefHeading___Toc5433_262227166"/></text:h>
      <text:h text:style-name="P508" text:outline-level="3"><text:bookmark-start text:name="__RefHeading___Toc8826_3017497045"/>callbackAction – appel Ajax et gestion des évènements<text:bookmark-end text:name="__RefHeading___Toc8826_3017497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32</text:page-number> / <text:page-count>35</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5</text:page-number> / <text:page-count>35</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9T12:51:29.228304692</dc:date>
    <meta:editing-duration>PT11H58M40S</meta:editing-duration>
    <meta:editing-cycles>97</meta:editing-cycles>
    <meta:generator>LibreOffice/5.1.6.2$Linux_X86_64 LibreOffice_project/10m0$Build-2</meta:generator>
    <meta:document-statistic meta:table-count="10" meta:image-count="0" meta:object-count="0" meta:page-count="35" meta:paragraph-count="1204" meta:word-count="11834" meta:character-count="79549" meta:non-whitespace-character-count="68334"/>
  </office:meta>
</office:document-meta>
</file>